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141cm" fo:min-width="6.8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75cm" fo:min-width="8.5cm" draw:shadow-opacity="0%"/>
    </style:style>
    <style:style style:name="gr7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341cm" fo:min-width="6.8cm" draw:shadow-opacity="0%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3cm"/>
    </style:style>
    <style:style style:name="pr5" style:family="presentation" style:parent-style-name="Default-title">
      <style:graphic-properties fo:min-height="1.40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title">
      <style:graphic-properties draw:textarea-vertical-align="top" fo:min-height="14.772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3cm"/>
    </style:style>
    <style:style style:name="pr10" style:family="presentation" style:parent-style-name="Default-title">
      <style:graphic-properties draw:textarea-vertical-align="top" fo:min-height="14.872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co11" style:family="table-column">
      <style:table-column-properties style:column-width="2.153cm" style:use-optimal-column-width="false"/>
    </style:style>
    <style:style style:name="co12" style:family="table-column">
      <style:table-column-properties style:column-width="8.096cm" style:use-optimal-column-width="false"/>
    </style:style>
    <style:style style:name="co13" style:family="table-column">
      <style:table-column-properties style:column-width="13.222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216cm"/>
    </style:style>
    <style:style style:name="ro4" style:family="table-row">
      <style:table-row-properties style:row-height="2.244cm"/>
    </style:style>
    <style:style style:name="ro5" style:family="table-row">
      <style:table-row-properties style:row-height="2.382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start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ffffff" draw:fill-gradient-name="Tango_20_Green" draw:gradient-step-count="0" draw:opacity="0%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P17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style:font-name="Liberation Serif1" fo:font-size="32pt" style:font-size-asian="32pt" style:font-size-complex="32pt"/>
    </style:style>
    <style:style style:name="T4" style:family="text">
      <style:text-properties style:font-name="Liberation Serif1" fo:font-size="14pt" style:font-size-asian="14pt" style:font-size-complex="14pt"/>
    </style:style>
    <style:style style:name="T5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erif1" fo:font-size="36pt"/>
    </style:style>
    <style:style style:name="T26" style:family="text">
      <style:text-properties fo:color="#cf3834" style:font-name="Liberation Serif1" fo:font-size="36pt"/>
    </style:style>
    <style:style style:name="T2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4" draw:id="id4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7" draw:id="id7">
          <svg:title>TexMaths</svg:title>
          <svg:desc>26§display§x + c§svg§600§FALSE§</svg:desc>
          <draw:polygon draw:style-name="gr2" draw:text-style-name="P6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7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7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6" draw:id="id6">
          <svg:title>TexMaths</svg:title>
          <svg:desc>26§display§\smallint  dx§svg§600§FALSE§</svg:desc>
          <draw:polygon draw:style-name="gr2" draw:text-style-name="P6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7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12" draw:id="id12">
          <svg:title>TexMaths</svg:title>
          <svg:desc>20§display§\int \frac{1}{\sqrt{x}} \ dx §svg§600§FALSE§</svg:desc>
          <draw:polygon draw:style-name="gr2" draw:text-style-name="P6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7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988cm" svg:height="0.029cm" svg:x="8.061cm" svg:y="6.816cm" svg:viewBox="0 0 989 30" draw:points="494,30 0,30 0,0 989,0 989,30">
            <text:p/>
          </draw:polygon>
          <draw:path draw:style-name="gr3" draw:text-style-name="P7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0.402cm" svg:height="0.029cm" svg:x="8.647cm" svg:y="6.957cm" svg:viewBox="0 0 403 30" draw:points="202,30 0,30 0,0 403,0 403,30">
            <text:p/>
          </draw:polygon>
          <draw:path draw:style-name="gr3" draw:text-style-name="P7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" draw:id="id3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49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8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3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3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8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5" draw:id="id5">
          <svg:title>TexMaths</svg:title>
          <svg:desc>28§display§01§svg§600§FALSE§</svg:desc>
          <draw:polygon draw:style-name="gr2" draw:text-style-name="P6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7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7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8" draw:id="id8">
          <svg:title>TexMaths</svg:title>
          <svg:desc>28§display§02§svg§600§FALSE§</svg:desc>
          <draw:polygon draw:style-name="gr2" draw:text-style-name="P6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7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11" draw:id="id11">
          <svg:title>TexMaths</svg:title>
          <svg:desc>28§display§03§svg§600§FALSE§</svg:desc>
          <draw:polygon draw:style-name="gr2" draw:text-style-name="P6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14" draw:id="id14">
          <svg:title>TexMaths</svg:title>
          <svg:desc>28§display§04§svg§600§FALSE§</svg:desc>
          <draw:polygon draw:style-name="gr2" draw:text-style-name="P6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7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17" draw:id="id17">
          <svg:title>TexMaths</svg:title>
          <svg:desc>28§display§05§svg§600§FALSE§</svg:desc>
          <draw:polygon draw:style-name="gr2" draw:text-style-name="P6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7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0" draw:id="id20">
          <svg:title>TexMaths</svg:title>
          <svg:desc>28§display§06§svg§600§FALSE§</svg:desc>
          <draw:polygon draw:style-name="gr2" draw:text-style-name="P6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7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3" draw:id="id23">
          <svg:title>TexMaths</svg:title>
          <svg:desc>28§display§07§svg§600§FALSE§</svg:desc>
          <draw:polygon draw:style-name="gr2" draw:text-style-name="P6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7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9" draw:id="id9">
          <svg:title>TexMaths</svg:title>
          <svg:desc>26§display§\smallint  x^n dx§svg§600§FALSE§</svg:desc>
          <draw:polygon draw:style-name="gr2" draw:text-style-name="P6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7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7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7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0" draw:id="id10">
          <svg:title>TexMaths</svg:title>
          <svg:desc>20§display§ \frac{x^{n+1}}{n+1} + c§svg§600§FALSE§</svg:desc>
          <draw:polygon draw:style-name="gr2" draw:text-style-name="P6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7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7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3" draw:id="id13">
          <svg:title>TexMaths</svg:title>
          <svg:desc>26§display§2 \sqrt{x} + c§svg§600§FALSE§</svg:desc>
          <draw:polygon draw:style-name="gr2" draw:text-style-name="P6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7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7" draw:layer="layout" svg:width="0.523cm" svg:height="0.039cm" svg:x="17.365cm" svg:y="6.348cm" svg:viewBox="0 0 524 40" draw:points="262,40 0,40 0,0 524,0 524,40">
            <text:p/>
          </draw:polygon>
          <draw:path draw:style-name="gr3" draw:text-style-name="P7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15" draw:id="id15">
          <svg:title>TexMaths</svg:title>
          <svg:desc>26§display§\smallint \sin x\ dx§svg§600§FALSE§</svg:desc>
          <draw:polygon draw:style-name="gr2" draw:text-style-name="P6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7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7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18" draw:id="id18">
          <svg:title>TexMaths</svg:title>
          <svg:desc>26§display§\smallint \cos x\ dx§svg§600§FALSE§</svg:desc>
          <draw:polygon draw:style-name="gr2" draw:text-style-name="P6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7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7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7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7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21" draw:id="id21">
          <svg:title>TexMaths</svg:title>
          <svg:desc>26§display§\smallint \sec^2 x \ dx§svg§600§FALSE§</svg:desc>
          <draw:polygon draw:style-name="gr2" draw:text-style-name="P6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7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7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16" draw:id="id16">
          <svg:title>TexMaths</svg:title>
          <svg:desc>26§display§- \cos x + c§svg§600§FALSE§</svg:desc>
          <draw:polygon draw:style-name="gr2" draw:text-style-name="P6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7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7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7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7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19" draw:id="id19">
          <svg:title>TexMaths</svg:title>
          <svg:desc>26§display§ \sin x + c§svg§600§FALSE§</svg:desc>
          <draw:polygon draw:style-name="gr2" draw:text-style-name="P6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7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7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7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7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22" draw:id="id22">
          <svg:title>TexMaths</svg:title>
          <svg:desc>26§display§\tan x + c§svg§600§FALSE§</svg:desc>
          <draw:polygon draw:style-name="gr2" draw:text-style-name="P6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7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7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7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7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7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24" draw:id="id24">
          <svg:title>TexMaths</svg:title>
          <svg:desc>26§display§\smallint \text {cosec}^2 x \ dx§svg§600§FALSE§</svg:desc>
          <draw:polygon draw:style-name="gr2" draw:text-style-name="P6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7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7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7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7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7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25" draw:id="id25">
          <svg:title>TexMaths</svg:title>
          <svg:desc>26§display§-\  \cot x +  c§svg§600§FALSE§</svg:desc>
          <draw:polygon draw:style-name="gr2" draw:text-style-name="P6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7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7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7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7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7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7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27" draw:id="id27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0" draw:id="id30">
          <svg:title>TexMaths</svg:title>
          <svg:desc>24§display§\sec x \ + \ c§svg§600§FALSE§</svg:desc>
          <draw:polygon draw:style-name="gr2" draw:text-style-name="P6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7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7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29" draw:id="id29">
          <svg:title>TexMaths</svg:title>
          <svg:desc>26§display§\smallint \sec x \tan x \ dx§svg§600§FALSE§</svg:desc>
          <draw:polygon draw:style-name="gr2" draw:text-style-name="P6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7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7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28" draw:id="id28">
          <svg:title>TexMaths</svg:title>
          <svg:desc>28§display§08§svg§600§FALSE§</svg:desc>
          <draw:polygon draw:style-name="gr2" draw:text-style-name="P6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7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31" draw:id="id31">
          <svg:title>TexMaths</svg:title>
          <svg:desc>28§display§09§svg§600§FALSE§</svg:desc>
          <draw:polygon draw:style-name="gr2" draw:text-style-name="P6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34" draw:id="id34">
          <svg:title>TexMaths</svg:title>
          <svg:desc>28§display§10§svg§600§FALSE§</svg:desc>
          <draw:polygon draw:style-name="gr2" draw:text-style-name="P6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7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7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37" draw:id="id37">
          <svg:title>TexMaths</svg:title>
          <svg:desc>28§display§11§svg§600§FALSE§</svg:desc>
          <draw:polygon draw:style-name="gr2" draw:text-style-name="P6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7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7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0" draw:id="id40">
          <svg:title>TexMaths</svg:title>
          <svg:desc>28§display§12§svg§600§FALSE§</svg:desc>
          <draw:polygon draw:style-name="gr2" draw:text-style-name="P6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7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7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43" draw:id="id43">
          <svg:title>TexMaths</svg:title>
          <svg:desc>28§display§13§svg§600§FALSE§</svg:desc>
          <draw:polygon draw:style-name="gr2" draw:text-style-name="P6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7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46" draw:id="id46">
          <svg:title>TexMaths</svg:title>
          <svg:desc>28§display§14§svg§600§FALSE§</svg:desc>
          <draw:polygon draw:style-name="gr2" draw:text-style-name="P6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7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7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32" draw:id="id32">
          <svg:title>TexMaths</svg:title>
          <svg:desc>24§display§\smallint  \text {cosec }x \cot x \ dx§svg§600§FALSE§</svg:desc>
          <draw:polygon draw:style-name="gr2" draw:text-style-name="P6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7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7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7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7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33" draw:id="id33">
          <svg:title>TexMaths</svg:title>
          <svg:desc>24§display§- \text {cosec } x\ + \ c§svg§600§FALSE§</svg:desc>
          <draw:polygon draw:style-name="gr2" draw:text-style-name="P6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7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7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5" draw:id="id35">
          <svg:title>TexMaths</svg:title>
          <svg:desc>26§display§\smallint e^x\ dx§svg§600§FALSE§</svg:desc>
          <draw:polygon draw:style-name="gr2" draw:text-style-name="P6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7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7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7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36" draw:id="id36">
          <svg:title>TexMaths</svg:title>
          <svg:desc>26§display§e^x \ + \  c§svg§600§FALSE§</svg:desc>
          <draw:polygon draw:style-name="gr2" draw:text-style-name="P6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7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7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38" draw:id="id38">
          <svg:title>TexMaths</svg:title>
          <svg:desc>26§display§\smallint a^x\ dx§svg§600§FALSE§</svg:desc>
          <draw:polygon draw:style-name="gr2" draw:text-style-name="P6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7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7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7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39" draw:id="id39">
          <svg:title>TexMaths</svg:title>
          <svg:desc>22§display§\frac{a^x}{\log a} \ + \  c§svg§600§FALSE§</svg:desc>
          <draw:polygon draw:style-name="gr2" draw:text-style-name="P6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7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7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1" draw:id="id41">
          <svg:title>TexMaths</svg:title>
          <svg:desc>20§display§\int \frac{1}{x} \ dx§svg§600§FALSE§</svg:desc>
          <draw:polygon draw:style-name="gr2" draw:text-style-name="P6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7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402cm" svg:height="0.029cm" svg:x="8.364cm" svg:y="10.618cm" svg:viewBox="0 0 403 30" draw:points="202,30 0,30 0,0 403,0 403,30">
            <text:p/>
          </draw:polygon>
          <draw:path draw:style-name="gr3" draw:text-style-name="P7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42" draw:id="id42">
          <svg:title>TexMaths</svg:title>
          <svg:desc>26§display§\log x \ + \  c§svg§600§FALSE§</svg:desc>
          <draw:polygon draw:style-name="gr2" draw:text-style-name="P6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7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7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7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7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45" draw:id="id45">
          <svg:title>TexMaths</svg:title>
          <svg:desc>20§display§\frac{(ax +b)^{n+1}}{a(n+1)} + c§svg§600§FALSE§</svg:desc>
          <draw:polygon draw:style-name="gr2" draw:text-style-name="P6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7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7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7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7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44" draw:id="id44">
          <svg:title>TexMaths</svg:title>
          <svg:desc>26§display§\smallint ( ax + b )^n dx§svg§600§FALSE§</svg:desc>
          <draw:polygon draw:style-name="gr2" draw:text-style-name="P6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7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7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47" draw:id="id47">
          <svg:title>TexMaths</svg:title>
          <svg:desc>20§display§\int \frac{1}{ \sqrt{ax + b} } dx§svg§600§FALSE§</svg:desc>
          <draw:polygon draw:style-name="gr2" draw:text-style-name="P6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7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7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7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7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48" draw:id="id48">
          <svg:title>TexMaths</svg:title>
          <svg:desc>20§display§\frac{2\sqrt{ax + b}}{a} + c§svg§600§FALSE§</svg:desc>
          <draw:polygon draw:style-name="gr2" draw:text-style-name="P6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7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7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7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7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7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7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7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" draw:id="id26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6" smil:attributeName="visibility" smil:to="visible"/>
                  <anim:animate smil:begin="0s" smil:dur="0.5s" smil:fill="hold" smil:decelerate="0.5" smil:targetElement="id26" smil:attributeName="rotate" smil:values="-90;0" smil:keyTimes="0;1"/>
                  <anim:animate smil:begin="0s" smil:dur="0.5s" smil:fill="hold" smil:decelerate="0.5" smil:targetElement="id26" smil:attributeName="width" smil:values="width;width*.05" smil:keyTimes="0;1"/>
                  <anim:animate smil:begin="0.5s" smil:dur="0.5s" smil:fill="hold" smil:accelerate="0.5" smil:targetElement="id26" smil:attributeName="width" smil:values="width*.05;width" smil:keyTimes="0;1"/>
                  <anim:animate smil:dur="1s" smil:fill="hold" smil:targetElement="id26" smil:attributeName="height" smil:values="height;height" smil:keyTimes="0;1"/>
                  <anim:animate smil:begin="0s" smil:dur="0.5s" smil:fill="hold" smil:decelerate="0.5" smil:targetElement="id26" smil:attributeName="x" smil:values="x+.4;x" smil:keyTimes="0;1"/>
                  <anim:animate smil:begin="0s" smil:dur="0.5s" smil:fill="hold" smil:decelerate="0.5" smil:targetElement="id26" smil:attributeName="y" smil:values="y-.2;y+.1" smil:keyTimes="0;1"/>
                  <anim:animate smil:begin="0.5s" smil:dur="0.5s" smil:fill="hold" smil:accelerate="0.5" smil:targetElement="id26" smil:attributeName="y" smil:values="y+.1;y" smil:keyTimes="0;1"/>
                  <anim:transitionFilter smil:begin="0s" smil:dur="1s" smil:decelerate="0.5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50" draw:id="id50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1" draw:id="id51">
          <svg:title>TexMaths</svg:title>
          <svg:desc>28§display§15§svg§600§FALSE§</svg:desc>
          <draw:polygon draw:style-name="gr2" draw:text-style-name="P6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7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7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54" draw:id="id54">
          <svg:title>TexMaths</svg:title>
          <svg:desc>28§display§16§svg§600§FALSE§</svg:desc>
          <draw:polygon draw:style-name="gr2" draw:text-style-name="P6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7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57" draw:id="id57">
          <svg:title>TexMaths</svg:title>
          <svg:desc>28§display§17§svg§600§FALSE§</svg:desc>
          <draw:polygon draw:style-name="gr2" draw:text-style-name="P6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7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7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0" draw:id="id60">
          <svg:title>TexMaths</svg:title>
          <svg:desc>28§display§18§svg§600§FALSE§</svg:desc>
          <draw:polygon draw:style-name="gr2" draw:text-style-name="P6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7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63" draw:id="id63">
          <svg:title>TexMaths</svg:title>
          <svg:desc>28§display§19§svg§600§FALSE§</svg:desc>
          <draw:polygon draw:style-name="gr2" draw:text-style-name="P6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7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66" draw:id="id66">
          <svg:title>TexMaths</svg:title>
          <svg:desc>28§display§20§svg§600§FALSE§</svg:desc>
          <draw:polygon draw:style-name="gr2" draw:text-style-name="P6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7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7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69" draw:id="id69">
          <svg:title>TexMaths</svg:title>
          <svg:desc>28§display§21§svg§600§FALSE§</svg:desc>
          <draw:polygon draw:style-name="gr2" draw:text-style-name="P6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7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7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68" draw:id="id68">
          <svg:title>TexMaths</svg:title>
          <svg:desc>20§display§- \frac{\text {cosec}(ax +b) }{a}\ + \ c§svg§600§FALSE§</svg:desc>
          <draw:polygon draw:style-name="gr2" draw:text-style-name="P6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7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7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7" draw:id="id67">
          <svg:title>TexMaths</svg:title>
          <svg:desc>24§display§\smallint \text {cosec}( ax + b ) \cot (ax + b) \ dx§svg§600§FALSE§</svg:desc>
          <draw:polygon draw:style-name="gr2" draw:text-style-name="P6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7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7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61" draw:id="id61">
          <svg:title>TexMaths</svg:title>
          <svg:desc>26§display§\smallint \text {cosec}^2 (ax + b)\ dx§svg§600§FALSE§</svg:desc>
          <draw:polygon draw:style-name="gr2" draw:text-style-name="P6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7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7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62" draw:id="id62">
          <svg:title>TexMaths</svg:title>
          <svg:desc>20§display§- \frac{ \cot (ax + b)}{a}\ + \ c§svg§600§FALSE§</svg:desc>
          <draw:polygon draw:style-name="gr2" draw:text-style-name="P6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7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7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sec (ax + b) \tan (ax + b) \ dx§svg§600§FALSE§</svg:desc>
          <draw:polygon draw:style-name="gr2" draw:text-style-name="P6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7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65" draw:id="id65">
          <svg:title>TexMaths</svg:title>
          <svg:desc>20§display§\frac{ \sec (ax + b) }{a}\ + \ c§svg§600§FALSE§</svg:desc>
          <draw:polygon draw:style-name="gr2" draw:text-style-name="P6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7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7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8" draw:id="id58">
          <svg:title>TexMaths</svg:title>
          <svg:desc>26§display§\smallint \sec^2 (ax + b)\ dx§svg§600§FALSE§</svg:desc>
          <draw:polygon draw:style-name="gr2" draw:text-style-name="P6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7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7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59" draw:id="id59">
          <svg:title>TexMaths</svg:title>
          <svg:desc>20§display§ \frac{\tan (ax + b)}{a}\ +\ c§svg§600§FALSE§</svg:desc>
          <draw:polygon draw:style-name="gr2" draw:text-style-name="P6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7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7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5" draw:id="id55">
          <svg:title>TexMaths</svg:title>
          <svg:desc>26§display§\smallint \cos (ax + b)\ dx§svg§600§FALSE§</svg:desc>
          <draw:polygon draw:style-name="gr2" draw:text-style-name="P6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7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56" draw:id="id56">
          <svg:title>TexMaths</svg:title>
          <svg:desc>20§display§ \frac{\sin (ax + b)}{a}\ + \ c§svg§600§FALSE§</svg:desc>
          <draw:polygon draw:style-name="gr2" draw:text-style-name="P6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7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7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52" draw:id="id52">
          <svg:title>TexMaths</svg:title>
          <svg:desc>26§display§\smallint \sin (ax + b)\ dx§svg§600§FALSE§</svg:desc>
          <draw:polygon draw:style-name="gr2" draw:text-style-name="P6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7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7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53" draw:id="id53">
          <svg:title>TexMaths</svg:title>
          <svg:desc>20§display§- \frac{\cos (ax + b)}{a}\ + \ c§svg§600§FALSE§</svg:desc>
          <draw:polygon draw:style-name="gr2" draw:text-style-name="P6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7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7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7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0" draw:id="id70">
          <svg:title>TexMaths</svg:title>
          <svg:desc>26§display§\smallint e^{ax + b}\ dx§svg§600§FALSE§</svg:desc>
          <draw:polygon draw:style-name="gr2" draw:text-style-name="P6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7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7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7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7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71" draw:id="id71">
          <svg:title>TexMaths</svg:title>
          <svg:desc>20§display§\frac{e^{ax + b}}{a} + c§svg§600§FALSE§</svg:desc>
          <draw:polygon draw:style-name="gr2" draw:text-style-name="P6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7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7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49" draw:id="id49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9" smil:attributeName="visibility" smil:to="visible"/>
                  <anim:animate smil:begin="0s" smil:dur="0.5s" smil:fill="hold" smil:decelerate="0.5" smil:targetElement="id49" smil:attributeName="rotate" smil:values="-90;0" smil:keyTimes="0;1"/>
                  <anim:animate smil:begin="0s" smil:dur="0.5s" smil:fill="hold" smil:decelerate="0.5" smil:targetElement="id49" smil:attributeName="width" smil:values="width;width*.05" smil:keyTimes="0;1"/>
                  <anim:animate smil:begin="0.5s" smil:dur="0.5s" smil:fill="hold" smil:accelerate="0.5" smil:targetElement="id49" smil:attributeName="width" smil:values="width*.05;width" smil:keyTimes="0;1"/>
                  <anim:animate smil:dur="1s" smil:fill="hold" smil:targetElement="id49" smil:attributeName="height" smil:values="height;height" smil:keyTimes="0;1"/>
                  <anim:animate smil:begin="0s" smil:dur="0.5s" smil:fill="hold" smil:decelerate="0.5" smil:targetElement="id49" smil:attributeName="x" smil:values="x+.4;x" smil:keyTimes="0;1"/>
                  <anim:animate smil:begin="0s" smil:dur="0.5s" smil:fill="hold" smil:decelerate="0.5" smil:targetElement="id49" smil:attributeName="y" smil:values="y-.2;y+.1" smil:keyTimes="0;1"/>
                  <anim:animate smil:begin="0.5s" smil:dur="0.5s" smil:fill="hold" smil:accelerate="0.5" smil:targetElement="id49" smil:attributeName="y" smil:values="y+.1;y" smil:keyTimes="0;1"/>
                  <anim:transitionFilter smil:begin="0s" smil:dur="1s" smil:decelerate="0.5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73" draw:id="id73" draw:layer="layout" svg:width="20.567cm" svg:height="11.33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>
              <table:table-cell table:style-name="ce1"/>
              <table:table-cell table:style-name="ce4"/>
              <table:table-cell table:style-name="ce3"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74" draw:id="id74">
          <svg:title>TexMaths</svg:title>
          <svg:desc>28§display§22§svg§600§FALSE§</svg:desc>
          <draw:polygon draw:style-name="gr2" draw:text-style-name="P6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7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7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77" draw:id="id77">
          <svg:title>TexMaths</svg:title>
          <svg:desc>28§display§23§svg§600§FALSE§</svg:desc>
          <draw:polygon draw:style-name="gr2" draw:text-style-name="P6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7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78" draw:id="id78">
          <svg:title>TexMaths</svg:title>
          <svg:desc>20§display§\int \frac{1}{ax + b}\ dx§svg§600§FALSE§</svg:desc>
          <draw:polygon draw:style-name="gr2" draw:text-style-name="P6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7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7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6" draw:id="id76">
          <svg:title>TexMaths</svg:title>
          <svg:desc>20§display§ \frac{a^{(px + q)}}{p\log a}\ + \ c§svg§600§FALSE§</svg:desc>
          <draw:polygon draw:style-name="gr2" draw:text-style-name="P6" draw:layer="layout" svg:width="3.805cm" svg:height="1.657cm" svg:x="16.728cm" svg:y="2.284cm" svg:viewBox="0 0 3806 1658" draw:points="1904,1658 0,1658 0,0 3806,0 3806,1658">
            <text:p/>
          </draw:polygon>
          <draw:path draw:style-name="gr3" draw:text-style-name="P7" draw:layer="layout" svg:width="0.322cm" svg:height="0.319cm" svg:x="16.722cm" svg:y="2.56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129cm" svg:height="0.492cm" svg:x="17.122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7" draw:layer="layout" svg:width="0.276cm" svg:height="0.313cm" svg:x="17.283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0-8z">
            <text:p/>
          </draw:path>
          <draw:path draw:style-name="gr3" draw:text-style-name="P7" draw:layer="layout" svg:width="0.265cm" svg:height="0.223cm" svg:x="17.597cm" svg:y="2.40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17.926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8.353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7" draw:layer="layout" svg:width="0.129cm" svg:height="0.492cm" svg:x="18.633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7" draw:layer="layout" svg:width="2.162cm" svg:height="0.029cm" svg:x="16.693cm" svg:y="3.16cm" svg:viewBox="0 0 2163 30" draw:points="1081,30 0,30 0,0 2163,0 2163,30">
            <text:p/>
          </draw:polygon>
          <draw:path draw:style-name="gr3" draw:text-style-name="P7" draw:layer="layout" svg:width="0.367cm" svg:height="0.447cm" svg:x="16.818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17.334cm" svg:y="3.34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7.525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7.877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8.363cm" svg:y="3.5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7cm" svg:x="19.368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0.294cm" svg:y="3.0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9" draw:id="id79">
          <svg:title>TexMaths</svg:title>
          <svg:desc>20§display§ \frac{\log (ax + b)}{a}\ + \ c§svg§600§FALSE§</svg:desc>
          <draw:polygon draw:style-name="gr2" draw:text-style-name="P6" draw:layer="layout" svg:width="5.033cm" svg:height="1.423cm" svg:x="16.727cm" svg:y="4.383cm" svg:viewBox="0 0 5034 1424" draw:points="2517,1424 0,1424 0,0 5034,0 5034,1424">
            <text:p/>
          </draw:polygon>
          <draw:path draw:style-name="gr3" draw:text-style-name="P7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17.67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7.902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843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9.539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9cm" svg:height="0.029cm" svg:x="16.692cm" svg:y="5.161cm" svg:viewBox="0 0 3391 30" draw:points="1695,30 0,30 0,0 3391,0 3391,30">
            <text:p/>
          </draw:polygon>
          <draw:path draw:style-name="gr3" draw:text-style-name="P7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0.595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523cm" svg:y="5.0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5" draw:id="id75">
          <svg:title>TexMaths</svg:title>
          <svg:desc>26§display§\smallint a^{px + q}\ dx§svg§600§FALSE§</svg:desc>
          <draw:polygon draw:style-name="gr2" draw:text-style-name="P6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7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7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7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7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7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0" draw:id="id80">
          <svg:title>TexMaths</svg:title>
          <svg:desc>28§display§24§svg§600§FALSE§</svg:desc>
          <draw:polygon draw:style-name="gr2" draw:text-style-name="P6" draw:layer="layout" svg:width="0.857cm" svg:height="0.567cm" svg:x="4.994cm" svg:y="6.596cm" svg:viewBox="0 0 858 568" draw:points="430,568 0,568 0,0 858,0 858,568">
            <text:p/>
          </draw:polygon>
          <draw:path draw:style-name="gr3" draw:text-style-name="P7" draw:layer="layout" svg:width="0.393cm" svg:height="0.657cm" svg:x="4.994cm" svg:y="6.558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38cm" svg:height="0.666cm" svg:x="5.465cm" svg:y="6.547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83" draw:id="id83">
          <svg:title>TexMaths</svg:title>
          <svg:desc>28§display§25§svg§600§FALSE§</svg:desc>
          <draw:polygon draw:style-name="gr2" draw:text-style-name="P6" draw:layer="layout" svg:width="0.838cm" svg:height="0.579cm" svg:x="4.995cm" svg:y="8.495cm" svg:viewBox="0 0 839 580" draw:points="419,580 0,580 0,0 839,0 839,580">
            <text:p/>
          </draw:polygon>
          <draw:path draw:style-name="gr3" draw:text-style-name="P7" draw:layer="layout" svg:width="0.394cm" svg:height="0.657cm" svg:x="4.995cm" svg:y="8.446cm" svg:viewBox="0 0 395 658" svg:d="M76 582l106-103c154-137 213-188 213-287 0-114-88-192-209-192-112 0-186 92-186 179 0 54 49 54 52 54 18 0 51-11 51-52 0-24-18-51-51-51-9 0-9 0-14 2 23-65 76-101 135-101 89 0 132 79 132 161 0 79-49 157-103 217l-191 211c-11 11-11 13-11 38h368l27-172h-25c-4 29-11 73-20 87-9 9-74 9-94 9z">
            <text:p/>
          </draw:path>
          <draw:path draw:style-name="gr3" draw:text-style-name="P7" draw:layer="layout" svg:width="0.394cm" svg:height="0.677cm" svg:x="5.488cm" svg:y="8.4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86" draw:id="id86">
          <svg:title>TexMaths</svg:title>
          <svg:desc>28§display§26§svg§600§FALSE§</svg:desc>
          <draw:polygon draw:style-name="gr2" draw:text-style-name="P6" draw:layer="layout" svg:width="0.843cm" svg:height="0.579cm" svg:x="4.995cm" svg:y="10.295cm" svg:viewBox="0 0 844 580" draw:points="423,580 0,580 0,0 844,0 844,580">
            <text:p/>
          </draw:polygon>
          <draw:path draw:style-name="gr3" draw:text-style-name="P7" draw:layer="layout" svg:width="0.393cm" svg:height="0.657cm" svg:x="4.995cm" svg:y="10.2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8cm" svg:y="10.2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89" draw:id="id89">
          <svg:title>TexMaths</svg:title>
          <svg:desc>28§display§27§svg§600§FALSE§</svg:desc>
          <draw:polygon draw:style-name="gr2" draw:text-style-name="P6" draw:layer="layout" svg:width="0.873cm" svg:height="0.59cm" svg:x="4.995cm" svg:y="12.096cm" svg:viewBox="0 0 874 591" draw:points="437,591 0,591 0,0 874,0 874,591">
            <text:p/>
          </draw:polygon>
          <draw:path draw:style-name="gr3" draw:text-style-name="P7" draw:layer="layout" svg:width="0.393cm" svg:height="0.657cm" svg:x="4.995cm" svg:y="12.056cm" svg:viewBox="0 0 394 658" svg:d="M76 582l106-103c154-137 212-188 212-287 0-114-87-192-208-192-112 0-186 92-186 179 0 54 49 54 52 54 17 0 51-12 51-52 0-24-18-51-51-51-9 0-9 0-14 2 23-65 76-101 135-101 89 0 132 79 132 161 0 79-50 157-103 217l-191 211c-11 11-11 13-11 38h368l26-173h-24c-5 30-11 74-20 88-9 9-74 9-95 9z">
            <text:p/>
          </draw:path>
          <draw:path draw:style-name="gr3" draw:text-style-name="P7" draw:layer="layout" svg:width="0.423cm" svg:height="0.688cm" svg:x="5.492cm" svg:y="12.0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81" draw:id="id81">
          <svg:title>TexMaths</svg:title>
          <svg:desc>26§display§\smallint \tan x\ dx§svg§600§FALSE§</svg:desc>
          <draw:polygon draw:style-name="gr2" draw:text-style-name="P6" draw:layer="layout" svg:width="3.801cm" svg:height="0.76cm" svg:x="7.356cm" svg:y="6.458cm" svg:viewBox="0 0 3802 761" draw:points="1901,761 0,761 0,0 3802,0 3802,761">
            <text:p/>
          </draw:polygon>
          <draw:path draw:style-name="gr3" draw:text-style-name="P7" draw:layer="layout" svg:width="0.382cm" svg:height="0.852cm" svg:x="7.36cm" svg:y="6.41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288cm" svg:height="0.573cm" svg:x="7.961cm" svg:y="6.50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338cm" svg:y="6.65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8.787cm" svg:y="6.66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444cm" svg:y="6.6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0.28cm" svg:y="6.43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746cm" svg:y="6.6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82" draw:id="id82">
          <svg:title>TexMaths</svg:title>
          <svg:desc>26§display§\log ( \sec  x ) \ + \ c§svg§600§FALSE§</svg:desc>
          <draw:polygon draw:style-name="gr2" draw:text-style-name="P6" draw:layer="layout" svg:width="5.766cm" svg:height="0.822cm" svg:x="16.474cm" svg:y="6.36cm" svg:viewBox="0 0 5767 823" draw:points="2882,823 0,823 0,0 5767,0 5767,823">
            <text:p/>
          </draw:polygon>
          <draw:path draw:style-name="gr3" draw:text-style-name="P7" draw:layer="layout" svg:width="0.205cm" svg:height="0.635cm" svg:x="16.457cm" svg:y="6.3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6.707cm" svg:y="6.5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6.584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8cm" svg:y="6.31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7.994cm" svg:y="6.59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8.349cm" svg:y="6.591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8.761cm" svg:y="6.591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57cm" svg:height="0.415cm" svg:x="19.314cm" svg:y="6.595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213cm" svg:height="0.914cm" svg:x="19.861cm" svg:y="6.3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724cm" svg:y="6.46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928cm" svg:y="6.595cm" svg:viewBox="0 0 358 416" svg:d="M326 56c-14 0-27 0-41 15-15 12-17 29-17 35 0 21 17 31 36 31 27 0 52-21 52-58 0-46-44-79-111-79-122 0-245 131-245 260 0 83 54 156 150 156 131 0 208-98 208-108 0-6-7-13-11-13-6 0-8 2-12 11-73 89-173 89-185 89-56 0-81-44-81-100 0-37 18-127 50-183 27-52 79-91 128-91 32 0 67 10 79 35z">
            <text:p/>
          </draw:path>
        </draw:g>
        <draw:g xml:id="id84" draw:id="id84">
          <svg:title>TexMaths</svg:title>
          <svg:desc>26§display§\smallint \cot x\ dx§svg§600§FALSE§</svg:desc>
          <draw:polygon draw:style-name="gr2" draw:text-style-name="P6" draw:layer="layout" svg:width="3.7cm" svg:height="0.76cm" svg:x="7.357cm" svg:y="8.359cm" svg:viewBox="0 0 3701 761" draw:points="1850,761 0,761 0,0 3701,0 3701,761">
            <text:p/>
          </draw:polygon>
          <draw:path draw:style-name="gr3" draw:text-style-name="P7" draw:layer="layout" svg:width="0.382cm" svg:height="0.852cm" svg:x="7.361cm" svg:y="8.313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9cm" svg:height="0.421cm" svg:x="7.977cm" svg:y="8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7" draw:layer="layout" svg:width="0.407cm" svg:height="0.421cm" svg:x="8.379cm" svg:y="8.558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826cm" svg:y="8.405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7" draw:layer="layout" svg:width="0.457cm" svg:height="0.415cm" svg:x="9.344cm" svg:y="8.56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7" draw:layer="layout" svg:width="0.436cm" svg:height="0.646cm" svg:x="10.18cm" svg:y="8.334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7" draw:layer="layout" svg:width="0.457cm" svg:height="0.415cm" svg:x="10.646cm" svg:y="8.5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85" draw:id="id85">
          <svg:title>TexMaths</svg:title>
          <svg:desc>26§display§\log ( \sin x ) \ + \ c§svg§600§FALSE§</svg:desc>
          <draw:polygon draw:style-name="gr2" draw:text-style-name="P6" draw:layer="layout" svg:width="5.717cm" svg:height="0.822cm" svg:x="16.474cm" svg:y="8.262cm" svg:viewBox="0 0 5718 823" draw:points="2858,823 0,823 0,0 5718,0 5718,823">
            <text:p/>
          </draw:polygon>
          <draw:path draw:style-name="gr3" draw:text-style-name="P7" draw:layer="layout" svg:width="0.205cm" svg:height="0.635cm" svg:x="16.457cm" svg:y="8.268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6.707cm" svg:y="8.4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8.4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9cm" svg:y="8.2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01cm" svg:height="0.421cm" svg:x="17.994cm" svg:y="8.4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354cm" svg:y="8.2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608cm" svg:y="8.4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9.265cm" svg:y="8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9.812cm" svg:y="8.2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675cm" svg:y="8.3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879cm" svg:y="8.49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</draw:g>
        <draw:g xml:id="id87" draw:id="id87">
          <svg:title>TexMaths</svg:title>
          <svg:desc>26§display§\smallint \sec x\ dx§svg§600§FALSE§</svg:desc>
          <draw:polygon draw:style-name="gr2" draw:text-style-name="P6" draw:layer="layout" svg:width="3.653cm" svg:height="0.76cm" svg:x="7.357cm" svg:y="10.26cm" svg:viewBox="0 0 3654 761" draw:points="1826,761 0,761 0,0 3654,0 3654,761">
            <text:p/>
          </draw:polygon>
          <draw:path draw:style-name="gr3" draw:text-style-name="P7" draw:layer="layout" svg:width="0.382cm" svg:height="0.852cm" svg:x="7.361cm" svg:y="10.21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977cm" svg:y="10.459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8.332cm" svg:y="10.459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8.744cm" svg:y="10.459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457cm" svg:height="0.415cm" svg:x="9.297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7" draw:layer="layout" svg:width="0.436cm" svg:height="0.646cm" svg:x="10.134cm" svg:y="10.23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0.599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88" draw:id="id88">
          <svg:title>TexMaths</svg:title>
          <svg:desc>26§display§\log ( \sec x + \tan x ) \ + \ c§svg§600§FALSE§</svg:desc>
          <draw:polygon draw:style-name="gr2" draw:text-style-name="P6" draw:layer="layout" svg:width="8.878cm" svg:height="0.822cm" svg:x="14.875cm" svg:y="10.163cm" svg:viewBox="0 0 8879 823" draw:points="4438,823 0,823 0,0 8879,0 8879,823">
            <text:p/>
          </draw:polygon>
          <draw:path draw:style-name="gr3" draw:text-style-name="P7" draw:layer="layout" svg:width="0.205cm" svg:height="0.635cm" svg:x="14.858cm" svg:y="10.169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5.108cm" svg:y="10.3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5.565cm" svg:y="10.3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6.1cm" svg:y="10.11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6.395cm" svg:y="10.39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6.751cm" svg:y="10.3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7.162cm" svg:y="10.394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57cm" svg:height="0.415cm" svg:x="17.716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8.466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6cm" svg:height="0.573cm" svg:x="19.346cm" svg:y="10.2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723cm" svg:y="10.3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0.17cm" svg:y="10.3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0.827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21.374cm" svg:y="10.1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2.237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3.441cm" svg:y="10.3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90" draw:id="id90">
          <svg:title>TexMaths</svg:title>
          <svg:desc>26§display§\smallint \text {cosec }x \ dx§svg§600§FALSE§</svg:desc>
          <draw:polygon draw:style-name="gr2" draw:text-style-name="P6" draw:layer="layout" svg:width="4.669cm" svg:height="0.76cm" svg:x="7.358cm" svg:y="12.061cm" svg:viewBox="0 0 4670 761" draw:points="2334,761 0,761 0,0 4670,0 4670,761">
            <text:p/>
          </draw:polygon>
          <draw:path draw:style-name="gr3" draw:text-style-name="P7" draw:layer="layout" svg:width="0.382cm" svg:height="0.852cm" svg:x="7.362cm" svg:y="12.01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978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8.379cm" svg:y="12.2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841cm" svg:y="12.26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9.197cm" svg:y="12.26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9.607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10.314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7" draw:layer="layout" svg:width="0.436cm" svg:height="0.646cm" svg:x="11.15cm" svg:y="12.03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616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91" draw:id="id91">
          <svg:title>TexMaths</svg:title>
          <svg:desc>24§display§\log ( \text {cosec }x - \cot x ) \ + \ c§svg§600§FALSE§</svg:desc>
          <draw:polygon draw:style-name="gr2" draw:text-style-name="P6" draw:layer="layout" svg:width="9.037cm" svg:height="0.76cm" svg:x="14.774cm" svg:y="11.961cm" svg:viewBox="0 0 9038 761" draw:points="4519,761 0,761 0,0 9038,0 9038,761">
            <text:p/>
          </draw:polygon>
          <draw:path draw:style-name="gr3" draw:text-style-name="P7" draw:layer="layout" svg:width="0.189cm" svg:height="0.587cm" svg:x="14.759cm" svg:y="11.9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989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5.412cm" svg:y="12.1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5.905cm" svg:y="11.9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22cm" svg:height="0.389cm" svg:x="16.178cm" svg:y="12.17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48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974cm" svg:y="12.17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03cm" svg:y="12.1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83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1cm" svg:height="0.383cm" svg:x="18.334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9.05cm" svg:y="12.32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9.85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221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635cm" svg:y="12.032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1cm" svg:height="0.383cm" svg:x="21.112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7" draw:layer="layout" svg:width="0.197cm" svg:height="0.844cm" svg:x="21.618cm" svg:y="11.9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22.413cm" svg:y="12.05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3.525cm" svg:y="12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72" draw:id="id7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7.2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7.2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7.5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0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8.3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7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9.2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6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0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0.4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0.6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1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1.6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2.3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7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3.3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3.6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4.0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4.5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5.0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5.5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9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6.3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7.1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7.4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2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9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2" smil:attributeName="visibility" smil:to="visible"/>
                  <anim:animate smil:begin="0s" smil:dur="0.5s" smil:fill="hold" smil:decelerate="0.5" smil:targetElement="id72" smil:attributeName="rotate" smil:values="-90;0" smil:keyTimes="0;1"/>
                  <anim:animate smil:begin="0s" smil:dur="0.5s" smil:fill="hold" smil:decelerate="0.5" smil:targetElement="id72" smil:attributeName="width" smil:values="width;width*.05" smil:keyTimes="0;1"/>
                  <anim:animate smil:begin="0.5s" smil:dur="0.5s" smil:fill="hold" smil:accelerate="0.5" smil:targetElement="id72" smil:attributeName="width" smil:values="width*.05;width" smil:keyTimes="0;1"/>
                  <anim:animate smil:dur="1s" smil:fill="hold" smil:targetElement="id72" smil:attributeName="height" smil:values="height;height" smil:keyTimes="0;1"/>
                  <anim:animate smil:begin="0s" smil:dur="0.5s" smil:fill="hold" smil:decelerate="0.5" smil:targetElement="id72" smil:attributeName="x" smil:values="x+.4;x" smil:keyTimes="0;1"/>
                  <anim:animate smil:begin="0s" smil:dur="0.5s" smil:fill="hold" smil:decelerate="0.5" smil:targetElement="id72" smil:attributeName="y" smil:values="y-.2;y+.1" smil:keyTimes="0;1"/>
                  <anim:animate smil:begin="0.5s" smil:dur="0.5s" smil:fill="hold" smil:accelerate="0.5" smil:targetElement="id72" smil:attributeName="y" smil:values="y+.1;y" smil:keyTimes="0;1"/>
                  <anim:transitionFilter smil:begin="0s" smil:dur="1s" smil:decelerate="0.5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93" draw:id="id93" draw:layer="layout" svg:width="23.47cm" svg:height="12.601cm" svg:x="2.496cm" svg:y="1.85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  <table:table-row table:style-name="ro5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94" draw:id="id94">
          <svg:title>TexMaths</svg:title>
          <svg:desc>28§display§28§svg§600§FALSE§</svg:desc>
          <draw:polygon draw:style-name="gr2" draw:text-style-name="P6" draw:layer="layout" svg:width="0.843cm" svg:height="0.579cm" svg:x="3.092cm" svg:y="2.695cm" svg:viewBox="0 0 844 580" draw:points="423,580 0,580 0,0 844,0 844,580">
            <text:p/>
          </draw:polygon>
          <draw:path draw:style-name="gr3" draw:text-style-name="P7" draw:layer="layout" svg:width="0.393cm" svg:height="0.657cm" svg:x="3.092cm" svg:y="2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5cm" svg:y="2.646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97" draw:id="id97">
          <svg:title>TexMaths</svg:title>
          <svg:desc>28§display§29§svg§600§FALSE§</svg:desc>
          <draw:polygon draw:style-name="gr2" draw:text-style-name="P6" draw:layer="layout" svg:width="0.843cm" svg:height="0.579cm" svg:x="3.095cm" svg:y="4.695cm" svg:viewBox="0 0 844 580" draw:points="423,580 0,580 0,0 844,0 844,580">
            <text:p/>
          </draw:polygon>
          <draw:path draw:style-name="gr3" draw:text-style-name="P7" draw:layer="layout" svg:width="0.393cm" svg:height="0.657cm" svg:x="3.095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8cm" svg:y="4.6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00" draw:id="id100">
          <svg:title>TexMaths</svg:title>
          <svg:desc>28§display§30§svg§600§FALSE§</svg:desc>
          <draw:polygon draw:style-name="gr2" draw:text-style-name="P6" draw:layer="layout" svg:width="0.848cm" svg:height="0.579cm" svg:x="3.104cm" svg:y="6.796cm" svg:viewBox="0 0 849 580" draw:points="423,580 0,580 0,0 849,0 849,580">
            <text:p/>
          </draw:polygon>
          <draw:path draw:style-name="gr3" draw:text-style-name="P7" draw:layer="layout" svg:width="0.409cm" svg:height="0.677cm" svg:x="3.095cm" svg:y="6.747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16cm" svg:height="0.677cm" svg:x="3.585cm" svg:y="6.74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2 204-13 94-69 125-114 125z">
            <text:p/>
          </draw:path>
        </draw:g>
        <draw:g xml:id="id103" draw:id="id103">
          <svg:title>TexMaths</svg:title>
          <svg:desc>28§display§31§svg§600§FALSE§</svg:desc>
          <draw:polygon draw:style-name="gr2" draw:text-style-name="P6" draw:layer="layout" svg:width="0.809cm" svg:height="0.579cm" svg:x="3.105cm" svg:y="9.295cm" svg:viewBox="0 0 810 580" draw:points="404,580 0,580 0,0 810,0 810,580">
            <text:p/>
          </draw:polygon>
          <draw:path draw:style-name="gr3" draw:text-style-name="P7" draw:layer="layout" svg:width="0.409cm" svg:height="0.677cm" svg:x="3.096cm" svg:y="9.246cm" svg:viewBox="0 0 410 678" svg:d="M247 309c80-25 137-94 137-173 0-80-86-136-182-136-101 0-175 58-175 134 0 32 22 52 49 52 32 0 52-23 52-52 0-49-47-49-61-49 29-47 94-60 130-60 41 0 97 22 97 109 0 14-2 70-29 114-29 47-63 50-88 52-7 0-31 2-38 2-9 0-16 2-16 11 0 11 7 11 25 11h43c80 0 119 68 119 164 0 134-70 163-113 163-42 0-116-18-152-76 36 7 65-16 65-54 0-35-25-56-54-56-25 0-56 16-56 59 0 89 92 154 200 154 121 0 210-90 210-190 0-81-62-157-163-179z">
            <text:p/>
          </draw:path>
          <draw:path draw:style-name="gr3" draw:text-style-name="P7" draw:layer="layout" svg:width="0.326cm" svg:height="0.657cm" svg:x="3.637cm" svg:y="9.246cm" svg:viewBox="0 0 327 658" svg:d="M204 25c0-23 0-25-22-25-63 63-151 63-182 63v31c20 0 79 0 130-27v513c0 35-2 47-92 47h-31v31c33-5 121-5 159-5 40 0 126 0 161 5v-31h-31c-90 0-92-12-92-47z">
            <text:p/>
          </draw:path>
        </draw:g>
        <draw:g xml:id="id95" draw:id="id95">
          <svg:title>TexMaths</svg:title>
          <svg:desc>26§display§\smallint \tan (ax + b) \ dx§svg§600§FALSE§</svg:desc>
          <draw:polygon draw:style-name="gr2" draw:text-style-name="P6" draw:layer="layout" svg:width="6.352cm" svg:height="0.823cm" svg:x="4.958cm" svg:y="2.759cm" svg:viewBox="0 0 6353 824" draw:points="3177,824 0,824 0,0 6353,0 6353,824">
            <text:p/>
          </draw:polygon>
          <draw:path draw:style-name="gr3" draw:text-style-name="P7" draw:layer="layout" svg:width="0.382cm" svg:height="0.852cm" svg:x="4.962cm" svg:y="2.744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88cm" svg:height="0.573cm" svg:x="5.563cm" svg:y="2.836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5.94cm" svg:y="2.9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6.389cm" svg:y="2.99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6.957cm" svg:y="2.71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7.259cm" svg:y="2.994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731cm" svg:y="2.99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482cm" svg:y="2.865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387cm" svg:y="2.765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788cm" svg:y="2.71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433cm" svg:y="2.76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899cm" svg:y="2.99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96" draw:id="id96">
          <svg:title>TexMaths</svg:title>
          <svg:desc>24§display§\frac{\log [ \sec ( ax + b ) ]}{a}\ + \ c§svg§600§FALSE§</svg:desc>
          <draw:polygon draw:style-name="gr2" draw:text-style-name="P6" draw:layer="layout" svg:width="7.59cm" svg:height="1.708cm" svg:x="13.901cm" svg:y="2.157cm" svg:viewBox="0 0 7591 1709" draw:points="3795,1709 0,1709 0,0 7591,0 7591,1709">
            <text:p/>
          </draw:polygon>
          <draw:path draw:style-name="gr3" draw:text-style-name="P7" draw:layer="layout" svg:width="0.189cm" svg:height="0.586cm" svg:x="13.886cm" svg:y="2.163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6cm" svg:y="2.3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39cm" svg:y="2.36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7cm" svg:y="2.115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cm" svg:y="2.37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5.539cm" svg:y="2.3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919cm" svg:y="2.3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349cm" svg:y="2.1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627cm" svg:y="2.37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7.063cm" svg:y="2.3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1cm" svg:height="0.563cm" svg:x="17.756cm" svg:y="2.25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12cm" svg:height="0.596cm" svg:x="18.591cm" svg:y="2.163cm" svg:viewBox="0 0 313 597" svg:d="M163 10c0-2 0-10-11-10-20 0-81 8-104 8-6 2-15 2-15 17 0 11 7 11 19 11 42 0 44 6 44 14 0 6-8 34-13 52l-70 276c-9 42-13 56-13 87 0 78 44 132 108 132 99 0 205-127 205-248 0-78-46-136-113-136-39 0-75 25-100 52zM83 328c5-17 5-19 13-29 42-55 81-67 102-67 30 0 53 25 53 79 0 50-28 148-44 180-27 56-67 87-99 87-29 0-56-23-56-85 0-17 0-32 13-86z">
            <text:p/>
          </draw:path>
          <draw:path draw:style-name="gr3" draw:text-style-name="P7" draw:layer="layout" svg:width="0.197cm" svg:height="0.844cm" svg:x="18.962cm" svg:y="2.1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59cm" svg:y="2.115cm" svg:viewBox="0 0 117 845" draw:points="117,0 0,0 0,35 83,35 83,812 0,812 0,845 117,845">
            <text:p/>
          </draw:polygon>
          <draw:polygon draw:style-name="gr3" draw:text-style-name="P7" draw:layer="layout" svg:width="5.618cm" svg:height="0.035cm" svg:x="13.859cm" svg:y="3.09cm" svg:viewBox="0 0 5619 36" draw:points="2809,36 0,36 0,0 5619,0 5619,36">
            <text:p/>
          </draw:polygon>
          <draw:path draw:style-name="gr3" draw:text-style-name="P7" draw:layer="layout" svg:width="0.387cm" svg:height="0.383cm" svg:x="16.477cm" svg:y="3.52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1cm" svg:height="0.563cm" svg:x="20.092cm" svg:y="2.827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29cm" svg:height="0.383cm" svg:x="21.204cm" svg:y="2.946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98" draw:id="id98">
          <svg:title>TexMaths</svg:title>
          <svg:desc>26§display§\smallint \cot (ax + b) \ dx§svg§600§FALSE§</svg:desc>
          <draw:polygon draw:style-name="gr2" draw:text-style-name="P6" draw:layer="layout" svg:width="6.25cm" svg:height="0.822cm" svg:x="4.959cm" svg:y="4.66cm" svg:viewBox="0 0 6251 823" draw:points="3125,823 0,823 0,0 6251,0 6251,823">
            <text:p/>
          </draw:polygon>
          <draw:path draw:style-name="gr3" draw:text-style-name="P7" draw:layer="layout" svg:width="0.382cm" svg:height="0.852cm" svg:x="4.963cm" svg:y="4.645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579cm" svg:y="4.891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98cm" svg:y="4.8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6.428cm" svg:y="4.73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213cm" svg:height="0.914cm" svg:x="6.856cm" svg:y="4.61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58cm" svg:y="4.895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632cm" svg:y="4.8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381cm" svg:y="4.76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288cm" svg:y="4.666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69cm" svg:y="4.6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332cm" svg:y="4.666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0.798cm" svg:y="4.8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101" draw:id="id101">
          <svg:title>TexMaths</svg:title>
          <svg:desc>26§display§\smallint \sec (ax + b) \ dx§svg§600§FALSE§</svg:desc>
          <draw:polygon draw:style-name="gr2" draw:text-style-name="P6" draw:layer="layout" svg:width="6.203cm" svg:height="0.823cm" svg:x="4.958cm" svg:y="6.761cm" svg:viewBox="0 0 6204 824" draw:points="3101,824 0,824 0,0 6204,0 6204,824">
            <text:p/>
          </draw:polygon>
          <draw:path draw:style-name="gr3" draw:text-style-name="P7" draw:layer="layout" svg:width="0.382cm" svg:height="0.852cm" svg:x="4.962cm" svg:y="6.746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5.578cm" svg:y="6.9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5.933cm" svg:y="6.9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6.345cm" svg:y="6.9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6.809cm" svg:y="6.71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11cm" svg:y="6.99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585cm" svg:y="6.9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8.334cm" svg:y="6.8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9.24cm" svg:y="6.76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9.642cm" svg:y="6.71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285cm" svg:y="6.7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75cm" svg:y="6.9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</draw:g>
        <draw:g xml:id="id102" draw:id="id102">
          <svg:title>TexMaths</svg:title>
          <svg:desc>22§display§\frac{\log [ \sec (ax + b) + \tan (ax + b) ]}{a} \ + \ c§svg§600§FALSE§</svg:desc>
          <draw:polygon draw:style-name="gr2" draw:text-style-name="P6" draw:layer="layout" svg:width="11.749cm" svg:height="1.565cm" svg:x="13.601cm" svg:y="6.459cm" svg:viewBox="0 0 11750 1566" draw:points="5875,1566 0,1566 0,0 11750,0 11750,1566">
            <text:p/>
          </draw:polygon>
          <draw:path draw:style-name="gr3" draw:text-style-name="P7" draw:layer="layout" svg:width="0.173cm" svg:height="0.537cm" svg:x="13.587cm" svg:y="6.46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798cm" svg:y="6.65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185cm" svg:y="6.64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651cm" svg:y="6.4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14.801cm" svg:y="6.6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02cm" svg:y="6.65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45cm" svg:y="6.65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5.84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6.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6.499cm" svg:y="6.6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13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7.9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24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8.712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9.456cm" svg:y="6.52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75cm" svg:y="6.65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0.153cm" svg:y="6.6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3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20.89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29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92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2.691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031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303cm" svg:y="6.42cm" svg:viewBox="0 0 107 774" draw:points="107,0 0,0 0,32 76,32 76,744 0,744 0,774 107,774">
            <text:p/>
          </draw:polygon>
          <draw:polygon draw:style-name="gr3" draw:text-style-name="P7" draw:layer="layout" svg:width="9.941cm" svg:height="0.032cm" svg:x="13.562cm" svg:y="7.314cm" svg:viewBox="0 0 9942 33" draw:points="4970,33 0,33 0,0 9942,0 9942,33">
            <text:p/>
          </draw:polygon>
          <draw:path draw:style-name="gr3" draw:text-style-name="P7" draw:layer="layout" svg:width="0.355cm" svg:height="0.351cm" svg:x="18.358cm" svg:y="7.71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515cm" svg:height="0.516cm" svg:x="24.067cm" svg:y="7.0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086cm" svg:y="7.182cm" svg:viewBox="0 0 303 352" svg:d="M276 47c-12 0-23 0-35 13-12 10-12 24-12 30 0 17 12 26 28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 xml:id="id104" draw:id="id104">
          <svg:title>TexMaths</svg:title>
          <svg:desc>26§display§\smallint \text {cosec }(ax + b) \ dx§svg§600§FALSE§</svg:desc>
          <draw:polygon draw:style-name="gr2" draw:text-style-name="P6" draw:layer="layout" svg:width="7.371cm" svg:height="0.822cm" svg:x="4.86cm" svg:y="9.162cm" svg:viewBox="0 0 7372 823" draw:points="3686,823 0,823 0,0 7372,0 7372,823">
            <text:p/>
          </draw:polygon>
          <draw:path draw:style-name="gr3" draw:text-style-name="P7" draw:layer="layout" svg:width="0.382cm" svg:height="0.852cm" svg:x="4.864cm" svg:y="9.1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48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881cm" svg:y="9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6.343cm" svg:y="9.393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6.699cm" svg:y="9.393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7" draw:layer="layout" svg:width="0.348cm" svg:height="0.421cm" svg:x="7.109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7.88cm" svg:y="9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182cm" svg:y="9.397cm" svg:viewBox="0 0 420 416" svg:d="M306 58c-17-33-44-58-86-58-106 0-220 135-220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654cm" svg:y="9.3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9.405cm" svg:y="9.268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31cm" svg:y="9.168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712cm" svg:y="9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356cm" svg:y="9.168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1.822cm" svg:y="9.3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99" draw:id="id99">
          <svg:title>TexMaths</svg:title>
          <svg:desc>24§display§\frac{\log [ \sin ( ax + b ) ]}{a}\ + \ c§svg§600§FALSE§</svg:desc>
          <draw:polygon draw:style-name="gr2" draw:text-style-name="P6" draw:layer="layout" svg:width="7.545cm" svg:height="1.708cm" svg:x="13.902cm" svg:y="4.259cm" svg:viewBox="0 0 7546 1709" draw:points="3773,1709 0,1709 0,0 7546,0 7546,1709">
            <text:p/>
          </draw:polygon>
          <draw:path draw:style-name="gr3" draw:text-style-name="P7" draw:layer="layout" svg:width="0.189cm" svg:height="0.586cm" svg:x="13.887cm" svg:y="4.265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7cm" svg:y="4.4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4cm" svg:y="4.467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8cm" svg:y="4.21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2cm" svg:y="4.47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44cm" svg:y="4.28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5.778cm" svg:y="4.476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302cm" svg:y="4.21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581cm" svg:y="4.47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7.018cm" svg:y="4.4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3cm" svg:x="17.71cm" svg:y="4.35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8.547cm" svg:y="4.265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4cm" svg:x="18.917cm" svg:y="4.21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15cm" svg:y="4.217cm" svg:viewBox="0 0 117 845" draw:points="117,0 0,0 0,35 83,35 83,812 0,812 0,845 117,845">
            <text:p/>
          </draw:polygon>
          <draw:polygon draw:style-name="gr3" draw:text-style-name="P7" draw:layer="layout" svg:width="5.571cm" svg:height="0.035cm" svg:x="13.86cm" svg:y="5.192cm" svg:viewBox="0 0 5572 36" draw:points="2786,36 0,36 0,0 5572,0 5572,36">
            <text:p/>
          </draw:polygon>
          <draw:path draw:style-name="gr3" draw:text-style-name="P7" draw:layer="layout" svg:width="0.387cm" svg:height="0.383cm" svg:x="16.456cm" svg:y="5.62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3cm" svg:x="20.048cm" svg:y="4.92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16cm" svg:y="5.048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105" draw:id="id105">
          <svg:title>TexMaths</svg:title>
          <svg:desc>22§display§\frac{\log [ \text {cosec }(ax + b) - \cot (ax + b) ]}{a} \ + \ c§svg§600§FALSE§</svg:desc>
          <draw:polygon draw:style-name="gr2" draw:text-style-name="P6" draw:layer="layout" svg:width="12.651cm" svg:height="1.565cm" svg:x="13.204cm" svg:y="8.862cm" svg:viewBox="0 0 12652 1566" draw:points="6325,1566 0,1566 0,0 12652,0 12652,1566">
            <text:p/>
          </draw:polygon>
          <draw:path draw:style-name="gr3" draw:text-style-name="P7" draw:layer="layout" svg:width="0.173cm" svg:height="0.537cm" svg:x="13.19cm" svg:y="8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401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88cm" svg:y="9.052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254cm" svg:y="8.823cm" svg:viewBox="0 0 107 774" draw:points="107,774 107,744 32,744 32,32 107,32 107,0 0,0 0,774">
            <text:p/>
          </draw:polygon>
          <draw:path draw:style-name="gr3" draw:text-style-name="P7" draw:layer="layout" svg:width="0.295cm" svg:height="0.356cm" svg:x="14.40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744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134cm" svg:y="9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435cm" svg:y="9.05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8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6.435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16.69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7.089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7.725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8.49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83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9.323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20.058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0.398cm" svg:y="9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776cm" svg:y="8.92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21.139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21.394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795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2.429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3.196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536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09cm" svg:y="8.823cm" svg:viewBox="0 0 107 774" draw:points="107,0 0,0 0,32 76,32 76,744 0,744 0,774 107,774">
            <text:p/>
          </draw:polygon>
          <draw:polygon draw:style-name="gr3" draw:text-style-name="P7" draw:layer="layout" svg:width="10.841cm" svg:height="0.032cm" svg:x="13.165cm" svg:y="9.717cm" svg:viewBox="0 0 10842 33" draw:points="5422,33 0,33 0,0 10842,0 10842,33">
            <text:p/>
          </draw:polygon>
          <draw:path draw:style-name="gr3" draw:text-style-name="P7" draw:layer="layout" svg:width="0.354cm" svg:height="0.351cm" svg:x="18.413cm" svg:y="10.114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515cm" svg:height="0.516cm" svg:x="24.572cm" svg:y="9.4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591cm" svg:y="9.58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92" draw:id="id9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2" smil:attributeName="visibility" smil:to="visible"/>
                  <anim:animate smil:begin="0s" smil:dur="0.5s" smil:fill="hold" smil:decelerate="0.5" smil:targetElement="id92" smil:attributeName="rotate" smil:values="-90;0" smil:keyTimes="0;1"/>
                  <anim:animate smil:begin="0s" smil:dur="0.5s" smil:fill="hold" smil:decelerate="0.5" smil:targetElement="id92" smil:attributeName="width" smil:values="width;width*.05" smil:keyTimes="0;1"/>
                  <anim:animate smil:begin="0.5s" smil:dur="0.5s" smil:fill="hold" smil:accelerate="0.5" smil:targetElement="id92" smil:attributeName="width" smil:values="width*.05;width" smil:keyTimes="0;1"/>
                  <anim:animate smil:dur="1s" smil:fill="hold" smil:targetElement="id92" smil:attributeName="height" smil:values="height;height" smil:keyTimes="0;1"/>
                  <anim:animate smil:begin="0s" smil:dur="0.5s" smil:fill="hold" smil:decelerate="0.5" smil:targetElement="id92" smil:attributeName="x" smil:values="x+.4;x" smil:keyTimes="0;1"/>
                  <anim:animate smil:begin="0s" smil:dur="0.5s" smil:fill="hold" smil:decelerate="0.5" smil:targetElement="id92" smil:attributeName="y" smil:values="y-.2;y+.1" smil:keyTimes="0;1"/>
                  <anim:animate smil:begin="0.5s" smil:dur="0.5s" smil:fill="hold" smil:accelerate="0.5" smil:targetElement="id92" smil:attributeName="y" smil:values="y+.1;y" smil:keyTimes="0;1"/>
                  <anim:transitionFilter smil:begin="0s" smil:dur="1s" smil:decelerate="0.5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406cm" svg:x="1.438cm" svg:y="0.179cm" presentation:class="title" presentation:user-transformed="true">
          <draw:text-box>
            <text:p xml:id="id106" text:id="id106"><text:span text:style-name="T6">Types of Integra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7"/></text:p>
            <text:p xml:id="id107" text:id="id107" text:style-name="P4"><text:span text:style-name="T8"><text:s text:c="3"/></text:span><text:span text:style-name="T8">Integrals of the type </text:span><text:span text:style-name="T9"><text:s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g xml:id="id108" draw:id="id108">
          <svg:title>TexMaths</svg:title>
          <svg:desc>26§display§\int \frac{ \frac{\sin}{\cos}( x \pm a ) }{ \frac{\sin}{\cos} ( x \pm b ) }\ dx §svg§600§FALSE§</svg:desc>
          <draw:polygon draw:style-name="gr2" draw:text-style-name="P6" draw:layer="layout" svg:width="6.487cm" svg:height="2.382cm" svg:x="10.814cm" svg:y="2.142cm" svg:viewBox="0 0 6488 2383" draw:points="3245,2383 0,2383 0,0 6488,0 6488,2383">
            <text:p/>
          </draw:polygon>
          <draw:path draw:style-name="gr3" draw:text-style-name="P7" draw:layer="layout" svg:width="0.812cm" svg:height="2.031cm" svg:x="10.82cm" svg:y="2.314cm" svg:viewBox="0 0 813 2032" svg:d="M44 1990c29 0 45-20 45-43 0-31-22-46-43-46-23 0-46 15-46 46 0 48 46 85 102 85 139 0 191-214 256-478 71-289 131-583 181-876 33-193 66-376 98-495 10-46 41-162 79-162 27 0 50 16 54 21-32 2-46 20-46 43 0 31 23 46 44 46 22 0 45-15 45-46 0-50-50-85-99-85-71 0-121 100-173 287-2 8-127 468-227 1067-25 139-52 293-81 420-17 67-58 239-133 239-33 0-54-23-56-23z">
            <text:p/>
          </draw:path>
          <draw:path draw:style-name="gr3" draw:text-style-name="P7" draw:layer="layout" svg:width="0.232cm" svg:height="0.292cm" svg:x="12.122cm" svg:y="2.24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18cm" svg:y="2.09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24cm" svg:y="2.24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054cm" svg:y="2.641cm" svg:viewBox="0 0 982 40" draw:points="491,40 0,40 0,0 982,0 982,40">
            <text:p/>
          </draw:polygon>
          <draw:path draw:style-name="gr3" draw:text-style-name="P7" draw:layer="layout" svg:width="0.272cm" svg:height="0.292cm" svg:x="12.083cm" svg:y="2.91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03cm" svg:y="2.91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771cm" svg:y="2.918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33cm" svg:y="2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25cm" svg:y="2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11cm" svg:height="0.61cm" svg:x="14.273cm" svg:y="2.27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419cm" svg:height="0.415cm" svg:x="15.174cm" svg:y="2.483cm" svg:viewBox="0 0 420 416" svg:d="M306 58c-17-33-44-58-85-58-107 0-221 135-221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213cm" svg:height="0.914cm" svg:x="15.671cm" svg:y="2.20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7" draw:layer="layout" svg:width="4.033cm" svg:height="0.039cm" svg:x="11.944cm" svg:y="3.311cm" svg:viewBox="0 0 4034 40" draw:points="2016,40 0,40 0,0 4034,0 4034,40">
            <text:p/>
          </draw:polygon>
          <draw:path draw:style-name="gr3" draw:text-style-name="P7" draw:layer="layout" svg:width="0.232cm" svg:height="0.292cm" svg:x="12.168cm" svg:y="3.60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64cm" svg:y="3.45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7cm" svg:y="3.60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1cm" svg:y="4.001cm" svg:viewBox="0 0 982 40" draw:points="491,40 0,40 0,0 982,0 982,40">
            <text:p/>
          </draw:polygon>
          <draw:path draw:style-name="gr3" draw:text-style-name="P7" draw:layer="layout" svg:width="0.272cm" svg:height="0.292cm" svg:x="12.129cm" svg:y="4.27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49cm" svg:y="4.27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817cm" svg:y="4.278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79cm" svg:y="3.5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7cm" svg:y="3.8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611cm" svg:height="0.61cm" svg:x="14.319cm" svg:y="3.63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338cm" svg:height="0.646cm" svg:x="15.226cm" svg:y="3.614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9 27 59 85 0 54-32 160-48 195-29 61-73 94-109 94-31 0-60-25-60-91 0-19 0-36 15-94z">
            <text:p/>
          </draw:path>
          <draw:path draw:style-name="gr3" draw:text-style-name="P7" draw:layer="layout" svg:width="0.213cm" svg:height="0.914cm" svg:x="15.628cm" svg:y="3.56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436cm" svg:height="0.646cm" svg:x="16.426cm" svg:y="2.92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6.892cm" svg:y="3.15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</draw:g>
        <draw:g xml:id="id109" draw:id="id109">
          <svg:title>TexMaths</svg:title>
          <svg:desc>26§display§\text {Method : Adjust the Numerator angle in terms of Denominator}§svg§600§FALSE§</svg:desc>
          <draw:polygon draw:style-name="gr2" draw:text-style-name="P6" draw:layer="layout" svg:width="25.427cm" svg:height="0.753cm" svg:x="1.827cm" svg:y="4.944cm" svg:viewBox="0 0 25428 754" draw:points="12715,754 0,754 0,0 25428,0 25428,754">
            <text:p/>
          </draw:polygon>
          <draw:path draw:style-name="gr3" draw:text-style-name="P7" draw:layer="layout" svg:width="0.771cm" svg:height="0.626cm" svg:x="1.815cm" svg:y="4.927cm" svg:viewBox="0 0 772 627" svg:d="M187 21c-8-21-10-21-33-21h-154v29h23c69 0 71 11 71 42v460c0 25 0 67-94 67v29c31 0 77-2 108-2 29 0 75 2 106 2v-29c-93 0-93-42-93-67v-496l220 571c6 13 11 21 19 21 10 0 12-6 16-17l225-581h2v527c0 34-2 42-73 42h-22v29c35-2 97-2 133-2 35 0 97 0 131 2v-29h-23c-71 0-71-8-71-42v-485c0-31 0-42 71-42h23v-29h-156c-23 0-23 0-29 17l-202 518z">
            <text:p/>
          </draw:path>
          <draw:path draw:style-name="gr3" draw:text-style-name="P7" draw:layer="layout" svg:width="0.355cm" svg:height="0.422cm" svg:x="2.645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42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41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407cm" svg:height="0.422cm" svg:x="3.91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452cm" svg:height="0.647cm" svg:x="4.402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099cm" svg:height="0.395cm" svg:x="5.262cm" svg:y="5.158cm" svg:viewBox="0 0 100 396" svg:d="M100 48c0-25-23-48-50-48s-50 23-50 48c0 27 23 50 50 50s50-23 50-50zM100 348c0-27-23-48-50-48s-50 21-50 48 23 48 50 48 50-21 50-48z">
            <text:p/>
          </draw:path>
          <draw:path draw:style-name="gr3" draw:text-style-name="P7" draw:layer="layout" svg:width="0.627cm" svg:height="0.657cm" svg:x="5.873cm" svg:y="4.89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452cm" svg:height="0.647cm" svg:x="6.559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23cm" svg:height="0.801cm" svg:x="7cm" svg:y="4.942cm" svg:viewBox="0 0 231 802" svg:d="M231 208l-142 11v27c73 0 82 8 82 52v365c0 39-9 118-69 118-4 0-25 0-50-10 15-4 33-17 33-42s-16-44-43-44c-25 0-42 19-42 44 0 48 52 73 104 73 69 0 127-58 127-142zM231 48c0-25-23-48-50-48s-48 23-48 48c0 27 21 50 48 50s50-23 50-50z">
            <text:p/>
          </draw:path>
          <draw:path draw:style-name="gr3" draw:text-style-name="P7" draw:layer="layout" svg:width="0.461cm" svg:height="0.416cm" svg:x="7.344cm" svg:y="5.148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301cm" svg:height="0.422cm" svg:x="7.853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286cm" svg:height="0.574cm" svg:x="8.20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8.86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9.228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9.731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5cm" svg:height="0.626cm" svg:x="10.447cm" svg:y="4.927cm" svg:viewBox="0 0 626 627" svg:d="M183 13c-8-13-10-13-27-13h-156v29h27c13 0 31 0 46 2 21 2 21 2 21 21v479c0 25 0 67-94 67v29c31 0 77-2 108-2 29 0 75 2 106 2v-29c-93 0-93-42-93-67v-477c4 4 4 4 8 11l374 550c9 12 9 12 15 12 14 0 14-6 14-23v-508c0-25 0-67 94-67v-29c-31 0-77 2-108 2-29 0-75-2-106-2v29c93 0 93 42 93 67v394z">
            <text:p/>
          </draw:path>
          <draw:path draw:style-name="gr3" draw:text-style-name="P7" draw:layer="layout" svg:width="0.461cm" svg:height="0.416cm" svg:x="11.131cm" svg:y="5.148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715cm" svg:height="0.405cm" svg:x="11.639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12.39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2.804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3.174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13.61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13.972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14.4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5.106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5.553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057cm" svg:y="5.14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05cm" svg:height="0.637cm" svg:x="16.518cm" svg:y="4.91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6.76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197cm" svg:height="0.614cm" svg:x="17.483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737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18.536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18.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306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715cm" svg:height="0.405cm" svg:x="19.667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01cm" svg:height="0.422cm" svg:x="20.431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1.09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296cm" svg:height="0.647cm" svg:x="21.552cm" svg:y="4.908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15cm" svg:height="0.626cm" svg:x="22.138cm" svg:y="4.927cm" svg:viewBox="0 0 616 627" svg:d="M0 0v29h23c71 0 71 11 71 42v485c0 34 0 42-71 42h-23v29h335c154 0 281-135 281-308 0-175-123-319-281-319zM218 598c-43 0-45-6-45-35v-498c0-30 2-36 45-36h92c56 0 121 19 166 86 40 54 48 133 48 204 0 102-16 156-50 202-18 25-70 77-164 77z">
            <text:p/>
          </draw:path>
          <draw:path draw:style-name="gr3" draw:text-style-name="P7" draw:layer="layout" svg:width="0.355cm" svg:height="0.422cm" svg:x="22.82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3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07cm" svg:height="0.422cm" svg:x="23.74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715cm" svg:height="0.405cm" svg:x="24.204cm" svg:y="5.148cm" svg:viewBox="0 0 716 406" svg:d="M71 90v248c0 39-11 39-71 39v29c31 0 79-2 104-2 23 0 71 2 102 2v-29c-60 0-71 0-71-39v-171c0-96 65-146 123-146s69 50 69 102v215c0 39-11 39-73 39v29c33 0 79-2 104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197cm" svg:height="0.614cm" svg:x="24.967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5.21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737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26.17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26.535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6.99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</draw:g>
        <draw:g xml:id="id110" draw:id="id110">
          <svg:title>TexMaths</svg:title>
          <svg:desc>26§display§\text {angle and a constant}§svg§600§FALSE§</svg:desc>
          <draw:polygon draw:style-name="gr2" draw:text-style-name="P6" draw:layer="layout" svg:width="8.163cm" svg:height="0.732cm" svg:x="6.024cm" svg:y="5.845cm" svg:viewBox="0 0 8164 733" draw:points="4081,733 0,733 0,0 8164,0 8164,733">
            <text:p/>
          </draw:polygon>
          <draw:path draw:style-name="gr3" draw:text-style-name="P7" draw:layer="layout" svg:width="0.413cm" svg:height="0.422cm" svg:x="6.016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6.46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969cm" svg:y="6.02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05cm" svg:height="0.636cm" svg:x="7.43cm" svg:y="5.799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7.68cm" svg:y="6.02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8.404cm" svg:y="6.024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8.851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9.361cm" svg:y="5.79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13cm" svg:height="0.422cm" svg:x="10.18cm" svg:y="6.024cm" svg:viewBox="0 0 414 423" svg:d="M266 342c4 37 29 75 73 75 19 0 75-13 75-88v-50h-23v50c0 54-23 61-33 61-29 0-34-42-34-46v-186c0-37 0-73-33-108-35-35-81-50-125-50-77 0-139 44-139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0.933cm" svg:y="6.024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1.335cm" svg:y="6.02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11.794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304cm" svg:y="6.02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86cm" svg:height="0.574cm" svg:x="12.651cm" svg:y="5.87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13cm" svg:height="0.422cm" svg:x="13.028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3.47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3.945cm" svg:y="5.872cm" svg:viewBox="0 0 287 575" svg:d="M141 198h131v-29h-131v-169h-22c0 75-30 173-119 177v21h79v252c0 115 85 125 119 125 64 0 89-65 89-125v-52h-23v52c0 67-27 102-60 102-63 0-63-83-63-100z">
            <text:p/>
          </draw:path>
        </draw:g>
        <draw:g xml:id="id120" draw:id="id120">
          <svg:title>TexMaths</svg:title>
          <svg:desc>28§display§\text {Let,}§svg§600§FALSE§</svg:desc>
          <draw:polygon draw:style-name="gr2" draw:text-style-name="P6" draw:layer="layout" svg:width="1.538cm" svg:height="0.765cm" svg:x="8.228cm" svg:y="11.344cm" svg:viewBox="0 0 1539 766" draw:points="768,766 0,766 0,0 1539,0 1539,766">
            <text:p/>
          </draw:polygon>
          <draw:path draw:style-name="gr3" draw:text-style-name="P7" draw:layer="layout" svg:width="0.541cm" svg:height="0.673cm" svg:x="8.21cm" svg:y="11.2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8.822cm" svg:y="11.5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9.249cm" svg:y="11.3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9.698cm" svg:y="11.8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21" draw:id="id121">
          <svg:title>TexMaths</svg:title>
          <svg:desc>28§display§\text {I}§svg§600§FALSE§</svg:desc>
          <draw:polygon draw:style-name="gr2" draw:text-style-name="P6" draw:layer="layout" svg:width="0.229cm" svg:height="0.575cm" svg:x="10.334cm" svg:y="11.346cm" svg:viewBox="0 0 230 576" draw:points="116,576 0,576 0,0 230,0 230,576">
            <text:p/>
          </draw:polygon>
          <draw:path draw:style-name="gr3" draw:text-style-name="P7" draw:layer="layout" svg:width="0.301cm" svg:height="0.674cm" svg:x="10.312cm" svg:y="11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19" draw:id="id119">
          <svg:title>TexMaths</svg:title>
          <svg:desc>28§display§(1)§svg§600§FALSE§</svg:desc>
          <draw:polygon draw:style-name="gr2" draw:text-style-name="P6" draw:layer="layout" svg:width="1.061cm" svg:height="0.886cm" svg:x="6.81cm" svg:y="11.247cm" svg:viewBox="0 0 1062 887" draw:points="531,887 0,887 0,0 1062,0 1062,887">
            <text:p/>
          </draw:polygon>
          <draw:path draw:style-name="gr3" draw:text-style-name="P7" draw:layer="layout" svg:width="0.23cm" svg:height="0.985cm" svg:x="6.857cm" svg:y="11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7.231cm" svg:y="11.281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7.693cm" svg:y="11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6§display§\text {(1)}§svg§600§FALSE§</svg:desc>
          <draw:polygon draw:style-name="gr2" draw:text-style-name="P6" draw:layer="layout" svg:width="0.986cm" svg:height="0.822cm" svg:x="1.912cm" svg:y="8.645cm" svg:viewBox="0 0 987 823" draw:points="494,823 0,823 0,0 987,0 987,823">
            <text:p/>
          </draw:polygon>
          <draw:path draw:style-name="gr3" draw:text-style-name="P7" draw:layer="layout" svg:width="0.213cm" svg:height="0.914cm" svg:x="1.956cm" svg:y="8.5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2.304cm" svg:y="8.67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733cm" svg:y="8.5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22" draw:id="id122">
          <svg:title>TexMaths</svg:title>
          <svg:desc>24§display§= \int \frac{\sin ( x + a )}{\sin ( x - b )}\ dx§svg§600§FALSE§</svg:desc>
          <draw:polygon draw:style-name="gr2" draw:text-style-name="P6" draw:layer="layout" svg:width="6.809cm" svg:height="1.909cm" svg:x="11.017cm" svg:y="10.646cm" svg:viewBox="0 0 6810 1910" draw:points="3404,1910 0,1910 0,0 6810,0 6810,1910">
            <text:p/>
          </draw:polygon>
          <draw:path draw:style-name="gr3" draw:text-style-name="P7" draw:layer="layout" svg:width="0.562cm" svg:height="0.199cm" svg:x="11.023cm" svg:y="11.4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2cm" svg:y="10.66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79cm" svg:y="10.8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1cm" svg:y="10.6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4cm" svg:y="10.8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07cm" svg:y="10.6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38cm" svg:y="10.86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5.031cm" svg:y="10.744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861cm" svg:y="10.863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322cm" svg:y="10.6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12.95cm" svg:y="11.579cm" svg:viewBox="0 0 3652 36" draw:points="1826,36 0,36 0,0 3652,0 3652,36">
            <text:p/>
          </draw:polygon>
          <draw:path draw:style-name="gr3" draw:text-style-name="P7" draw:layer="layout" svg:width="0.277cm" svg:height="0.389cm" svg:x="13.019cm" svg:y="12.0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53cm" svg:y="11.8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86cm" svg:y="12.0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112cm" svg:y="11.7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81cm" svg:y="12.01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515cm" svg:height="0.035cm" svg:x="15.095cm" svg:y="12.15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909cm" svg:y="11.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279cm" svg:y="11.7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7.017cm" svg:y="11.222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7.447cm" svg:y="11.4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11" draw:id="id111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4cm" svg:y="7.046cm" svg:viewBox="0 0 9009 743" draw:points="4503,743 0,743 0,0 9009,0 9009,743">
            <text:p/>
          </draw:polygon>
          <draw:path draw:style-name="gr3" draw:text-style-name="P7" draw:layer="layout" svg:width="0.567cm" svg:height="0.624cm" svg:x="2.017cm" svg:y="7.023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6cm" svg:y="7.2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29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1cm" svg:y="7.242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299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4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8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1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7cm" svg:y="7.0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2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8cm" svg:y="7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2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2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6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5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7cm" svg:y="7.25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1cm" svg:y="7.03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5cm" svg:y="7.242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79cm" svg:y="7.231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8cm" svg:y="7.548cm" svg:viewBox="0 0 100 100" svg:d="M100 50c0-27-23-50-50-50s-50 23-50 50 23 50 50 50 50-23 50-50z">
            <text:p/>
          </draw:path>
        </draw:g>
        <draw:g xml:id="id113" draw:id="id113">
          <svg:title>TexMaths</svg:title>
          <svg:desc>24§display§\int \frac{\sin ( x + a )}{\sin ( x - b )}\ dx§svg§600§FALSE§</svg:desc>
          <draw:polygon draw:style-name="gr2" draw:text-style-name="P6" draw:layer="layout" svg:width="5.919cm" svg:height="1.909cm" svg:x="3.114cm" svg:y="8.144cm" svg:viewBox="0 0 5920 1910" draw:points="2959,1910 0,1910 0,0 5920,0 5920,1910">
            <text:p/>
          </draw:polygon>
          <draw:path draw:style-name="gr3" draw:text-style-name="P7" draw:layer="layout" svg:width="0.75cm" svg:height="1.874cm" svg:x="3.12cm" svg:y="8.158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4.185cm" svg:y="8.35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18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52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276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45cm" svg:y="8.36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6.238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7.068cm" svg:y="8.36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7.528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4.157cm" svg:y="9.077cm" svg:viewBox="0 0 3652 36" draw:points="1826,36 0,36 0,0 3652,0 3652,36">
            <text:p/>
          </draw:polygon>
          <draw:path draw:style-name="gr3" draw:text-style-name="P7" draw:layer="layout" svg:width="0.277cm" svg:height="0.389cm" svg:x="4.228cm" svg:y="9.505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6cm" svg:y="9.31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92cm" svg:y="9.51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318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87cm" svg:y="9.51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6cm" svg:height="0.035cm" svg:x="6.303cm" svg:y="9.65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7.116cm" svg:y="9.29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7.486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8.223cm" svg:y="8.7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8.654cm" svg:y="8.93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14" draw:id="id114">
          <svg:title>TexMaths</svg:title>
          <svg:desc>26§display§\text {(2)}§svg§600§FALSE§</svg:desc>
          <draw:polygon draw:style-name="gr2" draw:text-style-name="P6" draw:layer="layout" svg:width="0.986cm" svg:height="0.823cm" svg:x="10.313cm" svg:y="8.646cm" svg:viewBox="0 0 987 824" draw:points="494,824 0,824 0,0 987,0 987,824">
            <text:p/>
          </draw:polygon>
          <draw:path draw:style-name="gr3" draw:text-style-name="P7" draw:layer="layout" svg:width="0.213cm" svg:height="0.914cm" svg:x="10.357cm" svg:y="8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669cm" svg:y="8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1.134cm" svg:y="8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5" draw:id="id115">
          <svg:title>TexMaths</svg:title>
          <svg:desc>24§display§\int \frac{\sin ( a - x )}{\cos ( x + a )} \ dx§svg§600§FALSE§</svg:desc>
          <draw:polygon draw:style-name="gr2" draw:text-style-name="P6" draw:layer="layout" svg:width="6.012cm" svg:height="1.909cm" svg:x="11.415cm" svg:y="8.144cm" svg:viewBox="0 0 6013 1910" draw:points="3006,1910 0,1910 0,0 6013,0 6013,1910">
            <text:p/>
          </draw:polygon>
          <draw:path draw:style-name="gr3" draw:text-style-name="P7" draw:layer="layout" svg:width="0.75cm" svg:height="1.874cm" svg:x="11.421cm" svg:y="8.158cm" svg:viewBox="0 0 751 1875" svg:d="M40 1837c27 0 43-20 43-41 0-28-22-42-41-42-21 0-42 14-42 42 0 44 42 79 94 79 129 0 177-198 236-441 65-267 121-538 167-808 31-179 62-348 90-457 10-42 39-150 73-150 25 0 46 16 50 19-28 2-42 20-42 41 0 28 21 42 40 42 22 0 43-14 43-42 0-46-46-79-93-79-65 0-111 92-159 265-2 8-117 432-209 984-23 129-48 271-75 388-15 61-54 221-123 221-31 0-50-21-52-21z">
            <text:p/>
          </draw:path>
          <draw:path draw:style-name="gr3" draw:text-style-name="P7" draw:layer="layout" svg:width="0.277cm" svg:height="0.389cm" svg:x="12.532cm" svg:y="8.357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64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099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3.625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901cm" svg:y="8.36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571cm" svg:y="8.50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5.37cm" svg:y="8.3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197cm" svg:height="0.843cm" svg:x="15.875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4cm" svg:height="0.035cm" svg:x="12.457cm" svg:y="9.077cm" svg:viewBox="0 0 3745 36" draw:points="1874,36 0,36 0,0 3745,0 3745,36">
            <text:p/>
          </draw:polygon>
          <draw:path draw:style-name="gr3" draw:text-style-name="P7" draw:layer="layout" svg:width="0.322cm" svg:height="0.389cm" svg:x="12.486cm" svg:y="9.505cm" svg:viewBox="0 0 323 390" svg:d="M71 196c0-138 69-175 113-175 8 0 62 0 92 31-34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857cm" svg:y="9.505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283cm" svg:y="9.505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671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3.94cm" svg:y="9.5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1cm" svg:height="0.563cm" svg:x="14.633cm" svg:y="9.39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462cm" svg:y="9.51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5.923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6.618cm" svg:y="8.7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421cm" svg:height="0.383cm" svg:x="17.048cm" svg:y="8.9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</draw:g>
        <draw:g xml:id="id123" draw:id="id123">
          <svg:title>TexMaths</svg:title>
          <svg:desc>24§display§= \int \frac{\sin [\ ( x - b ) + ( a + b ) \ ] }{\sin ( x - b )}\ dx§svg§600§FALSE§</svg:desc>
          <draw:polygon draw:style-name="gr2" draw:text-style-name="P6" draw:layer="layout" svg:width="11.281cm" svg:height="1.909cm" svg:x="11.019cm" svg:y="13.147cm" svg:viewBox="0 0 11282 1910" draw:points="5641,1910 0,1910 0,0 11282,0 11282,1910">
            <text:p/>
          </draw:polygon>
          <draw:path draw:style-name="gr3" draw:text-style-name="P7" draw:layer="layout" svg:width="0.562cm" svg:height="0.199cm" svg:x="11.025cm" svg:y="13.9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4cm" svg:y="13.161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81cm" svg:y="13.3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3cm" svg:y="13.17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6cm" svg:y="13.3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14.087cm" svg:y="13.105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4.586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855cm" svg:y="13.3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5cm" svg:height="0.035cm" svg:x="15.571cm" svg:y="13.51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383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754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7.269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197cm" svg:height="0.843cm" svg:x="18.15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8.426cm" svg:y="13.36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073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9.91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0.281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20.861cm" svg:y="13.105cm" svg:viewBox="0 0 117 844" draw:points="117,0 0,0 0,35 83,35 83,812 0,812 0,844 117,844">
            <text:p/>
          </draw:polygon>
          <draw:polygon draw:style-name="gr3" draw:text-style-name="P7" draw:layer="layout" svg:width="8.124cm" svg:height="0.035cm" svg:x="12.952cm" svg:y="14.08cm" svg:viewBox="0 0 8125 36" draw:points="4063,36 0,36 0,0 8125,0 8125,36">
            <text:p/>
          </draw:polygon>
          <draw:path draw:style-name="gr3" draw:text-style-name="P7" draw:layer="layout" svg:width="0.277cm" svg:height="0.389cm" svg:x="15.258cm" svg:y="14.50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9cm" svg:y="14.32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825cm" svg:y="14.51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351cm" svg:y="14.2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6.62cm" svg:y="14.51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5cm" svg:height="0.035cm" svg:x="17.334cm" svg:y="14.658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8.148cm" svg:y="14.30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8.518cm" svg:y="14.2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493cm" svg:y="13.72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923cm" svg:y="13.93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16" draw:id="id116">
          <svg:title>TexMaths</svg:title>
          <svg:desc>26§display§\text {(3)}§svg§600§FALSE§</svg:desc>
          <draw:polygon draw:style-name="gr2" draw:text-style-name="P6" draw:layer="layout" svg:width="0.986cm" svg:height="0.822cm" svg:x="18.615cm" svg:y="8.647cm" svg:viewBox="0 0 987 823" draw:points="494,823 0,823 0,0 987,0 987,823">
            <text:p/>
          </draw:polygon>
          <draw:path draw:style-name="gr3" draw:text-style-name="P7" draw:layer="layout" svg:width="0.213cm" svg:height="0.914cm" svg:x="18.659cm" svg:y="8.6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8.963cm" svg:y="8.6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9.436cm" svg:y="8.6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7" draw:id="id117">
          <svg:title>TexMaths</svg:title>
          <svg:desc>24§display§\int \frac{x \cos x^2}{\cos ( x^2 - a )} \ dx§svg§600§FALSE§</svg:desc>
          <draw:polygon draw:style-name="gr2" draw:text-style-name="P6" draw:layer="layout" svg:width="6.391cm" svg:height="1.974cm" svg:x="19.717cm" svg:y="8.145cm" svg:viewBox="0 0 6392 1975" draw:points="3195,1975 0,1975 0,0 6392,0 6392,1975">
            <text:p/>
          </draw:polygon>
          <draw:path draw:style-name="gr3" draw:text-style-name="P7" draw:layer="layout" svg:width="0.75cm" svg:height="1.874cm" svg:x="19.723cm" svg:y="8.224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21.47cm" svg:y="8.42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22.096cm" svg:y="8.423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2.466cm" svg:y="8.4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22.893cm" svg:y="8.4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23.361cm" svg:y="8.427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262cm" svg:height="0.392cm" svg:x="23.857cm" svg:y="8.1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20.76cm" svg:y="9.143cm" svg:viewBox="0 0 4124 36" draw:points="2062,36 0,36 0,0 4124,0 4124,36">
            <text:p/>
          </draw:polygon>
          <draw:path draw:style-name="gr3" draw:text-style-name="P7" draw:layer="layout" svg:width="0.322cm" svg:height="0.389cm" svg:x="20.788cm" svg:y="9.57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1.159cm" svg:y="9.5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21.585cm" svg:y="9.57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21.973cm" svg:y="9.31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22.242cm" svg:y="9.57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22.737cm" svg:y="9.3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23.336cm" svg:y="9.723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4.143cm" svg:y="9.57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97cm" svg:height="0.843cm" svg:x="24.603cm" svg:y="9.3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25.299cm" svg:y="8.7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5.729cm" svg:y="8.99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</draw:g>
        <draw:g xml:id="id118" draw:id="id118">
          <svg:title>TexMaths</svg:title>
          <svg:desc>26§display§\text {Solutions :}§svg§600§FALSE§</svg:desc>
          <draw:polygon draw:style-name="gr2" draw:text-style-name="P6" draw:layer="layout" svg:width="4.049cm" svg:height="0.573cm" svg:x="2.31cm" svg:y="11.344cm" svg:viewBox="0 0 4050 574" draw:points="2026,574 0,574 0,0 4050,0 4050,574">
            <text:p/>
          </draw:polygon>
          <draw:path draw:style-name="gr3" draw:text-style-name="P7" draw:layer="layout" svg:width="0.407cm" svg:height="0.665cm" svg:x="2.316cm" svg:y="11.298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797cm" svg:y="11.533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259cm" svg:y="11.30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512cm" svg:y="11.53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007cm" svg:y="11.381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376cm" svg:y="11.33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625cm" svg:y="11.533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085cm" svg:y="11.539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595cm" svg:y="11.533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6.308cm" svg:y="11.548cm" svg:viewBox="0 0 100 395" svg:d="M100 48c0-25-23-48-50-48s-50 23-50 48c0 27 23 50 50 50s50-23 50-50zM100 348c0-27-23-48-50-48s-50 21-50 48 23 47 50 47 50-20 50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6" anim:sub-item="text" smil:attributeName="visibility" smil:to="visible"/>
                  <anim:animate smil:begin="0s" smil:dur="0.5s" smil:fill="hold" smil:decelerate="0.5" smil:targetElement="id106" anim:sub-item="text" smil:attributeName="rotate" smil:values="-90;0" smil:keyTimes="0;1"/>
                  <anim:animate smil:begin="0s" smil:dur="0.5s" smil:fill="hold" smil:decelerate="0.5" smil:targetElement="id106" anim:sub-item="text" smil:attributeName="width" smil:values="width;width*.05" smil:keyTimes="0;1"/>
                  <anim:animate smil:begin="0.5s" smil:dur="0.5s" smil:fill="hold" smil:accelerate="0.5" smil:targetElement="id106" anim:sub-item="text" smil:attributeName="width" smil:values="width*.05;width" smil:keyTimes="0;1"/>
                  <anim:animate smil:dur="1s" smil:fill="hold" smil:targetElement="id106" anim:sub-item="text" smil:attributeName="height" smil:values="height;height" smil:keyTimes="0;1"/>
                  <anim:animate smil:begin="0s" smil:dur="0.5s" smil:fill="hold" smil:decelerate="0.5" smil:targetElement="id106" anim:sub-item="text" smil:attributeName="x" smil:values="x+.4;x" smil:keyTimes="0;1"/>
                  <anim:animate smil:begin="0s" smil:dur="0.5s" smil:fill="hold" smil:decelerate="0.5" smil:targetElement="id106" anim:sub-item="text" smil:attributeName="y" smil:values="y-.2;y+.1" smil:keyTimes="0;1"/>
                  <anim:animate smil:begin="0.5s" smil:dur="0.5s" smil:fill="hold" smil:accelerate="0.5" smil:targetElement="id106" anim:sub-item="text" smil:attributeName="y" smil:values="y+.1;y" smil:keyTimes="0;1"/>
                  <anim:transitionFilter smil:begin="0s" smil:dur="1s" smil:decelerate="0.5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125" draw:id="id125">
          <svg:title>TexMaths</svg:title>
          <svg:desc>24§display§= \int \frac{ \sin (x-b) \cos(a+b) + \cos (x-b) \sin (a+b) }{ \sin (x-b)}\ dx§svg§600§FALSE§</svg:desc>
          <draw:polygon draw:style-name="gr2" draw:text-style-name="P6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7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7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24" draw:id="id124">
          <svg:title>TexMaths</svg:title>
          <svg:desc>28§display§\text {I}§svg§600§FALSE§</svg:desc>
          <draw:polygon draw:style-name="gr2" draw:text-style-name="P6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9" draw:id="id129">
          <svg:title>TexMaths</svg:title>
          <svg:desc>28§display§\text {I}§svg§600§FALSE§</svg:desc>
          <draw:polygon draw:style-name="gr2" draw:text-style-name="P6" draw:layer="layout" svg:width="0.229cm" svg:height="0.575cm" svg:x="5.735cm" svg:y="6.6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5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3.908cm" svg:y="6.723cm" svg:viewBox="0 0 529 434" draw:points="265,434 0,434 0,0 529,0 529,434">
            <text:p/>
          </draw:polygon>
          <draw:path draw:style-name="gr3" draw:text-style-name="P7" draw:layer="layout" svg:width="0.598cm" svg:height="0.531cm" svg:x="3.888cm" svg:y="6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2" draw:id="id132">
          <svg:title>TexMaths</svg:title>
          <svg:desc>28§display§\text {Let,}§svg§600§FALSE§</svg:desc>
          <draw:polygon draw:style-name="gr2" draw:text-style-name="P6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3" draw:id="id133">
          <svg:title>TexMaths</svg:title>
          <svg:desc>28§display§\text {I}§svg§600§FALSE§</svg:desc>
          <draw:polygon draw:style-name="gr2" draw:text-style-name="P6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1" draw:id="id131">
          <svg:title>TexMaths</svg:title>
          <svg:desc>28§display§(2)§svg§600§FALSE§</svg:desc>
          <draw:polygon draw:style-name="gr2" draw:text-style-name="P6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93cm" svg:height="0.658cm" svg:x="2.594cm" svg:y="8.5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7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4" draw:id="id134">
          <svg:title>TexMaths</svg:title>
          <svg:desc>24§display§= \int \frac{\sin ( a - x )}{\cos ( x + a )} \ dx§svg§600§FALSE§</svg:desc>
          <draw:polygon draw:style-name="gr2" draw:text-style-name="P6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7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7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26" draw:id="id126">
          <svg:title>TexMaths</svg:title>
          <svg:desc>24§display§= \smallint \left[ \cos(a+b) + \cot (x-b) \sin (a+b)  \right] \ dx§svg§600§FALSE§</svg:desc>
          <draw:polygon draw:style-name="gr2" draw:text-style-name="P6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7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127" draw:id="id127">
          <svg:title>TexMaths</svg:title>
          <svg:desc>24§display§=  \cos(a+b) \smallint dx +  \sin (a+b) \smallint \cot (x-b)\ dx §svg§600§FALSE§</svg:desc>
          <draw:polygon draw:style-name="gr2" draw:text-style-name="P6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7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30" draw:id="id130">
          <svg:title>TexMaths</svg:title>
          <svg:desc>24§display§= x \cos(a+b)  +  \sin (a+b)\log [\ \sin (x-b)\ ]\ +\ c§svg§600§FALSE§</svg:desc>
          <draw:polygon draw:style-name="gr2" draw:text-style-name="P6" draw:layer="layout" svg:width="17.398cm" svg:height="0.759cm" svg:x="6.523cm" svg:y="6.549cm" svg:viewBox="0 0 17399 760" draw:points="8699,760 0,760 0,0 17399,0 17399,760">
            <text:p/>
          </draw:polygon>
          <draw:path draw:style-name="gr3" draw:text-style-name="P7" draw:layer="layout" svg:width="0.562cm" svg:height="0.199cm" svg:x="6.529cm" svg:y="6.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5cm" svg:y="6.7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322cm" svg:height="0.389cm" svg:x="8.023cm" svg:y="6.7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393cm" svg:y="6.7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817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207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9.486cm" svg:y="6.7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562cm" svg:height="0.564cm" svg:x="10.13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68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338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1.85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2.677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09cm" svg:y="6.5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43cm" svg:y="6.7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767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14.045cm" svg:y="6.7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4.69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53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9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9cm" svg:height="0.587cm" svg:x="16.348cm" svg:y="6.5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578cm" svg:y="6.7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cm" svg:y="6.7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7.509cm" svg:y="6.50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7.953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8.285cm" svg:y="6.5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519cm" svg:y="6.7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9.043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9.314cm" svg:y="6.7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0.028cm" svg:y="6.912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84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211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791cm" svg:y="6.507cm" svg:viewBox="0 0 117 845" draw:points="117,0 0,0 0,35 83,35 83,812 0,812 0,845 117,845">
            <text:p/>
          </draw:polygon>
          <draw:path draw:style-name="gr3" draw:text-style-name="P7" draw:layer="layout" svg:width="0.562cm" svg:height="0.564cm" svg:x="22.522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3.636cm" svg:y="6.7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35" draw:id="id135">
          <svg:title>TexMaths</svg:title>
          <svg:desc>24§display§= \int \frac{\sin [\ 2a - ( a + x )\ ] }{\cos ( x + a )} \ dx§svg§600§FALSE§</svg:desc>
          <draw:polygon draw:style-name="gr2" draw:text-style-name="P6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7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7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7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7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7" draw:id="id137">
          <svg:title>TexMaths</svg:title>
          <svg:desc>24§display§= \int \frac{\sin 2a \cos ( a + x ) - \cos 2a \sin ( a + x ) }{\cos ( x + a )} \ dx§svg§600§FALSE§</svg:desc>
          <draw:polygon draw:style-name="gr2" draw:text-style-name="P6" draw:layer="layout" svg:width="16.047cm" svg:height="1.909cm" svg:x="6.518cm" svg:y="12.951cm" svg:viewBox="0 0 16048 1910" draw:points="8024,1910 0,1910 0,0 16048,0 16048,1910">
            <text:p/>
          </draw:polygon>
          <draw:path draw:style-name="gr3" draw:text-style-name="P7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084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774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7cm" svg:height="0.389cm" svg:x="17.71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9.087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734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2.89cm" svg:height="0.035cm" svg:x="8.451cm" svg:y="13.884cm" svg:viewBox="0 0 12891 36" draw:points="6446,36 0,36 0,0 12891,0 12891,36">
            <text:p/>
          </draw:polygon>
          <draw:path draw:style-name="gr3" draw:text-style-name="P7" draw:layer="layout" svg:width="0.322cm" svg:height="0.389cm" svg:x="13.052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422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3.849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237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505cm" svg:y="14.31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62cm" svg:height="0.563cm" svg:x="15.199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6.028cm" svg:y="14.318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197cm" svg:height="0.843cm" svg:x="16.489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755cm" svg:y="13.52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2.186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36" draw:id="id136">
          <svg:title>TexMaths</svg:title>
          <svg:desc>24§display§[\ \text {Note this step carefully}\ ]§svg§600§FALSE§</svg:desc>
          <draw:polygon draw:style-name="gr2" draw:text-style-name="P6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7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7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7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7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/>
                  <anim:animate smil:dur="0.5s" smil:fill="hold" smil:targetElement="id1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144" text:id="id144"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3"> <text:s text:c="6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4"> <text:s text:c="16"/></text:span><text:span text:style-name="T1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39" draw:id="id139">
          <svg:title>TexMaths</svg:title>
          <svg:desc>24§display§= \smallint [ \ \sin 2a - \cos 2a  \tan ( x + a )\ ] \ dx §svg§600§FALSE§</svg:desc>
          <draw:polygon draw:style-name="gr2" draw:text-style-name="P6" draw:layer="layout" svg:width="12.634cm" svg:height="0.76cm" svg:x="6.517cm" svg:y="1.043cm" svg:viewBox="0 0 12635 761" draw:points="6316,761 0,761 0,0 12635,0 12635,761">
            <text:p/>
          </draw:polygon>
          <draw:path draw:style-name="gr3" draw:text-style-name="P7" draw:layer="layout" svg:width="0.562cm" svg:height="0.199cm" svg:x="6.523cm" svg:y="1.3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1.03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7.909cm" svg:y="1.001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8.354cm" svg:y="1.2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686cm" svg:y="1.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919cm" svg:y="1.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545cm" svg:y="1.0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957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627cm" svg:y="1.406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428cm" svg:y="1.2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799cm" svg:y="1.2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225cm" svg:y="1.2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712cm" svg:y="1.0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125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4cm" svg:height="0.529cm" svg:x="13.694cm" svg:y="1.1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4.041cm" svg:y="1.25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4.456cm" svg:y="1.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98cm" svg:y="1.0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5.249cm" svg:y="1.2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5.942cm" svg:y="1.1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6.771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7.232cm" svg:y="1.0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7.812cm" svg:y="1.0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18.342cm" svg:y="1.0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8.772cm" svg:y="1.2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1 0-7-7-7-9-7-8 0-10 2-12 7-28 93-86 112-113 112-33 0-46-27-46-56 0-19 6-36 15-75z">
            <text:p/>
          </draw:path>
        </draw:g>
        <draw:g xml:id="id138" draw:id="id138">
          <svg:title>TexMaths</svg:title>
          <svg:desc>28§display§\text {I}§svg§600§FALSE§</svg:desc>
          <draw:polygon draw:style-name="gr2" draw:text-style-name="P6" draw:layer="layout" svg:width="0.229cm" svg:height="0.575cm" svg:x="5.732cm" svg:y="1.1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6" draw:layer="layout" svg:width="0.229cm" svg:height="0.575cm" svg:x="5.734cm" svg:y="4.1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6" draw:layer="layout" svg:width="0.528cm" svg:height="0.433cm" svg:x="3.907cm" svg:y="4.2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4.1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3" draw:id="id143">
          <svg:title>TexMaths</svg:title>
          <svg:desc>24§display§= x \sin 2a - \cos 2a \log [\ \sec ( x + a ) \ ] \ + \ c §svg§600§FALSE§</svg:desc>
          <draw:polygon draw:style-name="gr2" draw:text-style-name="P6" draw:layer="layout" svg:width="14.556cm" svg:height="0.76cm" svg:x="6.519cm" svg:y="4.045cm" svg:viewBox="0 0 14557 761" draw:points="7278,761 0,761 0,0 14557,0 14557,761">
            <text:p/>
          </draw:polygon>
          <draw:path draw:style-name="gr3" draw:text-style-name="P7" draw:layer="layout" svg:width="0.562cm" svg:height="0.199cm" svg:x="6.525cm" svg:y="4.3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1cm" svg:y="4.2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277cm" svg:height="0.389cm" svg:x="8.018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351cm" svg:y="4.0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583cm" svg:y="4.2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209cm" svg:y="4.0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622cm" svg:y="4.2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292cm" svg:y="4.408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092cm" svg:y="4.2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63cm" svg:y="4.2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1.889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377cm" svg:y="4.0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2.789cm" svg:y="4.2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89cm" svg:height="0.587cm" svg:x="13.371cm" svg:y="4.05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6cm" svg:y="4.2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022cm" svg:y="4.2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4.531cm" svg:y="4.0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4.974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305cm" svg:y="4.2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683cm" svg:y="4.2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113cm" svg:y="4.0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382cm" svg:y="4.2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7.075cm" svg:y="4.1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7.904cm" svg:y="4.2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18.365cm" svg:y="4.0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8.945cm" svg:y="4.003cm" svg:viewBox="0 0 117 845" draw:points="117,0 0,0 0,35 83,35 83,812 0,812 0,845 117,845">
            <text:p/>
          </draw:polygon>
          <draw:path draw:style-name="gr3" draw:text-style-name="P7" draw:layer="layout" svg:width="0.562cm" svg:height="0.564cm" svg:x="19.676cm" svg:y="4.1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0.788cm" svg:y="4.2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46" draw:id="id146">
          <svg:title>TexMaths</svg:title>
          <svg:desc>28§display§\text {Let,}§svg§600§FALSE§</svg:desc>
          <draw:polygon draw:style-name="gr2" draw:text-style-name="P6" draw:layer="layout" svg:width="1.538cm" svg:height="0.765cm" svg:x="3.629cm" svg:y="6.2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6.1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6.4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6.2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6.7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7" draw:id="id147">
          <svg:title>TexMaths</svg:title>
          <svg:desc>28§display§\text {I}§svg§600§FALSE§</svg:desc>
          <draw:polygon draw:style-name="gr2" draw:text-style-name="P6" draw:layer="layout" svg:width="0.229cm" svg:height="0.575cm" svg:x="5.735cm" svg:y="6.2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1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8" draw:id="id148">
          <svg:title>TexMaths</svg:title>
          <svg:desc>24§display§=  \int \frac{x \cos x^2}{\cos ( x^2 - a )} \ dx§svg§600§FALSE§</svg:desc>
          <draw:polygon draw:style-name="gr2" draw:text-style-name="P6" draw:layer="layout" svg:width="7.28cm" svg:height="1.974cm" svg:x="6.52cm" svg:y="5.543cm" svg:viewBox="0 0 7281 1975" draw:points="3640,1975 0,1975 0,0 7281,0 7281,1975">
            <text:p/>
          </draw:polygon>
          <draw:path draw:style-name="gr3" draw:text-style-name="P7" draw:layer="layout" svg:width="0.562cm" svg:height="0.199cm" svg:x="6.526cm" svg:y="6.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5cm" svg:y="5.622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9.162cm" svg:y="5.8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9.79cm" svg:y="5.82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16cm" svg:y="5.82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585cm" svg:y="5.82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1.055cm" svg:y="5.8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262cm" svg:height="0.392cm" svg:x="11.551cm" svg:y="5.5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8.453cm" svg:y="6.541cm" svg:viewBox="0 0 4124 36" draw:points="2062,36 0,36 0,0 4124,0 4124,36">
            <text:p/>
          </draw:polygon>
          <draw:path draw:style-name="gr3" draw:text-style-name="P7" draw:layer="layout" svg:width="0.322cm" svg:height="0.389cm" svg:x="8.482cm" svg:y="6.9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3cm" svg:y="6.96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7cm" svg:y="6.96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7cm" svg:y="6.716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9.936cm" svg:y="6.97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10.431cm" svg:y="6.71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1.028cm" svg:y="7.121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837cm" svg:y="6.975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6cm" svg:y="6.716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2.992cm" svg:y="6.184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13.423cm" svg:y="6.39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</draw:g>
        <draw:g xml:id="id145" draw:id="id145">
          <svg:title>TexMaths</svg:title>
          <svg:desc>28§display§(3)§svg§600§FALSE§</svg:desc>
          <draw:polygon draw:style-name="gr2" draw:text-style-name="P6" draw:layer="layout" svg:width="1.061cm" svg:height="0.886cm" svg:x="2.211cm" svg:y="6.1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6.0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09cm" svg:height="0.678cm" svg:x="2.585cm" svg:y="6.181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7" draw:layer="layout" svg:width="0.23cm" svg:height="0.985cm" svg:x="3.094cm" svg:y="6.0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9" draw:id="id149">
          <svg:title>TexMaths</svg:title>
          <svg:desc>24§display§=  \int \frac{\cos x^2}{\cos ( x^2 - a )}\ x\ dx§svg§600§FALSE§</svg:desc>
          <draw:polygon draw:style-name="gr2" draw:text-style-name="P6" draw:layer="layout" svg:width="8.045cm" svg:height="1.974cm" svg:x="14.521cm" svg:y="5.745cm" svg:viewBox="0 0 8046 1975" draw:points="4023,1975 0,1975 0,0 8046,0 8046,1975">
            <text:p/>
          </draw:polygon>
          <draw:path draw:style-name="gr3" draw:text-style-name="P7" draw:layer="layout" svg:width="0.562cm" svg:height="0.199cm" svg:x="14.527cm" svg:y="6.6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5.416cm" svg:y="5.824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7" draw:layer="layout" svg:width="0.322cm" svg:height="0.389cm" svg:x="17.48cm" svg:y="6.023cm" svg:viewBox="0 0 323 390" svg:d="M71 196c0-138 69-175 113-175 8 0 62 0 93 31-35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17.849cm" svg:y="6.0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8.275cm" svg:y="6.02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421cm" svg:height="0.383cm" svg:x="18.746cm" svg:y="6.027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2 0-46-27-46-56 0-19 6-37 15-75z">
            <text:p/>
          </draw:path>
          <draw:path draw:style-name="gr3" draw:text-style-name="P7" draw:layer="layout" svg:width="0.262cm" svg:height="0.392cm" svg:x="19.241cm" svg:y="5.7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4cm" svg:height="0.035cm" svg:x="16.455cm" svg:y="6.743cm" svg:viewBox="0 0 4125 36" draw:points="2062,36 0,36 0,0 4125,0 4125,36">
            <text:p/>
          </draw:polygon>
          <draw:path draw:style-name="gr3" draw:text-style-name="P7" draw:layer="layout" svg:width="0.322cm" svg:height="0.389cm" svg:x="16.483cm" svg:y="7.171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16.854cm" svg:y="7.1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17.278cm" svg:y="7.171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97cm" svg:height="0.843cm" svg:x="17.668cm" svg:y="6.918cm" svg:viewBox="0 0 198 844" svg:d="M198 837c0-2 0-4-16-20-105-105-132-264-132-395 0-146 33-293 136-399 12-10 12-11 12-15 0-6-4-8-10-8-7 0-84 58-134 165-44 92-54 186-54 257 0 67 10 169 56 265 52 104 125 157 132 157 6 0 10-2 10-7z">
            <text:p/>
          </draw:path>
          <draw:path draw:style-name="gr3" draw:text-style-name="P7" draw:layer="layout" svg:width="0.421cm" svg:height="0.383cm" svg:x="17.937cm" svg:y="7.177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262cm" svg:height="0.392cm" svg:x="18.433cm" svg:y="6.9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6cm" svg:height="0.035cm" svg:x="19.03cm" svg:y="7.32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838cm" svg:y="7.177cm" svg:viewBox="0 0 388 384" svg:d="M282 54c-15-31-40-54-78-54-98 0-204 125-204 248 0 80 46 136 113 136 18 0 60-4 110-64 7 35 36 64 77 64 30 0 49-19 63-46 13-31 25-83 25-85 0-7-8-7-10-7-9 0-9 2-11 15-16 54-31 104-66 104-23 0-24-22-24-39 0-19 1-25 11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20.297cm" svg:y="6.9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21cm" svg:height="0.383cm" svg:x="20.984cm" svg:y="6.5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402cm" svg:height="0.596cm" svg:x="21.756cm" svg:y="6.3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2.187cm" svg:y="6.5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150" draw:id="id150">
          <svg:title>TexMaths</svg:title>
          <svg:desc>24§display§\text {Put } x^2 = t\ ,§svg§600§FALSE§</svg:desc>
          <draw:polygon draw:style-name="gr2" draw:text-style-name="P6" draw:layer="layout" svg:width="4.309cm" svg:height="0.819cm" svg:x="3.625cm" svg:y="8.441cm" svg:viewBox="0 0 4310 820" draw:points="2156,820 0,820 0,0 4310,0 4310,820">
            <text:p/>
          </draw:polygon>
          <draw:path draw:style-name="gr3" draw:text-style-name="P7" draw:layer="layout" svg:width="0.498cm" svg:height="0.577cm" svg:x="3.612cm" svg:y="8.564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84cm" svg:y="8.76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41cm" svg:y="8.62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1cm" svg:height="0.383cm" svg:x="5.259cm" svg:y="8.7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5.755cm" svg:y="8.39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6.377cm" svg:y="8.82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239cm" svg:y="8.612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878cm" svg:y="9.05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51" draw:id="id151">
          <svg:title>TexMaths</svg:title>
          <svg:desc>24§display§\text {Diff. }w.\ r.\ t. \ x,\  2x dx = dt§svg§600§FALSE§</svg:desc>
          <draw:polygon draw:style-name="gr2" draw:text-style-name="P6" draw:layer="layout" svg:width="9.536cm" svg:height="0.673cm" svg:x="8.328cm" svg:y="8.544cm" svg:viewBox="0 0 9537 674" draw:points="4770,674 0,674 0,0 9537,0 9537,674">
            <text:p/>
          </draw:polygon>
          <draw:path draw:style-name="gr3" draw:text-style-name="P7" draw:layer="layout" svg:width="0.567cm" svg:height="0.577cm" svg:x="8.315cm" svg:y="8.521cm" svg:viewBox="0 0 568 578" svg:d="M0 0v27h21c65 0 65 9 65 38v447c0 31 0 39-65 39h-21v27h309c142 0 259-125 259-284 0-162-113-294-259-294zM202 551c-41 0-43-6-43-33v-459c0-26 2-32 43-32h84c52 0 111 17 154 79 36 49 44 122 44 188 0 94-15 144-46 186-17 23-65 71-152 71z">
            <text:p/>
          </draw:path>
          <draw:path draw:style-name="gr3" draw:text-style-name="P7" draw:layer="layout" svg:width="0.181cm" svg:height="0.565cm" svg:x="8.958cm" svg:y="8.5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187cm" svg:y="8.502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7c-62 0-64-10-64-40zM121 232v-96c0-82 69-117 123-117 42 0 65 16 67 16v1c-15 0-31 12-31 35 0 6 0 27 23 35-2 11-2 19-2 28v98z">
            <text:p/>
          </draw:path>
          <draw:path draw:style-name="gr3" draw:text-style-name="P7" draw:layer="layout" svg:width="0.091cm" svg:height="0.091cm" svg:x="9.73cm" svg:y="9.007cm" svg:viewBox="0 0 92 92" svg:d="M92 46c0-25-21-46-46-46s-46 21-46 46 21 46 46 46 46-21 46-46z">
            <text:p/>
          </draw:path>
          <draw:path draw:style-name="gr3" draw:text-style-name="P7" draw:layer="layout" svg:width="0.56cm" svg:height="0.383cm" svg:x="10.291cm" svg:y="8.7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965cm" svg:y="9.00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33cm" svg:y="8.7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838cm" svg:y="9.007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301cm" svg:y="8.5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658cm" svg:y="9.00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25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099cm" svg:height="0.252cm" svg:x="13.657cm" svg:y="9.0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337cm" svg:height="0.563cm" svg:x="14.281cm" svg:y="8.535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421cm" svg:height="0.383cm" svg:x="14.686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402cm" svg:height="0.596cm" svg:x="15.178cm" svg:y="8.512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5.608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16.347cm" svg:y="8.7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7.223cm" svg:y="8.512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26cm" svg:height="0.538cm" svg:x="17.647cm" svg:y="8.569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</draw:g>
        <draw:g xml:id="id152" draw:id="id152">
          <svg:title>TexMaths</svg:title>
          <svg:desc>26§display§\therefore§svg§600§FALSE§</svg:desc>
          <draw:polygon draw:style-name="gr2" draw:text-style-name="P6" draw:layer="layout" svg:width="0.49cm" svg:height="0.402cm" svg:x="18.604cm" svg:y="8.62cm" svg:viewBox="0 0 491 403" draw:points="246,403 0,403 0,0 491,0 491,403">
            <text:p/>
          </draw:polygon>
          <draw:path draw:style-name="gr3" draw:text-style-name="P7" draw:layer="layout" svg:width="0.555cm" svg:height="0.493cm" svg:x="18.585cm" svg:y="8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3" draw:id="id153">
          <svg:title>TexMaths</svg:title>
          <svg:desc>24§display§x\ dx = \frac{1}{2}dt§svg§600§FALSE§</svg:desc>
          <draw:polygon draw:style-name="gr2" draw:text-style-name="P6" draw:layer="layout" svg:width="4.067cm" svg:height="1.627cm" svg:x="19.733cm" svg:y="7.944cm" svg:viewBox="0 0 4068 1628" draw:points="2033,1628 0,1628 0,0 4068,0 4068,1628">
            <text:p/>
          </draw:polygon>
          <draw:path draw:style-name="gr3" draw:text-style-name="P7" draw:layer="layout" svg:width="0.421cm" svg:height="0.383cm" svg:x="19.716cm" svg:y="8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402cm" svg:height="0.596cm" svg:x="20.488cm" svg:y="8.4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918cm" svg:y="8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199cm" svg:x="21.65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2.677cm" svg:y="7.902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22.602cm" svg:y="8.806cm" svg:viewBox="0 0 424 36" draw:points="211,36 0,36 0,0 424,0 424,36">
            <text:p/>
          </draw:polygon>
          <draw:path draw:style-name="gr3" draw:text-style-name="P7" draw:layer="layout" svg:width="0.337cm" svg:height="0.563cm" svg:x="22.644cm" svg:y="9.05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7" draw:layer="layout" svg:width="0.402cm" svg:height="0.596cm" svg:x="23.159cm" svg:y="8.4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23.583cm" svg:y="8.507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6" draw:layer="layout" svg:width="0.49cm" svg:height="0.402cm" svg:x="4.604cm" svg:y="10.82cm" svg:viewBox="0 0 491 403" draw:points="246,403 0,403 0,0 491,0 491,403">
            <text:p/>
          </draw:polygon>
          <draw:path draw:style-name="gr3" draw:text-style-name="P7" draw:layer="layout" svg:width="0.555cm" svg:height="0.493cm" svg:x="4.585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5" draw:id="id155">
          <svg:title>TexMaths</svg:title>
          <svg:desc>28§display§\text {I}§svg§600§FALSE§</svg:desc>
          <draw:polygon draw:style-name="gr2" draw:text-style-name="P6" draw:layer="layout" svg:width="0.229cm" svg:height="0.575cm" svg:x="5.835cm" svg:y="10.647cm" svg:viewBox="0 0 230 576" draw:points="116,576 0,576 0,0 230,0 230,576">
            <text:p/>
          </draw:polygon>
          <draw:path draw:style-name="gr3" draw:text-style-name="P7" draw:layer="layout" svg:width="0.301cm" svg:height="0.674cm" svg:x="5.813cm" svg:y="10.5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4§display§=  \int \frac{\cos t}{\cos ( t - a )}\ \frac{1}{2} dt§svg§600§FALSE§</svg:desc>
          <draw:polygon draw:style-name="gr2" draw:text-style-name="P6" draw:layer="layout" svg:width="7.183cm" svg:height="1.854cm" svg:x="6.521cm" svg:y="10.048cm" svg:viewBox="0 0 7184 1855" draw:points="3592,1855 0,1855 0,0 7184,0 7184,1855">
            <text:p/>
          </draw:polygon>
          <draw:path draw:style-name="gr3" draw:text-style-name="P7" draw:layer="layout" svg:width="0.561cm" svg:height="0.199cm" svg:x="6.527cm" svg:y="10.8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416cm" svg:y="10.006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322cm" svg:height="0.389cm" svg:x="9.479cm" svg:y="10.206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9.848cm" svg:y="10.20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274cm" svg:y="10.20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cm" svg:height="0.538cm" svg:x="10.739cm" svg:y="10.056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olygon draw:style-name="gr3" draw:text-style-name="P7" draw:layer="layout" svg:width="3.568cm" svg:height="0.035cm" svg:x="8.454cm" svg:y="10.926cm" svg:viewBox="0 0 3569 36" draw:points="1783,36 0,36 0,0 3569,0 3569,36">
            <text:p/>
          </draw:polygon>
          <draw:path draw:style-name="gr3" draw:text-style-name="P7" draw:layer="layout" svg:width="0.322cm" svg:height="0.389cm" svg:x="8.483cm" svg:y="11.35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854cm" svg:y="11.35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278cm" svg:y="11.35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4cm" svg:x="9.667cm" svg:y="11.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9.931cm" svg:y="11.204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474cm" svg:y="11.50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28cm" svg:y="11.359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1.741cm" svg:y="11.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9cm" svg:height="0.563cm" svg:x="12.58cm" svg:y="10.021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23cm" svg:height="0.035cm" svg:x="12.505cm" svg:y="10.926cm" svg:viewBox="0 0 424 36" draw:points="211,36 0,36 0,0 424,0 424,36">
            <text:p/>
          </draw:polygon>
          <draw:path draw:style-name="gr3" draw:text-style-name="P7" draw:layer="layout" svg:width="0.337cm" svg:height="0.563cm" svg:x="12.547cm" svg:y="11.17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402cm" svg:height="0.596cm" svg:x="13.062cm" svg:y="10.569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3.486cm" svg:y="10.626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157" draw:id="id157">
          <svg:title>TexMaths</svg:title>
          <svg:desc>24§display§= \frac{1}{2} \int \frac{\cos [\ ( t - a ) + a\ ] }{\cos ( t - a )}\  dt§svg§600§FALSE§</svg:desc>
          <draw:polygon draw:style-name="gr2" draw:text-style-name="P6" draw:layer="layout" svg:width="9.831cm" svg:height="1.909cm" svg:x="6.521cm" svg:y="12.749cm" svg:viewBox="0 0 9832 1910" draw:points="4915,1910 0,1910 0,0 9832,0 9832,1910">
            <text:p/>
          </draw:polygon>
          <draw:path draw:style-name="gr3" draw:text-style-name="P7" draw:layer="layout" svg:width="0.562cm" svg:height="0.199cm" svg:x="6.527cm" svg:y="13.5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6cm" svg:y="12.77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13.682cm" svg:viewBox="0 0 424 36" draw:points="211,36 0,36 0,0 424,0 424,36">
            <text:p/>
          </draw:polygon>
          <draw:path draw:style-name="gr3" draw:text-style-name="P7" draw:layer="layout" svg:width="0.337cm" svg:height="0.563cm" svg:x="7.512cm" svg:y="13.92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82cm" svg:y="12.7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7cm" svg:y="12.96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8cm" svg:y="12.96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4cm" svg:y="12.96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olygon draw:style-name="gr3" draw:text-style-name="P7" draw:layer="layout" svg:width="0.116cm" svg:height="0.843cm" svg:x="10.447cm" svg:y="12.707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0.946cm" svg:y="12.7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211cm" svg:y="12.81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755cm" svg:y="13.1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561cm" svg:y="12.9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022cm" svg:y="12.7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3.536cm" svg:y="12.84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4.366cm" svg:y="12.9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3cm" svg:x="15.078cm" svg:y="12.707cm" svg:viewBox="0 0 117 844" draw:points="117,0 0,0 0,35 83,35 83,812 0,812 0,844 117,844">
            <text:p/>
          </draw:polygon>
          <draw:polygon draw:style-name="gr3" draw:text-style-name="P7" draw:layer="layout" svg:width="6.075cm" svg:height="0.035cm" svg:x="9.218cm" svg:y="13.682cm" svg:viewBox="0 0 6076 36" draw:points="3037,36 0,36 0,0 6076,0 6076,36">
            <text:p/>
          </draw:polygon>
          <draw:path draw:style-name="gr3" draw:text-style-name="P7" draw:layer="layout" svg:width="0.322cm" svg:height="0.389cm" svg:x="10.501cm" svg:y="14.11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871cm" svg:y="14.11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298cm" svg:y="14.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686cm" svg:y="13.8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95cm" svg:y="13.96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2.492cm" svg:y="14.26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3.3cm" svg:y="14.11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759cm" svg:y="13.8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71cm" svg:y="13.32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6.134cm" svg:y="13.38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40" draw:id="id140">
          <svg:title>TexMaths</svg:title>
          <svg:desc>24§display§= \sin 2a \smallint  dx - \cos 2a \smallint \tan ( x + a ) \ dx §svg§600§FALSE§</svg:desc>
          <draw:polygon draw:style-name="gr2" draw:text-style-name="P6" draw:layer="layout" svg:width="13.392cm" svg:height="0.76cm" svg:x="6.517cm" svg:y="2.543cm" svg:viewBox="0 0 13393 761" draw:points="6695,761 0,761 0,0 13393,0 13393,761">
            <text:p/>
          </draw:polygon>
          <draw:path draw:style-name="gr3" draw:text-style-name="P7" draw:layer="layout" svg:width="0.562cm" svg:height="0.199cm" svg:x="6.523cm" svg:y="2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93cm" svg:y="2.7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727cm" svg:y="2.5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59cm" svg:y="2.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8.583cm" svg:y="2.5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8.998cm" svg:y="2.7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352cm" svg:height="0.786cm" svg:x="9.597cm" svg:y="2.53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0.169cm" svg:y="2.5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0.599cm" svg:y="2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1.313cm" svg:y="2.906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2.116cm" svg:y="2.7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487cm" svg:y="2.7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913cm" svg:y="2.7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3.401cm" svg:y="2.5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813cm" svg:y="2.7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52cm" svg:height="0.786cm" svg:x="14.412cm" svg:y="2.53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264cm" svg:height="0.529cm" svg:x="14.967cm" svg:y="2.6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5.315cm" svg:y="2.75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5.728cm" svg:y="2.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254cm" svg:y="2.5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523cm" svg:y="2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216cm" svg:y="2.6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8.045cm" svg:y="2.7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18.506cm" svg:y="2.5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9.099cm" svg:y="2.5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9.53cm" svg:y="2.7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4" anim:sub-item="text" smil:attributeName="visibility" smil:to="visible"/>
                  <anim:animate smil:dur="0.25s" smil:fill="hold" smil:targetElement="id144" anim:sub-item="text" smil:attributeName="width" smil:values="width*0.05;width" smil:keyTimes="0;1"/>
                  <anim:animate smil:dur="0.25s" smil:fill="hold" smil:targetElement="id144" anim:sub-item="text" smil:attributeName="height" smil:values="height;height" smil:keyTimes="0;1"/>
                  <anim:animate smil:dur="0.25s" smil:fill="hold" smil:targetElement="id144" anim:sub-item="text" smil:attributeName="x" smil:values="x-.2;x" smil:keyTimes="0;1"/>
                  <anim:animate smil:dur="0.25s" smil:fill="hold" smil:targetElement="id144" anim:sub-item="text" smil:attributeName="y" smil:values="y;y" smil:keyTimes="0;1"/>
                  <anim:transitionFilter smil:dur="0.25s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47" smil:attributeName="visibility" smil:to="visible"/>
                  <anim:animate smil:dur="0.25s" smil:fill="hold" smil:targetElement="id147" smil:attributeName="width" smil:values="width*0.05;width" smil:keyTimes="0;1"/>
                  <anim:animate smil:dur="0.25s" smil:fill="hold" smil:targetElement="id147" smil:attributeName="height" smil:values="height;height" smil:keyTimes="0;1"/>
                  <anim:animate smil:dur="0.25s" smil:fill="hold" smil:targetElement="id147" smil:attributeName="x" smil:values="x-.2;x" smil:keyTimes="0;1"/>
                  <anim:animate smil:dur="0.25s" smil:fill="hold" smil:targetElement="id147" smil:attributeName="y" smil:values="y;y" smil:keyTimes="0;1"/>
                  <anim:transitionFilter smil:dur="0.25s" smil:targetElement="id147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3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58" draw:id="id158">
          <svg:title>TexMaths</svg:title>
          <svg:desc>28§display§\text {I}§svg§600§FALSE§</svg:desc>
          <draw:polygon draw:style-name="gr2" draw:text-style-name="P6" draw:layer="layout" svg:width="0.229cm" svg:height="0.575cm" svg:x="5.732cm" svg:y="1.9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4" draw:id="id164">
          <svg:title>TexMaths</svg:title>
          <svg:desc>28§display§\text {I}§svg§600§FALSE§</svg:desc>
          <draw:polygon draw:style-name="gr2" draw:text-style-name="P6" draw:layer="layout" svg:width="0.229cm" svg:height="0.575cm" svg:x="5.734cm" svg:y="12.4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12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3" draw:id="id163">
          <svg:title>TexMaths</svg:title>
          <svg:desc>28§display§\therefore§svg§600§FALSE§</svg:desc>
          <draw:polygon draw:style-name="gr2" draw:text-style-name="P6" draw:layer="layout" svg:width="0.528cm" svg:height="0.433cm" svg:x="3.907cm" svg:y="12.5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12.4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2" draw:id="id162">
          <svg:title>TexMaths</svg:title>
          <svg:desc>24§display§=  \frac{1}{2}[\ \cos a\ (t) - \sin a \log [\ \sec ( t - a ) \ ]   \ + \ c §svg§600§FALSE§</svg:desc>
          <draw:polygon draw:style-name="gr2" draw:text-style-name="P6" draw:layer="layout" svg:width="15.293cm" svg:height="1.627cm" svg:x="6.519cm" svg:y="9.046cm" svg:viewBox="0 0 15294 1628" draw:points="7647,1628 0,1628 0,0 15294,0 15294,1628">
            <text:p/>
          </draw:polygon>
          <draw:path draw:style-name="gr3" draw:text-style-name="P7" draw:layer="layout" svg:width="0.562cm" svg:height="0.199cm" svg:x="6.525cm" svg:y="9.8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9.004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9.908cm" svg:viewBox="0 0 424 36" draw:points="211,36 0,36 0,0 424,0 424,36">
            <text:p/>
          </draw:polygon>
          <draw:path draw:style-name="gr3" draw:text-style-name="P7" draw:layer="layout" svg:width="0.337cm" svg:height="0.563cm" svg:x="7.51cm" svg:y="10.15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9.50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5cm" svg:y="9.758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05cm" svg:y="9.75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0.587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0.85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197cm" svg:height="0.844cm" svg:x="11.184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15cm" svg:height="0.035cm" svg:x="11.722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2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55cm" svg:y="9.57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089cm" svg:y="9.7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05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89cm" svg:height="0.586cm" svg:x="14.285cm" svg:y="9.55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15cm" svg:y="9.758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4.938cm" svg:y="9.754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46cm" svg:y="9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89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18cm" svg:y="9.758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598cm" svg:y="9.758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28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7.291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835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64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102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19.682cm" svg:y="9.503cm" svg:viewBox="0 0 117 845" draw:points="117,0 0,0 0,35 83,35 83,812 0,812 0,845 117,845">
            <text:p/>
          </draw:polygon>
          <draw:path draw:style-name="gr3" draw:text-style-name="P7" draw:layer="layout" svg:width="0.562cm" svg:height="0.563cm" svg:x="20.413cm" svg:y="9.64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525cm" svg:y="9.764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159" draw:id="id159">
          <svg:title>TexMaths</svg:title>
          <svg:desc>24§display§= \frac{1}{2} \int \frac{ \cos ( t - a ) \cos a - \sin ( t - a ) \sin a }{ \cos ( t - a )}\ dt§svg§600§FALSE§</svg:desc>
          <draw:polygon draw:style-name="gr2" draw:text-style-name="P6" draw:layer="layout" svg:width="15.447cm" svg:height="1.909cm" svg:x="6.517cm" svg:y="1.239cm" svg:viewBox="0 0 15448 1910" draw:points="7724,1910 0,1910 0,0 15448,0 15448,1910">
            <text:p/>
          </draw:polygon>
          <draw:path draw:style-name="gr3" draw:text-style-name="P7" draw:layer="layout" svg:width="0.562cm" svg:height="0.199cm" svg:x="6.523cm" svg:y="2.0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2cm" svg:y="1.26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5cm" svg:y="2.172cm" svg:viewBox="0 0 424 36" draw:points="211,36 0,36 0,0 424,0 424,36">
            <text:p/>
          </draw:polygon>
          <draw:path draw:style-name="gr3" draw:text-style-name="P7" draw:layer="layout" svg:width="0.337cm" svg:height="0.563cm" svg:x="7.508cm" svg:y="2.41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78cm" svg:y="1.253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3cm" svg:y="1.4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4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0.428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0.691cm" svg:y="1.301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234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043cm" svg:y="1.45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501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951cm" svg:y="1.4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321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747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4.226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896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5.696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6.03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6.263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789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7.052cm" svg:y="1.30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595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401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8.862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19.309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9.644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9.876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20.492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1.691cm" svg:height="0.035cm" svg:x="9.215cm" svg:y="2.172cm" svg:viewBox="0 0 11692 36" draw:points="5846,36 0,36 0,0 11692,0 11692,36">
            <text:p/>
          </draw:polygon>
          <draw:path draw:style-name="gr3" draw:text-style-name="P7" draw:layer="layout" svg:width="0.322cm" svg:height="0.389cm" svg:x="13.306cm" svg:y="2.6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675cm" svg:y="2.6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4.101cm" svg:y="2.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89cm" svg:y="2.3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4.754cm" svg:y="2.4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5.295cm" svg:y="2.7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6.103cm" svg:y="2.60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6.564cm" svg:y="2.3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322cm" svg:y="1.81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26cm" svg:height="0.538cm" svg:x="21.746cm" svg:y="1.8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0" draw:id="id160">
          <svg:title>TexMaths</svg:title>
          <svg:desc>24§display§=  \frac{1}{2} \smallint [\ \cos a - \tan ( t - a ) \sin a\ ] dt§svg§600§FALSE§</svg:desc>
          <draw:polygon draw:style-name="gr2" draw:text-style-name="P6" draw:layer="layout" svg:width="11.931cm" svg:height="1.627cm" svg:x="6.52cm" svg:y="3.947cm" svg:viewBox="0 0 11932 1628" draw:points="5966,1628 0,1628 0,0 11932,0 11932,1628">
            <text:p/>
          </draw:polygon>
          <draw:path draw:style-name="gr3" draw:text-style-name="P7" draw:layer="layout" svg:width="0.562cm" svg:height="0.199cm" svg:x="6.526cm" svg:y="4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5cm" svg:y="3.9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4.809cm" svg:viewBox="0 0 424 36" draw:points="211,36 0,36 0,0 424,0 424,36">
            <text:p/>
          </draw:polygon>
          <draw:path draw:style-name="gr3" draw:text-style-name="P7" draw:layer="layout" svg:width="0.337cm" svg:height="0.563cm" svg:x="7.511cm" svg:y="5.0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52cm" svg:height="0.786cm" svg:x="8.179cm" svg:y="4.433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7" draw:layer="layout" svg:width="0.116cm" svg:height="0.844cm" svg:x="8.678cm" svg:y="4.404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9.122cm" svg:y="4.659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9.492cm" svg:y="4.65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919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39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6cm" svg:height="0.035cm" svg:x="11.067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264cm" svg:height="0.529cm" svg:x="11.856cm" svg:y="4.519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2.204cm" svg:y="4.65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2.618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3.143cm" svg:y="4.4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3.408cm" svg:y="4.5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  <draw:path draw:style-name="gr3" draw:text-style-name="P7" draw:layer="layout" svg:width="0.516cm" svg:height="0.035cm" svg:x="13.949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4.75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5.216cm" svg:y="4.4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277cm" svg:height="0.389cm" svg:x="15.666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998cm" svg:y="4.4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6.232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6.84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4cm" svg:x="17.559cm" svg:y="4.404cm" svg:viewBox="0 0 117 845" draw:points="117,0 0,0 0,35 83,35 83,812 0,812 0,845 117,845">
            <text:p/>
          </draw:polygon>
          <draw:path draw:style-name="gr3" draw:text-style-name="P7" draw:layer="layout" svg:width="0.402cm" svg:height="0.596cm" svg:x="17.809cm" svg:y="4.45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26cm" svg:height="0.538cm" svg:x="18.233cm" svg:y="4.51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1" draw:id="id161">
          <svg:title>TexMaths</svg:title>
          <svg:desc>24§display§=  \frac{1}{2} [\ \cos a \smallint dt -  \sin a \smallint \tan ( t - a )\  dt\ ]§svg§600§FALSE§</svg:desc>
          <draw:polygon draw:style-name="gr2" draw:text-style-name="P6" draw:layer="layout" svg:width="13.608cm" svg:height="1.627cm" svg:x="6.523cm" svg:y="6.55cm" svg:viewBox="0 0 13609 1628" draw:points="6804,1628 0,1628 0,0 13609,0 13609,1628">
            <text:p/>
          </draw:polygon>
          <draw:path draw:style-name="gr3" draw:text-style-name="P7" draw:layer="layout" svg:width="0.562cm" svg:height="0.199cm" svg:x="6.529cm" svg:y="7.3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8cm" svg:y="6.50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71cm" svg:y="7.412cm" svg:viewBox="0 0 424 36" draw:points="211,36 0,36 0,0 424,0 424,36">
            <text:p/>
          </draw:polygon>
          <draw:path draw:style-name="gr3" draw:text-style-name="P7" draw:layer="layout" svg:width="0.337cm" svg:height="0.563cm" svg:x="7.514cm" svg:y="7.65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5cm" svg:y="7.007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9cm" svg:y="7.262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1cm" svg:y="7.26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6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4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52cm" svg:height="0.786cm" svg:x="10.413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402cm" svg:height="0.596cm" svg:x="10.987cm" svg:y="7.0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1.411cm" svg:y="7.11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95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755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087cm" svg:y="7.076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32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938cm" svg:y="7.268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352cm" svg:height="0.786cm" svg:x="14.537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1-121 40-229 54-378 4-47 9-95 15-135 8-63 21-96 52-96 15 0 27 8 33 16z">
            <text:p/>
          </draw:path>
          <draw:path draw:style-name="gr3" draw:text-style-name="P7" draw:layer="layout" svg:width="0.264cm" svg:height="0.529cm" svg:x="15.092cm" svg:y="7.12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5.439cm" svg:y="7.26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5.85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6.378cm" svg:y="7.00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6.64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18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7.991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8.452cm" svg:y="7.007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402cm" svg:height="0.596cm" svg:x="19.047cm" svg:y="7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9.47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olygon draw:style-name="gr3" draw:text-style-name="P7" draw:layer="layout" svg:width="0.116cm" svg:height="0.844cm" svg:x="20.057cm" svg:y="7.007cm" svg:viewBox="0 0 117 845" draw:points="117,0 0,0 0,35 83,35 83,812 0,812 0,845 117,845">
            <text:p/>
          </draw:polygon>
        </draw:g>
        <draw:g xml:id="id165" draw:id="id165">
          <svg:title>TexMaths</svg:title>
          <svg:desc>24§display§=  \frac{1}{2}[\ x^2 \cos a\  - \sin a \log [\ \sec ( x^2 - a ) \ ]   \ + \ c §svg§600§FALSE§</svg:desc>
          <draw:polygon draw:style-name="gr2" draw:text-style-name="P6" draw:layer="layout" svg:width="15.891cm" svg:height="1.627cm" svg:x="6.519cm" svg:y="11.847cm" svg:viewBox="0 0 15892 1628" draw:points="7945,1628 0,1628 0,0 15892,0 15892,1628">
            <text:p/>
          </draw:polygon>
          <draw:path draw:style-name="gr3" draw:text-style-name="P7" draw:layer="layout" svg:width="0.562cm" svg:height="0.199cm" svg:x="6.525cm" svg:y="12.6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11.8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12.709cm" svg:viewBox="0 0 424 36" draw:points="211,36 0,36 0,0 424,0 424,36">
            <text:p/>
          </draw:polygon>
          <draw:path draw:style-name="gr3" draw:text-style-name="P7" draw:layer="layout" svg:width="0.337cm" svg:height="0.563cm" svg:x="7.51cm" svg:y="12.9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12.304cm" svg:viewBox="0 0 117 845" draw:points="117,845 117,812 35,812 35,35 117,35 117,0 0,0 0,845">
            <text:p/>
          </draw:polygon>
          <draw:path draw:style-name="gr3" draw:text-style-name="P7" draw:layer="layout" svg:width="0.421cm" svg:height="0.383cm" svg:x="8.531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9.027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322cm" svg:height="0.389cm" svg:x="9.537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9.90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0.332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812cm" svg:y="12.565cm" svg:viewBox="0 0 388 384" svg:d="M282 54c-15-31-40-54-78-54-98 0-204 125-204 248 0 80 46 136 113 136 18 0 60-4 110-63 7 34 36 63 77 63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15cm" svg:height="0.035cm" svg:x="11.762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63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97cm" svg:y="12.3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13cm" svg:y="12.5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46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89cm" svg:height="0.586cm" svg:x="14.326cm" svg:y="12.35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5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8cm" svg:y="12.55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87cm" svg:y="12.304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931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59cm" svg:y="12.55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639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69cm" svg:y="12.3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421cm" svg:height="0.383cm" svg:x="17.338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17.834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8.433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9.239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7cm" svg:y="12.3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20.28cm" svg:y="12.304cm" svg:viewBox="0 0 117 845" draw:points="117,0 0,0 0,35 83,35 83,812 0,812 0,845 117,845">
            <text:p/>
          </draw:polygon>
          <draw:path draw:style-name="gr3" draw:text-style-name="P7" draw:layer="layout" svg:width="0.562cm" svg:height="0.563cm" svg:x="21.011cm" svg:y="12.446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2.123cm" svg:y="12.565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573cm" svg:x="0.8cm" svg:y="0.628cm" presentation:class="title" presentation:user-transformed="true">
          <draw:text-box>
            <text:p xml:id="id166" text:id="id166" text:style-name="P4"><text:span text:style-name="T11"><text:s text:c="5"/></text:span><text:span text:style-name="T16"><text:s/></text:span><text:span text:style-name="T17">Integrals of the typ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5"><text:s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g xml:id="id167" draw:id="id167">
          <svg:title>TexMaths</svg:title>
          <svg:desc>22§display§\int \frac{ a \sin x \pm b \cos x }{ c \sin x \pm d \cos x } \  dx \ \ \text {and }  \int \frac{ ae^x \pm b }{ ce^x \pm d }\ dx§svg§600§FALSE§</svg:desc>
          <draw:polygon draw:style-name="gr2" draw:text-style-name="P6" draw:layer="layout" svg:width="13.921cm" svg:height="1.649cm" svg:x="11.117cm" svg:y="0.637cm" svg:viewBox="0 0 13922 1650" draw:points="6961,1650 0,1650 0,0 13922,0 13922,1650">
            <text:p/>
          </draw:polygon>
          <draw:path draw:style-name="gr3" draw:text-style-name="P7" draw:layer="layout" svg:width="0.687cm" svg:height="1.719cm" svg:x="11.122cm" svg:y="0.60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55cm" svg:height="0.351cm" svg:x="12.104cm" svg:y="0.793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54cm" svg:height="0.356cm" svg:x="12.636cm" svg:y="0.78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4cm" svg:y="0.61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55cm" svg:y="0.79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11cm" svg:y="0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4.345cm" svg:y="0.619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6cm" svg:x="15.112cm" svg:y="0.598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29 12-79z">
            <text:p/>
          </draw:path>
          <draw:path draw:style-name="gr3" draw:text-style-name="P7" draw:layer="layout" svg:width="0.295cm" svg:height="0.356cm" svg:x="15.563cm" svg:y="0.78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903cm" svg:y="0.7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93cm" svg:y="0.78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723cm" svg:y="0.7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07cm" svg:height="0.032cm" svg:x="12.073cm" svg:y="1.448cm" svg:viewBox="0 0 5071 33" draw:points="2536,33 0,33 0,0 5071,0 5071,33">
            <text:p/>
          </draw:polygon>
          <draw:path draw:style-name="gr3" draw:text-style-name="P7" draw:layer="layout" svg:width="0.302cm" svg:height="0.351cm" svg:x="12.106cm" svg:y="1.846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  <draw:path draw:style-name="gr3" draw:text-style-name="P7" draw:layer="layout" svg:width="0.254cm" svg:height="0.356cm" svg:x="12.564cm" svg:y="1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68cm" svg:y="1.67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83cm" svg:y="1.8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639cm" svg:y="1.8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7cm" svg:x="14.273cm" svg:y="1.674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69cm" svg:height="0.546cm" svg:x="15.035cm" svg:y="1.6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95cm" svg:height="0.356cm" svg:x="15.561cm" svg:y="1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901cm" svg:y="1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292cm" svg:y="1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721cm" svg:y="1.8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524cm" svg:y="1.121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918cm" svg:y="1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49cm" svg:height="0.356cm" svg:x="18.886cm" svg:y="1.311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264cm" svg:y="1.3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9.696cm" svg:y="1.121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687cm" svg:height="1.719cm" svg:x="20.528cm" svg:y="0.60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55cm" svg:height="0.351cm" svg:x="21.512cm" svg:y="0.79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8cm" svg:height="0.351cm" svg:x="21.926cm" svg:y="0.79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22.276cm" svg:y="0.61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516cm" svg:height="0.517cm" svg:x="22.853cm" svg:y="0.619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6cm" svg:x="23.621cm" svg:y="0.598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29 12-79z">
            <text:p/>
          </draw:path>
          <draw:polygon draw:style-name="gr3" draw:text-style-name="P7" draw:layer="layout" svg:width="2.435cm" svg:height="0.032cm" svg:x="21.48cm" svg:y="1.448cm" svg:viewBox="0 0 2436 33" draw:points="1218,33 0,33 0,0 2436,0 2436,33">
            <text:p/>
          </draw:polygon>
          <draw:path draw:style-name="gr3" draw:text-style-name="P7" draw:layer="layout" svg:width="0.302cm" svg:height="0.351cm" svg:x="21.514cm" svg:y="1.846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7" draw:layer="layout" svg:width="0.298cm" svg:height="0.351cm" svg:x="21.852cm" svg:y="1.84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204cm" svg:y="1.726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6cm" svg:height="0.517cm" svg:x="22.781cm" svg:y="1.674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69cm" svg:height="0.546cm" svg:x="23.543cm" svg:y="1.6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69cm" svg:height="0.546cm" svg:x="24.297cm" svg:y="1.12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4.691cm" svg:y="1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text {Method : Express, ... } NR = A ( DR ) + B \frac{d}{dx}( DR )§svg§600§FALSE§</svg:desc>
          <draw:polygon draw:style-name="gr2" draw:text-style-name="P6" draw:layer="layout" svg:width="16.586cm" svg:height="1.522cm" svg:x="2.331cm" svg:y="4.742cm" svg:viewBox="0 0 16587 1523" draw:points="8293,1523 0,1523 0,0 16587,0 16587,1523">
            <text:p/>
          </draw:polygon>
          <draw:path draw:style-name="gr3" draw:text-style-name="P7" draw:layer="layout" svg:width="0.652cm" svg:height="0.529cm" svg:x="2.32cm" svg:y="5.235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cm" svg:height="0.356cm" svg:x="3.022cm" svg:y="5.4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358cm" svg:y="5.28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67cm" svg:y="5.22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4.096cm" svg:y="5.41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51cm" svg:y="5.226cm" svg:viewBox="0 0 384 547" svg:d="M269 496v51l115-8v-25c-55 0-62-5-62-42v-472l-111 9v24c53 0 60 6 60 43v167c-23-26-56-48-99-48-91 0-172 76-172 176 0 99 76 176 165 176 50 0 85-26 104-51zM269 289v158c0 14 0 16-9 28-22 37-58 55-91 55-35 0-63-19-83-49-19-32-21-76-21-108 0-30 0-75 23-111 18-24 46-49 88-49 28 0 60 11 84 46 9 14 9 16 9 30z">
            <text:p/>
          </draw:path>
          <draw:path draw:style-name="gr3" draw:text-style-name="P7" draw:layer="layout" svg:width="0.083cm" svg:height="0.333cm" svg:x="5.236cm" svg:y="5.43cm" svg:viewBox="0 0 84 334" svg:d="M84 40c0-21-19-40-42-40s-42 19-42 40c0 23 19 43 42 43s42-20 42-43zM84 294c0-23-19-40-42-40s-42 17-42 40 19 40 42 40 42-17 42-40z">
            <text:p/>
          </draw:path>
          <draw:path draw:style-name="gr3" draw:text-style-name="P7" draw:layer="layout" svg:width="0.479cm" svg:height="0.527cm" svg:x="5.754cm" svg:y="5.236cm" svg:viewBox="0 0 480 528" svg:d="M79 467c0 28 0 36-60 36h-19v25h447l33-201h-19c-19 120-37 176-171 176h-103c-36 0-37-5-37-31v-206h68c76 0 85 24 85 90h19v-205h-19c0 66-9 90-85 90h-68v-186c0-25 1-30 37-30h100c120 0 139 42 153 149h19l-23-174h-436v25h19c60 0 60 8 60 35z">
            <text:p/>
          </draw:path>
          <draw:path draw:style-name="gr3" draw:text-style-name="P7" draw:layer="layout" svg:width="0.39cm" svg:height="0.333cm" svg:x="6.264cm" svg:y="5.43cm" svg:viewBox="0 0 391 334" svg:d="M213 153c25-30 53-68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7" draw:layer="layout" svg:width="0.383cm" svg:height="0.492cm" svg:x="6.685cm" svg:y="5.421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114cm" svg:y="5.42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7.417cm" svg:y="5.4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7.764cm" svg:y="5.41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4cm" svg:height="0.356cm" svg:x="8.07cm" svg:y="5.41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8.415cm" svg:y="5.682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083cm" svg:height="0.084cm" svg:x="8.889cm" svg:y="5.682cm" svg:viewBox="0 0 84 85" svg:d="M84 42c0-23-19-42-42-42s-42 19-42 42 19 43 42 43 42-20 42-43z">
            <text:p/>
          </draw:path>
          <draw:path draw:style-name="gr3" draw:text-style-name="P7" draw:layer="layout" svg:width="0.083cm" svg:height="0.084cm" svg:x="9.103cm" svg:y="5.682cm" svg:viewBox="0 0 84 85" svg:d="M84 42c0-23-19-42-42-42s-42 19-42 42 19 43 42 43 42-20 42-43z">
            <text:p/>
          </draw:path>
          <draw:path draw:style-name="gr3" draw:text-style-name="P7" draw:layer="layout" svg:width="0.083cm" svg:height="0.084cm" svg:x="9.318cm" svg:y="5.682cm" svg:viewBox="0 0 84 85" svg:d="M84 42c0-23-19-42-42-42s-42 19-42 42 19 43 42 43 42-20 42-43z">
            <text:p/>
          </draw:path>
          <draw:path draw:style-name="gr3" draw:text-style-name="P7" draw:layer="layout" svg:width="0.652cm" svg:height="0.529cm" svg:x="9.839cm" svg:y="5.235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7" draw:layer="layout" svg:width="0.553cm" svg:height="0.546cm" svg:x="10.546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515cm" svg:height="0.182cm" svg:x="11.367cm" svg:y="5.4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12.166cm" svg:y="5.21cm" svg:viewBox="0 0 532 556" svg:d="M111 467c-30 51-60 63-95 65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12.796cm" svg:y="5.1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592cm" svg:height="0.529cm" svg:x="13.051cm" svg:y="5.235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3" draw:text-style-name="P7" draw:layer="layout" svg:width="0.553cm" svg:height="0.546cm" svg:x="13.713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18cm" svg:height="0.774cm" svg:x="14.318cm" svg:y="5.18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79cm" svg:y="5.3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552cm" svg:y="5.23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6.49cm" svg:y="4.70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olygon draw:style-name="gr3" draw:text-style-name="P7" draw:layer="layout" svg:width="0.846cm" svg:height="0.032cm" svg:x="16.238cm" svg:y="5.553cm" svg:viewBox="0 0 847 33" draw:points="422,33 0,33 0,0 847,0 847,33">
            <text:p/>
          </draw:polygon>
          <draw:path draw:style-name="gr3" draw:text-style-name="P7" draw:layer="layout" svg:width="0.369cm" svg:height="0.546cm" svg:x="16.268cm" svg:y="5.75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663cm" svg:y="5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7.252cm" svg:y="5.1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592cm" svg:height="0.529cm" svg:x="17.507cm" svg:y="5.235cm" svg:viewBox="0 0 593 530" svg:d="M92 470c-8 30-9 35-71 35-12 0-21 0-21 16 0 9 7 9 21 9h257c162 0 315-164 315-333 0-111-67-197-183-197h-260c-14 0-23 0-23 14 0 11 7 11 23 11 8 0 22 0 33 1 12 0 16 4 16 13 0 1 0 5-4 14zM260 53c8-27 8-28 41-28h84c76 0 139 40 139 142 0 39-15 166-80 252-23 28-85 86-180 86h-88c-11 0-12 0-16 0-9 0-10-2-10-7 0-3 0-5 3-19z">
            <text:p/>
          </draw:path>
          <draw:path draw:style-name="gr3" draw:text-style-name="P7" draw:layer="layout" svg:width="0.553cm" svg:height="0.546cm" svg:x="18.169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18cm" svg:height="0.774cm" svg:x="18.775cm" svg:y="5.18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69" draw:id="id169">
          <svg:title>TexMaths</svg:title>
          <svg:desc>22§display§ NR = \text {Numerator } ,  DR = \text { Denominator}§svg§600§FALSE§</svg:desc>
          <draw:polygon draw:style-name="gr2" draw:text-style-name="P6" draw:layer="layout" svg:width="13.469cm" svg:height="0.601cm" svg:x="6.028cm" svg:y="6.741cm" svg:viewBox="0 0 13470 602" draw:points="6736,602 0,602 0,0 13470,0 13470,602">
            <text:p/>
          </draw:polygon>
          <draw:path draw:style-name="gr3" draw:text-style-name="P7" draw:layer="layout" svg:width="0.652cm" svg:height="0.529cm" svg:x="6.019cm" svg:y="6.702cm" svg:viewBox="0 0 653 530" svg:d="M556 81c7-30 21-55 83-56 5 0 14-2 14-16 0-2 0-9-11-9-24 0-52 2-77 2-26 0-55-2-79-2-6 0-14 0-14 16 0 9 7 9 14 9 44 0 53 16 53 33 0 2-2 14-4 16l-86 345-171-405c-7-14-7-14-25-14h-103c-16 0-23 0-23 16 0 9 7 9 21 9 3 0 53 0 53 7l-104 415c-7 32-21 57-85 58-3 0-12 2-12 16 0 6 4 9 11 9 24 0 51-2 77-2s55 2 79 2c4 0 14 0 14-16 0-7-7-9-16-9-44 0-51-17-51-33 0-5 2-9 4-18l102-410c4 5 4 7 7 14l194 458c5 12 7 14 14 14 9 0 9-2 12-16z">
            <text:p/>
          </draw:path>
          <draw:path draw:style-name="gr3" draw:text-style-name="P7" draw:layer="layout" svg:width="0.553cm" svg:height="0.547cm" svg:x="6.727cm" svg:y="6.702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515cm" svg:height="0.182cm" svg:x="7.545cm" svg:y="6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29cm" svg:height="0.529cm" svg:x="8.344cm" svg:y="6.702cm" svg:viewBox="0 0 530 530" svg:d="M155 11c-7-11-9-11-23-11h-132v25h23c10 0 26 0 39 1 17 2 17 2 17 18v405c0 21 0 56-79 56v25c26 0 65-2 92-2 24 0 63 2 89 2v-25c-79 0-79-35-79-56v-403c4 3 4 3 7 9l317 465c7 10 7 10 12 10 13 0 13-5 13-19v-430c0-21 0-56 79-56v-25c-27 0-65 2-92 2-24 0-63-2-90-2v25c80 0 80 35 80 56v333z">
            <text:p/>
          </draw:path>
          <draw:path draw:style-name="gr3" draw:text-style-name="P7" draw:layer="layout" svg:width="0.39cm" svg:height="0.351cm" svg:x="8.923cm" svg:y="6.889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9.353cm" svg:y="6.889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995cm" svg:y="6.88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61cm" svg:height="0.342cm" svg:x="10.338cm" svg:y="6.88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0.651cm" svg:y="6.883cm" svg:viewBox="0 0 350 357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7" draw:layer="layout" svg:width="0.242cm" svg:height="0.485cm" svg:x="11.021cm" svg:y="6.7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1.327cm" svg:y="6.88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11.715cm" svg:y="6.88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91cm" svg:height="0.231cm" svg:x="12.32cm" svg:y="7.148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92cm" svg:height="0.529cm" svg:x="12.628cm" svg:y="6.702cm" svg:viewBox="0 0 593 530" svg:d="M92 470c-8 30-9 35-71 35-12 0-21 0-21 16 0 9 7 9 21 9h257c162 0 315-164 315-333 0-111-67-197-183-197h-260c-14 0-23 0-23 14 0 11 7 11 23 11 8 0 22 0 33 1 12 0 16 4 16 13 0 2 0 5-4 14zM260 53c8-27 8-28 41-28h84c76 0 139 40 139 142 0 39-14 166-80 252-23 28-85 86-180 86h-88c-11 0-12 0-16 0-9 0-10-1-10-7 0-3 0-5 3-19z">
            <text:p/>
          </draw:path>
          <draw:path draw:style-name="gr3" draw:text-style-name="P7" draw:layer="layout" svg:width="0.553cm" svg:height="0.547cm" svg:x="13.29cm" svg:y="6.702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515cm" svg:height="0.182cm" svg:x="14.11cm" svg:y="6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2cm" svg:height="0.529cm" svg:x="15.168cm" svg:y="6.702cm" svg:viewBox="0 0 521 530" svg:d="M0 0v25h19c60 0 60 8 60 35v410c0 28 0 35-60 35h-19v25h283c131 0 238-114 238-261s-104-269-238-269zM185 505c-37 0-39-5-39-30v-420c0-25 2-30 39-30h77c48 0 102 16 141 72 33 46 41 113 41 172 0 87-15 133-43 171-16 21-60 65-139 65z">
            <text:p/>
          </draw:path>
          <draw:path draw:style-name="gr3" draw:text-style-name="P7" draw:layer="layout" svg:width="0.3cm" svg:height="0.356cm" svg:x="15.754cm" svg:y="6.88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16.101cm" svg:y="6.88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6.527cm" svg:y="6.88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604cm" svg:height="0.342cm" svg:x="16.916cm" svg:y="6.889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9cm" svg:x="17.561cm" svg:y="6.71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774cm" svg:y="6.88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8.213cm" svg:y="6.883cm" svg:viewBox="0 0 350 357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7" draw:layer="layout" svg:width="0.242cm" svg:height="0.485cm" svg:x="18.581cm" svg:y="6.7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8.889cm" svg:y="6.883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9.276cm" svg:y="6.889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</draw:g>
        <draw:g xml:id="id170" draw:id="id170">
          <svg:title>TexMaths</svg:title>
          <svg:desc>24§display§ \text {Find the values of } A \text { and } B \text { by comparing the coefficients of like terms }§svg§600§FALSE§</svg:desc>
          <draw:polygon draw:style-name="gr2" draw:text-style-name="P6" draw:layer="layout" svg:width="25.928cm" svg:height="0.695cm" svg:x="1.035cm" svg:y="7.746cm" svg:viewBox="0 0 25929 696" draw:points="12964,696 0,696 0,0 25929,0 25929,696">
            <text:p/>
          </draw:polygon>
          <draw:path draw:style-name="gr3" draw:text-style-name="P7" draw:layer="layout" svg:width="0.487cm" svg:height="0.575cm" svg:x="1.02cm" svg:y="7.735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1.571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.805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.276cm" svg:y="7.7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64cm" svg:height="0.529cm" svg:x="3.013cm" svg:y="7.7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3.351cm" svg:y="7.7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3.81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4cm" svg:height="0.374cm" svg:x="4.464cm" svg:y="7.9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4.883cm" svg:y="7.9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5.298cm" svg:y="7.7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5.53cm" svg:y="7.93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7cm" svg:height="0.389cm" svg:x="5.99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375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985cm" svg:y="7.93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7cm" svg:x="7.41cm" svg:y="7.7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579cm" svg:height="0.606cm" svg:x="7.951cm" svg:y="7.704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381cm" svg:height="0.389cm" svg:x="8.871cm" svg:y="7.9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284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9.754cm" svg:y="7.7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04cm" svg:height="0.577cm" svg:x="10.51cm" svg:y="7.731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1-12-7 0-4 0-6 4-21l60-237h159c81 0 98 64 98 100 0 85-75 165-175 165z">
            <text:p/>
          </draw:path>
          <draw:path draw:style-name="gr3" draw:text-style-name="P7" draw:layer="layout" svg:width="0.418cm" svg:height="0.597cm" svg:x="11.463cm" svg:y="7.723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414cm" svg:height="0.537cm" svg:x="11.901cm" svg:y="7.94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22cm" svg:height="0.389cm" svg:x="12.64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008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659cm" svg:height="0.374cm" svg:x="13.435cm" svg:y="7.935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4.133cm" svg:y="7.9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613cm" svg:y="7.931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85cm" svg:height="0.374cm" svg:x="15.024cm" svg:y="7.9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358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593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16.057cm" svg:y="7.92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4cm" svg:height="0.529cm" svg:x="16.752cm" svg:y="7.7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7.092cm" svg:y="7.7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55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8.217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8.588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27cm" svg:height="0.389cm" svg:x="19.033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6cm" svg:height="0.597cm" svg:x="19.408cm" svg:y="7.714cm" svg:viewBox="0 0 657 598" svg:d="M492 257c38 0 44 12 44 47v228c0 39-10 39-66 39v27c27-2 71-4 93-4 21 0 63 2 94 4v-27c-56 0-66 0-66-39v-311l-32 4c-43 4-48 4-89 6-2 1-3 1-15 1h-100v-96c0-84 73-117 125-117 25 0 56 8 73 27-35 2-40 25-40 40 0 27 21 39 38 39 19 0 38-14 38-39 0-49-46-86-109-86-75 0-123 35-138 46-19-29-54-46-96-46-81 0-179 42-179 136v96h-67v25h67v275c0 39-9 39-67 39v27c29-2 73-4 94-4s63 2 94 4v-27c-56 0-65 0-65-39v-275h178v275c0 39-9 39-67 39v27c29-2 73-4 94-4s64 2 94 4v-27c-55 0-65 0-65-39v-275zM301 232h-180v-96c0-84 73-117 123-117 19 0 50 4 73 27-33 2-41 23-41 40 0 18 10 31 25 35z">
            <text:p/>
          </draw:path>
          <draw:path draw:style-name="gr3" draw:text-style-name="P7" draw:layer="layout" svg:width="0.322cm" svg:height="0.389cm" svg:x="20.116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181cm" svg:height="0.566cm" svg:x="20.491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20.719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1.097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21.533cm" svg:y="7.7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21.873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22.482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2.908cm" svg:y="7.7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189cm" svg:height="0.587cm" svg:x="23.447cm" svg:y="7.7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3.682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23.91cm" svg:y="7.723cm" svg:viewBox="0 0 409 588" svg:d="M65 523c0 38-7 38-65 38v27c29-2 67-2 92-2s60 0 94 2v-27c-57 0-67 0-67-38v-87l54-46c65 88 102 136 102 152 0 15-14 19-31 19v27c23-2 75-2 92-2 25 0 48 0 73 2v-27c-31 0-50 0-83-44l-107-152c0-2-4-8-4-10 0-3 60-53 67-61 54-42 90-44 108-44v-27c-25 2-37 2-60 2-30 0-82-2-94-2v27c16 0 25 9 25 21 0 15-13 27-19 33l-119 103v-407l-123 10v27c60 0 65 5 65 46z">
            <text:p/>
          </draw:path>
          <draw:path draw:style-name="gr3" draw:text-style-name="P7" draw:layer="layout" svg:width="0.327cm" svg:height="0.389cm" svg:x="24.332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24.981cm" svg:y="7.7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25.31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5.692cm" svg:y="7.9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6.026cm" svg:y="7.9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277cm" svg:height="0.389cm" svg:x="26.729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72" draw:id="id172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221cm" svg:y="9.038cm" svg:viewBox="0 0 8820 743" draw:points="4410,743 0,743 0,0 8820,0 8820,743">
            <text:p/>
          </draw:polygon>
          <draw:path draw:style-name="gr3" draw:text-style-name="P7" draw:layer="layout" svg:width="0.567cm" svg:height="0.624cm" svg:x="3.204cm" svg:y="9.0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3.813cm" svg:y="9.2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267cm" svg:y="9.2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716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968cm" svg:y="9.2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486cm" svg:y="9.2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921cm" svg:y="9.0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285cm" svg:y="9.2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988cm" svg:y="9.0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354cm" svg:y="9.0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859cm" svg:y="9.2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575cm" svg:y="8.9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849cm" svg:y="9.2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309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563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812cm" svg:y="9.2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235cm" svg:y="9.2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909cm" svg:y="9.0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162cm" svg:y="9.2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666cm" svg:y="9.2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71" draw:id="id171">
          <svg:title>TexMaths</svg:title>
          <svg:desc>26§display§\text {(II)}§svg§600§FALSE§</svg:desc>
          <draw:polygon draw:style-name="gr2" draw:text-style-name="P6" draw:layer="layout" svg:width="1.214cm" svg:height="0.822cm" svg:x="1.507cm" svg:y="9.037cm" svg:viewBox="0 0 1215 823" draw:points="608,823 0,823 0,0 1215,0 1215,823">
            <text:p/>
          </draw:polygon>
          <draw:path draw:style-name="gr3" draw:text-style-name="P7" draw:layer="layout" svg:width="0.213cm" svg:height="0.914cm" svg:x="1.551cm" svg:y="8.991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28cm" svg:height="0.625cm" svg:x="1.842cm" svg:y="9.0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198cm" svg:y="9.0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554cm" svg:y="8.9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6" draw:id="id176">
          <svg:title>TexMaths</svg:title>
          <svg:desc>22§display§\int \frac{8 \cos x + 14 \sin x}{3 \cos x + 2 \sin x } \ dx§svg§600§FALSE§</svg:desc>
          <draw:polygon draw:style-name="gr2" draw:text-style-name="P6" draw:layer="layout" svg:width="7.568cm" svg:height="1.642cm" svg:x="11.615cm" svg:y="10.438cm" svg:viewBox="0 0 7569 1643" draw:points="3785,1643 0,1643 0,0 7569,0 7569,1643">
            <text:p/>
          </draw:polygon>
          <draw:path draw:style-name="gr3" draw:text-style-name="P7" draw:layer="layout" svg:width="0.687cm" svg:height="1.719cm" svg:x="11.62cm" svg:y="10.39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12.604cm" svg:y="10.4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13.113cm" svg:y="10.582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453cm" svg:y="10.58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3.844cm" svg:y="10.5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273cm" svg:y="10.58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4.909cm" svg:y="10.4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08cm" svg:y="10.4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6.047cm" svg:y="10.4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6.567cm" svg:y="10.5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71cm" svg:y="10.4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86cm" svg:y="10.5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642cm" svg:y="10.58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491cm" svg:height="0.032cm" svg:x="12.571cm" svg:y="11.242cm" svg:viewBox="0 0 5492 33" draw:points="2746,33 0,33 0,0 5492,0 5492,33">
            <text:p/>
          </draw:polygon>
          <draw:path draw:style-name="gr3" draw:text-style-name="P7" draw:layer="layout" svg:width="0.321cm" svg:height="0.532cm" svg:x="12.798cm" svg:y="11.4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3.307cm" svg:y="11.637cm" svg:viewBox="0 0 296 357" svg:d="M65 180c0-127 64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46cm" svg:y="11.637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35cm" svg:y="11.6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467cm" svg:y="11.6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5.102cm" svg:y="11.5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7cm" svg:y="11.4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4cm" svg:height="0.356cm" svg:x="16.373cm" svg:y="11.6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678cm" svg:y="11.4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892cm" svg:y="11.6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49cm" svg:y="11.6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443cm" svg:y="10.91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836cm" svg:y="11.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4" draw:id="id174">
          <svg:title>TexMaths</svg:title>
          <svg:desc>24§display§\int \frac{ 4 \sin x - 38 \cos x}{ 5 \sin x - 11 \cos x} dx§svg§600§FALSE§</svg:desc>
          <draw:polygon draw:style-name="gr2" draw:text-style-name="P6" draw:layer="layout" svg:width="7.975cm" svg:height="1.791cm" svg:x="2.212cm" svg:y="10.34cm" svg:viewBox="0 0 7976 1792" draw:points="3988,1792 0,1792 0,0 7976,0 7976,1792">
            <text:p/>
          </draw:polygon>
          <draw:path draw:style-name="gr3" draw:text-style-name="P7" draw:layer="layout" svg:width="0.75cm" svg:height="1.876cm" svg:x="2.218cm" svg:y="10.2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3.28cm" svg:y="10.30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3.846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0.648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6.542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6.964cm" svg:y="10.3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7.519cm" svg:y="10.49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0.49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0.50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3.255cm" svg:y="11.218cm" svg:viewBox="0 0 5990 37" draw:points="2995,37 0,37 0,0 5990,0 5990,37">
            <text:p/>
          </draw:polygon>
          <draw:path draw:style-name="gr3" draw:text-style-name="P7" draw:layer="layout" svg:width="0.337cm" svg:height="0.581cm" svg:x="3.297cm" svg:y="11.4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3.846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1.79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6.582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7.00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7.519cm" svg:y="11.64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1.652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9.378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9.808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78" draw:id="id178">
          <svg:title>TexMaths</svg:title>
          <svg:desc>24§display§\int \frac{1}{3 + 2 \tan x} \ dx§svg§600§FALSE§</svg:desc>
          <draw:polygon draw:style-name="gr2" draw:text-style-name="P6" draw:layer="layout" svg:width="6.125cm" svg:height="1.791cm" svg:x="21.213cm" svg:y="10.339cm" svg:viewBox="0 0 6126 1792" draw:points="3063,1792 0,1792 0,0 6126,0 6126,1792">
            <text:p/>
          </draw:polygon>
          <draw:path draw:style-name="gr3" draw:text-style-name="P7" draw:layer="layout" svg:width="0.75cm" svg:height="1.876cm" svg:x="21.219cm" svg:y="10.297cm" svg:viewBox="0 0 751 1877" svg:d="M40 1839c27 0 43-20 43-41 0-29-22-42-41-42-21 0-42 13-42 42 0 44 42 79 94 79 129 0 177-198 236-442 66-267 121-538 167-809 31-178 62-347 91-457 9-42 38-150 73-150 25 0 46 16 50 19-29 2-43 20-43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4.049cm" svg:y="10.3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7cm" svg:height="0.036cm" svg:x="22.256cm" svg:y="11.217cm" svg:viewBox="0 0 3858 37" draw:points="1930,37 0,37 0,0 3858,0 3858,37">
            <text:p/>
          </draw:polygon>
          <draw:path draw:style-name="gr3" draw:text-style-name="P7" draw:layer="layout" svg:width="0.35cm" svg:height="0.581cm" svg:x="22.292cm" svg:y="11.4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22.912cm" svg:y="11.5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23.752cm" svg:y="11.4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24.287cm" svg:y="11.50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24.635cm" svg:y="11.648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425cm" svg:height="0.374cm" svg:x="25.048cm" svg:y="11.651cm" svg:viewBox="0 0 426 375" svg:d="M65 83v228c0 37-7 37-65 37v27c29 0 73-2 96-2 21 0 65 2 94 2v-27c-56 0-65 0-65-37v-157c0-89 59-135 113-135s63 46 63 94v198c0 37-9 37-65 37v27c29 0 73-2 96-2 21 0 66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5.655cm" svg:y="11.651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402cm" svg:height="0.596cm" svg:x="26.528cm" svg:y="10.8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7" draw:layer="layout" svg:width="0.421cm" svg:height="0.383cm" svg:x="26.959cm" svg:y="11.07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</draw:g>
        <draw:g xml:id="id173" draw:id="id173">
          <svg:title>TexMaths</svg:title>
          <svg:desc>24§display§(1)§svg§600§FALSE§</svg:desc>
          <draw:polygon draw:style-name="gr2" draw:text-style-name="P6" draw:layer="layout" svg:width="0.91cm" svg:height="0.759cm" svg:x="1.113cm" svg:y="10.939cm" svg:viewBox="0 0 911 760" draw:points="455,760 0,760 0,0 911,0 911,760">
            <text:p/>
          </draw:polygon>
          <draw:path draw:style-name="gr3" draw:text-style-name="P7" draw:layer="layout" svg:width="0.197cm" svg:height="0.844cm" svg:x="1.153cm" svg:y="10.8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474cm" svg:y="10.968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cm" svg:y="10.8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4§display§(2)§svg§600§FALSE§</svg:desc>
          <draw:polygon draw:style-name="gr2" draw:text-style-name="P6" draw:layer="layout" svg:width="0.91cm" svg:height="0.76cm" svg:x="10.611cm" svg:y="10.839cm" svg:viewBox="0 0 911 761" draw:points="455,761 0,761 0,0 911,0 911,761">
            <text:p/>
          </draw:polygon>
          <draw:path draw:style-name="gr3" draw:text-style-name="P7" draw:layer="layout" svg:width="0.197cm" svg:height="0.844cm" svg:x="10.651cm" svg:y="10.7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94cm" svg:y="10.86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68cm" svg:y="10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7" draw:id="id177">
          <svg:title>TexMaths</svg:title>
          <svg:desc>24§display§(3)§svg§600§FALSE§</svg:desc>
          <draw:polygon draw:style-name="gr2" draw:text-style-name="P6" draw:layer="layout" svg:width="0.91cm" svg:height="0.76cm" svg:x="20.21cm" svg:y="10.939cm" svg:viewBox="0 0 911 761" draw:points="455,761 0,761 0,0 911,0 911,761">
            <text:p/>
          </draw:polygon>
          <draw:path draw:style-name="gr3" draw:text-style-name="P7" draw:layer="layout" svg:width="0.197cm" svg:height="0.844cm" svg:x="20.25cm" svg:y="10.8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0.96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967cm" svg:y="10.8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0" draw:id="id180">
          <svg:title>TexMaths</svg:title>
          <svg:desc>22§display§\int \frac{4e^x - 25}{2e^x - 5} \ dx§svg§600§FALSE§</svg:desc>
          <draw:polygon draw:style-name="gr2" draw:text-style-name="P6" draw:layer="layout" svg:width="4.933cm" svg:height="1.642cm" svg:x="2.316cm" svg:y="12.938cm" svg:viewBox="0 0 4934 1643" draw:points="2468,1643 0,1643 0,0 4934,0 4934,1643">
            <text:p/>
          </draw:polygon>
          <draw:path draw:style-name="gr3" draw:text-style-name="P7" draw:layer="layout" svg:width="0.687cm" svg:height="1.719cm" svg:x="2.321cm" svg:y="12.89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44cm" svg:height="0.524cm" svg:x="3.295cm" svg:y="12.9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3.694cm" svg:y="13.08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044cm" svg:y="12.91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645cm" svg:y="13.2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393cm" svg:y="12.9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32cm" svg:x="5.778cm" svg:y="12.91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2.856cm" svg:height="0.032cm" svg:x="3.272cm" svg:y="13.742cm" svg:viewBox="0 0 2857 33" draw:points="1427,33 0,33 0,0 2857,0 2857,33">
            <text:p/>
          </draw:polygon>
          <draw:path draw:style-name="gr3" draw:text-style-name="P7" draw:layer="layout" svg:width="0.309cm" svg:height="0.517cm" svg:x="3.504cm" svg:y="13.9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98cm" svg:height="0.351cm" svg:x="3.888cm" svg:y="14.1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4.238cm" svg:y="14.02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838cm" svg:y="14.2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5.584cm" svg:y="13.96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6.509cm" svg:y="13.4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03cm" svg:y="13.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82" draw:id="id182">
          <svg:title>TexMaths</svg:title>
          <svg:desc>24§display§\int \frac{3e^{2x} + 5 }{ 4e^{2x} - 10 } dx§svg§600§FALSE§</svg:desc>
          <draw:polygon draw:style-name="gr2" draw:text-style-name="P6" draw:layer="layout" svg:width="5.436cm" svg:height="1.912cm" svg:x="11.716cm" svg:y="12.744cm" svg:viewBox="0 0 5437 1913" draw:points="2718,1913 0,1913 0,0 5437,0 5437,1913">
            <text:p/>
          </draw:polygon>
          <draw:path draw:style-name="gr3" draw:text-style-name="P7" draw:layer="layout" svg:width="0.75cm" svg:height="1.875cm" svg:x="11.722cm" svg:y="12.823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35cm" svg:height="0.581cm" svg:x="13.006cm" svg:y="12.838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13.43cm" svg:y="13.027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13.822cm" svg:y="12.7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4.148cm" svg:y="12.834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1cm" svg:height="0.564cm" svg:x="14.78cm" svg:y="12.90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5.619cm" svg:y="12.8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12.758cm" svg:y="13.743cm" svg:viewBox="0 0 3452 36" draw:points="1726,36 0,36 0,0 3452,0 3452,36">
            <text:p/>
          </draw:polygon>
          <draw:path draw:style-name="gr3" draw:text-style-name="P7" draw:layer="layout" svg:width="0.375cm" svg:height="0.571cm" svg:x="12.783cm" svg:y="13.97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13.219cm" svg:y="14.177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13.611cm" svg:y="13.9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3.937cm" svg:y="14.046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592cm" svg:y="14.32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44cm" svg:y="13.98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82cm" svg:y="13.989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6.343cm" svg:y="13.386cm" svg:viewBox="0 0 403 597" svg:d="M403 10c0-2 0-10-11-10-12 0-93 8-108 10-6 0-11 3-11 15 0 11 7 11 21 11 40 0 42 6 42 14l-2 17-52 200c-15-31-40-54-79-54-97 0-203 125-203 248 0 80 46 136 113 136 18 0 60-4 110-63 7 34 36 63 76 63 31 0 50-19 64-48 13-29 25-80 25-82 0-10-8-10-10-10-9 0-9 4-11 15-16 56-31 106-66 106-23 0-25-21-25-38 0-22 2-27 6-41zM227 486c-4 15-4 17-18 32-36 47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6.773cm" svg:y="13.5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4" draw:id="id184">
          <svg:title>TexMaths</svg:title>
          <svg:desc>24§display§\int \frac{20 - 12e^x}{3e^x - 4 } \ dx§svg§600§FALSE§</svg:desc>
          <draw:polygon draw:style-name="gr2" draw:text-style-name="P6" draw:layer="layout" svg:width="5.803cm" svg:height="1.791cm" svg:x="21.213cm" svg:y="12.94cm" svg:viewBox="0 0 5804 1792" draw:points="2901,1792 0,1792 0,0 5804,0 5804,1792">
            <text:p/>
          </draw:polygon>
          <draw:path draw:style-name="gr3" draw:text-style-name="P7" draw:layer="layout" svg:width="0.75cm" svg:height="1.876cm" svg:x="21.219cm" svg:y="12.8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22.298cm" svg:y="12.9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56cm" svg:height="0.581cm" svg:x="22.71cm" svg:y="12.913cm" svg:viewBox="0 0 357 582" svg:d="M357 294c0-69-4-136-34-200-39-81-108-94-144-94-50 0-114 21-148 100-27 59-31 125-31 194 0 63 4 138 38 204 37 67 98 84 141 84 46 0 109-17 147-98 27-57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23.357cm" svg:y="13.2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24.206cm" svg:y="12.9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24.594cm" svg:y="12.9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25.012cm" svg:y="13.1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5.394cm" svg:y="12.9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22.255cm" svg:y="13.818cm" svg:viewBox="0 0 3536 37" draw:points="1768,37 0,37 0,0 3536,0 3536,37">
            <text:p/>
          </draw:polygon>
          <draw:path draw:style-name="gr3" draw:text-style-name="P7" draw:layer="layout" svg:width="0.35cm" svg:height="0.581cm" svg:x="22.712cm" svg:y="14.0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23.139cm" svg:y="14.2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521cm" svg:y="14.1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24.173cm" svg:y="14.3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24.972cm" svg:y="14.0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26.207cm" svg:y="13.4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26.637cm" svg:y="13.6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179" draw:id="id179">
          <svg:title>TexMaths</svg:title>
          <svg:desc>24§display§(4)§svg§600§FALSE§</svg:desc>
          <draw:polygon draw:style-name="gr2" draw:text-style-name="P6" draw:layer="layout" svg:width="0.91cm" svg:height="0.759cm" svg:x="1.114cm" svg:y="13.44cm" svg:viewBox="0 0 911 760" draw:points="455,760 0,760 0,0 911,0 911,760">
            <text:p/>
          </draw:polygon>
          <draw:path draw:style-name="gr3" draw:text-style-name="P7" draw:layer="layout" svg:width="0.197cm" svg:height="0.844cm" svg:x="1.154cm" svg:y="13.3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423cm" svg:y="13.45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.871cm" svg:y="13.3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1" draw:id="id181">
          <svg:title>TexMaths</svg:title>
          <svg:desc>24§display§(5)§svg§600§FALSE§</svg:desc>
          <draw:polygon draw:style-name="gr2" draw:text-style-name="P6" draw:layer="layout" svg:width="0.91cm" svg:height="0.76cm" svg:x="10.612cm" svg:y="13.34cm" svg:viewBox="0 0 911 761" draw:points="455,761 0,761 0,0 911,0 911,761">
            <text:p/>
          </draw:polygon>
          <draw:path draw:style-name="gr3" draw:text-style-name="P7" draw:layer="layout" svg:width="0.197cm" svg:height="0.844cm" svg:x="10.652cm" svg:y="13.2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0.941cm" svg:y="13.36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9cm" svg:y="1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4§display§(6)§svg§600§FALSE§</svg:desc>
          <draw:polygon draw:style-name="gr2" draw:text-style-name="P6" draw:layer="layout" svg:width="0.91cm" svg:height="0.759cm" svg:x="20.21cm" svg:y="13.44cm" svg:viewBox="0 0 911 760" draw:points="455,760 0,760 0,0 911,0 911,760">
            <text:p/>
          </draw:polygon>
          <draw:path draw:style-name="gr3" draw:text-style-name="P7" draw:layer="layout" svg:width="0.197cm" svg:height="0.844cm" svg:x="20.25cm" svg:y="13.3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3.46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967cm" svg:y="13.3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int \frac{1}{ a \pm b \tan x } \  dx \ \ \text {and }  \int \frac{1}{ a \pm b \cot x }\ dx§svg§600§FALSE§</svg:desc>
          <draw:polygon draw:style-name="gr2" draw:text-style-name="P6" draw:layer="layout" svg:width="13.334cm" svg:height="1.642cm" svg:x="2.616cm" svg:y="2.838cm" svg:viewBox="0 0 13335 1643" draw:points="6667,1643 0,1643 0,0 13335,0 13335,1643">
            <text:p/>
          </draw:polygon>
          <draw:path draw:style-name="gr3" draw:text-style-name="P7" draw:layer="layout" svg:width="0.687cm" svg:height="1.719cm" svg:x="2.621cm" svg:y="2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198cm" svg:y="2.8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503cm" svg:height="0.032cm" svg:x="3.572cm" svg:y="3.642cm" svg:viewBox="0 0 3504 33" draw:points="1751,33 0,33 0,0 3504,0 3504,33">
            <text:p/>
          </draw:polygon>
          <draw:path draw:style-name="gr3" draw:text-style-name="P7" draw:layer="layout" svg:width="0.355cm" svg:height="0.351cm" svg:x="3.603cm" svg:y="4.0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6cm" svg:height="0.517cm" svg:x="4.195cm" svg:y="3.868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7cm" svg:x="4.962cm" svg:y="3.845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2cm" svg:height="0.485cm" svg:x="5.402cm" svg:y="3.90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719cm" svg:y="4.037cm" svg:viewBox="0 0 350 357" svg:d="M225 289c4 31 25 63 62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6.099cm" svg:y="4.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655cm" svg:y="4.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7.456cm" svg:y="3.31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7.85cm" svg:y="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49cm" svg:height="0.356cm" svg:x="8.816cm" svg:y="3.505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97cm" svg:y="3.5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628cm" svg:y="3.315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687cm" svg:height="1.719cm" svg:x="10.46cm" svg:y="2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2.995cm" svg:y="2.8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17cm" svg:height="0.032cm" svg:x="11.412cm" svg:y="3.642cm" svg:viewBox="0 0 3418 33" draw:points="1709,33 0,33 0,0 3418,0 3418,33">
            <text:p/>
          </draw:polygon>
          <draw:path draw:style-name="gr3" draw:text-style-name="P7" draw:layer="layout" svg:width="0.355cm" svg:height="0.351cm" svg:x="11.442cm" svg:y="4.0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6cm" svg:height="0.517cm" svg:x="12.035cm" svg:y="3.868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7cm" svg:x="12.801cm" svg:y="3.845cm" svg:viewBox="0 0 287 548" svg:d="M150 9c0-2 0-9-11-9-18 0-74 7-95 7-5 2-14 2-14 16 0 10 7 10 18 10 38 0 38 6 38 13 0 5-5 31-10 47l-64 254c-8 39-12 51-12 79 0 72 40 122 99 122 91 0 188-117 188-228 0-72-42-125-104-125-35 0-69 23-91 48zM76 301c5-16 5-18 12-26 39-51 72-62 93-62 28 0 50 23 50 72 0 46-27 136-41 166-25 51-62 79-91 79-27 0-53-21-53-78 0-15 0-29 14-79z">
            <text:p/>
          </draw:path>
          <draw:path draw:style-name="gr3" draw:text-style-name="P7" draw:layer="layout" svg:width="0.295cm" svg:height="0.356cm" svg:x="13.251cm" svg:y="4.03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91cm" svg:y="4.03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3.971cm" svg:y="3.90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14.408cm" svg:y="4.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5.209cm" svg:y="3.3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603cm" svg:y="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66" anim:sub-item="text" smil:attributeName="visibility" smil:to="visible"/>
                  <anim:animate smil:dur="0.25s" smil:fill="hold" smil:targetElement="id166" anim:sub-item="text" smil:attributeName="width" smil:values="width*0.05;width" smil:keyTimes="0;1"/>
                  <anim:animate smil:dur="0.25s" smil:fill="hold" smil:targetElement="id166" anim:sub-item="text" smil:attributeName="height" smil:values="height;height" smil:keyTimes="0;1"/>
                  <anim:animate smil:dur="0.25s" smil:fill="hold" smil:targetElement="id166" anim:sub-item="text" smil:attributeName="x" smil:values="x-.2;x" smil:keyTimes="0;1"/>
                  <anim:animate smil:dur="0.25s" smil:fill="hold" smil:targetElement="id166" anim:sub-item="text" smil:attributeName="y" smil:values="y;y" smil:keyTimes="0;1"/>
                  <anim:transitionFilter smil:dur="0.25s" smil:targetElement="id166" anim:sub-item="text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1+width/2;x" smil:keyTimes="0;1"/>
                  <anim:animate smil:dur="0.5s" smil:fill="hold" smil:targetElement="id1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7" draw:layer="layout" svg:width="26.6cm" svg:height="14.772cm" svg:x="0.8cm" svg:y="0.628cm" presentation:class="title" presentation:user-transformed="true">
          <draw:text-box>
            <text:p text:style-name="P4"><text:s/></text:p>
          </draw:text-box>
        </draw:frame>
        <draw:g xml:id="id185" draw:id="id185">
          <svg:title>TexMaths</svg:title>
          <svg:desc>28§display§\text {Solutions :}§svg§600§FALSE§</svg:desc>
          <draw:polygon draw:style-name="gr2" draw:text-style-name="P6" draw:layer="layout" svg:width="4.36cm" svg:height="0.617cm" svg:x="2.008cm" svg:y="0.742cm" svg:viewBox="0 0 4361 618" draw:points="2182,618 0,618 0,0 4361,0 4361,618">
            <text:p/>
          </draw:polygon>
          <draw:path draw:style-name="gr3" draw:text-style-name="P7" draw:layer="layout" svg:width="0.438cm" svg:height="0.716cm" svg:x="2.015cm" svg:y="0.6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532cm" svg:y="0.9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029cm" svg:y="0.70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303cm" svg:y="0.9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836cm" svg:y="0.7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232cm" svg:y="0.7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501cm" svg:y="0.9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996cm" svg:y="0.9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545cm" svg:y="0.9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313cm" svg:y="0.962cm" svg:viewBox="0 0 108 426" svg:d="M108 52c0-27-25-52-54-52s-54 25-54 52c0 29 25 53 54 53s54-24 54-53zM108 374c0-29-25-51-54-51s-54 22-54 51 25 52 54 52 54-23 54-52z">
            <text:p/>
          </draw:path>
        </draw:g>
        <draw:g xml:id="id187" draw:id="id187">
          <svg:title>TexMaths</svg:title>
          <svg:desc>26§display§\text {Let,}§svg§600§FALSE§</svg:desc>
          <draw:polygon draw:style-name="gr2" draw:text-style-name="P6" draw:layer="layout" svg:width="1.429cm" svg:height="0.711cm" svg:x="3.524cm" svg:y="2.239cm" svg:viewBox="0 0 1430 712" draw:points="714,712 0,712 0,0 1430,0 1430,712">
            <text:p/>
          </draw:polygon>
          <draw:path draw:style-name="gr3" draw:text-style-name="P7" draw:layer="layout" svg:width="0.503cm" svg:height="0.625cm" svg:x="3.507cm" svg:y="2.193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075cm" svg:y="2.407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473cm" svg:y="2.255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889cm" svg:y="2.719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88" draw:id="id188">
          <svg:title>TexMaths</svg:title>
          <svg:desc>26§display§\text {I}§svg§600§FALSE§</svg:desc>
          <draw:polygon draw:style-name="gr2" draw:text-style-name="P6" draw:layer="layout" svg:width="0.213cm" svg:height="0.534cm" svg:x="5.731cm" svg:y="2.241cm" svg:viewBox="0 0 214 535" draw:points="108,535 0,535 0,0 214,0 214,535">
            <text:p/>
          </draw:polygon>
          <draw:path draw:style-name="gr3" draw:text-style-name="P7" draw:layer="layout" svg:width="0.28cm" svg:height="0.626cm" svg:x="5.71cm" svg:y="2.1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6" draw:id="id186">
          <svg:title>TexMaths</svg:title>
          <svg:desc>26§display§(1)§svg§600§FALSE§</svg:desc>
          <draw:polygon draw:style-name="gr2" draw:text-style-name="P6" draw:layer="layout" svg:width="0.986cm" svg:height="0.823cm" svg:x="2.109cm" svg:y="2.142cm" svg:viewBox="0 0 987 824" draw:points="494,824 0,824 0,0 987,0 987,824">
            <text:p/>
          </draw:polygon>
          <draw:path draw:style-name="gr3" draw:text-style-name="P7" draw:layer="layout" svg:width="0.213cm" svg:height="0.914cm" svg:x="2.153cm" svg:y="2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1cm" svg:y="2.17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93cm" svg:y="2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9" draw:id="id189">
          <svg:title>TexMaths</svg:title>
          <svg:desc>24§display§= \int \frac{ 4 \sin x - 38 \cos x }{ 5 \sin x - 11 \cos x } dx§svg§600§FALSE§</svg:desc>
          <draw:polygon draw:style-name="gr2" draw:text-style-name="P6" draw:layer="layout" svg:width="8.864cm" svg:height="1.791cm" svg:x="6.413cm" svg:y="1.642cm" svg:viewBox="0 0 8865 1792" draw:points="4433,1792 0,1792 0,0 8865,0 8865,1792">
            <text:p/>
          </draw:polygon>
          <draw:path draw:style-name="gr3" draw:text-style-name="P7" draw:layer="layout" svg:width="0.562cm" svg:height="0.199cm" svg:x="6.419cm" svg:y="2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8cm" svg:y="1.6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8.37cm" svg:y="1.6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8.93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1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1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1.8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1.95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1.634cm" svg:y="1.61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12.056cm" svg:y="1.615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12.611cm" svg:y="1.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1.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1.80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9cm" svg:height="0.036cm" svg:x="8.346cm" svg:y="2.52cm" svg:viewBox="0 0 5991 37" draw:points="2995,37 0,37 0,0 5991,0 5991,37">
            <text:p/>
          </draw:polygon>
          <draw:path draw:style-name="gr3" draw:text-style-name="P7" draw:layer="layout" svg:width="0.337cm" svg:height="0.581cm" svg:x="8.389cm" svg:y="2.76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7" draw:layer="layout" svg:width="0.277cm" svg:height="0.389cm" svg:x="8.93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2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2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2.9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3.1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1.674cm" svg:y="2.7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2.094cm" svg:y="2.766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2.611cm" svg:y="2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2.9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2.95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4.47cm" svg:y="2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4.9cm" svg:y="2.37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93" draw:id="id193">
          <svg:title>TexMaths</svg:title>
          <svg:desc>22§display§4 \sin x - 38 \cos x = A(5 \sin x - 11 \cos x) + B\frac{d}{dx}(5 \sin x - 11 \cos x)§svg§600§FALSE§</svg:desc>
          <draw:polygon draw:style-name="gr2" draw:text-style-name="P6" draw:layer="layout" svg:width="21.727cm" svg:height="1.522cm" svg:x="3.429cm" svg:y="4.036cm" svg:viewBox="0 0 21728 1523" draw:points="10863,1523 0,1523 0,0 21728,0 21728,1523">
            <text:p/>
          </draw:polygon>
          <draw:path draw:style-name="gr3" draw:text-style-name="P7" draw:layer="layout" svg:width="0.344cm" svg:height="0.524cm" svg:x="3.411cm" svg:y="4.5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93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2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449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6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3cm" svg:y="4.5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79cm" svg:y="4.54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7.299cm" svg:y="4.7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39cm" svg:y="4.7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59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6cm" svg:y="4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7cm" svg:y="4.504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8cm" svg:height="0.774cm" svg:x="10.566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83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1.331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6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85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407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1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839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226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14.7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038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86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6.323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6.794cm" svg:y="4.6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7.558cm" svg:y="4.5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ath draw:style-name="gr3" draw:text-style-name="P7" draw:layer="layout" svg:width="0.369cm" svg:height="0.546cm" svg:x="18.495cm" svg:y="3.99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8.243cm" svg:y="4.847cm" svg:viewBox="0 0 847 33" draw:points="422,33 0,33 0,0 847,0 847,33">
            <text:p/>
          </draw:polygon>
          <draw:path draw:style-name="gr3" draw:text-style-name="P7" draw:layer="layout" svg:width="0.369cm" svg:height="0.546cm" svg:x="18.275cm" svg:y="5.05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7cm" svg:y="5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257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519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20.02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27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41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098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1.75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53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918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23.389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729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1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4.551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5.014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4" draw:id="id194">
          <svg:title>TexMaths</svg:title>
          <svg:desc>22§display§4 \sin x - 38 \cos x = A(5 \sin x - 11 \cos x) + B(5 \cos x + 11 \sin x)§svg§600§FALSE§</svg:desc>
          <draw:polygon draw:style-name="gr2" draw:text-style-name="P6" draw:layer="layout" svg:width="20.698cm" svg:height="0.696cm" svg:x="3.43cm" svg:y="6.037cm" svg:viewBox="0 0 20699 697" draw:points="10349,697 0,697 0,0 20699,0 20699,697">
            <text:p/>
          </draw:polygon>
          <draw:path draw:style-name="gr3" draw:text-style-name="P7" draw:layer="layout" svg:width="0.344cm" svg:height="0.523cm" svg:x="3.412cm" svg:y="6.0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1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07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4cm" svg:y="6.0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1cm" svg:y="6.06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8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8cm" svg:y="6.02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567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83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54cm" svg:height="0.356cm" svg:x="11.332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6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852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408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841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4.228cm" svg:y="6.0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95cm" svg:height="0.356cm" svg:x="14.701cm" svg:y="6.2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39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61cm" svg:y="6.2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324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796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7.56cm" svg:y="6.04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8.228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8.49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95cm" svg:height="0.356cm" svg:x="18.994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334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72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0.154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789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58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1.974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4cm" svg:height="0.356cm" svg:x="22.447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752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96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521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3.986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6" draw:id="id196">
          <svg:title>TexMaths</svg:title>
          <svg:desc>22§display§4 \sin x - 38 \cos x = 5A \sin x - 11A \cos x + 5B \cos x + 11B \sin x§svg§600§FALSE§</svg:desc>
          <draw:polygon draw:style-name="gr2" draw:text-style-name="P6" draw:layer="layout" svg:width="20.74cm" svg:height="0.542cm" svg:x="3.432cm" svg:y="7.237cm" svg:viewBox="0 0 20741 543" draw:points="10371,543 0,543 0,0 20741,0 20741,543">
            <text:p/>
          </draw:polygon>
          <draw:path draw:style-name="gr3" draw:text-style-name="P7" draw:layer="layout" svg:width="0.344cm" svg:height="0.524cm" svg:x="3.414cm" svg:y="7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3.9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2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4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9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7 102-104 102-30 0-42-25-42-51 0-18 5-34 14-69z">
            <text:p/>
          </draw:path>
          <draw:path draw:style-name="gr3" draw:text-style-name="P7" draw:layer="layout" svg:width="0.472cm" svg:height="0.032cm" svg:x="5.6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6.406cm" svg:y="7.23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6.793cm" svg:y="7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295cm" svg:height="0.357cm" svg:x="7.302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7.641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8.032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6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9.139cm" svg:y="7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9.9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10.325cm" svg:y="7.198cm" svg:viewBox="0 0 532 557" svg:d="M111 467c-30 51-60 63-95 65-9 0-16 0-16 16 0 3 4 9 11 9 21 0 44-4 66-4 25 0 53 4 78 4 3 0 14 0 14-16 0-9-7-9-12-9-18-2-37-9-37-28 0-9 5-18 10-28l60-99h195c0 16 13 121 13 129 0 24-41 26-57 26-10 0-19 0-19 16 0 9 11 9 11 9 33 0 67-4 98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11.0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3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08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2.7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41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928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31cm" svg:height="0.556cm" svg:x="14.273cm" svg:y="7.198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4.98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3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5.71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4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6.775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54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17.925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8.673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9.01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9.40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833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0.468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267cm" svg:y="7.2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652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22.003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254cm" svg:height="0.357cm" svg:x="22.75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055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23.27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3.826cm" svg:y="7.4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7" draw:id="id197">
          <svg:title>TexMaths</svg:title>
          <svg:desc>22§display§4 \sin x - 38 \cos x = ( 5A + 11B ) \sin x + (- 11A + 5B ) \cos x§svg§600§FALSE§</svg:desc>
          <draw:polygon draw:style-name="gr2" draw:text-style-name="P6" draw:layer="layout" svg:width="19.162cm" svg:height="0.696cm" svg:x="3.435cm" svg:y="8.438cm" svg:viewBox="0 0 19163 697" draw:points="9581,697 0,697 0,0 19163,0 19163,697">
            <text:p/>
          </draw:polygon>
          <draw:path draw:style-name="gr3" draw:text-style-name="P7" draw:layer="layout" svg:width="0.344cm" svg:height="0.523cm" svg:x="3.417cm" svg:y="8.4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6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42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12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8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9cm" svg:y="8.4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6cm" svg:y="8.46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05cm" svg:y="8.63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4cm" svg:y="8.6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5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5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42cm" svg:y="8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992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255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1cm" svg:height="0.555cm" svg:x="10.629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1.399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196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583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53cm" svg:height="0.528cm" svg:x="12.933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3.5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13.9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87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056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6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6.497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6.786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91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7.778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8.123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8.8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9.66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53cm" svg:height="0.528cm" svg:x="20.04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20.67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21.089cm" svg:y="8.63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27cm" svg:y="8.63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1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249cm" svg:y="8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95" draw:id="id195">
          <svg:title>TexMaths</svg:title>
          <svg:desc>22§display§.\ .\ . \ \text {(1)}§svg§600§FALSE§</svg:desc>
          <draw:polygon draw:style-name="gr2" draw:text-style-name="P6" draw:layer="layout" svg:width="2.252cm" svg:height="0.696cm" svg:x="24.614cm" svg:y="5.938cm" svg:viewBox="0 0 2253 697" draw:points="1127,697 0,697 0,0 2253,0 2253,697">
            <text:p/>
          </draw:polygon>
          <draw:path draw:style-name="gr3" draw:text-style-name="P7" draw:layer="layout" svg:width="0.083cm" svg:height="0.083cm" svg:x="24.642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114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587cm" svg:y="6.3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6.07cm" svg:y="5.8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6.362cm" svg:y="5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6.725cm" svg:y="5.8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8" draw:id="id198">
          <svg:title>TexMaths</svg:title>
          <svg:desc>28§display§\therefore§svg§600§FALSE§</svg:desc>
          <draw:polygon draw:style-name="gr2" draw:text-style-name="P6" draw:layer="layout" svg:width="0.528cm" svg:height="0.433cm" svg:x="3.508cm" svg:y="9.826cm" svg:viewBox="0 0 529 434" draw:points="265,434 0,434 0,0 529,0 529,434">
            <text:p/>
          </draw:polygon>
          <draw:path draw:style-name="gr3" draw:text-style-name="P7" draw:layer="layout" svg:width="0.598cm" svg:height="0.531cm" svg:x="3.488cm" svg:y="9.7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9" draw:id="id199">
          <svg:title>TexMaths</svg:title>
          <svg:desc>22§display§ 5A + 11B = 4§svg§600§FALSE§</svg:desc>
          <draw:polygon draw:style-name="gr2" draw:text-style-name="P6" draw:layer="layout" svg:width="4.627cm" svg:height="0.542cm" svg:x="4.819cm" svg:y="9.738cm" svg:viewBox="0 0 4628 543" draw:points="2314,543 0,543 0,0 4628,0 4628,543">
            <text:p/>
          </draw:polygon>
          <draw:path draw:style-name="gr3" draw:text-style-name="P7" draw:layer="layout" svg:width="0.309cm" svg:height="0.533cm" svg:x="4.819cm" svg:y="9.738cm" svg:viewBox="0 0 310 534" svg:d="M310 361c0-92-64-171-148-171-37 0-71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89 0 169-74 169-173z">
            <text:p/>
          </draw:path>
          <draw:path draw:style-name="gr3" draw:text-style-name="P7" draw:layer="layout" svg:width="0.53cm" svg:height="0.556cm" svg:x="5.194cm" svg:y="9.69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5.961cm" svg:y="9.801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56cm" svg:height="0.517cm" svg:x="6.76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147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7.497cm" svg:y="9.724cm" svg:viewBox="0 0 554 530" svg:d="M91 470c-7 30-8 36-70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347cm" svg:y="9.9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44cm" svg:height="0.524cm" svg:x="9.142cm" svg:y="9.729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200" draw:id="id200">
          <svg:title>TexMaths</svg:title>
          <svg:desc>22§display§.\ .\ . \ \text {(2)}§svg§600§FALSE§</svg:desc>
          <draw:polygon draw:style-name="gr2" draw:text-style-name="P6" draw:layer="layout" svg:width="2.252cm" svg:height="0.696cm" svg:x="10.815cm" svg:y="9.639cm" svg:viewBox="0 0 2253 697" draw:points="1127,697 0,697 0,0 2253,0 2253,697">
            <text:p/>
          </draw:polygon>
          <draw:path draw:style-name="gr3" draw:text-style-name="P7" draw:layer="layout" svg:width="0.083cm" svg:height="0.083cm" svg:x="10.843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315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88cm" svg:y="10.0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271cm" svg:y="9.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2.533cm" svg:y="9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2.926cm" svg:y="9.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1" draw:id="id201">
          <svg:title>TexMaths</svg:title>
          <svg:desc>22§display§- 11A + 5B =  - 38§svg§600§FALSE§</svg:desc>
          <draw:polygon draw:style-name="gr2" draw:text-style-name="P6" draw:layer="layout" svg:width="6.206cm" svg:height="0.542cm" svg:x="14.819cm" svg:y="9.739cm" svg:viewBox="0 0 6207 543" draw:points="3105,543 0,543 0,0 6207,0 6207,543">
            <text:p/>
          </draw:polygon>
          <draw:path draw:style-name="gr3" draw:text-style-name="P7" draw:layer="layout" svg:width="0.472cm" svg:height="0.032cm" svg:x="14.844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1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836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6.181cm" svg:y="9.7cm" svg:viewBox="0 0 531 557" svg:d="M111 467c-30 51-60 63-95 65-9 0-16 0-16 16 0 3 4 9 11 9 21 0 44-4 66-4 25 0 53 4 78 4 3 0 14 0 14-16 0-9-7-9-12-9-18-2-37-9-37-28 0-9 5-18 10-28l60-99h195c2 16 13 121 13 129 0 24-41 26-57 26-10 0-19 0-19 16 0 9 11 9 12 9 32 0 66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6.95cm" svg:y="9.8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718cm" svg:y="9.7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553cm" svg:height="0.529cm" svg:x="18.1cm" svg:y="9.7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8.95cm" svg:y="9.9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787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0.356cm" svg:y="9.73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20.743cm" svg:y="9.7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</draw:g>
        <draw:g xml:id="id202" draw:id="id202">
          <svg:title>TexMaths</svg:title>
          <svg:desc>22§display§.\ .\ . \ \text {(3)}§svg§600§FALSE§</svg:desc>
          <draw:polygon draw:style-name="gr2" draw:text-style-name="P6" draw:layer="layout" svg:width="2.252cm" svg:height="0.696cm" svg:x="21.815cm" svg:y="9.641cm" svg:viewBox="0 0 2253 697" draw:points="1127,697 0,697 0,0 2253,0 2253,697">
            <text:p/>
          </draw:polygon>
          <draw:path draw:style-name="gr3" draw:text-style-name="P7" draw:layer="layout" svg:width="0.083cm" svg:height="0.083cm" svg:x="21.843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315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788cm" svg:y="10.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71cm" svg:y="9.60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23.528cm" svg:y="9.66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3.926cm" svg:y="9.60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3" draw:id="id203">
          <svg:title>TexMaths</svg:title>
          <svg:desc>22§display§\text {Eqn.(2)} \times \text {11} + \text {Eqn.(3)} \times \text {5}§svg§600§FALSE§</svg:desc>
          <draw:polygon draw:style-name="gr2" draw:text-style-name="P6" draw:layer="layout" svg:width="9.012cm" svg:height="0.696cm" svg:x="3.63cm" svg:y="10.939cm" svg:viewBox="0 0 9013 697" draw:points="4506,697 0,697 0,0 9013,0 9013,697">
            <text:p/>
          </draw:polygon>
          <draw:path draw:style-name="gr3" draw:text-style-name="P7" draw:layer="layout" svg:width="0.479cm" svg:height="0.527cm" svg:x="3.616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144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551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022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246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51cm" svg:y="10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90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444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7.171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7.559cm" svg:y="10.9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92cm" svg:y="11.0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9cm" svg:height="0.527cm" svg:x="8.847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9.373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78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0.251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47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734cm" svg:y="10.9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13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673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12.372cm" svg:y="10.96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</draw:g>
        <draw:g xml:id="id204" draw:id="id204">
          <svg:title>TexMaths</svg:title>
          <svg:desc>22§display§55A + 121B = 44§svg§600§FALSE§</svg:desc>
          <draw:polygon draw:style-name="gr2" draw:text-style-name="P6" draw:layer="layout" svg:width="5.789cm" svg:height="0.542cm" svg:x="4.618cm" svg:y="12.139cm" svg:viewBox="0 0 5790 543" draw:points="2896,543 0,543 0,0 5790,0 5790,543">
            <text:p/>
          </draw:polygon>
          <draw:path draw:style-name="gr3" draw:text-style-name="P7" draw:layer="layout" svg:width="0.309cm" svg:height="0.533cm" svg:x="4.618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5.38cm" svg:y="12.1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6.148cm" svg:y="12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6.947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02cm" svg:y="12.1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256cm" svg:height="0.517cm" svg:x="7.72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8.07cm" svg:y="12.125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8.922cm" svg:y="12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9.716cm" svg:y="12.1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44cm" svg:height="0.524cm" svg:x="10.103cm" svg:y="12.13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205" draw:id="id205">
          <svg:title>TexMaths</svg:title>
          <svg:desc>22§display§-55A + 25B = - 190§svg§600§FALSE§</svg:desc>
          <draw:polygon draw:style-name="gr2" draw:text-style-name="P6" draw:layer="layout" svg:width="6.982cm" svg:height="0.542cm" svg:x="4.018cm" svg:y="13.239cm" svg:viewBox="0 0 6983 543" draw:points="3492,543 0,543 0,0 6983,0 6983,543">
            <text:p/>
          </draw:polygon>
          <draw:path draw:style-name="gr3" draw:text-style-name="P7" draw:layer="layout" svg:width="0.472cm" svg:height="0.032cm" svg:x="4.043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4.62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cm" svg:height="0.556cm" svg:x="5.38cm" svg:y="13.2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6.149cm" svg:y="13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17cm" svg:y="13.2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3cm" svg:x="7.304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7.684cm" svg:y="13.2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53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372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79cm" svg:y="13.2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0.329cm" svg:y="13.239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10.713cm" svg:y="13.23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07" draw:id="id207">
          <svg:title>TexMaths</svg:title>
          <svg:desc>22§display§- 146B = - 146§svg§600§FALSE§</svg:desc>
          <draw:polygon draw:style-name="gr2" draw:text-style-name="P6" draw:layer="layout" svg:width="5.068cm" svg:height="0.469cm" svg:x="4.018cm" svg:y="14.439cm" svg:viewBox="0 0 5069 470" draw:points="2535,470 0,470 0,0 5069,0 5069,470">
            <text:p/>
          </draw:polygon>
          <draw:path draw:style-name="gr3" draw:text-style-name="P7" draw:layer="layout" svg:width="0.472cm" svg:height="0.032cm" svg:x="4.043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4.65cm" svg:y="14.41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4.99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5.386cm" svg:y="14.412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53cm" svg:height="0.529cm" svg:x="5.773cm" svg:y="14.4cm" svg:viewBox="0 0 554 530" svg:d="M92 470c-8 30-9 35-71 35-14 0-21 0-21 16 0 9 7 9 21 9h276c124 0 215-91 215-167 0-57-46-101-119-109 79-16 161-73 161-147 0-58-51-107-144-107h-260c-16 0-23 0-23 16 0 9 7 9 21 9 2 0 16 0 30 1 14 0 21 2 21 13 0 2-2 5-4 14zM209 247l48-194c7-27 9-28 42-28h101c66 0 84 45 84 79 0 69-67 143-162 143zM174 505c-10 0-12 0-17 0-7 0-11-1-11-7 0-3 0-5 4-19l54-217h146c76 0 90 59 90 92 0 78-69 151-160 151z">
            <text:p/>
          </draw:path>
          <draw:path draw:style-name="gr3" draw:text-style-name="P7" draw:layer="layout" svg:width="0.515cm" svg:height="0.182cm" svg:x="6.625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461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68cm" svg:y="14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8.406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8.804cm" svg:y="14.412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</draw:g>
        <draw:g xml:id="id208" draw:id="id208">
          <svg:title>TexMaths</svg:title>
          <svg:desc>28§display§\therefore§svg§600§FALSE§</svg:desc>
          <draw:polygon draw:style-name="gr2" draw:text-style-name="P6" draw:layer="layout" svg:width="0.528cm" svg:height="0.433cm" svg:x="9.808cm" svg:y="14.424cm" svg:viewBox="0 0 529 434" draw:points="265,434 0,434 0,0 529,0 529,434">
            <text:p/>
          </draw:polygon>
          <draw:path draw:style-name="gr3" draw:text-style-name="P7" draw:layer="layout" svg:width="0.598cm" svg:height="0.531cm" svg:x="9.788cm" svg:y="14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9" draw:id="id209">
          <svg:title>TexMaths</svg:title>
          <svg:desc>22§display§B = - 1§svg§600§FALSE§</svg:desc>
          <draw:polygon draw:style-name="gr2" draw:text-style-name="P6" draw:layer="layout" svg:width="2.505cm" svg:height="0.452cm" svg:x="10.925cm" svg:y="14.439cm" svg:viewBox="0 0 2506 453" draw:points="1253,453 0,453 0,0 2506,0 2506,453">
            <text:p/>
          </draw:polygon>
          <draw:path draw:style-name="gr3" draw:text-style-name="P7" draw:layer="layout" svg:width="0.553cm" svg:height="0.529cm" svg:x="10.918cm" svg:y="14.4cm" svg:viewBox="0 0 554 530" svg:d="M92 470c-8 30-9 35-71 35-14 0-21 0-21 16 0 9 7 9 21 9h276c124 0 215-92 215-167 0-57-46-101-120-109 80-16 162-73 162-147 0-58-51-107-144-107h-260c-16 0-23 0-23 16 0 9 7 9 21 9 2 0 16 0 30 1 14 0 21 2 21 13 0 1-2 5-4 14zM209 247l48-194c7-27 9-28 42-28h101c66 0 84 45 84 79 0 69-67 143-162 143zM174 505c-10 0-12 0-17 0-7 0-11-1-11-7 0-3 0-5 4-19l54-217h146c76 0 90 58 90 92 0 77-69 151-160 151z">
            <text:p/>
          </draw:path>
          <draw:path draw:style-name="gr3" draw:text-style-name="P7" draw:layer="layout" svg:width="0.515cm" svg:height="0.182cm" svg:x="11.77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606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213cm" svg:y="14.412cm" svg:viewBox="0 0 257 518" svg:d="M160 19c0-17 0-19-19-19-48 49-116 49-141 49v25c16 0 62 0 102-21v403c0 28-2 37-72 37h-25v25c27-4 95-4 125-4 32 0 99 0 127 4v-25h-25c-70 0-72-9-72-37z">
            <text:p/>
          </draw:path>
        </draw:g>
        <draw:polyline draw:style-name="gr4" draw:text-style-name="P11" xml:id="id210" draw:id="id210" draw:layer="layout" svg:width="0cm" svg:height="4.399cm" svg:x="14.8cm" svg:y="10.8cm" svg:viewBox="0 0 0 4400" draw:points="0,0 0,4400">
          <text:p/>
        </draw:polyline>
        <draw:g xml:id="id211" draw:id="id211">
          <svg:title>TexMaths</svg:title>
          <svg:desc>22§display§\text {Put } B = -1 \text { in } (3) \text { we get,}§svg§600§FALSE§</svg:desc>
          <draw:polygon draw:style-name="gr2" draw:text-style-name="P6" draw:layer="layout" svg:width="8.814cm" svg:height="0.696cm" svg:x="15.73cm" svg:y="10.939cm" svg:viewBox="0 0 8815 697" draw:points="4407,697 0,697 0,0 8815,0 8815,697">
            <text:p/>
          </draw:polygon>
          <draw:path draw:style-name="gr3" draw:text-style-name="P7" draw:layer="layout" svg:width="0.457cm" svg:height="0.528cm" svg:x="15.718cm" svg:y="10.95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3cm" svg:y="11.137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6.66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53cm" svg:height="0.528cm" svg:x="17.239cm" svg:y="10.95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4-20l54-216h146c74 0 90 58 90 92 0 77-69 151-160 151z">
            <text:p/>
          </draw:path>
          <draw:path draw:style-name="gr3" draw:text-style-name="P7" draw:layer="layout" svg:width="0.515cm" svg:height="0.182cm" svg:x="18.089cm" svg:y="11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927cm" svg:y="11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32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20.134cm" svg:y="10.9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347cm" svg:y="11.13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08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1.344cm" svg:y="10.9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1.74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22.269cm" svg:y="11.146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2.815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417cm" svg:y="11.1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23.802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14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24.492cm" svg:y="11.398cm" svg:viewBox="0 0 92 232" svg:d="M92 81c0-49-18-81-50-81-28 0-42 21-42 40 0 22 14 43 42 43 13 0 21-6 30-11l2-2c0 0 2 0 2 11 0 51-23 98-58 135-4 4-6 6-6 7 0 7 4 9 9 9 9 0 71-61 71-151z">
            <text:p/>
          </draw:path>
        </draw:g>
        <draw:g xml:id="id212" draw:id="id212">
          <svg:title>TexMaths</svg:title>
          <svg:desc>22§display§- 11A + 5(-1) =  - 38§svg§600§FALSE§</svg:desc>
          <draw:polygon draw:style-name="gr2" draw:text-style-name="P6" draw:layer="layout" svg:width="7.172cm" svg:height="0.696cm" svg:x="15.719cm" svg:y="12.039cm" svg:viewBox="0 0 7173 697" draw:points="3586,697 0,697 0,0 7173,0 7173,697">
            <text:p/>
          </draw:polygon>
          <draw:path draw:style-name="gr3" draw:text-style-name="P7" draw:layer="layout" svg:width="0.473cm" svg:height="0.032cm" svg:x="15.744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351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736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081cm" svg:y="12.026cm" svg:viewBox="0 0 532 556" svg:d="M111 466c-30 51-60 63-95 65-9 0-16 0-16 16 0 4 4 9 11 9 21 0 44-4 66-4 25 0 53 4 78 4 3 0 14 0 14-16 0-9-7-9-12-9-18-2-37-9-37-28 0-9 5-17 10-28l60-99h196c1 16 12 122 12 129 0 24-41 26-56 26-11 0-20 0-20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7.851cm" svg:y="12.1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618cm" svg:y="12.065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9.044cm" svg:y="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473cm" svg:height="0.032cm" svg:x="19.33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38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299cm" svg:y="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0.815cm" svg:y="12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21.65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2.222cm" svg:y="12.0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22.609cm" svg:y="12.065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</draw:g>
        <draw:g xml:id="id213" draw:id="id213">
          <svg:title>TexMaths</svg:title>
          <svg:desc>22§display§- 11A  =  - 38 + 5§svg§600§FALSE§</svg:desc>
          <draw:polygon draw:style-name="gr2" draw:text-style-name="P6" draw:layer="layout" svg:width="5.574cm" svg:height="0.542cm" svg:x="15.72cm" svg:y="13.139cm" svg:viewBox="0 0 5575 543" draw:points="2788,543 0,543 0,0 5575,0 5575,543">
            <text:p/>
          </draw:polygon>
          <draw:path draw:style-name="gr3" draw:text-style-name="P7" draw:layer="layout" svg:width="0.472cm" svg:height="0.032cm" svg:x="15.745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352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6.737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7.082cm" svg:y="13.1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17.893cm" svg:y="13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31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9.3cm" svg:y="13.139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19.687cm" svg:y="13.1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15cm" svg:height="0.517cm" svg:x="20.257cm" svg:y="13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21.024cm" svg:y="13.1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</draw:g>
        <draw:g xml:id="id214" draw:id="id214">
          <svg:title>TexMaths</svg:title>
          <svg:desc>22§display§- 11A = - 33§svg§600§FALSE§</svg:desc>
          <draw:polygon draw:style-name="gr2" draw:text-style-name="P6" draw:layer="layout" svg:width="4.25cm" svg:height="0.494cm" svg:x="15.918cm" svg:y="14.339cm" svg:viewBox="0 0 4251 495" draw:points="2127,495 0,495 0,0 4251,0 4251,495">
            <text:p/>
          </draw:polygon>
          <draw:path draw:style-name="gr3" draw:text-style-name="P7" draw:layer="layout" svg:width="0.473cm" svg:height="0.032cm" svg:x="15.94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5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93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281cm" svg:y="14.3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18.092cm" svg:y="14.5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8.9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499cm" svg:y="14.33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1cm" svg:height="0.532cm" svg:x="19.886cm" svg:y="14.33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15" draw:id="id215">
          <svg:title>TexMaths</svg:title>
          <svg:desc>28§display§\therefore§svg§600§FALSE§</svg:desc>
          <draw:polygon draw:style-name="gr2" draw:text-style-name="P6" draw:layer="layout" svg:width="0.528cm" svg:height="0.433cm" svg:x="21.708cm" svg:y="14.324cm" svg:viewBox="0 0 529 434" draw:points="265,434 0,434 0,0 529,0 529,434">
            <text:p/>
          </draw:polygon>
          <draw:path draw:style-name="gr3" draw:text-style-name="P7" draw:layer="layout" svg:width="0.598cm" svg:height="0.531cm" svg:x="21.688cm" svg:y="14.2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6" draw:id="id216">
          <svg:title>TexMaths</svg:title>
          <svg:desc>22§display§A = 3§svg§600§FALSE§</svg:desc>
          <draw:polygon draw:style-name="gr2" draw:text-style-name="P6" draw:layer="layout" svg:width="1.888cm" svg:height="0.494cm" svg:x="22.83cm" svg:y="14.239cm" svg:viewBox="0 0 1889 495" draw:points="944,495 0,495 0,0 1889,0 1889,495">
            <text:p/>
          </draw:polygon>
          <draw:path draw:style-name="gr3" draw:text-style-name="P7" draw:layer="layout" svg:width="0.531cm" svg:height="0.555cm" svg:x="22.818cm" svg:y="14.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23.63cm" svg:y="14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436cm" svg:y="14.23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polyline draw:style-name="gr4" draw:text-style-name="P11" xml:id="id206" draw:id="id206" draw:layer="layout" svg:width="7.599cm" svg:height="0cm" svg:x="4cm" svg:y="14cm" svg:viewBox="0 0 7600 0" draw:points="0,0 7600,0">
          <text:p/>
        </draw:polyline>
        <draw:g xml:id="id190" draw:id="id190">
          <svg:title>TexMaths</svg:title>
          <svg:desc>18§display§Nr = A(Dr) + B\frac{d}{dx}(Dr)§svg§600§FALSE§</svg:desc>
          <draw:polygon draw:style-name="gr2" draw:text-style-name="P6" draw:layer="layout" svg:width="6.872cm" svg:height="1.244cm" svg:x="19.5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19.5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0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0.5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2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1.7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1.9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2.4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2.8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1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3.8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4.5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4.382cm" svg:y="2.391cm" svg:viewBox="0 0 693 27" draw:points="346,27 0,27 0,0 693,0 693,27">
            <text:p/>
          </draw:polygon>
          <draw:path draw:style-name="gr3" draw:text-style-name="P7" draw:layer="layout" svg:width="0.301cm" svg:height="0.447cm" svg:x="24.4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4.7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2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5.4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5.9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2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191" draw:id="id191">
          <svg:title>TexMaths</svg:title>
          <svg:desc>22§display§\text {Remember}§svg§600§FALSE§</svg:desc>
          <draw:polygon draw:style-name="gr2" draw:text-style-name="P6" draw:layer="layout" svg:width="3.523cm" svg:height="0.477cm" svg:x="21.0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0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1.5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1.9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2.5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9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3.5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3.9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4.3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192" draw:id="id192" draw:layer="layout" svg:width="7.3cm" svg:height="2.391cm" svg:x="19.3cm" svg:y="0.8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1" smil:attributeName="visibility" smil:to="visible"/>
                  <anim:animate smil:dur="5s" smil:fill="hold" smil:targetElement="id191" smil:attributeName="x" smil:values="1+width/2;x" smil:keyTimes="0;1"/>
                  <anim:animate smil:dur="5s" smil:fill="hold" smil:targetElement="id19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2" smil:attributeName="visibility" smil:to="visible"/>
                  <anim:animate smil:dur="5s" smil:fill="hold" smil:targetElement="id192" smil:attributeName="x" smil:values="1+width/2;x" smil:keyTimes="0;1"/>
                  <anim:animate smil:dur="5s" smil:fill="hold" smil:targetElement="id19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10" smil:attributeName="visibility" smil:to="visible"/>
                  <anim:animate smil:dur="5s" smil:fill="hold" smil:targetElement="id210" smil:attributeName="x" smil:values="1+width/2;x" smil:keyTimes="0;1"/>
                  <anim:animate smil:dur="5s" smil:fill="hold" smil:targetElement="id2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872cm" svg:x="0.6cm" svg:y="0.528cm" presentation:class="title" presentation:user-transformed="true">
          <draw:text-box>
            <text:p><text:s/></text:p>
          </draw:text-box>
        </draw:frame>
        <draw:g xml:id="id217" draw:id="id217">
          <svg:title>TexMaths</svg:title>
          <svg:desc>24§display§\text {Put } A = 3 \text { and } B = -1 \text { in } (1), \text { we get, }§svg§600§FALSE§</svg:desc>
          <draw:polygon draw:style-name="gr2" draw:text-style-name="P6" draw:layer="layout" svg:width="14.089cm" svg:height="0.76cm" svg:x="3.423cm" svg:y="1.141cm" svg:viewBox="0 0 14090 761" draw:points="7046,761 0,761 0,0 14090,0 14090,761">
            <text:p/>
          </draw:polygon>
          <draw:path draw:style-name="gr3" draw:text-style-name="P7" draw:layer="layout" svg:width="0.498cm" svg:height="0.577cm" svg:x="3.41cm" svg:y="1.155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3.982cm" svg:y="1.35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439cm" svg:y="1.2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606cm" svg:x="5.063cm" svg:y="1.128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199cm" svg:x="5.946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826cm" svg:y="1.17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81cm" svg:height="0.389cm" svg:x="7.528cm" svg:y="1.3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941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8.411cm" svg:y="1.14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04cm" svg:height="0.577cm" svg:x="9.168cm" svg:y="1.155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562cm" svg:height="0.199cm" svg:x="10.097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1.009cm" svg:y="1.50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71cm" svg:y="1.1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12.326cm" svg:y="1.1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56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67cm" svg:y="1.0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3.685cm" svg:y="1.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4.081cm" svg:y="1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2cm" svg:x="14.432cm" svg:y="1.642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5.031cm" svg:y="1.36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5.626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16.281cm" svg:y="1.3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6.704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7.07cm" svg:y="1.2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2cm" svg:x="17.456cm" svg:y="1.642cm" svg:viewBox="0 0 100 253" svg:d="M100 88c0-53-19-88-54-88-31 0-46 23-46 44 0 23 15 46 46 46 14 0 23-6 33-11l2-2c0 0 2 0 2 11 0 56-25 108-64 148-4 4-6 6-6 8 0 8 4 9 10 9 10 0 77-67 77-165z">
            <text:p/>
          </draw:path>
        </draw:g>
        <draw:g xml:id="id221" draw:id="id221">
          <svg:title>TexMaths</svg:title>
          <svg:desc>24§display§= \int \frac{3(5 \sin x - 11 \cos x) - (5 \cos x + 11 \sin x)}{ 5 \sin x - 11 \cos x } dx§svg§600§FALSE§</svg:desc>
          <draw:polygon draw:style-name="gr2" draw:text-style-name="P6" draw:layer="layout" svg:width="17.616cm" svg:height="1.846cm" svg:x="5.62cm" svg:y="3.451cm" svg:viewBox="0 0 17617 1847" draw:points="8808,1847 0,1847 0,0 17617,0 17617,1847">
            <text:p/>
          </draw:polygon>
          <draw:path draw:style-name="gr3" draw:text-style-name="P7" draw:layer="layout" svg:width="0.562cm" svg:height="0.199cm" svg:x="5.626cm" svg:y="4.3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15cm" svg:y="3.465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5cm" svg:height="0.581cm" svg:x="7.588cm" svg:y="3.4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8.058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8.344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8.89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22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46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0.066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0.781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2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2.052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2.568cm" svg:y="3.6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937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36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833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14.338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4.876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5.732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16.02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6.569cm" svg:y="3.66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938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36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834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2cm" svg:height="0.564cm" svg:x="18.525cm" svg:y="3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9.397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9.81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0.33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66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9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07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22.012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14.74cm" svg:height="0.035cm" svg:x="7.553cm" svg:y="4.385cm" svg:viewBox="0 0 14741 36" draw:points="7370,36 0,36 0,0 14741,0 14741,36">
            <text:p/>
          </draw:polygon>
          <draw:path draw:style-name="gr3" draw:text-style-name="P7" draw:layer="layout" svg:width="0.337cm" svg:height="0.581cm" svg:x="11.971cm" svg:y="4.62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2.52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852cm" svg:y="4.6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086cm" svg:y="4.8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693cm" svg:y="4.81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7" draw:layer="layout" svg:width="0.515cm" svg:height="0.035cm" svg:x="14.407cm" svg:y="4.9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256cm" svg:y="4.62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678cm" svg:y="4.62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6.193cm" svg:y="4.8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63cm" svg:y="4.81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89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46cm" svg:y="4.81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22.427cm" svg:y="4.02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22.857cm" svg:y="4.2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</draw:g>
        <draw:g xml:id="id224" draw:id="id224">
          <svg:title>TexMaths</svg:title>
          <svg:desc>28§display§\therefore§svg§600§FALSE§</svg:desc>
          <draw:polygon draw:style-name="gr2" draw:text-style-name="P6" draw:layer="layout" svg:width="0.528cm" svg:height="0.433cm" svg:x="3.404cm" svg:y="10.723cm" svg:viewBox="0 0 529 434" draw:points="265,434 0,434 0,0 529,0 529,434">
            <text:p/>
          </draw:polygon>
          <draw:path draw:style-name="gr3" draw:text-style-name="P7" draw:layer="layout" svg:width="0.598cm" svg:height="0.531cm" svg:x="3.384cm" svg:y="10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5" draw:id="id225">
          <svg:title>TexMaths</svg:title>
          <svg:desc>28§display§\text {I}§svg§600§FALSE§</svg:desc>
          <draw:polygon draw:style-name="gr2" draw:text-style-name="P6" draw:layer="layout" svg:width="0.229cm" svg:height="0.575cm" svg:x="4.933cm" svg:y="10.645cm" svg:viewBox="0 0 230 576" draw:points="116,576 0,576 0,0 230,0 230,576">
            <text:p/>
          </draw:polygon>
          <draw:path draw:style-name="gr3" draw:text-style-name="P7" draw:layer="layout" svg:width="0.301cm" svg:height="0.674cm" svg:x="4.911cm" svg:y="10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8" draw:id="id218">
          <svg:title>TexMaths</svg:title>
          <svg:desc>24§display§4 \sin x - 38 \cos x = 3(5 \sin x - 11 \cos x) - 1(5 \cos x + 11 \sin x)§svg§600§FALSE§</svg:desc>
          <draw:polygon draw:style-name="gr2" draw:text-style-name="P6" draw:layer="layout" svg:width="22.107cm" svg:height="0.76cm" svg:x="3.434cm" svg:y="2.24cm" svg:viewBox="0 0 22108 761" draw:points="11054,761 0,761 0,0 22108,0 22108,761">
            <text:p/>
          </draw:polygon>
          <draw:path draw:style-name="gr3" draw:text-style-name="P7" draw:layer="layout" svg:width="0.375cm" svg:height="0.571cm" svg:x="3.415cm" svg:y="2.25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3.981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4.316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548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5.155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4 111-113 111-33 0-46-27-46-56 0-19 6-36 15-75z">
            <text:p/>
          </draw:path>
          <draw:path draw:style-name="gr3" draw:text-style-name="P7" draw:layer="layout" svg:width="0.515cm" svg:height="0.035cm" svg:x="5.871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6.679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5cm" svg:height="0.581cm" svg:x="7.102cm" svg:y="2.269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7" draw:layer="layout" svg:width="0.322cm" svg:height="0.389cm" svg:x="7.656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027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453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8.922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9.661cm" svg:y="2.5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10.54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1.011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1.297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1.84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178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41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017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5cm" svg:x="13.733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4.58cm" svg:y="2.2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003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5.519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5.89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31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6.784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  <draw:path draw:style-name="gr3" draw:text-style-name="P7" draw:layer="layout" svg:width="0.197cm" svg:height="0.844cm" svg:x="17.291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7.827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8.676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9.106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9.394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9.943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312cm" svg:y="2.4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20.73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21.208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21.899cm" svg:y="2.33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2.771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3.194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3.70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4.04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275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4.881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25.386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2" draw:id="id222">
          <svg:title>TexMaths</svg:title>
          <svg:desc>24§display§= \int  \left[ 3 - \frac{ 5 \cos x + 11 \sin x }{ 5 \sin x - 11 \cos x } \right] dx§svg§600§FALSE§</svg:desc>
          <draw:polygon draw:style-name="gr2" draw:text-style-name="P6" draw:layer="layout" svg:width="11.347cm" svg:height="1.941cm" svg:x="5.621cm" svg:y="5.651cm" svg:viewBox="0 0 11348 1942" draw:points="5673,1942 0,1942 0,0 11348,0 11348,1942">
            <text:p/>
          </draw:polygon>
          <draw:path draw:style-name="gr3" draw:text-style-name="P7" draw:layer="layout" svg:width="0.561cm" svg:height="0.199cm" svg:x="5.627cm" svg:y="6.5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6.516cm" svg:y="5.684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7.664cm" svg:y="5.609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7.934cm" svg:y="6.2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15cm" svg:height="0.035cm" svg:x="8.577cm" svg:y="6.6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493cm" svg:y="5.69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322cm" svg:height="0.389cm" svg:x="10.042cm" svg:y="5.88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13cm" svg:y="5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83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1.309cm" svg:y="5.88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12cm" svg:y="5.77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2.872cm" svg:y="5.69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94cm" svg:y="5.69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13.80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141cm" svg:y="5.69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5cm" svg:y="5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4.982cm" svg:y="5.88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5.989cm" svg:height="0.035cm" svg:x="9.451cm" svg:y="6.604cm" svg:viewBox="0 0 5990 36" draw:points="2995,36 0,36 0,0 5990,0 5990,36">
            <text:p/>
          </draw:polygon>
          <draw:path draw:style-name="gr3" draw:text-style-name="P7" draw:layer="layout" svg:width="0.337cm" svg:height="0.581cm" svg:x="9.493cm" svg:y="6.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277cm" svg:height="0.389cm" svg:x="10.042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0.374cm" svg:y="6.8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609cm" svg:y="7.0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215cm" svg:y="7.0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15cm" svg:height="0.035cm" svg:x="11.929cm" svg:y="7.18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2.778cm" svg:y="6.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cm" svg:y="6.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3.715cm" svg:y="7.03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085cm" svg:y="7.0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4.511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4.982cm" svg:y="7.03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0.224cm" svg:height="2.025cm" svg:x="15.552cm" svg:y="5.609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6.159cm" svg:y="6.24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6.589cm" svg:y="6.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223" draw:id="id223">
          <svg:title>TexMaths</svg:title>
          <svg:desc>24§display§= 3 \smallint dx \ - \int \frac{5 \cos x + 11 \sin x}{ 5 \sin x - 11 \cos x }  dx§svg§600§FALSE§</svg:desc>
          <draw:polygon draw:style-name="gr2" draw:text-style-name="P6" draw:layer="layout" svg:width="12.247cm" svg:height="1.791cm" svg:x="5.623cm" svg:y="8.254cm" svg:viewBox="0 0 12248 1792" draw:points="6123,1792 0,1792 0,0 12248,0 12248,1792">
            <text:p/>
          </draw:polygon>
          <draw:path draw:style-name="gr3" draw:text-style-name="P7" draw:layer="layout" svg:width="0.562cm" svg:height="0.199cm" svg:x="5.629cm" svg:y="9.05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6cm" svg:y="8.798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2cm" svg:height="0.787cm" svg:x="7.08cm" svg:y="8.756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7.652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083cm" svg:y="8.9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079cm" svg:y="9.132cm" svg:viewBox="0 0 516 37" svg:d="M488 37c13 0 28 0 28-20 0-17-15-17-28-17h-459c-14 0-29 0-29 17 0 20 15 20 29 20z">
            <text:p/>
          </draw:path>
          <draw:path draw:style-name="gr3" draw:text-style-name="P7" draw:layer="layout" svg:width="0.75cm" svg:height="1.876cm" svg:x="9.899cm" svg:y="8.212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81cm" svg:x="10.98cm" svg:y="8.22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22cm" svg:height="0.389cm" svg:x="11.529cm" svg:y="8.41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9cm" svg:y="8.41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32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2.794cm" svg:y="8.4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3.487cm" svg:y="8.29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4.359cm" svg:y="8.22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78cm" svg:y="8.227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277cm" svg:height="0.389cm" svg:x="15.29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5.628cm" svg:y="8.2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861cm" svg:y="8.4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6.467cm" svg:y="8.41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10.938cm" svg:y="9.132cm" svg:viewBox="0 0 5990 37" draw:points="2995,37 0,37 0,0 5990,0 5990,37">
            <text:p/>
          </draw:polygon>
          <draw:path draw:style-name="gr3" draw:text-style-name="P7" draw:layer="layout" svg:width="0.337cm" svg:height="0.581cm" svg:x="10.98cm" svg:y="9.37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11.527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1.861cm" svg:y="9.3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093cm" svg:y="9.5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7cm" svg:y="9.5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3.416cm" svg:y="9.712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4.265cm" svg:y="9.37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685cm" svg:y="9.378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5.202cm" svg:y="9.563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573cm" svg:y="9.5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999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467cm" svg:y="9.5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7.061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7.491cm" svg:y="8.98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26" draw:id="id226">
          <svg:title>TexMaths</svg:title>
          <svg:desc>24§display§= 3 x \ - \log (5 \sin x - 11 \cos x )\ + \ c§svg§600§FALSE§</svg:desc>
          <draw:polygon draw:style-name="gr2" draw:text-style-name="P6" draw:layer="layout" svg:width="12.711cm" svg:height="0.759cm" svg:x="5.623cm" svg:y="10.556cm" svg:viewBox="0 0 12712 760" draw:points="6357,760 0,760 0,0 12712,0 12712,760">
            <text:p/>
          </draw:polygon>
          <draw:path draw:style-name="gr3" draw:text-style-name="P7" draw:layer="layout" svg:width="0.562cm" svg:height="0.199cm" svg:x="5.629cm" svg:y="10.8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506cm" svg:y="10.5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6.91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7.91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8.714cm" svg:y="10.56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944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9.367cm" svg:y="10.76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9.86cm" svg:y="10.51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0.146cm" svg:y="10.5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10.69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028cm" svg:y="10.5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26cm" svg:y="10.77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86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2.58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3.431cm" svg:y="10.5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852cm" svg:y="10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4.368cm" svg:y="10.76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739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6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5.633cm" svg:y="10.77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197cm" svg:height="0.844cm" svg:x="16.14cm" svg:y="10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35cm" svg:y="10.65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047cm" svg:y="10.77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29" draw:id="id229">
          <svg:title>TexMaths</svg:title>
          <svg:desc>26§display§\text {Let,}§svg§600§FALSE§</svg:desc>
          <draw:polygon draw:style-name="gr2" draw:text-style-name="P6" draw:layer="layout" svg:width="1.429cm" svg:height="0.711cm" svg:x="3.727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8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6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2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30" draw:id="id230">
          <svg:title>TexMaths</svg:title>
          <svg:desc>26§display§\text {I}§svg§600§FALSE§</svg:desc>
          <draw:polygon draw:style-name="gr2" draw:text-style-name="P6" draw:layer="layout" svg:width="0.213cm" svg:height="0.534cm" svg:x="5.833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2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28" draw:id="id228">
          <svg:title>TexMaths</svg:title>
          <svg:desc>26§display§(2)§svg§600§FALSE§</svg:desc>
          <draw:polygon draw:style-name="gr2" draw:text-style-name="P6" draw:layer="layout" svg:width="0.986cm" svg:height="0.822cm" svg:x="2.314cm" svg:y="12.344cm" svg:viewBox="0 0 987 823" draw:points="494,823 0,823 0,0 987,0 987,823">
            <text:p/>
          </draw:polygon>
          <draw:path draw:style-name="gr3" draw:text-style-name="P7" draw:layer="layout" svg:width="0.213cm" svg:height="0.914cm" svg:x="2.358cm" svg:y="12.29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12.375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12.2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1" draw:id="id231">
          <svg:title>TexMaths</svg:title>
          <svg:desc>24§display§= \int \frac{8 \cos x + 14 \sin x}{3 \cos x + 2 \sin x } \ dx§svg§600§FALSE§</svg:desc>
          <draw:polygon draw:style-name="gr2" draw:text-style-name="P6" draw:layer="layout" svg:width="9.147cm" svg:height="1.791cm" svg:x="6.617cm" svg:y="11.84cm" svg:viewBox="0 0 9148 1792" draw:points="4574,1792 0,1792 0,0 9148,0 9148,1792">
            <text:p/>
          </draw:polygon>
          <draw:path draw:style-name="gr3" draw:text-style-name="P7" draw:layer="layout" svg:width="0.562cm" svg:height="0.199cm" svg:x="6.623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2cm" svg:y="11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5cm" svg:height="0.581cm" svg:x="8.585cm" svg:y="11.8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5 16 63 41 63 92 0 64-63 108-132 108-73 0-135-52-135-123 0-50 27-104 100-142z">
            <text:p/>
          </draw:path>
          <draw:path draw:style-name="gr3" draw:text-style-name="P7" draw:layer="layout" svg:width="0.322cm" svg:height="0.389cm" svg:x="9.142cm" svg:y="11.99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511cm" svg:y="11.9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937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407cm" svg:y="12.0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7" draw:layer="layout" svg:width="0.562cm" svg:height="0.564cm" svg:x="11.101cm" svg:y="11.88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1.97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75cm" svg:height="0.572cm" svg:x="12.341cm" svg:y="11.804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277cm" svg:height="0.389cm" svg:x="12.908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242cm" svg:y="11.8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474cm" svg:y="12.0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081cm" svg:y="12.004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olygon draw:style-name="gr3" draw:text-style-name="P7" draw:layer="layout" svg:width="5.99cm" svg:height="0.036cm" svg:x="8.551cm" svg:y="12.718cm" svg:viewBox="0 0 5991 37" draw:points="2995,37 0,37 0,0 5991,0 5991,37">
            <text:p/>
          </draw:polygon>
          <draw:path draw:style-name="gr3" draw:text-style-name="P7" draw:layer="layout" svg:width="0.35cm" svg:height="0.581cm" svg:x="8.796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9.353cm" svg:y="13.149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722cm" svg:y="13.1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0.14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619cm" svg:y="13.15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2cm" svg:height="0.564cm" svg:x="11.31cm" svg:y="13.0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2.149cm" svg:y="12.9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2.69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03cm" svg:y="12.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263cm" svg:y="13.1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87cm" svg:y="13.152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402cm" svg:height="0.596cm" svg:x="14.954cm" svg:y="12.3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385cm" svg:y="12.57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35" draw:id="id235">
          <svg:title>TexMaths</svg:title>
          <svg:desc>24§display§\text {Answer :  I }= 4x - 2\log (3 \cos x + 2 \sin x )\ + \ c§svg§600§FALSE§</svg:desc>
          <draw:polygon draw:style-name="gr2" draw:text-style-name="P6" draw:layer="layout" svg:width="17.005cm" svg:height="0.76cm" svg:x="2.239cm" svg:y="14.161cm" svg:viewBox="0 0 17006 761" draw:points="8503,761 0,761 0,0 17006,0 17006,761">
            <text:p/>
          </draw:polygon>
          <draw:path draw:style-name="gr3" draw:text-style-name="P7" draw:layer="layout" svg:width="0.579cm" svg:height="0.606cm" svg:x="2.224cm" svg:y="14.148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.85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326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3.647cm" svg:y="14.38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4.24cm" svg:y="14.3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614cm" svg:y="14.3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5.275cm" svg:y="14.38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5.835cm" svg:y="14.17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6.68cm" svg:y="14.4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7.546cm" svg:y="14.1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21cm" svg:height="0.383cm" svg:x="7.968cm" svg:y="14.37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8.684cm" svg:y="14.52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9.5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0.048cm" svg:y="14.1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27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698cm" svg:y="14.3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192cm" svg:y="14.1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1.472cm" svg:y="14.1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2.029cm" svg:y="14.3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39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824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29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4 111-113 111-33 0-46-27-46-56 0-19 6-36 15-75z">
            <text:p/>
          </draw:path>
          <draw:path draw:style-name="gr3" draw:text-style-name="P7" draw:layer="layout" svg:width="0.562cm" svg:height="0.564cm" svg:x="13.985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4.824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77cm" svg:height="0.389cm" svg:x="15.371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5.705cm" svg:y="14.1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93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6.54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6-109 136-130 0-8-7-8-9-8-8 0-10 2-12 8-26 92-86 111-113 111-33 0-46-27-46-56 0-19 6-36 15-75z">
            <text:p/>
          </draw:path>
          <draw:path draw:style-name="gr3" draw:text-style-name="P7" draw:layer="layout" svg:width="0.197cm" svg:height="0.844cm" svg:x="17.051cm" svg:y="14.1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7.846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958cm" svg:y="14.3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19" draw:id="id219">
          <svg:title>TexMaths</svg:title>
          <svg:desc>28§display§\therefore§svg§600§FALSE§</svg:desc>
          <draw:polygon draw:style-name="gr2" draw:text-style-name="P6" draw:layer="layout" svg:width="0.528cm" svg:height="0.433cm" svg:x="3.405cm" svg:y="4.123cm" svg:viewBox="0 0 529 434" draw:points="265,434 0,434 0,0 529,0 529,434">
            <text:p/>
          </draw:polygon>
          <draw:path draw:style-name="gr3" draw:text-style-name="P7" draw:layer="layout" svg:width="0.598cm" svg:height="0.531cm" svg:x="3.385cm" svg:y="4.0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0" draw:id="id220">
          <svg:title>TexMaths</svg:title>
          <svg:desc>28§display§\text {I}§svg§600§FALSE§</svg:desc>
          <draw:polygon draw:style-name="gr2" draw:text-style-name="P6" draw:layer="layout" svg:width="0.229cm" svg:height="0.575cm" svg:x="4.934cm" svg:y="4.045cm" svg:viewBox="0 0 230 576" draw:points="116,576 0,576 0,0 230,0 230,576">
            <text:p/>
          </draw:polygon>
          <draw:path draw:style-name="gr3" draw:text-style-name="P7" draw:layer="layout" svg:width="0.301cm" svg:height="0.674cm" svg:x="4.912cm" svg:y="3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2" draw:id="id232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5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8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8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3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8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7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7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7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6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8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7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8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8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3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09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6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1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5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233" draw:id="id233">
          <svg:title>TexMaths</svg:title>
          <svg:desc>20§display§\text {above solution}§svg§600§FALSE§</svg:desc>
          <draw:polygon draw:style-name="gr2" draw:text-style-name="P6" draw:layer="layout" svg:width="4.331cm" svg:height="0.427cm" svg:x="20.534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8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6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3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3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7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2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7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8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1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3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7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234" draw:id="id234" draw:layer="layout" svg:width="9cm" svg:height="2cm" svg:x="17.8cm" svg:y="11.8cm">
          <text:p/>
          <draw:enhanced-geometry svg:viewBox="0 0 21600 21600" draw:type="rectangle" draw:enhanced-path="M 0 0 L 21600 0 21600 21600 0 21600 0 0 Z N"/>
        </draw:custom-shape>
        <draw:g xml:id="id227" draw:id="id227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121cm" svg:y="9.739cm" svg:viewBox="0 0 8324 1456" draw:points="4163,1456 0,1456 0,0 8324,0 8324,1456">
            <text:p/>
          </draw:polygon>
          <draw:polygon draw:style-name="gr3" draw:text-style-name="P7" draw:layer="layout" svg:width="0.167cm" svg:height="1.518cm" svg:x="19.248cm" svg:y="9.707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442cm" svg:y="10.33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055cm" svg:y="9.763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868cm" svg:y="9.7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233cm" svg:y="9.719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452cm" svg:y="9.72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654cm" svg:y="9.91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034cm" svg:y="9.721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834cm" svg:y="10.453cm" svg:viewBox="0 0 1410 27" draw:points="706,27 0,27 0,0 1410,0 1410,27">
            <text:p/>
          </draw:polygon>
          <draw:path draw:style-name="gr3" draw:text-style-name="P7" draw:layer="layout" svg:width="0.316cm" svg:height="0.576cm" svg:x="20.957cm" svg:y="10.613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364cm" svg:y="10.58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66cm" svg:y="10.7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1.945cm" svg:y="10.58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345cm" svg:y="10.185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667cm" svg:y="10.34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222cm" svg:y="10.39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874cm" svg:y="10.18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047cm" svg:y="10.34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364cm" svg:y="10.338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745cm" svg:y="10.15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879cm" svg:y="10.1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287cm" svg:y="10.1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488cm" svg:y="10.34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868cm" svg:y="10.1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091cm" svg:y="10.15cm" svg:viewBox="0 0 88 634" draw:points="88,0 0,0 0,26 62,26 62,609 0,609 0,634 88,634">
            <text:p/>
          </draw:polygon>
          <draw:path draw:style-name="gr3" draw:text-style-name="P7" draw:layer="layout" svg:width="0.421cm" svg:height="0.422cm" svg:x="26.43cm" svg:y="10.25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052cm" svg:y="10.34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31cm" svg:y="9.707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7" smil:attributeName="visibility" smil:to="visible"/>
                  <anim:animate smil:dur="5s" smil:fill="hold" smil:targetElement="id227" smil:attributeName="x" smil:values="1+width/2;x" smil:keyTimes="0;1"/>
                  <anim:animate smil:dur="5s" smil:fill="hold" smil:targetElement="id2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2" smil:attributeName="visibility" smil:to="visible"/>
                  <anim:animate smil:dur="5s" smil:fill="hold" smil:targetElement="id232" smil:attributeName="x" smil:values="1+width/2;x" smil:keyTimes="0;1"/>
                  <anim:animate smil:dur="5s" smil:fill="hold" smil:targetElement="id23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3" smil:attributeName="visibility" smil:to="visible"/>
                  <anim:animate smil:dur="5s" smil:fill="hold" smil:targetElement="id233" smil:attributeName="x" smil:values="1+width/2;x" smil:keyTimes="0;1"/>
                  <anim:animate smil:dur="5s" smil:fill="hold" smil:targetElement="id23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4" smil:attributeName="visibility" smil:to="visible"/>
                  <anim:animate smil:dur="5s" smil:fill="hold" smil:targetElement="id234" smil:attributeName="x" smil:values="1+width/2;x" smil:keyTimes="0;1"/>
                  <anim:animate smil:dur="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6"> <text:s text:c="13"/></text:span><text:span text:style-name="T19"><text:line-break/></text:span><text:span text:style-name="T20"> <text:s text:c="15"/></text:span></text:p>
          </draw:text-box>
        </draw:frame>
        <draw:g xml:id="id238" draw:id="id238">
          <svg:title>TexMaths</svg:title>
          <svg:desc>28§display§\text {I}§svg§600§FALSE§</svg:desc>
          <draw:polygon draw:style-name="gr2" draw:text-style-name="P6" draw:layer="layout" svg:width="0.229cm" svg:height="0.575cm" svg:x="5.632cm" svg:y="1.145cm" svg:viewBox="0 0 230 576" draw:points="116,576 0,576 0,0 230,0 230,576">
            <text:p/>
          </draw:polygon>
          <draw:path draw:style-name="gr3" draw:text-style-name="P7" draw:layer="layout" svg:width="0.301cm" svg:height="0.674cm" svg:x="5.61cm" svg:y="1.0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6" draw:id="id236">
          <svg:title>TexMaths</svg:title>
          <svg:desc>26§display§(3)§svg§600§FALSE§</svg:desc>
          <draw:polygon draw:style-name="gr2" draw:text-style-name="P6" draw:layer="layout" svg:width="0.986cm" svg:height="0.823cm" svg:x="2.311cm" svg:y="1.039cm" svg:viewBox="0 0 987 824" draw:points="494,824 0,824 0,0 987,0 987,824">
            <text:p/>
          </draw:polygon>
          <draw:path draw:style-name="gr3" draw:text-style-name="P7" draw:layer="layout" svg:width="0.213cm" svg:height="0.914cm" svg:x="2.355cm" svg:y="0.99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659cm" svg:y="1.07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2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9" draw:id="id239">
          <svg:title>TexMaths</svg:title>
          <svg:desc>24§display§= \int \frac{1}{3 + 2 \tan x} \ dx§svg§600§FALSE§</svg:desc>
          <draw:polygon draw:style-name="gr2" draw:text-style-name="P6" draw:layer="layout" svg:width="7.015cm" svg:height="1.791cm" svg:x="6.414cm" svg:y="0.54cm" svg:viewBox="0 0 7016 1792" draw:points="3508,1792 0,1792 0,0 7016,0 7016,1792">
            <text:p/>
          </draw:polygon>
          <draw:path draw:style-name="gr3" draw:text-style-name="P7" draw:layer="layout" svg:width="0.562cm" svg:height="0.199cm" svg:x="6.42cm" svg:y="1.3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9cm" svg:y="0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139cm" svg:y="0.5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6cm" svg:height="0.036cm" svg:x="8.347cm" svg:y="1.418cm" svg:viewBox="0 0 3857 37" draw:points="1930,37 0,37 0,0 3857,0 3857,37">
            <text:p/>
          </draw:polygon>
          <draw:path draw:style-name="gr3" draw:text-style-name="P7" draw:layer="layout" svg:width="0.35cm" svg:height="0.581cm" svg:x="8.382cm" svg:y="1.6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9.004cm" svg:y="1.7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9.843cm" svg:y="1.6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10.379cm" svg:y="1.706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10.726cm" svg:y="1.84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1.139cm" svg:y="1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1.746cm" svg:y="1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2.62cm" svg:y="1.0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3.05cm" svg:y="1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37" draw:id="id237">
          <svg:title>TexMaths</svg:title>
          <svg:desc>26§display§\text {Let,}§svg§600§FALSE§</svg:desc>
          <draw:polygon draw:style-name="gr2" draw:text-style-name="P6" draw:layer="layout" svg:width="1.429cm" svg:height="0.711cm" svg:x="3.628cm" svg:y="1.14cm" svg:viewBox="0 0 1430 712" draw:points="714,712 0,712 0,0 1430,0 1430,712">
            <text:p/>
          </draw:polygon>
          <draw:path draw:style-name="gr3" draw:text-style-name="P7" draw:layer="layout" svg:width="0.503cm" svg:height="0.625cm" svg:x="3.611cm" svg:y="1.0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9cm" svg:y="1.3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7cm" svg:y="1.1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3cm" svg:y="1.6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40" draw:id="id240">
          <svg:title>TexMaths</svg:title>
          <svg:desc>24§display§= \int \frac{1}{3 + 2 \frac{\sin x}{\cos x}} \ dx§svg§600§FALSE§</svg:desc>
          <draw:polygon draw:style-name="gr2" draw:text-style-name="P6" draw:layer="layout" svg:width="6.636cm" svg:height="1.998cm" svg:x="13.915cm" svg:y="0.542cm" svg:viewBox="0 0 6637 1999" draw:points="3317,1999 0,1999 0,0 6637,0 6637,1999">
            <text:p/>
          </draw:polygon>
          <draw:path draw:style-name="gr3" draw:text-style-name="P7" draw:layer="layout" svg:width="0.562cm" svg:height="0.199cm" svg:x="13.921cm" svg:y="1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81cm" svg:y="0.5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17.451cm" svg:y="0.515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3.478cm" svg:height="0.035cm" svg:x="15.848cm" svg:y="1.42cm" svg:viewBox="0 0 3479 36" draw:points="1739,36 0,36 0,0 3479,0 3479,36">
            <text:p/>
          </draw:polygon>
          <draw:path draw:style-name="gr3" draw:text-style-name="P7" draw:layer="layout" svg:width="0.35cm" svg:height="0.581cm" svg:x="15.883cm" svg:y="1.72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562cm" svg:height="0.563cm" svg:x="16.505cm" svg:y="1.79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337cm" svg:height="0.563cm" svg:x="17.344cm" svg:y="1.72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14cm" svg:height="0.27cm" svg:x="17.887cm" svg:y="1.688cm" svg:viewBox="0 0 215 271" svg:d="M200 15c0-9 0-15-10-15-2 0-4 0-11 8 0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18.16cm" svg:y="1.554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8.35cm" svg:y="1.692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318cm" svg:height="0.268cm" svg:x="18.834cm" svg:y="1.692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1.402cm" svg:height="0.035cm" svg:x="17.824cm" svg:y="2.057cm" svg:viewBox="0 0 1403 36" draw:points="701,36 0,36 0,0 1403,0 1403,36">
            <text:p/>
          </draw:polygon>
          <draw:path draw:style-name="gr3" draw:text-style-name="P7" draw:layer="layout" svg:width="0.25cm" svg:height="0.27cm" svg:x="17.851cm" svg:y="2.312cm" svg:viewBox="0 0 251 271" svg:d="M203 29c-9 4-15 13-15 25 0 17 12 29 27 29 17 0 29-12 29-29 0-54-83-54-100-54-88 0-144 69-144 136 0 75 63 135 142 135 88 0 109-69 109-77s-7-8-9-8c-10 0-10 2-12 12-13 36-46 53-82 53-40 0-94-28-94-115 0-75 36-117 92-117 8 0 36 0 57 10z">
            <text:p/>
          </draw:path>
          <draw:path draw:style-name="gr3" draw:text-style-name="P7" draw:layer="layout" svg:width="0.291cm" svg:height="0.27cm" svg:x="18.146cm" svg:y="2.312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8.486cm" svg:y="2.312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318cm" svg:height="0.268cm" svg:x="18.87cm" svg:y="2.314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6cm" svg:x="19.742cm" svg:y="1.063cm" svg:viewBox="0 0 403 597" svg:d="M403 10c0-2 0-10-11-10-12 0-93 8-108 10-6 0-11 3-11 15 0 11 7 11 21 11 40 0 42 6 42 14l-2 17-52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172cm" svg:y="1.2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6 112-113 112-33 0-46-27-46-56 0-19 6-36 15-75z">
            <text:p/>
          </draw:path>
        </draw:g>
        <draw:g xml:id="id241" draw:id="id241">
          <svg:title>TexMaths</svg:title>
          <svg:desc>24§display§= \int \frac{\cos x}{2\sin x + 3 \cos x} \ dx§svg§600§FALSE§</svg:desc>
          <draw:polygon draw:style-name="gr2" draw:text-style-name="P6" draw:layer="layout" svg:width="8.724cm" svg:height="1.791cm" svg:x="6.415cm" svg:y="2.742cm" svg:viewBox="0 0 8725 1792" draw:points="4362,1792 0,1792 0,0 8725,0 8725,1792">
            <text:p/>
          </draw:polygon>
          <draw:path draw:style-name="gr3" draw:text-style-name="P7" draw:layer="layout" svg:width="0.562cm" svg:height="0.199cm" svg:x="6.421cm" svg:y="3.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1cm" svg:y="2.7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22cm" svg:height="0.389cm" svg:x="10.284cm" svg:y="2.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654cm" svg:y="2.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1.081cm" svg:y="2.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1.549cm" svg:y="2.9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8.349cm" svg:y="3.62cm" svg:viewBox="0 0 5568 37" draw:points="2784,37 0,37 0,0 5568,0 5568,37">
            <text:p/>
          </draw:polygon>
          <draw:path draw:style-name="gr3" draw:text-style-name="P7" draw:layer="layout" svg:width="0.337cm" svg:height="0.564cm" svg:x="8.391cm" svg:y="3.86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8.938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2cm" svg:y="3.8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4cm" svg:y="4.0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11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804cm" svg:y="3.93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1.636cm" svg:y="3.86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2.191cm" svg:y="4.05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561cm" svg:y="4.0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987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458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331cm" svg:y="3.263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4.76cm" svg:y="3.4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4" draw:id="id244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3.1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3.5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3.7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3.5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3.5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3.5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3.0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3.791cm" svg:viewBox="0 0 693 27" draw:points="346,27 0,27 0,0 693,0 693,27">
            <text:p/>
          </draw:polygon>
          <draw:path draw:style-name="gr3" draw:text-style-name="P7" draw:layer="layout" svg:width="0.301cm" svg:height="0.447cm" svg:x="25.106cm" svg:y="3.9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4.1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43" draw:id="id243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2.5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2.5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2.6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2.6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2.5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2.6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7" draw:text-style-name="P12" xml:id="id242" draw:id="id242" draw:layer="layout" svg:width="7.3cm" svg:height="2.591cm" svg:x="20cm" svg:y="2.209cm">
          <text:p/>
          <draw:enhanced-geometry svg:viewBox="0 0 21600 21600" draw:type="rectangle" draw:enhanced-path="M 0 0 L 21600 0 21600 21600 0 21600 0 0 Z N"/>
        </draw:custom-shape>
        <draw:g xml:id="id245" draw:id="id245">
          <svg:title>TexMaths</svg:title>
          <svg:desc>22§display§\cos x = A(2\sin x + 3 \cos x) + B\frac{d}{dx}(2\sin x + 3 \cos x)§svg§600§FALSE§</svg:desc>
          <draw:polygon draw:style-name="gr2" draw:text-style-name="P6" draw:layer="layout" svg:width="17.069cm" svg:height="1.522cm" svg:x="3.524cm" svg:y="4.836cm" svg:viewBox="0 0 17070 1523" draw:points="8536,1523 0,1523 0,0 17070,0 17070,1523">
            <text:p/>
          </draw:polygon>
          <draw:path draw:style-name="gr3" draw:text-style-name="P7" draw:layer="layout" svg:width="0.295cm" svg:height="0.356cm" svg:x="3.512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852cm" svg:y="5.5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241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67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349cm" svg:y="5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15cm" svg:y="5.304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6.779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043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54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849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063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6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253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017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0.526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865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5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685cm" svg:y="5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2.15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622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3.384cm" svg:y="5.3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4.32cm" svg:y="4.797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4.068cm" svg:y="5.647cm" svg:viewBox="0 0 847 33" draw:points="422,33 0,33 0,0 847,0 847,33">
            <text:p/>
          </draw:polygon>
          <draw:path draw:style-name="gr3" draw:text-style-name="P7" draw:layer="layout" svg:width="0.369cm" svg:height="0.546cm" svg:x="14.1cm" svg:y="5.852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494cm" svg:y="6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5.082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346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15.84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2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67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923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7.557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8.321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8.829cm" svg:y="5.5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169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55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989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0.454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46" draw:id="id246">
          <svg:title>TexMaths</svg:title>
          <svg:desc>22§display§\cos x = A(2\sin x + 3 \cos x) + B(2\cos x - 3 \sin x)§svg§600§FALSE§</svg:desc>
          <draw:polygon draw:style-name="gr2" draw:text-style-name="P6" draw:layer="layout" svg:width="16.039cm" svg:height="0.696cm" svg:x="3.425cm" svg:y="6.736cm" svg:viewBox="0 0 16040 697" draw:points="8020,697 0,697 0,0 16040,0 16040,697">
            <text:p/>
          </draw:polygon>
          <draw:path draw:style-name="gr3" draw:text-style-name="P7" draw:layer="layout" svg:width="0.295cm" svg:height="0.356cm" svg:x="3.413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3cm" svg:y="6.9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2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3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cm" svg:y="6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6.051cm" svg:y="6.723cm" svg:viewBox="0 0 531 556" svg:d="M111 466c-30 51-60 63-95 65-9 0-16 0-16 16 0 4 4 9 11 9 21 0 44-4 66-4 25 0 53 4 78 4 3 0 14 0 14-16 0-9-7-9-12-9-18-2-37-9-37-28 0-9 5-17 10-28l60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18cm" svg:height="0.773cm" svg:x="6.679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943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44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74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6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52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54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9.918cm" svg:y="6.76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0.426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66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15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586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51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522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284cm" svg:y="6.7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3.953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215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4.719cm" svg:y="6.9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58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49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8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35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276cm" svg:y="6.7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54cm" svg:height="0.356cm" svg:x="17.78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8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0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86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23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8" draw:id="id248">
          <svg:title>TexMaths</svg:title>
          <svg:desc>22§display§\cos x = 2A \sin x + 3A \cos x +  2B \cos x - 3B \sin x§svg§600§FALSE§</svg:desc>
          <draw:polygon draw:style-name="gr2" draw:text-style-name="P6" draw:layer="layout" svg:width="16.085cm" svg:height="0.542cm" svg:x="3.426cm" svg:y="7.836cm" svg:viewBox="0 0 16086 543" draw:points="8043,543 0,543 0,0 16086,0 16086,543">
            <text:p/>
          </draw:polygon>
          <draw:path draw:style-name="gr3" draw:text-style-name="P7" draw:layer="layout" svg:width="0.295cm" svg:height="0.357cm" svg:x="3.414cm" svg:y="8.00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3.754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4.143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182cm" svg:x="5.251cm" svg:y="8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063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6.438cm" svg:y="7.797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7.145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4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7.664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22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8.856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8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9.998cm" svg:y="7.797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0.707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1.045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1.436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67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2.501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27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13.65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4.398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4.738cm" svg:y="8.00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15.12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558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6.214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955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29cm" svg:x="17.342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54cm" svg:height="0.357cm" svg:x="18.08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8.39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8.608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16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</draw:g>
        <draw:g xml:id="id249" draw:id="id249">
          <svg:title>TexMaths</svg:title>
          <svg:desc>22§display§\cos x = ( 2A - 3B ) \sin x + ( 3A +  2B ) \cos x§svg§600§FALSE§</svg:desc>
          <draw:polygon draw:style-name="gr2" draw:text-style-name="P6" draw:layer="layout" svg:width="13.905cm" svg:height="0.696cm" svg:x="3.429cm" svg:y="8.936cm" svg:viewBox="0 0 13906 697" draw:points="6952,697 0,697 0,0 13906,0 13906,697">
            <text:p/>
          </draw:polygon>
          <draw:path draw:style-name="gr3" draw:text-style-name="P7" draw:layer="layout" svg:width="0.295cm" svg:height="0.356cm" svg:x="3.41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7cm" svg:y="9.1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7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4cm" svg:y="9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105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367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6.742cm" svg:y="8.92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472cm" svg:height="0.032cm" svg:x="7.53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73cm" svg:y="8.96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28cm" svg:x="8.65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9.29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9.707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012cm" svg:y="8.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227cm" svg:y="9.1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783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416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22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479cm" svg:y="8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861cm" svg:y="8.923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3.629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398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4.77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5.41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15.82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165cm" svg:y="9.1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55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6.987cm" svg:y="9.1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7" draw:id="id247">
          <svg:title>TexMaths</svg:title>
          <svg:desc>22§display§.\ .\ . \ \text {(1)}§svg§600§FALSE§</svg:desc>
          <draw:polygon draw:style-name="gr2" draw:text-style-name="P6" draw:layer="layout" svg:width="2.252cm" svg:height="0.696cm" svg:x="20.613cm" svg:y="6.738cm" svg:viewBox="0 0 2253 697" draw:points="1127,697 0,697 0,0 2253,0 2253,697">
            <text:p/>
          </draw:polygon>
          <draw:path draw:style-name="gr3" draw:text-style-name="P7" draw:layer="layout" svg:width="0.083cm" svg:height="0.083cm" svg:x="20.641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113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586cm" svg:y="7.1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069cm" svg:y="6.6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2.361cm" svg:y="6.7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24cm" svg:y="6.6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0" draw:id="id250">
          <svg:title>TexMaths</svg:title>
          <svg:desc>24§display§\therefore§svg§600§FALSE§</svg:desc>
          <draw:polygon draw:style-name="gr2" draw:text-style-name="P6" draw:layer="layout" svg:width="0.453cm" svg:height="0.371cm" svg:x="3.605cm" svg:y="10.119cm" svg:viewBox="0 0 454 372" draw:points="227,372 0,372 0,0 454,0 454,372">
            <text:p/>
          </draw:polygon>
          <draw:path draw:style-name="gr3" draw:text-style-name="P7" draw:layer="layout" svg:width="0.513cm" svg:height="0.455cm" svg:x="3.588cm" svg:y="10.07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0§display§2A - 3B = 0§svg§600§FALSE§</svg:desc>
          <draw:polygon draw:style-name="gr2" draw:text-style-name="P6" draw:layer="layout" svg:width="3.848cm" svg:height="0.449cm" svg:x="4.619cm" svg:y="10.035cm" svg:viewBox="0 0 3849 450" draw:points="1924,450 0,450 0,0 3849,0 3849,450">
            <text:p/>
          </draw:polygon>
          <draw:path draw:style-name="gr3" draw:text-style-name="P7" draw:layer="layout" svg:width="0.281cm" svg:height="0.469cm" svg:x="4.619cm" svg:y="10.0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82cm" svg:height="0.505cm" svg:x="4.96cm" svg:y="10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76cm" svg:y="10.31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51cm" svg:y="10.0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6.702cm" svg:y="10.02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76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05cm" svg:y="10.03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2" draw:id="id252">
          <svg:title>TexMaths</svg:title>
          <svg:desc>20§display§.\ .\ . \ \text {(2)}§svg§600§FALSE§</svg:desc>
          <draw:polygon draw:style-name="gr2" draw:text-style-name="P6" draw:layer="layout" svg:width="2.048cm" svg:height="0.633cm" svg:x="9.815cm" svg:y="9.936cm" svg:viewBox="0 0 2049 634" draw:points="1024,634 0,634 0,0 2049,0 2049,634">
            <text:p/>
          </draw:polygon>
          <draw:path draw:style-name="gr3" draw:text-style-name="P7" draw:layer="layout" svg:width="0.076cm" svg:height="0.076cm" svg:x="9.841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27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7cm" svg:y="10.35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1.139cm" svg:y="9.90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1.377cm" svg:y="9.96cm" svg:viewBox="0 0 282 470" svg:d="M54 416l76-74c110-97 152-134 152-204 0-82-63-138-149-138-80 0-133 66-133 128 0 38 35 38 37 38 13 0 37-8 37-36 0-18-13-37-37-37-7 0-7 0-10 1 16-46 55-72 96-72 64 0 95 56 95 116 0 56-36 112-74 155l-136 150c-8 8-8 10-8 27h263l19-123h-18c-3 21-8 53-14 63-7 6-53 6-68 6z">
            <text:p/>
          </draw:path>
          <draw:path draw:style-name="gr3" draw:text-style-name="P7" draw:layer="layout" svg:width="0.164cm" svg:height="0.703cm" svg:x="11.734cm" svg:y="9.90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3" draw:id="id253">
          <svg:title>TexMaths</svg:title>
          <svg:desc>20§display§3A + 2B =  1§svg§600§FALSE§</svg:desc>
          <draw:polygon draw:style-name="gr2" draw:text-style-name="P6" draw:layer="layout" svg:width="3.819cm" svg:height="0.493cm" svg:x="13.325cm" svg:y="10.035cm" svg:viewBox="0 0 3820 494" draw:points="1910,494 0,494 0,0 3820,0 3820,494">
            <text:p/>
          </draw:polygon>
          <draw:path draw:style-name="gr3" draw:text-style-name="P7" draw:layer="layout" svg:width="0.292cm" svg:height="0.484cm" svg:x="13.319cm" svg:y="10.035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  <draw:path draw:style-name="gr3" draw:text-style-name="P7" draw:layer="layout" svg:width="0.482cm" svg:height="0.505cm" svg:x="13.666cm" svg:y="10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14.364cm" svg:y="10.093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81cm" svg:height="0.47cm" svg:x="15.063cm" svg:y="10.035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81cm" svg:x="15.408cm" svg:y="10.022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16.183cm" svg:y="10.24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33cm" svg:height="0.47cm" svg:x="16.947cm" svg:y="10.035cm" svg:viewBox="0 0 234 471" svg:d="M146 18c0-16 0-18-18-18-43 45-106 45-128 45v22c14 0 56 0 93-19v367c0 26-2 34-66 34h-22v22c24-3 86-3 113-3 29 0 90 0 116 3v-22h-23c-64 0-65-8-65-34z">
            <text:p/>
          </draw:path>
        </draw:g>
        <draw:g xml:id="id254" draw:id="id254">
          <svg:title>TexMaths</svg:title>
          <svg:desc>20§display§.\ .\ . \ \text {(3)}§svg§600§FALSE§</svg:desc>
          <draw:polygon draw:style-name="gr2" draw:text-style-name="P6" draw:layer="layout" svg:width="2.048cm" svg:height="0.633cm" svg:x="20.515cm" svg:y="9.937cm" svg:viewBox="0 0 2049 634" draw:points="1024,634 0,634 0,0 2049,0 2049,634">
            <text:p/>
          </draw:polygon>
          <draw:path draw:style-name="gr3" draw:text-style-name="P7" draw:layer="layout" svg:width="0.076cm" svg:height="0.076cm" svg:x="20.541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0.97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1.4cm" svg:y="10.355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21.839cm" svg:y="9.90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22.072cm" svg:y="9.96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2.434cm" svg:y="9.90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5" draw:id="id255">
          <svg:title>TexMaths</svg:title>
          <svg:desc>22§display§\text {Eqn.(2)} \times \text {2} + \text {Eqn.(3)} \times \text {3}§svg§600§FALSE§</svg:desc>
          <draw:polygon draw:style-name="gr2" draw:text-style-name="P6" draw:layer="layout" svg:width="8.632cm" svg:height="0.696cm" svg:x="3.731cm" svg:y="10.94cm" svg:viewBox="0 0 8633 697" draw:points="4316,697 0,697 0,0 8633,0 8633,697">
            <text:p/>
          </draw:polygon>
          <draw:path draw:style-name="gr3" draw:text-style-name="P7" draw:layer="layout" svg:width="0.48cm" svg:height="0.527cm" svg:x="3.717cm" svg:y="10.956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245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652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123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47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611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02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545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16cm" svg:x="7.242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7.806cm" svg:y="11.0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561cm" svg:y="10.956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7" draw:layer="layout" svg:width="0.383cm" svg:height="0.492cm" svg:x="9.089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495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9.967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191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448cm" svg:y="10.96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0.845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387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21cm" svg:height="0.532cm" svg:x="12.081cm" svg:y="10.96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56" draw:id="id256">
          <svg:title>TexMaths</svg:title>
          <svg:desc>20§display§4A - 6B = 0§svg§600§FALSE§</svg:desc>
          <draw:polygon draw:style-name="gr2" draw:text-style-name="P6" draw:layer="layout" svg:width="3.848cm" svg:height="0.449cm" svg:x="4.635cm" svg:y="12.137cm" svg:viewBox="0 0 3849 450" draw:points="1924,450 0,450 0,0 3849,0 3849,450">
            <text:p/>
          </draw:polygon>
          <draw:path draw:style-name="gr3" draw:text-style-name="P7" draw:layer="layout" svg:width="0.313cm" svg:height="0.476cm" svg:x="4.619cm" svg:y="12.12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82cm" svg:height="0.505cm" svg:x="4.976cm" svg:y="12.10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92cm" svg:y="12.41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67cm" svg:y="12.13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03cm" svg:height="0.481cm" svg:x="6.718cm" svg:y="12.124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92cm" svg:y="12.3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21cm" svg:y="12.1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7" draw:id="id257">
          <svg:title>TexMaths</svg:title>
          <svg:desc>20§display§9A + 6B = 3§svg§600§FALSE§</svg:desc>
          <draw:polygon draw:style-name="gr2" draw:text-style-name="P6" draw:layer="layout" svg:width="3.845cm" svg:height="0.493cm" svg:x="4.725cm" svg:y="13.236cm" svg:viewBox="0 0 3846 494" draw:points="1923,494 0,494 0,0 3846,0 3846,494">
            <text:p/>
          </draw:polygon>
          <draw:path draw:style-name="gr3" draw:text-style-name="P7" draw:layer="layout" svg:width="0.292cm" svg:height="0.484cm" svg:x="4.719cm" svg:y="13.236cm" svg:viewBox="0 0 293 485" svg:d="M230 245v23c0 166-73 198-115 198-13 0-49-1-69-25 31 0 37-21 37-32 0-23-17-34-33-34-12 0-32 6-32 35 0 47 38 75 97 75 91 0 178-96 178-246 0-191-80-239-144-239-39 0-74 13-104 45-29 32-45 61-45 114 0 88 62 157 141 157 43 0 72-29 89-71zM142 300c-11 0-44 0-65-44-13-27-13-62-13-96 0-38 0-72 14-98 20-35 47-44 71-44 33 0 56 24 69 56 8 22 11 67 11 99 0 59-24 127-87 127z">
            <text:p/>
          </draw:path>
          <draw:path draw:style-name="gr3" draw:text-style-name="P7" draw:layer="layout" svg:width="0.482cm" svg:height="0.505cm" svg:x="5.066cm" svg:y="13.201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5.764cm" svg:y="13.294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92cm" svg:height="0.484cm" svg:x="6.458cm" svg:y="13.236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  <draw:path draw:style-name="gr3" draw:text-style-name="P7" draw:layer="layout" svg:width="0.503cm" svg:height="0.481cm" svg:x="6.809cm" svg:y="13.223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7.583cm" svg:y="13.446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8.314cm" svg:y="13.236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259" draw:id="id259">
          <svg:title>TexMaths</svg:title>
          <svg:desc>22§display§13A = 3§svg§600§FALSE§</svg:desc>
          <draw:polygon draw:style-name="gr2" draw:text-style-name="P6" draw:layer="layout" svg:width="2.659cm" svg:height="0.494cm" svg:x="4.619cm" svg:y="14.24cm" svg:viewBox="0 0 2660 495" draw:points="1330,495 0,495 0,0 2660,0 2660,495">
            <text:p/>
          </draw:polygon>
          <draw:path draw:style-name="gr3" draw:text-style-name="P7" draw:layer="layout" svg:width="0.256cm" svg:height="0.516cm" svg:x="4.649cm" svg:y="14.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4.999cm" svg:y="14.24cm" svg:viewBox="0 0 322 533" svg:d="M194 243c63-19 107-74 107-136 0-63-67-107-143-107-77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3cm" svg:height="0.555cm" svg:x="5.381cm" svg:y="14.201cm" svg:viewBox="0 0 531 556" svg:d="M111 466c-30 51-60 64-95 66-9 0-16 0-16 15 0 4 4 9 11 9 21 0 44-3 66-3 25 0 53 3 78 3 3 0 14 0 14-16 0-8-7-8-12-8-18-2-37-9-37-29 0-8 5-17 10-28l60-98h195c2 15 13 121 13 128 0 25-41 27-57 27-10 0-19 0-19 15 0 9 11 9 12 9 32 0 65-3 97-3 19 0 67 3 86 3 6 0 14 0 14-16 0-8-7-8-17-8-48 0-48-6-50-29l-47-484c-2-15-2-19-16-19-12 0-14 5-19 12zM204 352l153-255 25 255z">
            <text:p/>
          </draw:path>
          <draw:path draw:style-name="gr3" draw:text-style-name="P7" draw:layer="layout" svg:width="0.515cm" svg:height="0.182cm" svg:x="6.19cm" svg:y="14.4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21cm" svg:height="0.532cm" svg:x="6.996cm" svg:y="14.24cm" svg:viewBox="0 0 322 533" svg:d="M194 243c63-19 107-74 107-136 0-63-67-107-143-107-79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63" draw:id="id263">
          <svg:title>TexMaths</svg:title>
          <svg:desc>22§display§\text {Put } A = \frac{3}{13} \text { in } (2) \text { we get,}§svg§600§FALSE§</svg:desc>
          <draw:polygon draw:style-name="gr2" draw:text-style-name="P6" draw:layer="layout" svg:width="8.739cm" svg:height="1.51cm" svg:x="15.733cm" svg:y="10.64cm" svg:viewBox="0 0 8740 1511" draw:points="4370,1511 0,1511 0,0 8740,0 8740,1511">
            <text:p/>
          </draw:polygon>
          <draw:path draw:style-name="gr3" draw:text-style-name="P7" draw:layer="layout" svg:width="0.457cm" svg:height="0.529cm" svg:x="15.721cm" svg:y="11.11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5cm" svg:y="11.298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6.664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17.236cm" svg:y="11.085cm" svg:viewBox="0 0 531 556" svg:d="M111 467c-30 51-60 63-95 65-9 0-16 0-16 16 0 3 4 8 11 8 21 0 44-3 66-3 25 0 53 3 78 3 3 0 14 0 14-16 0-8-7-8-12-8-18-2-37-9-37-28 0-9 5-18 10-29l60-98h195c2 16 13 121 13 128 0 25-41 27-57 27-10 0-19 0-19 16 0 8 11 8 12 8 32 0 66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18.046cm" svg:y="11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139cm" svg:y="10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18.912cm" svg:y="11.43cm" svg:viewBox="0 0 774 33" draw:points="387,33 0,33 0,0 774,0 774,33">
            <text:p/>
          </draw:polygon>
          <draw:path draw:style-name="gr3" draw:text-style-name="P7" draw:layer="layout" svg:width="0.256cm" svg:height="0.517cm" svg:x="18.98cm" svg:y="11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331cm" svg:y="11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66cm" svg:height="0.518cm" svg:x="20.061cm" svg:y="11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276cm" svg:y="11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21.015cm" svg:y="11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1.277cm" svg:y="11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67cm" svg:y="11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22.197cm" svg:y="11.305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22.74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343cm" svg:y="11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23.7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067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24.418cm" svg:y="11.557cm" svg:viewBox="0 0 92 232" svg:d="M92 81c0-49-18-81-50-81-28 0-42 21-42 40 0 22 14 43 42 43 13 0 21-6 30-11l2-2c0 0 2 0 2 11 0 51-23 99-58 136-4 3-6 5-6 7 0 7 4 8 9 8 9 0 71-61 71-151z">
            <text:p/>
          </draw:path>
        </draw:g>
        <draw:polyline draw:style-name="gr4" draw:text-style-name="P11" xml:id="id262" draw:id="id262" draw:layer="layout" svg:width="0cm" svg:height="4.399cm" svg:x="14.801cm" svg:y="10.801cm" svg:viewBox="0 0 0 4400" draw:points="0,0 0,4400">
          <text:p/>
        </draw:polyline>
        <draw:g xml:id="id264" draw:id="id264">
          <svg:title>TexMaths</svg:title>
          <svg:desc>20§display§2\left( \frac{3}{13} \right)  - 3B = 0§svg§600§FALSE§</svg:desc>
          <draw:polygon draw:style-name="gr2" draw:text-style-name="P6" draw:layer="layout" svg:width="5.344cm" svg:height="1.617cm" svg:x="15.721cm" svg:y="12.838cm" svg:viewBox="0 0 5345 1618" draw:points="2673,1618 0,1618 0,0 5345,0 5345,1618">
            <text:p/>
          </draw:polygon>
          <draw:path draw:style-name="gr3" draw:text-style-name="P7" draw:layer="layout" svg:width="0.281cm" svg:height="0.469cm" svg:x="15.721cm" svg:y="13.3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6.3cm" svg:y="12.803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6.961cm" svg:y="12.87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703cm" svg:height="0.029cm" svg:x="16.756cm" svg:y="13.632cm" svg:viewBox="0 0 704 30" draw:points="352,30 0,30 0,0 704,0 704,30">
            <text:p/>
          </draw:polygon>
          <draw:path draw:style-name="gr3" draw:text-style-name="P7" draw:layer="layout" svg:width="0.233cm" svg:height="0.469cm" svg:x="16.818cm" svg:y="13.83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137cm" svg:y="13.8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7.567cm" svg:y="12.80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29cm" svg:height="0.029cm" svg:x="18.276cm" svg:y="13.63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8.949cm" svg:y="13.3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19.3cm" svg:y="13.34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" draw:text-style-name="P7" draw:layer="layout" svg:width="0.468cm" svg:height="0.165cm" svg:x="20.074cm" svg:y="13.5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803cm" svg:y="13.35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polyline draw:style-name="gr4" draw:text-style-name="P11" xml:id="id258" draw:id="id258" draw:layer="layout" svg:width="4.399cm" svg:height="0cm" svg:x="4.4cm" svg:y="14cm" svg:viewBox="0 0 4400 0" draw:points="0,0 4400,0">
          <text:p/>
        </draw:polyline>
        <draw:g xml:id="id261" draw:id="id261">
          <svg:title>TexMaths</svg:title>
          <svg:desc>24§display§A = \frac{3}{13}§svg§600§FALSE§</svg:desc>
          <draw:polygon draw:style-name="gr2" draw:text-style-name="P6" draw:layer="layout" svg:width="2.617cm" svg:height="1.647cm" svg:x="10.533cm" svg:y="13.544cm" svg:viewBox="0 0 2618 1648" draw:points="1309,1648 0,1648 0,0 2618,0 2618,1648">
            <text:p/>
          </draw:polygon>
          <draw:path draw:style-name="gr3" draw:text-style-name="P7" draw:layer="layout" svg:width="0.579cm" svg:height="0.606cm" svg:x="10.52cm" svg:y="14.03cm" svg:viewBox="0 0 580 607" svg:d="M121 509c-33 56-65 69-104 71-9 0-17 0-17 18 0 3 4 9 12 9 23 0 48-4 72-4 27 0 58 4 85 4 4 0 15 0 15-17 0-10-7-10-13-10-19-2-40-9-40-31 0-9 5-19 11-30l65-108h213c2 17 14 133 14 140 0 27-44 29-62 29-11 0-21 0-21 18 0 9 12 9 14 9 34 0 71-4 105-4 21 0 73 4 94 4 6 0 16 0 16-17 0-10-8-10-19-10-52 0-52-6-54-31l-52-528c-2-17-2-21-17-21-14 0-16 6-21 13zM223 384l167-278 27 278z">
            <text:p/>
          </draw:path>
          <draw:path draw:style-name="gr3" draw:text-style-name="P7" draw:layer="layout" svg:width="0.561cm" svg:height="0.199cm" svg:x="11.405cm" svg:y="14.32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2.595cm" svg:y="13.502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12.349cm" svg:y="14.407cm" svg:viewBox="0 0 845 37" draw:points="422,37 0,37 0,0 845,0 845,37">
            <text:p/>
          </draw:polygon>
          <draw:path draw:style-name="gr3" draw:text-style-name="P7" draw:layer="layout" svg:width="0.279cm" svg:height="0.564cm" svg:x="12.424cm" svg:y="14.653cm" svg:viewBox="0 0 280 565" svg:d="M175 21c0-19 0-21-20-21-53 54-128 54-155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806cm" svg:y="14.65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0" draw:id="id260">
          <svg:title>TexMaths</svg:title>
          <svg:desc>24§display§\therefore§svg§600§FALSE§</svg:desc>
          <draw:polygon draw:style-name="gr2" draw:text-style-name="P6" draw:layer="layout" svg:width="0.453cm" svg:height="0.371cm" svg:x="9.506cm" svg:y="14.217cm" svg:viewBox="0 0 454 372" draw:points="227,372 0,372 0,0 454,0 454,372">
            <text:p/>
          </draw:polygon>
          <draw:path draw:style-name="gr3" draw:text-style-name="P7" draw:layer="layout" svg:width="0.513cm" svg:height="0.455cm" svg:x="9.489cm" svg:y="14.1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66" draw:id="id266">
          <svg:title>TexMaths</svg:title>
          <svg:desc>24§display§B = \frac{2}{13}§svg§600§FALSE§</svg:desc>
          <draw:polygon draw:style-name="gr2" draw:text-style-name="P6" draw:layer="layout" svg:width="2.668cm" svg:height="1.647cm" svg:x="22.93cm" svg:y="12.844cm" svg:viewBox="0 0 2669 1648" draw:points="1335,1648 0,1648 0,0 2669,0 2669,1648">
            <text:p/>
          </draw:polygon>
          <draw:path draw:style-name="gr3" draw:text-style-name="P7" draw:layer="layout" svg:width="0.604cm" svg:height="0.577cm" svg:x="22.922cm" svg:y="13.359cm" svg:viewBox="0 0 605 578" svg:d="M100 513c-8 33-10 38-77 38-15 0-23 0-23 18 0 9 8 9 23 9h302c134 0 234-100 234-182 0-62-50-110-131-119 87-18 177-79 177-160 0-63-56-117-158-117h-284c-17 0-25 0-25 17 0 10 8 10 23 10 2 0 18 0 33 2 15 0 23 2 23 13 0 2-2 6-4 16zM229 269l51-211c8-29 10-31 46-31h110c73 0 92 50 92 86 0 75-73 156-177 156zM190 551c-11 0-13 0-19 0-8 0-12-2-12-7 0-4 0-6 4-21l60-237h159c83 0 98 64 98 100 0 85-75 165-175 165z">
            <text:p/>
          </draw:path>
          <draw:path draw:style-name="gr3" draw:text-style-name="P7" draw:layer="layout" svg:width="0.562cm" svg:height="0.199cm" svg:x="23.851cm" svg:y="13.6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25.05cm" svg:y="12.80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24.796cm" svg:y="13.707cm" svg:viewBox="0 0 845 37" draw:points="422,37 0,37 0,0 845,0 845,37">
            <text:p/>
          </draw:polygon>
          <draw:path draw:style-name="gr3" draw:text-style-name="P7" draw:layer="layout" svg:width="0.279cm" svg:height="0.564cm" svg:x="24.871cm" svg:y="13.95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25.253cm" svg:y="13.953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5" draw:id="id265">
          <svg:title>TexMaths</svg:title>
          <svg:desc>24§display§\therefore§svg§600§FALSE§</svg:desc>
          <draw:polygon draw:style-name="gr2" draw:text-style-name="P6" draw:layer="layout" svg:width="0.453cm" svg:height="0.371cm" svg:x="21.907cm" svg:y="13.417cm" svg:viewBox="0 0 454 372" draw:points="227,372 0,372 0,0 454,0 454,372">
            <text:p/>
          </draw:polygon>
          <draw:path draw:style-name="gr3" draw:text-style-name="P7" draw:layer="layout" svg:width="0.513cm" svg:height="0.455cm" svg:x="21.89cm" svg:y="13.3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2" smil:attributeName="visibility" smil:to="visible"/>
                  <anim:animate smil:dur="5s" smil:fill="hold" smil:targetElement="id242" smil:attributeName="x" smil:values="1+width/2;x" smil:keyTimes="0;1"/>
                  <anim:animate smil:dur="5s" smil:fill="hold" smil:targetElement="id24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4" smil:attributeName="visibility" smil:to="visible"/>
                  <anim:animate smil:dur="5s" smil:fill="hold" smil:targetElement="id244" smil:attributeName="x" smil:values="1+width/2;x" smil:keyTimes="0;1"/>
                  <anim:animate smil:dur="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2" smil:attributeName="visibility" smil:to="visible"/>
                  <anim:animate smil:dur="5s" smil:fill="hold" smil:targetElement="id262" smil:attributeName="x" smil:values="1+width/2;x" smil:keyTimes="0;1"/>
                  <anim:animate smil:dur="5s" smil:fill="hold" smil:targetElement="id2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6"/></text:span><text:span text:style-name="T20"><text:line-break/></text:span><text:span text:style-name="T20"> <text:s text:c="7"/></text:span></text:p>
          </draw:text-box>
        </draw:frame>
        <draw:g xml:id="id269" draw:id="id269">
          <svg:title>TexMaths</svg:title>
          <svg:desc>28§display§\therefore§svg§600§FALSE§</svg:desc>
          <draw:polygon draw:style-name="gr2" draw:text-style-name="P6" draw:layer="layout" svg:width="0.528cm" svg:height="0.433cm" svg:x="3.504cm" svg:y="5.624cm" svg:viewBox="0 0 529 434" draw:points="265,434 0,434 0,0 529,0 529,434">
            <text:p/>
          </draw:polygon>
          <draw:path draw:style-name="gr3" draw:text-style-name="P7" draw:layer="layout" svg:width="0.598cm" svg:height="0.531cm" svg:x="3.484cm" svg:y="5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0" draw:id="id270">
          <svg:title>TexMaths</svg:title>
          <svg:desc>26§display§\text {I}§svg§600§FALSE§</svg:desc>
          <draw:polygon draw:style-name="gr2" draw:text-style-name="P6" draw:layer="layout" svg:width="0.213cm" svg:height="0.534cm" svg:x="4.833cm" svg:y="5.544cm" svg:viewBox="0 0 214 535" draw:points="108,535 0,535 0,0 214,0 214,535">
            <text:p/>
          </draw:polygon>
          <draw:path draw:style-name="gr3" draw:text-style-name="P7" draw:layer="layout" svg:width="0.28cm" svg:height="0.626cm" svg:x="4.812cm" svg:y="5.4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1" draw:id="id271">
          <svg:title>TexMaths</svg:title>
          <svg:desc>24§display§= \int \frac{\frac{3}{13}(2\sin x + 3 \cos x) + \frac{2}{13}(2\cos x - 3 \sin x)}{ 2\sin x + 3 \cos x} \ dx§svg§600§FALSE§</svg:desc>
          <draw:polygon draw:style-name="gr2" draw:text-style-name="P6" draw:layer="layout" svg:width="18.384cm" svg:height="1.986cm" svg:x="5.515cm" svg:y="4.74cm" svg:viewBox="0 0 18385 1987" draw:points="9191,1987 0,1987 0,0 18385,0 18385,1987">
            <text:p/>
          </draw:polygon>
          <draw:path draw:style-name="gr3" draw:text-style-name="P7" draw:layer="layout" svg:width="0.562cm" svg:height="0.199cm" svg:x="5.521cm" svg:y="5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41cm" svg:y="4.89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2cm" svg:height="0.404cm" svg:x="7.75cm" svg:y="4.69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7" draw:layer="layout" svg:width="0.673cm" svg:height="0.035cm" svg:x="7.55cm" svg:y="5.195cm" svg:viewBox="0 0 674 36" draw:points="338,36 0,36 0,0 674,0 674,36">
            <text:p/>
          </draw:polygon>
          <draw:path draw:style-name="gr3" draw:text-style-name="P7" draw:layer="layout" svg:width="0.216cm" svg:height="0.392cm" svg:x="7.614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7.91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8.407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8.693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9.242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9.574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9.808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0.415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1.106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1.94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2.494cm" svg:y="5.043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2.863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289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3.76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14.265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563cm" svg:x="14.781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5.883cm" svg:y="4.6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673cm" svg:height="0.035cm" svg:x="15.678cm" svg:y="5.195cm" svg:viewBox="0 0 674 36" draw:points="338,36 0,36 0,0 674,0 674,36">
            <text:p/>
          </draw:polygon>
          <draw:path draw:style-name="gr3" draw:text-style-name="P7" draw:layer="layout" svg:width="0.216cm" svg:height="0.392cm" svg:x="15.741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16.04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16.534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16.822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22cm" svg:height="0.389cm" svg:x="17.371cm" svg:y="5.0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7.74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8.16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8.637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16cm" svg:height="0.035cm" svg:x="19.351cm" svg:y="5.195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20.161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277cm" svg:height="0.389cm" svg:x="20.71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1.048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21.281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21.888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22.394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15.227cm" svg:height="0.035cm" svg:x="7.449cm" svg:y="5.813cm" svg:viewBox="0 0 15228 36" draw:points="7613,36 0,36 0,0 15228,0 15228,36">
            <text:p/>
          </draw:polygon>
          <draw:path draw:style-name="gr3" draw:text-style-name="P7" draw:layer="layout" svg:width="0.337cm" svg:height="0.563cm" svg:x="12.32cm" svg:y="6.05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12.869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201cm" svg:y="6.05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2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4.042cm" svg:y="6.2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14.733cm" svg:y="6.1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5.565cm" svg:y="6.05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6.122cm" svg:y="6.2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6.49cm" svg:y="6.243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16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7.387cm" svg:y="6.2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402cm" svg:height="0.596cm" svg:x="23.089cm" svg:y="5.45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3.52cm" svg:y="5.6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67" draw:id="id267">
          <svg:title>TexMaths</svg:title>
          <svg:desc>20§display§\text {Put } A =  \frac{3}{13}  \text { and } B = \frac{2}{13}  \text { in } (1), \text { we get, }§svg§600§FALSE§</svg:desc>
          <draw:polygon draw:style-name="gr2" draw:text-style-name="P6" draw:layer="layout" svg:width="12.236cm" svg:height="1.373cm" svg:x="3.421cm" svg:y="0.736cm" svg:viewBox="0 0 12237 1374" draw:points="6119,1374 0,1374 0,0 12237,0 12237,1374">
            <text:p/>
          </draw:polygon>
          <draw:path draw:style-name="gr3" draw:text-style-name="P7" draw:layer="layout" svg:width="0.415cm" svg:height="0.481cm" svg:x="3.41cm" svg:y="1.16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3.887cm" svg:y="1.33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4.268cm" svg:y="1.21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505cm" svg:x="4.788cm" svg:y="1.14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468cm" svg:height="0.165cm" svg:x="5.524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6.517cm" svg:y="0.701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703cm" svg:height="0.029cm" svg:x="6.311cm" svg:y="1.455cm" svg:viewBox="0 0 704 30" draw:points="352,30 0,30 0,0 704,0 704,30">
            <text:p/>
          </draw:polygon>
          <draw:path draw:style-name="gr3" draw:text-style-name="P7" draw:layer="layout" svg:width="0.233cm" svg:height="0.47cm" svg:x="6.37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6.692cm" svg:y="1.66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7cm" svg:height="0.324cm" svg:x="7.362cm" svg:y="1.33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7.708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8.098cm" svg:y="1.157cm" svg:viewBox="0 0 349 498" svg:d="M245 451v47l104-8v-23c-50 0-56-4-56-38v-429l-101 8v22c50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503cm" svg:height="0.481cm" svg:x="8.73cm" svg:y="1.165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8 0 82 52 82 83 0 70-62 137-146 137z">
            <text:p/>
          </draw:path>
          <draw:path draw:style-name="gr3" draw:text-style-name="P7" draw:layer="layout" svg:width="0.468cm" svg:height="0.165cm" svg:x="9.503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10.501cm" svg:y="0.701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0.703cm" svg:height="0.029cm" svg:x="10.29cm" svg:y="1.455cm" svg:viewBox="0 0 704 30" draw:points="352,30 0,30 0,0 704,0 704,30">
            <text:p/>
          </draw:polygon>
          <draw:path draw:style-name="gr3" draw:text-style-name="P7" draw:layer="layout" svg:width="0.233cm" svg:height="0.47cm" svg:x="10.35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0.671cm" svg:y="1.66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51cm" svg:height="0.471cm" svg:x="11.335cm" svg:y="1.175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529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201cm" svg:y="1.11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33cm" svg:height="0.47cm" svg:x="12.468cm" svg:y="1.17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796cm" svg:y="1.1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082cm" svg:height="0.21cm" svg:x="13.09cm" svg:y="1.57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82cm" svg:height="0.311cm" svg:x="13.59cm" svg:y="1.341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14.084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322cm" svg:height="0.465cm" svg:x="14.631cm" svg:y="1.327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273cm" svg:height="0.324cm" svg:x="14.983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2cm" svg:height="0.441cm" svg:x="15.289cm" svg:y="1.21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082cm" svg:height="0.21cm" svg:x="15.609cm" svg:y="1.57cm" svg:viewBox="0 0 83 211" svg:d="M83 74c0-45-16-74-45-74-25 0-38 19-38 37 0 19 13 38 38 38 12 0 20-5 28-9l1-2c0 0 2 0 2 10 0 46-21 89-53 123-3 3-5 5-5 6 0 7 3 8 8 8 8 0 64-56 64-137z">
            <text:p/>
          </draw:path>
        </draw:g>
        <draw:g xml:id="id268" draw:id="id268">
          <svg:title>TexMaths</svg:title>
          <svg:desc>22§display§\cos x = \frac{3}{13}(2\sin x + 3 \cos x) + \frac{2}{13}(2\cos x - 3 \sin x)§svg§600§FALSE§</svg:desc>
          <draw:polygon draw:style-name="gr2" draw:text-style-name="P6" draw:layer="layout" svg:width="16.752cm" svg:height="1.51cm" svg:x="3.429cm" svg:y="2.64cm" svg:viewBox="0 0 16753 1511" draw:points="8377,1511 0,1511 0,0 16753,0 16753,1511">
            <text:p/>
          </draw:polygon>
          <draw:path draw:style-name="gr3" draw:text-style-name="P7" draw:layer="layout" svg:width="0.295cm" svg:height="0.356cm" svg:x="3.417cm" svg:y="3.29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757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254cm" svg:y="3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346cm" svg:y="2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6.12cm" svg:y="3.43cm" svg:viewBox="0 0 774 33" draw:points="387,33 0,33 0,0 774,0 774,33">
            <text:p/>
          </draw:polygon>
          <draw:path draw:style-name="gr3" draw:text-style-name="P7" draw:layer="layout" svg:width="0.256cm" svg:height="0.517cm" svg:x="6.189cm" svg:y="3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6.539cm" svg:y="3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7.064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326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827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34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47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903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538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809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148cm" svg:y="3.29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539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969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18cm" svg:height="0.774cm" svg:x="12.433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2.905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59cm" svg:y="2.6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773cm" svg:height="0.032cm" svg:x="13.727cm" svg:y="3.43cm" svg:viewBox="0 0 774 33" draw:points="387,33 0,33 0,0 774,0 774,33">
            <text:p/>
          </draw:polygon>
          <draw:path draw:style-name="gr3" draw:text-style-name="P7" draw:layer="layout" svg:width="0.256cm" svg:height="0.517cm" svg:x="13.795cm" svg:y="3.65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146cm" svg:y="3.65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4.67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932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95cm" svg:height="0.356cm" svg:x="15.436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75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16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596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472cm" svg:height="0.032cm" svg:x="17.252cm" svg:y="3.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99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8.502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806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021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7" draw:layer="layout" svg:width="0.18cm" svg:height="0.774cm" svg:x="20.04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272" draw:id="id272">
          <svg:title>TexMaths</svg:title>
          <svg:desc>24§display§= \int \left[ \frac{3}{13} + \frac{2}{13} \times  \frac{ 2\cos x - 3 \sin x }{ 2\sin x + 3 \cos x} \right] \ dx§svg§600§FALSE§</svg:desc>
          <draw:polygon draw:style-name="gr2" draw:text-style-name="P6" draw:layer="layout" svg:width="13.911cm" svg:height="1.941cm" svg:x="5.517cm" svg:y="7.44cm" svg:viewBox="0 0 13912 1942" draw:points="6955,1942 0,1942 0,0 13912,0 13912,1942">
            <text:p/>
          </draw:polygon>
          <draw:path draw:style-name="gr3" draw:text-style-name="P7" draw:layer="layout" svg:width="0.562cm" svg:height="0.199cm" svg:x="5.523cm" svg:y="8.3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412cm" svg:y="7.473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7.56cm" svg:y="7.398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8.142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844cm" svg:height="0.035cm" svg:x="7.896cm" svg:y="8.393cm" svg:viewBox="0 0 845 36" draw:points="422,36 0,36 0,0 845,0 845,36">
            <text:p/>
          </draw:polygon>
          <draw:path draw:style-name="gr3" draw:text-style-name="P7" draw:layer="layout" svg:width="0.279cm" svg:height="0.564cm" svg:x="7.971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353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9.075cm" svg:y="8.1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225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0.844cm" svg:height="0.035cm" svg:x="9.974cm" svg:y="8.393cm" svg:viewBox="0 0 845 36" draw:points="422,36 0,36 0,0 845,0 845,36">
            <text:p/>
          </draw:polygon>
          <draw:path draw:style-name="gr3" draw:text-style-name="P7" draw:layer="layout" svg:width="0.279cm" svg:height="0.564cm" svg:x="10.049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0.431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08cm" svg:height="0.408cm" svg:x="11.23cm" svg:y="8.206cm" svg:viewBox="0 0 409 409" svg:d="M205 181l-169-169c-11-10-13-12-19-12-9 0-17 8-17 17 0 6 2 8 12 18l168 169-168 170c-10 10-12 12-12 18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7" draw:layer="layout" svg:width="0.337cm" svg:height="0.564cm" svg:x="12.092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2cm" svg:height="0.389cm" svg:x="12.641cm" svg:y="7.673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3.011cm" svg:y="7.6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438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3.906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16cm" svg:height="0.035cm" svg:x="14.623cm" svg:y="7.822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5.431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77cm" svg:height="0.389cm" svg:x="15.986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6.318cm" svg:y="7.4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552cm" svg:y="7.6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7.159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5.568cm" svg:height="0.035cm" svg:x="12.049cm" svg:y="8.393cm" svg:viewBox="0 0 5569 36" draw:points="2784,36 0,36 0,0 5569,0 5569,36">
            <text:p/>
          </draw:polygon>
          <draw:path draw:style-name="gr3" draw:text-style-name="P7" draw:layer="layout" svg:width="0.337cm" svg:height="0.564cm" svg:x="12.092cm" svg:y="8.63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277cm" svg:height="0.389cm" svg:x="12.641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2.973cm" svg:y="8.6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07cm" svg:y="8.8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14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62cm" svg:height="0.564cm" svg:x="14.505cm" svg:y="8.70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5.337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5.894cm" svg:y="8.823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6.262cm" svg:y="8.8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689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7.159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0.224cm" svg:height="2.025cm" svg:x="17.729cm" svg:y="7.398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8.618cm" svg:y="8.03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9.049cm" svg:y="8.24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73" draw:id="id273">
          <svg:title>TexMaths</svg:title>
          <svg:desc>24§display§=  \frac{3}{13} \int dx + \frac{2}{13} \int  \frac{ 2\cos x - 3 \sin x }{ 2\sin x + 3 \cos x} \ dx§svg§600§FALSE§</svg:desc>
          <draw:polygon draw:style-name="gr2" draw:text-style-name="P6" draw:layer="layout" svg:width="14.033cm" svg:height="1.791cm" svg:x="5.519cm" svg:y="10.34cm" svg:viewBox="0 0 14034 1792" draw:points="7018,1792 0,1792 0,0 14034,0 14034,1792">
            <text:p/>
          </draw:polygon>
          <draw:path draw:style-name="gr3" draw:text-style-name="P7" draw:layer="layout" svg:width="0.562cm" svg:height="0.199cm" svg:x="5.525cm" svg:y="11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715cm" svg:y="10.31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6.468cm" svg:y="11.218cm" svg:viewBox="0 0 845 37" draw:points="422,37 0,37 0,0 845,0 845,37">
            <text:p/>
          </draw:polygon>
          <draw:path draw:style-name="gr3" draw:text-style-name="P7" draw:layer="layout" svg:width="0.279cm" svg:height="0.564cm" svg:x="6.54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26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7.6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402cm" svg:height="0.596cm" svg:x="8.572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9.002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9.693cm" svg:y="10.95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0.843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10.592cm" svg:y="11.218cm" svg:viewBox="0 0 845 37" draw:points="422,37 0,37 0,0 845,0 845,37">
            <text:p/>
          </draw:polygon>
          <draw:path draw:style-name="gr3" draw:text-style-name="P7" draw:layer="layout" svg:width="0.279cm" svg:height="0.564cm" svg:x="10.667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1.049cm" svg:y="11.464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1.725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804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2cm" svg:height="0.389cm" svg:x="13.353cm" svg:y="10.498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723cm" svg:y="10.4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4.15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4.618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5.334cm" svg:y="10.648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6.143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16.698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7.03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7.264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7.871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12.762cm" svg:y="11.218cm" svg:viewBox="0 0 5568 37" draw:points="2784,37 0,37 0,0 5568,0 5568,37">
            <text:p/>
          </draw:polygon>
          <draw:path draw:style-name="gr3" draw:text-style-name="P7" draw:layer="layout" svg:width="0.337cm" svg:height="0.564cm" svg:x="12.804cm" svg:y="11.4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3.353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3.685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917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524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5.217cm" svg:y="11.5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6.049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6.606cm" svg:y="11.64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974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7.4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7.871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8.744cm" svg:y="10.8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9.175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76" draw:id="id276">
          <svg:title>TexMaths</svg:title>
          <svg:desc>24§display§=  \frac{3x}{13} +  \frac{2}{13} \log ( 2\sin x + 3 \cos x )\ + \ c§svg§600§FALSE§</svg:desc>
          <draw:polygon draw:style-name="gr2" draw:text-style-name="P6" draw:layer="layout" svg:width="13.399cm" svg:height="1.647cm" svg:x="5.518cm" svg:y="12.941cm" svg:viewBox="0 0 13400 1648" draw:points="6699,1648 0,1648 0,0 13400,0 13400,1648">
            <text:p/>
          </draw:polygon>
          <draw:path draw:style-name="gr3" draw:text-style-name="P7" draw:layer="layout" svg:width="0.562cm" svg:height="0.199cm" svg:x="5.524cm" svg:y="13.7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3cm" svg:y="12.89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6.914cm" svg:y="13.0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7" draw:layer="layout" svg:width="0.905cm" svg:height="0.036cm" svg:x="6.466cm" svg:y="13.804cm" svg:viewBox="0 0 906 37" draw:points="453,37 0,37 0,0 906,0 906,37">
            <text:p/>
          </draw:polygon>
          <draw:path draw:style-name="gr3" draw:text-style-name="P7" draw:layer="layout" svg:width="0.279cm" svg:height="0.564cm" svg:x="6.572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54cm" svg:y="14.0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7.707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8.857cm" svg:y="12.8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8.605cm" svg:y="13.804cm" svg:viewBox="0 0 845 37" draw:points="422,37 0,37 0,0 845,0 845,37">
            <text:p/>
          </draw:polygon>
          <draw:path draw:style-name="gr3" draw:text-style-name="P7" draw:layer="layout" svg:width="0.279cm" svg:height="0.564cm" svg:x="8.68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9.062cm" svg:y="14.0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9.717cm" svg:y="13.44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9.947cm" svg:y="13.65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10.37cm" svg:y="13.6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7" draw:layer="layout" svg:width="0.197cm" svg:height="0.844cm" svg:x="10.863cm" svg:y="13.3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37cm" svg:height="0.564cm" svg:x="11.149cm" svg:y="13.4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1.699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031cm" svg:y="13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63cm" svg:y="13.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87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3.563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4.394cm" svg:y="13.4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4.951cm" svg:y="13.654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32cm" svg:y="13.65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746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216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16.721cm" svg:y="13.3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7.518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63cm" svg:y="13.6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74" draw:id="id274">
          <svg:title>TexMaths</svg:title>
          <svg:desc>28§display§\therefore§svg§600§FALSE§</svg:desc>
          <draw:polygon draw:style-name="gr2" draw:text-style-name="P6" draw:layer="layout" svg:width="0.528cm" svg:height="0.433cm" svg:x="3.505cm" svg:y="13.625cm" svg:viewBox="0 0 529 434" draw:points="265,434 0,434 0,0 529,0 529,434">
            <text:p/>
          </draw:polygon>
          <draw:path draw:style-name="gr3" draw:text-style-name="P7" draw:layer="layout" svg:width="0.598cm" svg:height="0.531cm" svg:x="3.485cm" svg:y="13.5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5" draw:id="id275">
          <svg:title>TexMaths</svg:title>
          <svg:desc>26§display§\text {I}§svg§600§FALSE§</svg:desc>
          <draw:polygon draw:style-name="gr2" draw:text-style-name="P6" draw:layer="layout" svg:width="0.213cm" svg:height="0.534cm" svg:x="4.834cm" svg:y="13.545cm" svg:viewBox="0 0 214 535" draw:points="108,535 0,535 0,0 214,0 214,535">
            <text:p/>
          </draw:polygon>
          <draw:path draw:style-name="gr3" draw:text-style-name="P7" draw:layer="layout" svg:width="0.28cm" svg:height="0.626cm" svg:x="4.813cm" svg:y="13.4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7" draw:id="id277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32cm" svg:y="13.041cm" svg:viewBox="0 0 8324 1456" draw:points="4163,1456 0,1456 0,0 8324,0 8324,1456">
            <text:p/>
          </draw:polygon>
          <draw:polygon draw:style-name="gr3" draw:text-style-name="P7" draw:layer="layout" svg:width="0.167cm" svg:height="1.518cm" svg:x="19.447cm" svg:y="13.009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641cm" svg:y="13.632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254cm" svg:y="13.065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7cm" svg:y="13.052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432cm" svg:y="13.021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1cm" svg:y="13.02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3cm" svg:y="13.21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3cm" svg:y="13.023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3cm" svg:y="13.755cm" svg:viewBox="0 0 1410 27" draw:points="706,27 0,27 0,0 1410,0 1410,27">
            <text:p/>
          </draw:polygon>
          <draw:path draw:style-name="gr3" draw:text-style-name="P7" draw:layer="layout" svg:width="0.316cm" svg:height="0.576cm" svg:x="21.156cm" svg:y="13.91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3cm" svg:y="13.88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5cm" svg:y="14.0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2.144cm" svg:y="13.88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4cm" svg:y="13.487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866cm" svg:y="13.64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421cm" svg:y="13.6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3cm" svg:y="13.48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6cm" svg:y="13.643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3cm" svg:y="13.64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4cm" svg:y="13.452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8cm" svg:y="13.4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6cm" svg:y="13.452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687cm" svg:y="13.64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6.067cm" svg:y="13.452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9cm" svg:y="13.452cm" svg:viewBox="0 0 88 634" draw:points="88,0 0,0 0,26 62,26 62,609 0,609 0,634 88,634">
            <text:p/>
          </draw:polygon>
          <draw:path draw:style-name="gr3" draw:text-style-name="P7" draw:layer="layout" svg:width="0.421cm" svg:height="0.422cm" svg:x="26.629cm" svg:y="13.5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251cm" svg:y="13.6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509cm" svg:y="13.009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7" smil:attributeName="visibility" smil:to="visible"/>
                  <anim:animate smil:dur="5s" smil:fill="hold" smil:targetElement="id277" smil:attributeName="x" smil:values="1+width/2;x" smil:keyTimes="0;1"/>
                  <anim:animate smil:dur="5s" smil:fill="hold" smil:targetElement="id27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6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278" draw:id="id278">
          <svg:title>TexMaths</svg:title>
          <svg:desc>26§display§(4)§svg§600§FALSE§</svg:desc>
          <draw:polygon draw:style-name="gr2" draw:text-style-name="P6" draw:layer="layout" svg:width="0.986cm" svg:height="0.823cm" svg:x="2.313cm" svg:y="1.341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29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36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1" draw:id="id281">
          <svg:title>TexMaths</svg:title>
          <svg:desc>24§display§= \int \frac{4e^x - 25}{2e^x - 5} \ dx§svg§600§FALSE§</svg:desc>
          <draw:polygon draw:style-name="gr2" draw:text-style-name="P6" draw:layer="layout" svg:width="6.271cm" svg:height="1.791cm" svg:x="6.415cm" svg:y="0.842cm" svg:viewBox="0 0 6272 1792" draw:points="3135,1792 0,1792 0,0 6272,0 6272,1792">
            <text:p/>
          </draw:polygon>
          <draw:path draw:style-name="gr3" draw:text-style-name="P7" draw:layer="layout" svg:width="0.561cm" svg:height="0.199cm" svg:x="6.421cm" svg:y="1.6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7.31cm" svg:y="0.8cm" svg:viewBox="0 0 751 1877" svg:d="M40 1839c27 0 43-20 43-41 0-29-22-42-41-42-21 0-42 13-42 42 0 44 42 79 94 79 129 0 177-198 236-442 65-267 121-538 167-809 31-178 62-347 90-457 10-42 39-150 73-150 25 0 46 16 50 19-28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375cm" svg:height="0.572cm" svg:x="8.371cm" svg:y="0.8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25cm" svg:height="0.383cm" svg:x="8.809cm" svg:y="1.006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191cm" svg:y="0.81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9.846cm" svg:y="1.15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66cm" svg:y="0.815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37cm" svg:height="0.581cm" svg:x="11.082cm" svg:y="0.81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7 0 184-81 184-188z">
            <text:p/>
          </draw:path>
          <draw:polygon draw:style-name="gr3" draw:text-style-name="P7" draw:layer="layout" svg:width="3.115cm" svg:height="0.036cm" svg:x="8.348cm" svg:y="1.72cm" svg:viewBox="0 0 3116 37" draw:points="1557,37 0,37 0,0 3116,0 3116,37">
            <text:p/>
          </draw:polygon>
          <draw:path draw:style-name="gr3" draw:text-style-name="P7" draw:layer="layout" svg:width="0.337cm" svg:height="0.564cm" svg:x="8.602cm" svg:y="1.966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25cm" svg:height="0.383cm" svg:x="9.02cm" svg:y="2.15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9.402cm" svg:y="2.02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6cm" svg:x="10.055cm" svg:y="2.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0.871cm" svg:y="1.966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7" draw:layer="layout" svg:width="0.402cm" svg:height="0.596cm" svg:x="11.877cm" svg:y="1.3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307cm" svg:y="1.57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279" draw:id="id279">
          <svg:title>TexMaths</svg:title>
          <svg:desc>26§display§\text {Let,}§svg§600§FALSE§</svg:desc>
          <draw:polygon draw:style-name="gr2" draw:text-style-name="P6" draw:layer="layout" svg:width="1.429cm" svg:height="0.711cm" svg:x="3.629cm" svg:y="1.441cm" svg:viewBox="0 0 1430 712" draw:points="714,712 0,712 0,0 1430,0 1430,712">
            <text:p/>
          </draw:polygon>
          <draw:path draw:style-name="gr3" draw:text-style-name="P7" draw:layer="layout" svg:width="0.503cm" svg:height="0.625cm" svg:x="3.612cm" svg:y="1.3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8cm" svg:y="1.6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8cm" svg:y="1.4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4cm" svg:y="1.9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80" draw:id="id280">
          <svg:title>TexMaths</svg:title>
          <svg:desc>28§display§\text {I}§svg§600§FALSE§</svg:desc>
          <draw:polygon draw:style-name="gr2" draw:text-style-name="P6" draw:layer="layout" svg:width="0.229cm" svg:height="0.575cm" svg:x="5.632cm" svg:y="1.446cm" svg:viewBox="0 0 230 576" draw:points="116,576 0,576 0,0 230,0 230,576">
            <text:p/>
          </draw:polygon>
          <draw:path draw:style-name="gr3" draw:text-style-name="P7" draw:layer="layout" svg:width="0.301cm" svg:height="0.674cm" svg:x="5.61cm" svg:y="1.3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3" draw:id="id283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2.391cm" svg:viewBox="0 0 693 27" draw:points="346,27 0,27 0,0 693,0 693,27">
            <text:p/>
          </draw:polygon>
          <draw:path draw:style-name="gr3" draw:text-style-name="P7" draw:layer="layout" svg:width="0.301cm" svg:height="0.447cm" svg:x="25.1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82" draw:id="id282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284" draw:id="id284" draw:layer="layout" svg:width="7.3cm" svg:height="2.391cm" svg:x="20cm" svg:y="0.809cm">
          <text:p/>
          <draw:enhanced-geometry svg:viewBox="0 0 21600 21600" draw:type="rectangle" draw:enhanced-path="M 0 0 L 21600 0 21600 21600 0 21600 0 0 Z N"/>
        </draw:custom-shape>
        <draw:g xml:id="id285" draw:id="id285">
          <svg:title>TexMaths</svg:title>
          <svg:desc>22§display§4e^x - 25 = A(2e^x - 5) + B\frac{d}{dx}(2e^x - 5)§svg§600§FALSE§</svg:desc>
          <draw:polygon draw:style-name="gr2" draw:text-style-name="P6" draw:layer="layout" svg:width="13.051cm" svg:height="1.522cm" svg:x="3.73cm" svg:y="2.837cm" svg:viewBox="0 0 13052 1523" draw:points="6525,1523 0,1523 0,0 13052,0 13052,1523">
            <text:p/>
          </draw:polygon>
          <draw:path draw:style-name="gr3" draw:text-style-name="P7" draw:layer="layout" svg:width="0.344cm" svg:height="0.524cm" svg:x="3.712cm" svg:y="3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3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464cm" svg:y="3.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4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6.19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803cm" svg:y="3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3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232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9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98cm" svg:height="0.351cm" svg:x="8.88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9.23cm" svg:y="3.3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0.96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41cm" svg:y="3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203cm" svg:y="3.33cm" svg:viewBox="0 0 554 530" svg:d="M92 470c-8 30-9 35-71 35-14 0-21 0-21 16 0 9 7 9 21 9h276c124 0 215-92 215-167 0-57-46-101-119-109 79-16 161-73 161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7" draw:layer="layout" svg:width="0.369cm" svg:height="0.546cm" svg:x="13.141cm" svg:y="2.79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12.89cm" svg:y="3.648cm" svg:viewBox="0 0 847 33" draw:points="422,33 0,33 0,0 847,0 847,33">
            <text:p/>
          </draw:polygon>
          <draw:path draw:style-name="gr3" draw:text-style-name="P7" draw:layer="layout" svg:width="0.369cm" svg:height="0.546cm" svg:x="12.919cm" svg:y="3.85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314cm" svg:y="4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3.903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16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98cm" svg:height="0.351cm" svg:x="14.549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9cm" svg:y="3.3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15.498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246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6.63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86" draw:id="id286">
          <svg:title>TexMaths</svg:title>
          <svg:desc>22§display§4e^x - 25 = A(2e^x - 5) + B (2e^x )§svg§600§FALSE§</svg:desc>
          <draw:polygon draw:style-name="gr2" draw:text-style-name="P6" draw:layer="layout" svg:width="10.688cm" svg:height="0.696cm" svg:x="3.731cm" svg:y="4.637cm" svg:viewBox="0 0 10689 697" draw:points="5345,697 0,697 0,0 10689,0 10689,697">
            <text:p/>
          </draw:polygon>
          <draw:path draw:style-name="gr3" draw:text-style-name="P7" draw:layer="layout" svg:width="0.344cm" svg:height="0.523cm" svg:x="3.713cm" svg:y="4.6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4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5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5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1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198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4cm" svg:y="4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4.62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8.233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497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8cm" svg:height="0.351cm" svg:x="8.88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31cm" svg:y="4.619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9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441cm" svg:y="4.7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203cm" svg:y="4.64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2.872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136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3.52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3.87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4.27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7" draw:id="id287">
          <svg:title>TexMaths</svg:title>
          <svg:desc>22§display§.\ .\ . \ \text {(1)}§svg§600§FALSE§</svg:desc>
          <draw:polygon draw:style-name="gr2" draw:text-style-name="P6" draw:layer="layout" svg:width="2.252cm" svg:height="0.696cm" svg:x="16.214cm" svg:y="4.638cm" svg:viewBox="0 0 2253 697" draw:points="1127,697 0,697 0,0 2253,0 2253,697">
            <text:p/>
          </draw:polygon>
          <draw:path draw:style-name="gr3" draw:text-style-name="P7" draw:layer="layout" svg:width="0.083cm" svg:height="0.083cm" svg:x="16.242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14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187cm" svg:y="5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67cm" svg:y="4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962cm" svg:y="4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25cm" svg:y="4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88" draw:id="id288">
          <svg:title>TexMaths</svg:title>
          <svg:desc>22§display§4e^x - 25 = 2Ae^x - 5A + 2Be^x §svg§600§FALSE§</svg:desc>
          <draw:polygon draw:style-name="gr2" draw:text-style-name="P6" draw:layer="layout" svg:width="10.068cm" svg:height="0.545cm" svg:x="3.733cm" svg:y="5.838cm" svg:viewBox="0 0 10069 546" draw:points="5035,546 0,546 0,0 10069,0 10069,546">
            <text:p/>
          </draw:polygon>
          <draw:path draw:style-name="gr3" draw:text-style-name="P7" draw:layer="layout" svg:width="0.344cm" svg:height="0.524cm" svg:x="3.715cm" svg:y="5.8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6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3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6.2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515cm" svg:height="0.182cm" svg:x="6.806cm" svg:y="6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617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31cm" svg:height="0.555cm" svg:x="7.992cm" svg:y="5.803cm" svg:viewBox="0 0 532 556" svg:d="M111 467c-30 51-60 63-95 65-9 0-16 0-16 16 0 3 4 8 11 8 21 0 44-3 66-3 25 0 53 3 78 3 3 0 14 0 14-16 0-8-7-8-12-8-18-2-37-9-37-28 0-9 5-18 12-29l58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298cm" svg:height="0.351cm" svg:x="8.581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8.932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53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278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31cm" svg:height="0.555cm" svg:x="10.653cm" svg:y="5.803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515cm" svg:height="0.517cm" svg:x="11.422cm" svg:y="5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189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553cm" svg:height="0.529cm" svg:x="12.571cm" svg:y="5.8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298cm" svg:height="0.351cm" svg:x="13.2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3.55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 xml:id="id289" draw:id="id289">
          <svg:title>TexMaths</svg:title>
          <svg:desc>22§display§4e^x - 25 = ( 2A + 2B )e^x - 5A §svg§600§FALSE§</svg:desc>
          <draw:polygon draw:style-name="gr2" draw:text-style-name="P6" draw:layer="layout" svg:width="9.971cm" svg:height="0.696cm" svg:x="3.734cm" svg:y="7.04cm" svg:viewBox="0 0 9972 697" draw:points="4986,697 0,697 0,0 9972,0 9972,697">
            <text:p/>
          </draw:polygon>
          <draw:path draw:style-name="gr3" draw:text-style-name="P7" draw:layer="layout" svg:width="0.344cm" svg:height="0.523cm" svg:x="3.716cm" svg:y="7.0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7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8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4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01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6cm" svg:y="7.2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656cm" svg:y="7.0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919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cm" svg:height="0.555cm" svg:x="8.294cm" svg:y="7.027cm" svg:viewBox="0 0 531 556" svg:d="M111 466c-30 51-60 63-95 65-9 0-16 0-16 16 0 4 4 9 11 9 21 0 44-4 66-4 25 0 53 4 78 4 3 0 14 0 14-16 0-9-7-9-12-9-18-2-37-9-37-28 0-9 5-17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9.063cm" svg:y="7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83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0.212cm" svg:y="7.05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0.847cm" svg:y="7.0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8cm" svg:height="0.351cm" svg:x="11.139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1.491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09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838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cm" svg:height="0.555cm" svg:x="13.213cm" svg:y="7.027cm" svg:viewBox="0 0 531 556" svg:d="M111 466c-30 51-60 63-95 65-9 0-16 0-16 16 0 4 4 9 11 9 21 0 44-4 66-4 25 0 53 4 78 4 3 0 14 0 14-16 0-9-7-9-12-9-18-2-37-9-37-28 0-9 5-17 12-28l58-99h195c0 16 13 122 13 129 0 24-41 26-57 26-10 0-19 0-19 16 0 9 11 9 12 9 32 0 66-4 97-4 20 0 67 4 86 4 6 0 14 0 14-16 0-9-7-9-17-9-48 0-48-5-49-28l-48-484c-2-15-2-19-16-19-12 0-16 5-19 12zM204 352l153-255 25 255z">
            <text:p/>
          </draw:path>
        </draw:g>
        <draw:g xml:id="id290" draw:id="id290">
          <svg:title>TexMaths</svg:title>
          <svg:desc>22§display§2A + 2B  = 4 \ \Rightarrow \ A + B  = 2§svg§600§FALSE§</svg:desc>
          <draw:polygon draw:style-name="gr2" draw:text-style-name="P6" draw:layer="layout" svg:width="9.51cm" svg:height="0.542cm" svg:x="3.717cm" svg:y="8.341cm" svg:viewBox="0 0 9511 543" draw:points="4756,543 0,543 0,0 9511,0 9511,543">
            <text:p/>
          </draw:polygon>
          <draw:path draw:style-name="gr3" draw:text-style-name="P7" draw:layer="layout" svg:width="0.309cm" svg:height="0.517cm" svg:x="3.71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092cm" svg:y="8.3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517cm" svg:x="4.859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5.628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6.009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8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7.654cm" svg:y="8.332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0.427cm" svg:x="8.534cm" svg:y="8.45cm" svg:viewBox="0 0 688 428" svg:d="M521 153c32 28 70 50 97 60-28 12-65 34-97 60h-493c-14 0-28 0-28 16s14 16 26 16h460c-37 35-78 104-78 114 0 9 9 9 14 9 7 0 13 0 14-7 18-30 39-70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6cm" svg:x="9.765cm" svg:y="8.302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0.532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296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2.14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5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91" draw:id="id291">
          <svg:title>TexMaths</svg:title>
          <svg:desc>22§display§.\ .\ . \ \text {(2)}§svg§600§FALSE§</svg:desc>
          <draw:polygon draw:style-name="gr2" draw:text-style-name="P6" draw:layer="layout" svg:width="2.252cm" svg:height="0.696cm" svg:x="14.314cm" svg:y="8.24cm" svg:viewBox="0 0 2253 697" draw:points="1127,697 0,697 0,0 2253,0 2253,697">
            <text:p/>
          </draw:polygon>
          <draw:path draw:style-name="gr3" draw:text-style-name="P7" draw:layer="layout" svg:width="0.083cm" svg:height="0.083cm" svg:x="14.342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14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287cm" svg:y="8.6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cm" svg:y="8.20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6.032cm" svg:y="8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6.425cm" svg:y="8.20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92" draw:id="id292">
          <svg:title>TexMaths</svg:title>
          <svg:desc>22§display§- 5A =  - 25 \ \Rightarrow \ A =  5 ,§svg§600§FALSE§</svg:desc>
          <draw:polygon draw:style-name="gr2" draw:text-style-name="P6" draw:layer="layout" svg:width="7.77cm" svg:height="0.626cm" svg:x="3.718cm" svg:y="9.442cm" svg:viewBox="0 0 7771 627" draw:points="3885,627 0,627 0,0 7771,0 7771,627">
            <text:p/>
          </draw:polygon>
          <draw:path draw:style-name="gr3" draw:text-style-name="P7" draw:layer="layout" svg:width="0.472cm" svg:height="0.032cm" svg:x="3.743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4.32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31cm" svg:height="0.555cm" svg:x="4.695cm" svg:y="9.40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506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42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918cm" svg:y="9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32cm" svg:x="7.305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0.427cm" svg:x="8.168cm" svg:y="9.551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5cm" svg:x="9.398cm" svg:y="9.403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10.21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021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091cm" svg:height="0.231cm" svg:x="11.436cm" svg:y="9.875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3" draw:id="id293">
          <svg:title>TexMaths</svg:title>
          <svg:desc>22§display§\text {Put } A = 5 \text { in } (2), \text { we get, }§svg§600§FALSE§</svg:desc>
          <draw:polygon draw:style-name="gr2" draw:text-style-name="P6" draw:layer="layout" svg:width="8.51cm" svg:height="0.696cm" svg:x="12.13cm" svg:y="9.442cm" svg:viewBox="0 0 8511 697" draw:points="4255,697 0,697 0,0 8511,0 8511,697">
            <text:p/>
          </draw:polygon>
          <draw:path draw:style-name="gr3" draw:text-style-name="P7" draw:layer="layout" svg:width="0.457cm" svg:height="0.528cm" svg:x="12.118cm" svg:y="9.4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2.642cm" svg:y="9.6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3.061cm" svg:y="9.5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13.633cm" svg:y="9.429cm" svg:viewBox="0 0 531 556" svg:d="M111 466c-30 51-60 63-95 65-9 0-16 0-16 16 0 4 4 9 11 9 21 0 44-4 66-4 25 0 53 4 78 4 3 0 14 0 14-16 0-9-7-9-12-9-18-2-37-9-37-28 0-9 5-17 10-28l60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14.443cm" svg:y="9.6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256cm" svg:y="9.4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66cm" svg:height="0.518cm" svg:x="15.886cm" svg:y="9.4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101cm" svg:y="9.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6.84cm" svg:y="9.4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102cm" svg:y="9.4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495cm" svg:y="9.4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7.817cm" svg:y="9.90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53cm" svg:height="0.342cm" svg:x="18.366cm" svg:y="9.64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8.911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9.511cm" svg:y="9.63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9.899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0.235cm" svg:y="9.5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20.588cm" svg:y="9.90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4" draw:id="id294">
          <svg:title>TexMaths</svg:title>
          <svg:desc>22§display§B = - 3 ,§svg§600§FALSE§</svg:desc>
          <draw:polygon draw:style-name="gr2" draw:text-style-name="P6" draw:layer="layout" svg:width="2.723cm" svg:height="0.601cm" svg:x="21.225cm" svg:y="9.542cm" svg:viewBox="0 0 2724 602" draw:points="1362,602 0,602 0,0 2724,0 2724,602">
            <text:p/>
          </draw:polygon>
          <draw:path draw:style-name="gr3" draw:text-style-name="P7" draw:layer="layout" svg:width="0.553cm" svg:height="0.529cm" svg:x="21.218cm" svg:y="9.503cm" svg:viewBox="0 0 554 530" svg:d="M92 470c-8 30-9 35-71 35-14 0-21 0-21 16 0 9 7 9 21 9h276c124 0 215-92 215-167 0-57-46-101-120-109 80-16 162-73 162-147 0-58-51-107-144-107h-260c-16 0-23 0-23 16 0 9 7 9 21 9 2 0 16 0 30 1 14 0 21 2 21 13 0 2-2 5-4 14zM209 247l48-194c7-27 9-28 42-28h100c67 0 85 45 85 79 0 69-67 143-162 143zM174 505c-10 0-12 0-17 0-7 0-11-1-11-7 0-3 0-5 4-19l54-217h146c76 0 90 59 90 92 0 77-69 151-160 151z">
            <text:p/>
          </draw:path>
          <draw:path draw:style-name="gr3" draw:text-style-name="P7" draw:layer="layout" svg:width="0.515cm" svg:height="0.182cm" svg:x="22.07cm" svg:y="9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906cm" svg:y="9.8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3.476cm" svg:y="9.51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091cm" svg:height="0.231cm" svg:x="23.896cm" svg:y="9.949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295" draw:id="id295">
          <svg:title>TexMaths</svg:title>
          <svg:desc>22§display§\text {Put } A = 5 \text { and } B = - 3  \text { in (1) we get, }§svg§600§FALSE§</svg:desc>
          <draw:polygon draw:style-name="gr2" draw:text-style-name="P6" draw:layer="layout" svg:width="12.574cm" svg:height="0.696cm" svg:x="3.831cm" svg:y="10.543cm" svg:viewBox="0 0 12575 697" draw:points="6287,697 0,697 0,0 12575,0 12575,697">
            <text:p/>
          </draw:polygon>
          <draw:path draw:style-name="gr3" draw:text-style-name="P7" draw:layer="layout" svg:width="0.457cm" svg:height="0.528cm" svg:x="3.819cm" svg:y="10.55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344cm" svg:y="10.741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4.762cm" svg:y="10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5.335cm" svg:y="10.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182cm" svg:x="6.144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6.957cm" svg:y="10.56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49cm" svg:height="0.356cm" svg:x="7.595cm" svg:y="10.738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973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8.404cm" svg:y="10.548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553cm" svg:height="0.528cm" svg:x="9.098cm" svg:y="10.55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15cm" svg:height="0.182cm" svg:x="9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786cm" svg:y="10.8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356cm" svg:y="10.56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11.993cm" svg:y="10.5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08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947cm" svg:y="10.5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239cm" svg:y="10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02cm" svg:y="10.5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14.13cm" svg:y="10.75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7" draw:layer="layout" svg:width="0.3cm" svg:height="0.356cm" svg:x="14.676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5.276cm" svg:y="10.7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15.663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999cm" svg:y="10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6.351cm" svg:y="11.002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6" draw:id="id296">
          <svg:title>TexMaths</svg:title>
          <svg:desc>22§display§4e^x - 25 = 5 (2e^x - 5) + (-3) (2e^x )§svg§600§FALSE§</svg:desc>
          <draw:polygon draw:style-name="gr2" draw:text-style-name="P6" draw:layer="layout" svg:width="11.458cm" svg:height="0.696cm" svg:x="3.733cm" svg:y="11.737cm" svg:viewBox="0 0 11459 697" draw:points="5728,697 0,697 0,0 11459,0 11459,697">
            <text:p/>
          </draw:polygon>
          <draw:path draw:style-name="gr3" draw:text-style-name="P7" draw:layer="layout" svg:width="0.344cm" svg:height="0.523cm" svg:x="3.715cm" svg:y="11.7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6cm" svg:y="11.7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3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5cm" svg:y="11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617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8.043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305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8.688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039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63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385cm" svg:y="11.76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777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249cm" svg:y="11.8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055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344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14cm" svg:y="11.7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3.312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3.644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908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4.292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642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49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4§display§= \int \frac{5 (2e^x - 5) - 3 (2e^x )}{2e^x - 5} \ dx§svg§600§FALSE§</svg:desc>
          <draw:polygon draw:style-name="gr2" draw:text-style-name="P6" draw:layer="layout" svg:width="10.275cm" svg:height="1.846cm" svg:x="6.417cm" svg:y="12.944cm" svg:viewBox="0 0 10276 1847" draw:points="5138,1847 0,1847 0,0 10276,0 10276,1847">
            <text:p/>
          </draw:polygon>
          <draw:path draw:style-name="gr3" draw:text-style-name="P7" draw:layer="layout" svg:width="0.562cm" svg:height="0.199cm" svg:x="6.423cm" svg:y="13.7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312cm" svg:y="12.958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37cm" svg:height="0.581cm" svg:x="8.393cm" svg:y="12.97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8.8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9.141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9.56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9.944cm" svg:y="12.967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0.59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1.413cm" svg:y="12.973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11.841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2.37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87cm" svg:y="12.973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6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3.943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4.362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744cm" svg:y="12.967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197cm" svg:height="0.844cm" svg:x="15.188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7.118cm" svg:height="0.035cm" svg:x="8.35cm" svg:y="13.878cm" svg:viewBox="0 0 7119 36" draw:points="3560,36 0,36 0,0 7119,0 7119,36">
            <text:p/>
          </draw:polygon>
          <draw:path draw:style-name="gr3" draw:text-style-name="P7" draw:layer="layout" svg:width="0.337cm" svg:height="0.564cm" svg:x="10.605cm" svg:y="14.1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1.023cm" svg:y="14.312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407cm" svg:y="14.181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2.06cm" svg:y="14.456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876cm" svg:y="14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402cm" svg:height="0.596cm" svg:x="15.885cm" svg:y="13.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315cm" svg:y="13.73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98" draw:id="id298">
          <svg:title>TexMaths</svg:title>
          <svg:desc>28§display§\text {I}§svg§600§FALSE§</svg:desc>
          <draw:polygon draw:style-name="gr2" draw:text-style-name="P6" draw:layer="layout" svg:width="0.229cm" svg:height="0.575cm" svg:x="5.633cm" svg:y="13.547cm" svg:viewBox="0 0 230 576" draw:points="116,576 0,576 0,0 230,0 230,576">
            <text:p/>
          </draw:polygon>
          <draw:path draw:style-name="gr3" draw:text-style-name="P7" draw:layer="layout" svg:width="0.301cm" svg:height="0.674cm" svg:x="5.611cm" svg:y="13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7" draw:id="id297">
          <svg:title>TexMaths</svg:title>
          <svg:desc>28§display§\therefore§svg§600§FALSE§</svg:desc>
          <draw:polygon draw:style-name="gr2" draw:text-style-name="P6" draw:layer="layout" svg:width="0.528cm" svg:height="0.433cm" svg:x="4.005cm" svg:y="13.723cm" svg:viewBox="0 0 529 434" draw:points="265,434 0,434 0,0 529,0 529,434">
            <text:p/>
          </draw:polygon>
          <draw:path draw:style-name="gr3" draw:text-style-name="P7" draw:layer="layout" svg:width="0.598cm" svg:height="0.531cm" svg:x="3.985cm" svg:y="13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2" smil:attributeName="visibility" smil:to="visible"/>
                  <anim:animate smil:dur="5s" smil:fill="hold" smil:targetElement="id282" smil:attributeName="x" smil:values="1+width/2;x" smil:keyTimes="0;1"/>
                  <anim:animate smil:dur="5s" smil:fill="hold" smil:targetElement="id28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3" smil:attributeName="visibility" smil:to="visible"/>
                  <anim:animate smil:dur="5s" smil:fill="hold" smil:targetElement="id283" smil:attributeName="x" smil:values="1+width/2;x" smil:keyTimes="0;1"/>
                  <anim:animate smil:dur="5s" smil:fill="hold" smil:targetElement="id28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4" smil:attributeName="visibility" smil:to="visible"/>
                  <anim:animate smil:dur="5s" smil:fill="hold" smil:targetElement="id284" smil:attributeName="x" smil:values="1+width/2;x" smil:keyTimes="0;1"/>
                  <anim:animate smil:dur="5s" smil:fill="hold" smil:targetElement="id2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05" draw:id="id305">
          <svg:title>TexMaths</svg:title>
          <svg:desc>24§display§= 5x - 3 \log ( 2e^x - 5 )\ + \ c§svg§600§FALSE§</svg:desc>
          <draw:polygon draw:style-name="gr2" draw:text-style-name="P6" draw:layer="layout" svg:width="9.696cm" svg:height="0.759cm" svg:x="6.515cm" svg:y="5.741cm" svg:viewBox="0 0 9697 760" draw:points="4849,760 0,760 0,0 9697,0 9697,760">
            <text:p/>
          </draw:polygon>
          <draw:path draw:style-name="gr3" draw:text-style-name="P7" draw:layer="layout" svg:width="0.561cm" svg:height="0.199cm" svg:x="6.521cm" svg:y="6.02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337cm" svg:height="0.581cm" svg:x="7.406cm" svg:y="5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421cm" svg:height="0.383cm" svg:x="7.809cm" svg:y="5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7 92-86 111-113 111-33 0-46-27-46-56 0-19 6-36 15-75z">
            <text:p/>
          </draw:path>
          <draw:path draw:style-name="gr3" draw:text-style-name="P7" draw:layer="layout" svg:width="0.515cm" svg:height="0.035cm" svg:x="8.525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9.333cm" svg:y="5.77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9.888cm" svg:y="5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118cm" svg:y="5.9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539cm" svg:y="5.94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032cm" svg:y="5.6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1.32cm" svg:y="5.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1.737cm" svg:y="5.958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121cm" svg:y="5.72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2.773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3.589cm" svg:y="5.77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197cm" svg:height="0.844cm" svg:x="14.017cm" svg:y="5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1cm" svg:height="0.564cm" svg:x="14.812cm" svg:y="5.83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5.924cm" svg:y="5.9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04" draw:id="id304">
          <svg:title>TexMaths</svg:title>
          <svg:desc>28§display§\text {I}§svg§600§FALSE§</svg:desc>
          <draw:polygon draw:style-name="gr2" draw:text-style-name="P6" draw:layer="layout" svg:width="0.229cm" svg:height="0.575cm" svg:x="5.632cm" svg:y="5.843cm" svg:viewBox="0 0 230 576" draw:points="116,576 0,576 0,0 230,0 230,576">
            <text:p/>
          </draw:polygon>
          <draw:path draw:style-name="gr3" draw:text-style-name="P7" draw:layer="layout" svg:width="0.301cm" svg:height="0.674cm" svg:x="5.61cm" svg:y="5.7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3" draw:id="id303">
          <svg:title>TexMaths</svg:title>
          <svg:desc>28§display§\therefore§svg§600§FALSE§</svg:desc>
          <draw:polygon draw:style-name="gr2" draw:text-style-name="P6" draw:layer="layout" svg:width="0.528cm" svg:height="0.433cm" svg:x="3.805cm" svg:y="5.923cm" svg:viewBox="0 0 529 434" draw:points="265,434 0,434 0,0 529,0 529,434">
            <text:p/>
          </draw:polygon>
          <draw:path draw:style-name="gr3" draw:text-style-name="P7" draw:layer="layout" svg:width="0.598cm" svg:height="0.531cm" svg:x="3.785cm" svg:y="5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8" draw:id="id308">
          <svg:title>TexMaths</svg:title>
          <svg:desc>26§display§\text {Let,}§svg§600§FALSE§</svg:desc>
          <draw:polygon draw:style-name="gr2" draw:text-style-name="P6" draw:layer="layout" svg:width="1.429cm" svg:height="0.711cm" svg:x="3.626cm" svg:y="7.74cm" svg:viewBox="0 0 1430 712" draw:points="714,712 0,712 0,0 1430,0 1430,712">
            <text:p/>
          </draw:polygon>
          <draw:path draw:style-name="gr3" draw:text-style-name="P7" draw:layer="layout" svg:width="0.503cm" svg:height="0.625cm" svg:x="3.609cm" svg:y="7.6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7cm" svg:y="7.9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5cm" svg:y="7.7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1cm" svg:y="8.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09" draw:id="id309">
          <svg:title>TexMaths</svg:title>
          <svg:desc>26§display§\text {I}§svg§600§FALSE§</svg:desc>
          <draw:polygon draw:style-name="gr2" draw:text-style-name="P6" draw:layer="layout" svg:width="0.213cm" svg:height="0.534cm" svg:x="5.733cm" svg:y="7.742cm" svg:viewBox="0 0 214 535" draw:points="108,535 0,535 0,0 214,0 214,535">
            <text:p/>
          </draw:polygon>
          <draw:path draw:style-name="gr3" draw:text-style-name="P7" draw:layer="layout" svg:width="0.28cm" svg:height="0.626cm" svg:x="5.712cm" svg:y="7.6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07" draw:id="id307">
          <svg:title>TexMaths</svg:title>
          <svg:desc>26§display§(5)§svg§600§FALSE§</svg:desc>
          <draw:polygon draw:style-name="gr2" draw:text-style-name="P6" draw:layer="layout" svg:width="0.986cm" svg:height="0.822cm" svg:x="2.21cm" svg:y="7.642cm" svg:viewBox="0 0 987 823" draw:points="494,823 0,823 0,0 987,0 987,823">
            <text:p/>
          </draw:polygon>
          <draw:path draw:style-name="gr3" draw:text-style-name="P7" draw:layer="layout" svg:width="0.213cm" svg:height="0.914cm" svg:x="2.254cm" svg:y="7.5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566cm" svg:y="7.673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031cm" svg:y="7.5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0" draw:id="id310">
          <svg:title>TexMaths</svg:title>
          <svg:desc>24§display§= \int \frac{ 3e^{2x} + 5 }{ 4e^{2x} - 10 } dx§svg§600§FALSE§</svg:desc>
          <draw:polygon draw:style-name="gr2" draw:text-style-name="P6" draw:layer="layout" svg:width="6.327cm" svg:height="1.912cm" svg:x="6.518cm" svg:y="6.942cm" svg:viewBox="0 0 6328 1913" draw:points="3164,1913 0,1913 0,0 6328,0 6328,1913">
            <text:p/>
          </draw:polygon>
          <draw:path draw:style-name="gr3" draw:text-style-name="P7" draw:layer="layout" svg:width="0.562cm" svg:height="0.199cm" svg:x="6.524cm" svg:y="7.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413cm" svg:y="7.021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35cm" svg:height="0.581cm" svg:x="8.697cm" svg:y="7.03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9.123cm" svg:y="7.22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9.513cm" svg:y="6.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841cm" svg:y="7.032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10.473cm" svg:y="7.10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1.31cm" svg:y="7.0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8.451cm" svg:y="7.941cm" svg:viewBox="0 0 3452 36" draw:points="1726,36 0,36 0,0 3452,0 3452,36">
            <text:p/>
          </draw:polygon>
          <draw:path draw:style-name="gr3" draw:text-style-name="P7" draw:layer="layout" svg:width="0.375cm" svg:height="0.571cm" svg:x="8.474cm" svg:y="8.17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8.912cm" svg:y="8.3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9.304cm" svg:y="8.1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63cm" svg:y="8.244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0.285cm" svg:y="8.521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133cm" svg:y="8.1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1.511cm" svg:y="8.1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2.036cm" svg:y="7.584cm" svg:viewBox="0 0 403 597" svg:d="M403 10c0-2 0-10-11-10-12 0-93 8-108 10-6 0-11 3-11 15 0 11 7 11 21 11 40 0 42 6 42 14l-4 17-50 200c-15-31-40-54-78-54-98 0-204 125-204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2.466cm" svg:y="7.7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01" draw:id="id301">
          <svg:title>TexMaths</svg:title>
          <svg:desc>24§display§= \int \left[ 5 - \frac{ 3(2e^x )}{2e^x - 5}  \right]\ dx§svg§600§FALSE§</svg:desc>
          <draw:polygon draw:style-name="gr2" draw:text-style-name="P6" draw:layer="layout" svg:width="8.333cm" svg:height="1.941cm" svg:x="6.417cm" svg:y="0.745cm" svg:viewBox="0 0 8334 1942" draw:points="4166,1942 0,1942 0,0 8334,0 8334,1942">
            <text:p/>
          </draw:polygon>
          <draw:path draw:style-name="gr3" draw:text-style-name="P7" draw:layer="layout" svg:width="0.561cm" svg:height="0.199cm" svg:x="6.423cm" svg:y="1.61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312cm" svg:y="0.778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8.46cm" svg:y="0.703cm" svg:viewBox="0 0 225 2026" draw:points="0,2026 225,2026 225,1980 46,1980 46,46 225,46 225,0 0,0">
            <text:p/>
          </draw:polygon>
          <draw:path draw:style-name="gr3" draw:text-style-name="P7" draw:layer="layout" svg:width="0.337cm" svg:height="0.581cm" svg:x="8.736cm" svg:y="1.3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515cm" svg:height="0.035cm" svg:x="9.373cm" svg:y="1.69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0.472cm" svg:y="0.793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0.94cm" svg:y="0.7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1.228cm" svg:y="0.7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5cm" svg:height="0.383cm" svg:x="11.645cm" svg:y="0.98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029cm" svg:y="0.789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197cm" svg:height="0.844cm" svg:x="12.472cm" svg:y="0.7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2.692cm" svg:height="0.035cm" svg:x="10.247cm" svg:y="1.698cm" svg:viewBox="0 0 2693 36" draw:points="1348,36 0,36 0,0 2693,0 2693,36">
            <text:p/>
          </draw:polygon>
          <draw:path draw:style-name="gr3" draw:text-style-name="P7" draw:layer="layout" svg:width="0.337cm" svg:height="0.564cm" svg:x="10.289cm" svg:y="1.94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0.708cm" svg:y="2.13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09cm" svg:y="2.00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1.744cm" svg:y="2.278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56cm" svg:y="1.94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0.224cm" svg:height="2.025cm" svg:x="13.052cm" svg:y="0.703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3.941cm" svg:y="1.341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4.371cm" svg:y="1.55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300" draw:id="id300">
          <svg:title>TexMaths</svg:title>
          <svg:desc>28§display§\text {I}§svg§600§FALSE§</svg:desc>
          <draw:polygon draw:style-name="gr2" draw:text-style-name="P6" draw:layer="layout" svg:width="0.229cm" svg:height="0.575cm" svg:x="5.634cm" svg:y="1.448cm" svg:viewBox="0 0 230 576" draw:points="116,576 0,576 0,0 230,0 230,576">
            <text:p/>
          </draw:polygon>
          <draw:path draw:style-name="gr3" draw:text-style-name="P7" draw:layer="layout" svg:width="0.301cm" svg:height="0.674cm" svg:x="5.612cm" svg:y="1.399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4§display§= 5 \smallint dx - 3 \int \frac{2e^x }{2e^x - 5} \ dx§svg§600§FALSE§</svg:desc>
          <draw:polygon draw:style-name="gr2" draw:text-style-name="P6" draw:layer="layout" svg:width="9.514cm" svg:height="1.791cm" svg:x="6.419cm" svg:y="3.247cm" svg:viewBox="0 0 9515 1792" draw:points="4756,1792 0,1792 0,0 9515,0 9515,1792">
            <text:p/>
          </draw:polygon>
          <draw:path draw:style-name="gr3" draw:text-style-name="P7" draw:layer="layout" svg:width="0.562cm" svg:height="0.199cm" svg:x="6.425cm" svg:y="4.0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81cm" svg:x="7.31cm" svg:y="3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52cm" svg:height="0.787cm" svg:x="7.876cm" svg:y="3.74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8.449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879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7" draw:layer="layout" svg:width="0.516cm" svg:height="0.036cm" svg:x="9.595cm" svg:y="4.125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0.403cm" svg:y="3.791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0.978cm" svg:y="3.20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785cm" svg:y="3.2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3.203cm" svg:y="3.41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3.585cm" svg:y="3.217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2.693cm" svg:height="0.036cm" svg:x="12.016cm" svg:y="4.125cm" svg:viewBox="0 0 2694 37" draw:points="1348,37 0,37 0,0 2694,0 2694,37">
            <text:p/>
          </draw:polygon>
          <draw:path draw:style-name="gr3" draw:text-style-name="P7" draw:layer="layout" svg:width="0.337cm" svg:height="0.564cm" svg:x="12.059cm" svg:y="4.37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2.475cm" svg:y="4.559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2.859cm" svg:y="4.429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6cm" svg:height="0.036cm" svg:x="13.512cm" svg:y="4.705cm" svg:viewBox="0 0 517 37" svg:d="M488 37c13 0 29 0 29-20 0-17-16-17-29-17h-459c-14 0-29 0-29 17 0 20 15 20 29 20z">
            <text:p/>
          </draw:path>
          <draw:path draw:style-name="gr3" draw:text-style-name="P7" draw:layer="layout" svg:width="0.337cm" svg:height="0.581cm" svg:x="14.328cm" svg:y="4.37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02cm" svg:height="0.596cm" svg:x="15.123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554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306" draw:id="id306">
          <svg:title>TexMaths</svg:title>
          <svg:desc>20§display§\left[ \because \int \frac{f'(x)}{f(x)}\ dx = \log [ f(x) ] + c \right]§svg§600§FALSE§</svg:desc>
          <draw:polygon draw:style-name="gr2" draw:text-style-name="P6" draw:layer="layout" svg:width="9.482cm" svg:height="1.617cm" svg:x="17.419cm" svg:y="4.942cm" svg:viewBox="0 0 9483 1618" draw:points="4742,1618 0,1618 0,0 9483,0 9483,1618">
            <text:p/>
          </draw:polygon>
          <draw:polygon draw:style-name="gr3" draw:text-style-name="P7" draw:layer="layout" svg:width="0.186cm" svg:height="1.687cm" svg:x="17.56cm" svg:y="4.907cm" svg:viewBox="0 0 187 1688" draw:points="0,1688 187,1688 187,1650 38,1650 38,38 187,38 187,0 0,0">
            <text:p/>
          </draw:polygon>
          <draw:path draw:style-name="gr3" draw:text-style-name="P7" draw:layer="layout" svg:width="0.426cm" svg:height="0.38cm" svg:x="17.776cm" svg:y="5.6cm" svg:viewBox="0 0 427 381" svg:d="M75 37c0-19-17-37-38-37-19 0-37 18-37 37 0 21 18 38 37 38 21 0 38-16 38-38zM251 342c0-19-17-36-37-36s-38 17-38 36c0 21 18 39 38 39s37-18 37-39zM427 37c0-19-16-37-37-37-20 0-38 18-38 37 0 21 18 38 38 38s37-16 37-38z">
            <text:p/>
          </draw:path>
          <draw:path draw:style-name="gr3" draw:text-style-name="P7" draw:layer="layout" svg:width="0.625cm" svg:height="1.562cm" svg:x="18.457cm" svg:y="4.969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351cm" svg:height="0.641cm" svg:x="19.36cm" svg:y="4.955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19.766cm" svg:y="4.9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009cm" svg:y="4.92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233cm" svg:y="5.1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656cm" svg:y="4.92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1.565cm" svg:height="0.029cm" svg:x="19.323cm" svg:y="5.736cm" svg:viewBox="0 0 1566 30" draw:points="784,30 0,30 0,0 1566,0 1566,30">
            <text:p/>
          </draw:polygon>
          <draw:path draw:style-name="gr3" draw:text-style-name="P7" draw:layer="layout" svg:width="0.351cm" svg:height="0.641cm" svg:x="19.459cm" svg:y="5.91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19.912cm" svg:y="5.88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136cm" svg:y="6.0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557cm" svg:y="5.88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235cm" svg:y="5.43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593cm" svg:y="5.61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209cm" svg:y="5.6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22.936cm" svg:y="5.43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126cm" svg:y="5.61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3.478cm" svg:y="5.60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23.902cm" svg:y="5.4cm" svg:viewBox="0 0 98 704" draw:points="98,704 98,677 29,677 29,29 98,29 98,0 0,0 0,704">
            <text:p/>
          </draw:polygon>
          <draw:path draw:style-name="gr3" draw:text-style-name="P7" draw:layer="layout" svg:width="0.351cm" svg:height="0.641cm" svg:x="24.053cm" svg:y="5.4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24.504cm" svg:y="5.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4.729cm" svg:y="5.6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15cm" svg:y="5.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5.398cm" svg:y="5.4cm" svg:viewBox="0 0 98 704" draw:points="98,0 0,0 0,29 69,29 69,677 0,677 0,704 98,704">
            <text:p/>
          </draw:polygon>
          <draw:path draw:style-name="gr3" draw:text-style-name="P7" draw:layer="layout" svg:width="0.468cm" svg:height="0.469cm" svg:x="25.774cm" svg:y="5.51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67cm" svg:y="5.61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  <draw:polygon draw:style-name="gr3" draw:text-style-name="P7" draw:layer="layout" svg:width="0.186cm" svg:height="1.687cm" svg:x="26.752cm" svg:y="4.907cm" svg:viewBox="0 0 187 1688" draw:points="147,1650 0,1650 0,1688 187,1688 187,0 0,0 0,38 147,38">
            <text:p/>
          </draw:polygon>
        </draw:g>
        <draw:g xml:id="id311" draw:id="id311">
          <svg:title>TexMaths</svg:title>
          <svg:desc>22§display§3e^{2x} + 5 = A(4e^{2x} - 10) + B\frac{d}{dx}(4e^{2x} - 10 )§svg§600§FALSE§</svg:desc>
          <draw:polygon draw:style-name="gr2" draw:text-style-name="P6" draw:layer="layout" svg:width="14.361cm" svg:height="1.522cm" svg:x="3.62cm" svg:y="8.837cm" svg:viewBox="0 0 14362 1523" draw:points="7181,1523 0,1523 0,0 14362,0 14362,1523">
            <text:p/>
          </draw:polygon>
          <draw:path draw:style-name="gr3" draw:text-style-name="P7" draw:layer="layout" svg:width="0.321cm" svg:height="0.532cm" svg:x="3.613cm" svg:y="9.3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4.004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3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2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5.241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6.008cm" svg:y="9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616cm" svg:y="9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5cm" svg:y="9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045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8.291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691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49cm" svg:y="9.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49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727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76cm" svg:y="9.3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1.475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947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709cm" svg:y="9.33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3.647cm" svg:y="8.79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3.396cm" svg:y="9.648cm" svg:viewBox="0 0 847 33" draw:points="422,33 0,33 0,0 847,0 847,33">
            <text:p/>
          </draw:polygon>
          <draw:path draw:style-name="gr3" draw:text-style-name="P7" draw:layer="layout" svg:width="0.369cm" svg:height="0.546cm" svg:x="13.425cm" svg:y="9.8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cm" svg:y="10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4.409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4.654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5.055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5.414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5.714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6.314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092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38cm" svg:y="9.34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7.84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312" draw:id="id312">
          <svg:title>TexMaths</svg:title>
          <svg:desc>22§display§3e^{2x} + 5 = A(4e^{2x} - 10) + B (8e^{2x})§svg§600§FALSE§</svg:desc>
          <draw:polygon draw:style-name="gr2" draw:text-style-name="P6" draw:layer="layout" svg:width="11.611cm" svg:height="0.795cm" svg:x="3.622cm" svg:y="10.74cm" svg:viewBox="0 0 11612 796" draw:points="5806,796 0,796 0,0 11612,0 11612,796">
            <text:p/>
          </draw:polygon>
          <draw:path draw:style-name="gr3" draw:text-style-name="P7" draw:layer="layout" svg:width="0.321cm" svg:height="0.532cm" svg:x="3.615cm" svg:y="10.8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5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0.82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cm" svg:y="10.8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1.0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7cm" svg:y="10.826cm" svg:viewBox="0 0 532 556" svg:d="M111 466c-30 51-60 64-95 66-9 0-16 0-16 15 0 4 4 9 11 9 21 0 44-3 66-3 25 0 53 3 78 3 3 0 14 0 14-16 0-8-7-8-12-8-18-2-37-9-37-29 0-8 5-17 10-28l60-98h195c0 15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3cm" svg:x="8.047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8.293cm" svg:y="10.8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693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2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51cm" svg:y="10.822cm" svg:viewBox="0 0 292 246" svg:d="M109 183c-5 18-23 48-51 48-2 0-18 0-30-7 23-8 25-27 25-30 0-13-9-22-21-22-16 0-32 15-32 34 0 28 30 40 58 40 25 0 46-15 60-38 14 28 44 38 65 38 63 0 95-68 95-84 0-7-7-7-7-7-9 0-9 3-11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51cm" svg:y="11.1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729cm" svg:y="10.8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77cm" svg:y="10.86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477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1.949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553cm" svg:height="0.529cm" svg:x="12.711cm" svg:y="10.852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7" draw:layer="layout" svg:width="0.18cm" svg:height="0.773cm" svg:x="13.381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636cm" svg:y="10.8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4.027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4.386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685cm" svg:y="10.822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94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14" draw:id="id314">
          <svg:title>TexMaths</svg:title>
          <svg:desc>22§display§3e^{2x} + 5 = 4Ae^{2x} - 10A + 8Be^{2x}§svg§600§FALSE§</svg:desc>
          <draw:polygon draw:style-name="gr2" draw:text-style-name="P6" draw:layer="layout" svg:width="10.991cm" svg:height="0.666cm" svg:x="3.621cm" svg:y="11.939cm" svg:viewBox="0 0 10992 667" draw:points="5496,667 0,667 0,0 10992,0 10992,667">
            <text:p/>
          </draw:polygon>
          <draw:path draw:style-name="gr3" draw:text-style-name="P7" draw:layer="layout" svg:width="0.321cm" svg:height="0.532cm" svg:x="3.614cm" svg:y="12.0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8cm" svg:height="0.351cm" svg:x="4.005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4.364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4.663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2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6.009cm" svg:y="12.06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616cm" svg:y="12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7.41cm" svg:y="12.05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53cm" svg:height="0.555cm" svg:x="7.803cm" svg:y="12.025cm" svg:viewBox="0 0 531 556" svg:d="M111 466c-30 51-60 63-95 65-9 0-16 0-16 16 0 4 4 9 11 9 21 0 44-4 66-4 25 0 53 4 78 4 3 0 14 0 14-16 0-9-7-9-12-9-18-2-37-9-37-28 0-9 5-18 12-28l58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98cm" svg:height="0.351cm" svg:x="8.39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8.749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9.05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649cm" svg:y="12.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427cm" svg:y="12.06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6cm" svg:height="0.532cm" svg:x="10.775cm" svg:y="12.06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7" draw:layer="layout" svg:width="0.53cm" svg:height="0.555cm" svg:x="11.159cm" svg:y="12.025cm" svg:viewBox="0 0 531 556" svg:d="M111 466c-30 51-60 63-95 65-9 0-16 0-16 16 0 4 4 9 11 9 21 0 44-4 66-4 25 0 53 4 78 4 3 0 14 0 14-16 0-9-7-9-12-9-18-2-37-9-37-28 0-9 5-18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11.926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688cm" svg:y="12.064cm" svg:viewBox="0 0 322 533" svg:d="M93 162c-35-23-38-49-38-64 0-45 51-79 105-79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53cm" svg:height="0.528cm" svg:x="13.075cm" svg:y="12.0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6 4-20l54-216h146c74 0 90 58 90 92 0 77-69 151-160 151z">
            <text:p/>
          </draw:path>
          <draw:path draw:style-name="gr3" draw:text-style-name="P7" draw:layer="layout" svg:width="0.298cm" svg:height="0.351cm" svg:x="13.704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7" draw:layer="layout" svg:width="0.24cm" svg:height="0.36cm" svg:x="14.063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14.362cm" svg:y="12.021cm" svg:viewBox="0 0 292 246" svg:d="M109 183c-5 18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 xml:id="id313" draw:id="id313">
          <svg:title>TexMaths</svg:title>
          <svg:desc>22§display§.\ .\ . \ \text {(1)}§svg§600§FALSE§</svg:desc>
          <draw:polygon draw:style-name="gr2" draw:text-style-name="P6" draw:layer="layout" svg:width="2.252cm" svg:height="0.696cm" svg:x="15.814cm" svg:y="10.638cm" svg:viewBox="0 0 2253 697" draw:points="1127,697 0,697 0,0 2253,0 2253,697">
            <text:p/>
          </draw:polygon>
          <draw:path draw:style-name="gr3" draw:text-style-name="P7" draw:layer="layout" svg:width="0.083cm" svg:height="0.083cm" svg:x="15.842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314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87cm" svg:y="11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7cm" svg:y="10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562cm" svg:y="10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25cm" svg:y="10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5" draw:id="id315">
          <svg:title>TexMaths</svg:title>
          <svg:desc>22§display§3e^{2x} + 5 = ( 4A + 8B )e^{2x} - 10A§svg§600§FALSE§</svg:desc>
          <draw:polygon draw:style-name="gr2" draw:text-style-name="P6" draw:layer="layout" svg:width="10.588cm" svg:height="0.795cm" svg:x="3.622cm" svg:y="13.04cm" svg:viewBox="0 0 10589 796" draw:points="5295,796 0,796 0,0 10589,0 10589,796">
            <text:p/>
          </draw:polygon>
          <draw:path draw:style-name="gr3" draw:text-style-name="P7" draw:layer="layout" svg:width="0.321cm" svg:height="0.532cm" svg:x="3.615cm" svg:y="13.1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4.365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3.12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1cm" svg:y="13.1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3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466cm" svg:y="13.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7.713cm" svg:y="13.1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31cm" svg:height="0.555cm" svg:x="8.105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516cm" svg:x="8.87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635cm" svg:y="13.1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53cm" svg:height="0.529cm" svg:x="10.022cm" svg:y="13.15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8-67 142-162 142zM174 505c-10 0-12 0-17 0-7 0-11-2-11-7 0-3 0-5 5-19l53-217h146c74 0 90 58 90 92 0 77-69 151-160 151z">
            <text:p/>
          </draw:path>
          <draw:path draw:style-name="gr3" draw:text-style-name="P7" draw:layer="layout" svg:width="0.18cm" svg:height="0.773cm" svg:x="10.659cm" svg:y="13.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98cm" svg:height="0.351cm" svg:x="10.951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1.311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1.61cm" svg:y="13.122cm" svg:viewBox="0 0 292 246" svg:d="M109 183c-5 18-23 48-51 48-2 0-18 0-30-7 23-8 25-27 25-30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21cm" svg:y="13.4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88cm" svg:y="13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335cm" svg:y="13.165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31cm" svg:height="0.555cm" svg:x="13.718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</draw:g>
        <draw:g xml:id="id316" draw:id="id316">
          <svg:title>TexMaths</svg:title>
          <svg:desc>22§display§4A + 8B = 3§svg§600§FALSE§</svg:desc>
          <draw:polygon draw:style-name="gr2" draw:text-style-name="P6" draw:layer="layout" svg:width="4.231cm" svg:height="0.542cm" svg:x="3.634cm" svg:y="14.241cm" svg:viewBox="0 0 4232 543" draw:points="2116,543 0,543 0,0 4232,0 4232,543">
            <text:p/>
          </draw:polygon>
          <draw:path draw:style-name="gr3" draw:text-style-name="P7" draw:layer="layout" svg:width="0.344cm" svg:height="0.524cm" svg:x="3.616cm" svg:y="14.23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31cm" svg:height="0.556cm" svg:x="4.009cm" svg:y="14.2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4.776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54cm" svg:y="14.241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53cm" svg:height="0.529cm" svg:x="5.925cm" svg:y="14.2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777cm" svg:y="1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7.582cm" svg:y="14.241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17" draw:id="id317">
          <svg:title>TexMaths</svg:title>
          <svg:desc>22§display§.\ .\ . \ \text {(2)}§svg§600§FALSE§</svg:desc>
          <draw:polygon draw:style-name="gr2" draw:text-style-name="P6" draw:layer="layout" svg:width="2.252cm" svg:height="0.696cm" svg:x="8.318cm" svg:y="14.243cm" svg:viewBox="0 0 2253 697" draw:points="1127,697 0,697 0,0 2253,0 2253,697">
            <text:p/>
          </draw:polygon>
          <draw:path draw:style-name="gr3" draw:text-style-name="P7" draw:layer="layout" svg:width="0.083cm" svg:height="0.083cm" svg:x="8.346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8.818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9.291cm" svg:y="14.702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774cm" svg:y="14.2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0.036cm" svg:y="14.2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0.429cm" svg:y="14.2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9" draw:id="id319">
          <svg:title>TexMaths</svg:title>
          <svg:desc>22§display§-10 A = 5\ \Rightarrow \ A = - \frac{1}{2}§svg§600§FALSE§</svg:desc>
          <draw:polygon draw:style-name="gr2" draw:text-style-name="P6" draw:layer="layout" svg:width="7.705cm" svg:height="1.491cm" svg:x="19.118cm" svg:y="8.645cm" svg:viewBox="0 0 7706 1492" draw:points="3853,1492 0,1492 0,0 7706,0 7706,1492">
            <text:p/>
          </draw:polygon>
          <draw:path draw:style-name="gr3" draw:text-style-name="P7" draw:layer="layout" svg:width="0.472cm" svg:height="0.032cm" svg:x="19.143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5cm" svg:y="9.1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097cm" svg:y="9.12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31cm" svg:height="0.555cm" svg:x="20.48cm" svg:y="9.09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1.292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2.103cm" svg:y="9.12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687cm" svg:height="0.426cm" svg:x="22.967cm" svg:y="9.238cm" svg:viewBox="0 0 688 427" svg:d="M521 153c32 28 70 49 97 60-28 12-65 33-97 60h-493c-14 0-28 0-28 16 0 15 14 15 26 15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531cm" svg:height="0.555cm" svg:x="24.198cm" svg:y="9.09cm" svg:viewBox="0 0 532 556" svg:d="M111 466c-30 51-60 64-95 65-9 0-16 0-16 16 0 4 4 9 11 9 21 0 44-4 66-4 25 0 53 4 78 4 3 0 14 0 14-16 0-9-7-9-12-9-18-1-37-9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5.007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5.845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6.544cm" svg:y="8.6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6.475cm" svg:y="9.435cm" svg:viewBox="0 0 389 33" draw:points="194,33 0,33 0,0 389,0 389,33">
            <text:p/>
          </draw:polygon>
          <draw:path draw:style-name="gr3" draw:text-style-name="P7" draw:layer="layout" svg:width="0.309cm" svg:height="0.516cm" svg:x="26.514cm" svg:y="9.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polyline draw:style-name="gr4" draw:text-style-name="P11" xml:id="id318" draw:id="id318" draw:layer="layout" svg:width="0cm" svg:height="6.199cm" svg:x="18.6cm" svg:y="9.2cm" svg:viewBox="0 0 0 6200" draw:points="0,0 0,6200">
          <text:p/>
        </draw:polyline>
        <draw:g xml:id="id320" draw:id="id320">
          <svg:title>TexMaths</svg:title>
          <svg:desc>22§display§\text {Put } A = - \frac{1}{2} \text { in } (2)§svg§600§FALSE§</svg:desc>
          <draw:polygon draw:style-name="gr2" draw:text-style-name="P6" draw:layer="layout" svg:width="6.293cm" svg:height="1.491cm" svg:x="19.731cm" svg:y="10.247cm" svg:viewBox="0 0 6294 1492" draw:points="3147,1492 0,1492 0,0 6294,0 6294,1492">
            <text:p/>
          </draw:polygon>
          <draw:path draw:style-name="gr3" draw:text-style-name="P7" draw:layer="layout" svg:width="0.457cm" svg:height="0.529cm" svg:x="19.719cm" svg:y="10.71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0.243cm" svg:y="10.90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20.662cm" svg:y="10.77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21.234cm" svg:y="10.692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2.044cm" svg:y="10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82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81cm" svg:y="10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512cm" svg:y="11.037cm" svg:viewBox="0 0 389 33" draw:points="194,33 0,33 0,0 389,0 389,33">
            <text:p/>
          </draw:polygon>
          <draw:path draw:style-name="gr3" draw:text-style-name="P7" draw:layer="layout" svg:width="0.309cm" svg:height="0.516cm" svg:x="23.551cm" svg:y="11.2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4.274cm" svg:y="10.72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4.489cm" svg:y="10.9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5.228cm" svg:y="10.6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cm" svg:y="10.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25.883cm" svg:y="10.6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21" draw:id="id321">
          <svg:title>TexMaths</svg:title>
          <svg:desc>20§display§4\left( - \frac{1}{2} \right) + 8B = 3§svg§600§FALSE§</svg:desc>
          <draw:polygon draw:style-name="gr2" draw:text-style-name="P6" draw:layer="layout" svg:width="5.538cm" svg:height="1.617cm" svg:x="19.437cm" svg:y="11.947cm" svg:viewBox="0 0 5539 1618" draw:points="2769,1618 0,1618 0,0 5539,0 5539,1618">
            <text:p/>
          </draw:polygon>
          <draw:path draw:style-name="gr3" draw:text-style-name="P7" draw:layer="layout" svg:width="0.313cm" svg:height="0.476cm" svg:x="19.421cm" svg:y="12.45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46cm" svg:height="1.687cm" svg:x="20.016cm" svg:y="11.9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429cm" svg:height="0.029cm" svg:x="20.447cm" svg:y="12.74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82cm" svg:y="11.9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1.019cm" svg:y="12.741cm" svg:viewBox="0 0 354 30" draw:points="176,30 0,30 0,0 354,0 354,30">
            <text:p/>
          </draw:polygon>
          <draw:path draw:style-name="gr3" draw:text-style-name="P7" draw:layer="layout" svg:width="0.281cm" svg:height="0.469cm" svg:x="21.054cm" svg:y="12.9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478cm" svg:y="11.9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22.168cm" svg:y="12.5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2.861cm" svg:y="12.46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503cm" svg:height="0.481cm" svg:x="23.213cm" svg:y="12.45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3-18l50-197h132c68 0 82 53 82 84 0 70-62 137-146 137z">
            <text:p/>
          </draw:path>
          <draw:path draw:style-name="gr3" draw:text-style-name="P7" draw:layer="layout" svg:width="0.468cm" svg:height="0.165cm" svg:x="23.985cm" svg:y="12.6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718cm" svg:y="12.46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322" draw:id="id322">
          <svg:title>TexMaths</svg:title>
          <svg:desc>20§display§\Rightarrow \ B =  \frac{5}{8}§svg§600§FALSE§</svg:desc>
          <draw:polygon draw:style-name="gr2" draw:text-style-name="P6" draw:layer="layout" svg:width="3.004cm" svg:height="1.373cm" svg:x="19.521cm" svg:y="13.847cm" svg:viewBox="0 0 3005 1374" draw:points="1503,1374 0,1374 0,0 3005,0 3005,1374">
            <text:p/>
          </draw:polygon>
          <draw:path draw:style-name="gr3" draw:text-style-name="P7" draw:layer="layout" svg:width="0.625cm" svg:height="0.388cm" svg:x="19.524cm" svg:y="14.387cm" svg:viewBox="0 0 626 389" svg:d="M474 139c28 26 65 45 88 55-26 11-60 30-88 54h-448c-13 0-26 0-26 15 0 14 13 14 24 14h418c-34 32-71 94-71 104 0 8 8 8 13 8 6 0 11 0 13-6 16-28 35-64 81-106 48-43 96-61 132-72 12-5 12-5 14-6 2 0 2-4 2-5 0-2 0-2 0-3l-4-2c-1-2-1-2-14-6-96-28-166-93-206-169-7-14-8-14-18-14-5 0-13 0-13 8 0 10 35 70 71 104h-418c-11 0-24 0-24 14 0 13 13 13 26 13z">
            <text:p/>
          </draw:path>
          <draw:path draw:style-name="gr3" draw:text-style-name="P7" draw:layer="layout" svg:width="0.503cm" svg:height="0.481cm" svg:x="20.648cm" svg:y="14.276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9 0 82 52 82 83 0 70-62 137-146 137z">
            <text:p/>
          </draw:path>
          <draw:path draw:style-name="gr3" draw:text-style-name="P7" draw:layer="layout" svg:width="0.468cm" svg:height="0.165cm" svg:x="21.422cm" svg:y="14.49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2.245cm" svg:y="13.812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olygon draw:style-name="gr3" draw:text-style-name="P7" draw:layer="layout" svg:width="0.353cm" svg:height="0.029cm" svg:x="22.209cm" svg:y="14.566cm" svg:viewBox="0 0 354 30" draw:points="176,30 0,30 0,0 354,0 354,30">
            <text:p/>
          </draw:polygon>
          <draw:path draw:style-name="gr3" draw:text-style-name="P7" draw:layer="layout" svg:width="0.292cm" svg:height="0.484cm" svg:x="22.238cm" svg:y="14.771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18" smil:attributeName="visibility" smil:to="visible"/>
                  <anim:animate smil:dur="5s" smil:fill="hold" smil:targetElement="id318" smil:attributeName="x" smil:values="1+width/2;x" smil:keyTimes="0;1"/>
                  <anim:animate smil:dur="5s" smil:fill="hold" smil:targetElement="id3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4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26" draw:id="id326">
          <svg:title>TexMaths</svg:title>
          <svg:desc>26§display§\text {I}§svg§600§FALSE§</svg:desc>
          <draw:polygon draw:style-name="gr2" draw:text-style-name="P6" draw:layer="layout" svg:width="0.213cm" svg:height="0.534cm" svg:x="4.133cm" svg:y="5.641cm" svg:viewBox="0 0 214 535" draw:points="108,535 0,535 0,0 214,0 214,535">
            <text:p/>
          </draw:polygon>
          <draw:path draw:style-name="gr3" draw:text-style-name="P7" draw:layer="layout" svg:width="0.28cm" svg:height="0.626cm" svg:x="4.112cm" svg:y="5.5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5" draw:id="id325">
          <svg:title>TexMaths</svg:title>
          <svg:desc>26§display§\therefore§svg§600§FALSE§</svg:desc>
          <draw:polygon draw:style-name="gr2" draw:text-style-name="P6" draw:layer="layout" svg:width="0.49cm" svg:height="0.402cm" svg:x="2.804cm" svg:y="5.721cm" svg:viewBox="0 0 491 403" draw:points="246,403 0,403 0,0 491,0 491,403">
            <text:p/>
          </draw:polygon>
          <draw:path draw:style-name="gr3" draw:text-style-name="P7" draw:layer="layout" svg:width="0.555cm" svg:height="0.493cm" svg:x="2.785cm" svg:y="5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3" draw:id="id323">
          <svg:title>TexMaths</svg:title>
          <svg:desc>22§display§\text {Put } A = - \frac{1}{2} \text { and } B = \frac{5}{8} \text { in (1) we get, }§svg§600§FALSE§</svg:desc>
          <draw:polygon draw:style-name="gr2" draw:text-style-name="P6" draw:layer="layout" svg:width="12.943cm" svg:height="1.51cm" svg:x="2.532cm" svg:y="0.743cm" svg:viewBox="0 0 12944 1511" draw:points="6471,1511 0,1511 0,0 12944,0 12944,1511">
            <text:p/>
          </draw:polygon>
          <draw:path draw:style-name="gr3" draw:text-style-name="P7" draw:layer="layout" svg:width="0.457cm" svg:height="0.529cm" svg:x="2.52cm" svg:y="1.2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44cm" svg:y="1.4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63cm" svg:y="1.2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4.035cm" svg:y="1.188cm" svg:viewBox="0 0 531 556" svg:d="M111 467c-30 51-60 63-95 65-9 0-16 0-16 16 0 3 4 8 11 8 21 0 44-3 66-3 25 0 53 3 78 3 3 0 14 0 14-16 0-8-7-8-12-8-18-2-37-9-37-28 0-9 5-18 10-29l60-98h195c2 16 13 121 13 128 0 25-41 27-57 27-10 0-19 0-19 16 0 8 11 8 12 8 32 0 65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4.845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682cm" svg:y="1.5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381cm" svg:y="0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312cm" svg:y="1.533cm" svg:viewBox="0 0 389 33" draw:points="194,33 0,33 0,0 389,0 389,33">
            <text:p/>
          </draw:polygon>
          <draw:path draw:style-name="gr3" draw:text-style-name="P7" draw:layer="layout" svg:width="0.309cm" svg:height="0.517cm" svg:x="6.351cm" svg:y="1.7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9cm" svg:height="0.356cm" svg:x="7.082cm" svg:y="1.396cm" svg:viewBox="0 0 350 357" svg:d="M225 289c4 31 25 63 62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62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893cm" svg:y="1.2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586cm" svg:y="1.2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9.436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341cm" svg:y="0.7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0.302cm" svg:y="1.533cm" svg:viewBox="0 0 389 33" draw:points="194,33 0,33 0,0 389,0 389,33">
            <text:p/>
          </draw:polygon>
          <draw:path draw:style-name="gr3" draw:text-style-name="P7" draw:layer="layout" svg:width="0.321cm" svg:height="0.532cm" svg:x="10.334cm" svg:y="1.759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66cm" svg:height="0.518cm" svg:x="11.064cm" svg:y="1.2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79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018cm" svg:y="1.1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31cm" svg:y="1.2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673cm" svg:y="1.1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13.201cm" svg:y="1.40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7" draw:layer="layout" svg:width="0.3cm" svg:height="0.356cm" svg:x="13.744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4.346cm" svg:y="1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4.733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07cm" svg:y="1.2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421cm" svg:y="1.66cm" svg:viewBox="0 0 92 232" svg:d="M92 81c0-49-18-81-50-81-28 0-42 21-42 40 0 22 14 43 42 43 13 0 21-6 30-11l2-2c0 0 2 0 2 11 0 51-23 99-58 136-4 3-6 5-6 7 0 7 4 8 9 8 9 0 71-61 71-151z">
            <text:p/>
          </draw:path>
        </draw:g>
        <draw:g xml:id="id324" draw:id="id324">
          <svg:title>TexMaths</svg:title>
          <svg:desc>22§display§3e^{2x} + 5 = - \frac{1}{2}(4e^{2x} - 10) +  \frac{5}{8}(8e^{2x})§svg§600§FALSE§</svg:desc>
          <draw:polygon draw:style-name="gr2" draw:text-style-name="P6" draw:layer="layout" svg:width="12.154cm" svg:height="1.51cm" svg:x="2.423cm" svg:y="2.641cm" svg:viewBox="0 0 12155 1511" draw:points="6078,1511 0,1511 0,0 12155,0 12155,1511">
            <text:p/>
          </draw:polygon>
          <draw:path draw:style-name="gr3" draw:text-style-name="P7" draw:layer="layout" svg:width="0.321cm" svg:height="0.532cm" svg:x="2.416cm" svg:y="3.1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2.80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3.16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3.465cm" svg:y="3.08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4.044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811cm" svg:y="3.12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182cm" svg:x="5.419cm" svg:y="3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255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954cm" svg:y="2.6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885cm" svg:y="3.431cm" svg:viewBox="0 0 389 33" draw:points="194,33 0,33 0,0 389,0 389,33">
            <text:p/>
          </draw:polygon>
          <draw:path draw:style-name="gr3" draw:text-style-name="P7" draw:layer="layout" svg:width="0.309cm" svg:height="0.517cm" svg:x="6.924cm" svg:y="3.6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7.441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687cm" svg:y="3.11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08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8.44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74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346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3cm" svg:y="3.12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72cm" svg:y="3.12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18cm" svg:height="0.774cm" svg:x="10.872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1.343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2.206cm" svg:y="2.60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2.167cm" svg:y="3.431cm" svg:viewBox="0 0 389 33" draw:points="194,33 0,33 0,0 389,0 389,33">
            <text:p/>
          </draw:polygon>
          <draw:path draw:style-name="gr3" draw:text-style-name="P7" draw:layer="layout" svg:width="0.321cm" svg:height="0.532cm" svg:x="12.199cm" svg:y="3.65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2.723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98cm" svg:y="3.12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8cm" svg:height="0.351cm" svg:x="13.369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13.728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02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4.436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327" draw:id="id327">
          <svg:title>TexMaths</svg:title>
          <svg:desc>22§display§= \int \frac{ - \frac{1}{2}(4e^{2x} - 10) +  \frac{5}{8}(8e^{2x}) }{ 4e^{2x} - 10 } dx§svg§600§FALSE§</svg:desc>
          <draw:polygon draw:style-name="gr2" draw:text-style-name="P6" draw:layer="layout" svg:width="10.981cm" svg:height="1.821cm" svg:x="4.718cm" svg:y="4.942cm" svg:viewBox="0 0 10982 1822" draw:points="5492,1822 0,1822 0,0 10982,0 10982,1822">
            <text:p/>
          </draw:polygon>
          <draw:path draw:style-name="gr3" draw:text-style-name="P7" draw:layer="layout" svg:width="0.515cm" svg:height="0.182cm" svg:x="4.723cm" svg:y="5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538cm" svg:y="5.083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472cm" svg:height="0.032cm" svg:x="6.554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7.244cm" svg:y="4.90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7.184cm" svg:y="5.359cm" svg:viewBox="0 0 310 33" draw:points="155,33 0,33 0,0 310,0 310,33">
            <text:p/>
          </draw:polygon>
          <draw:path draw:style-name="gr3" draw:text-style-name="P7" draw:layer="layout" svg:width="0.24cm" svg:height="0.36cm" svg:x="7.219cm" svg:y="5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663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7.907cm" svg:y="5.04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309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8.668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96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567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345cm" svg:y="5.0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692cm" svg:y="5.05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1.093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565cm" svg:y="5.1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2.422cm" svg:y="4.90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2.387cm" svg:y="5.359cm" svg:viewBox="0 0 310 33" draw:points="155,33 0,33 0,0 310,0 310,33">
            <text:p/>
          </draw:polygon>
          <draw:path draw:style-name="gr3" draw:text-style-name="P7" draw:layer="layout" svg:width="0.249cm" svg:height="0.37cm" svg:x="12.417cm" svg:y="5.473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cm" svg:height="0.773cm" svg:x="12.866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123cm" svg:y="5.05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3.512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3.871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1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4.578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8.344cm" svg:height="0.032cm" svg:x="6.49cm" svg:y="5.926cm" svg:viewBox="0 0 8345 33" draw:points="4173,33 0,33 0,0 8345,0 8345,33">
            <text:p/>
          </draw:polygon>
          <draw:path draw:style-name="gr3" draw:text-style-name="P7" draw:layer="layout" svg:width="0.344cm" svg:height="0.523cm" svg:x="9.103cm" svg:y="6.14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9.504cm" svg:y="6.323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9.861cm" svg:y="6.0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162cm" svg:y="6.204cm" svg:viewBox="0 0 292 246" svg:d="M109 183c-5 18-23 48-51 48-2 0-18 0-30-7 23-8 25-27 25-30 0-13-9-22-21-22-16 0-32 15-32 34 0 28 30 40 58 40 25 0 46-15 60-38 14 28 44 38 65 38 63 0 95-68 95-84 0-7-7-7-7-7-9 0-9 3-10 10-13 37-45 66-76 66-21 0-34-15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10.761cm" svg:y="6.4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39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87cm" svg:y="6.151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958cm" svg:y="5.5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353cm" svg:y="5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9" draw:id="id329">
          <svg:title>TexMaths</svg:title>
          <svg:desc>22§display§= - \frac{1}{2} \int dx + \frac{5}{8}\int \frac{ 8e^{2x} }{ 4e^{2x} - 10 } dx§svg§600§FALSE§</svg:desc>
          <draw:polygon draw:style-name="gr2" draw:text-style-name="P6" draw:layer="layout" svg:width="10.495cm" svg:height="1.752cm" svg:x="4.719cm" svg:y="7.344cm" svg:viewBox="0 0 10496 1753" draw:points="5249,1753 0,1753 0,0 10496,0 10496,1753">
            <text:p/>
          </draw:polygon>
          <draw:path draw:style-name="gr3" draw:text-style-name="P7" draw:layer="layout" svg:width="0.515cm" svg:height="0.182cm" svg:x="4.724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8.2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259cm" svg:y="7.4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19cm" svg:y="8.259cm" svg:viewBox="0 0 389 33" draw:points="194,33 0,33 0,0 389,0 389,33">
            <text:p/>
          </draw:polygon>
          <draw:path draw:style-name="gr3" draw:text-style-name="P7" draw:layer="layout" svg:width="0.309cm" svg:height="0.516cm" svg:x="6.229cm" svg:y="8.4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687cm" svg:height="1.718cm" svg:x="6.842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69cm" svg:height="0.546cm" svg:x="7.732cm" svg:y="7.93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8.127cm" svg:y="8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76cm" svg:y="8.01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9.623cm" svg:y="7.43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19-14-39-38-39-13 0-39 5-39 42 0 66 55 141 141 141 90 0 169-74 169-172z">
            <text:p/>
          </draw:path>
          <draw:polygon draw:style-name="gr3" draw:text-style-name="P7" draw:layer="layout" svg:width="0.388cm" svg:height="0.032cm" svg:x="9.584cm" svg:y="8.259cm" svg:viewBox="0 0 389 33" draw:points="194,33 0,33 0,0 389,0 389,33">
            <text:p/>
          </draw:polygon>
          <draw:path draw:style-name="gr3" draw:text-style-name="P7" draw:layer="layout" svg:width="0.321cm" svg:height="0.532cm" svg:x="9.616cm" svg:y="8.48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687cm" svg:height="1.718cm" svg:x="10.235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21cm" svg:height="0.532cm" svg:x="12.078cm" svg:y="7.4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298cm" svg:height="0.351cm" svg:x="12.469cm" svg:y="7.6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2.826cm" svg:y="7.3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3.127cm" svg:y="7.42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4cm" svg:height="0.032cm" svg:x="11.187cm" svg:y="8.259cm" svg:viewBox="0 0 3165 33" draw:points="1582,33 0,33 0,0 3165,0 3165,33">
            <text:p/>
          </draw:polygon>
          <draw:path draw:style-name="gr3" draw:text-style-name="P7" draw:layer="layout" svg:width="0.344cm" svg:height="0.523cm" svg:x="11.209cm" svg:y="8.475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1.608cm" svg:y="8.65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1.967cm" svg:y="8.4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2.268cm" svg:y="8.537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867cm" svg:y="8.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645cm" svg:y="8.4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993cm" svg:y="8.484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474cm" svg:y="7.93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868cm" svg:y="8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28" draw:id="id328">
          <svg:title>TexMaths</svg:title>
          <svg:desc>22§display§= \int \left[ - \frac{1}{2} + \frac{5}{8}\times \frac{ 8e^{2x} }{ 4e^{2x} - 10 } \right] dx§svg§600§FALSE§</svg:desc>
          <draw:polygon draw:style-name="gr2" draw:text-style-name="P6" draw:layer="layout" svg:width="10.38cm" svg:height="1.821cm" svg:x="16.32cm" svg:y="4.945cm" svg:viewBox="0 0 10381 1822" draw:points="5190,1822 0,1822 0,0 10381,0 10381,1822">
            <text:p/>
          </draw:polygon>
          <draw:path draw:style-name="gr3" draw:text-style-name="P7" draw:layer="layout" svg:width="0.515cm" svg:height="0.182cm" svg:x="16.32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cm" svg:y="5.01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7" draw:layer="layout" svg:width="0.205cm" svg:height="1.856cm" svg:x="18.193cm" svg:y="4.948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8.472cm" svg:y="5.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71cm" svg:y="5.0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103cm" svg:y="5.86cm" svg:viewBox="0 0 389 33" draw:points="194,33 0,33 0,0 389,0 389,33">
            <text:p/>
          </draw:polygon>
          <draw:path draw:style-name="gr3" draw:text-style-name="P7" draw:layer="layout" svg:width="0.309cm" svg:height="0.516cm" svg:x="19.141cm" svg:y="6.0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9.796cm" svg:y="5.6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658cm" svg:y="5.03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20.62cm" svg:y="5.86cm" svg:viewBox="0 0 389 33" draw:points="194,33 0,33 0,0 389,0 389,33">
            <text:p/>
          </draw:polygon>
          <draw:path draw:style-name="gr3" draw:text-style-name="P7" draw:layer="layout" svg:width="0.321cm" svg:height="0.532cm" svg:x="20.651cm" svg:y="6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74cm" svg:height="0.374cm" svg:x="21.384cm" svg:y="5.689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21cm" svg:height="0.532cm" svg:x="23.027cm" svg:y="5.0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298cm" svg:height="0.351cm" svg:x="23.418cm" svg:y="5.2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3.775cm" svg:y="4.9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4.076cm" svg:y="5.027cm" svg:viewBox="0 0 292 246" svg:d="M109 183c-5 18-23 48-51 48-2 0-18 0-30-7 23-8 25-27 25-30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3cm" svg:height="0.032cm" svg:x="22.137cm" svg:y="5.86cm" svg:viewBox="0 0 3164 33" draw:points="1582,33 0,33 0,0 3164,0 3164,33">
            <text:p/>
          </draw:polygon>
          <draw:path draw:style-name="gr3" draw:text-style-name="P7" draw:layer="layout" svg:width="0.344cm" svg:height="0.523cm" svg:x="22.158cm" svg:y="6.076cm" svg:viewBox="0 0 345 524" svg:d="M208 398v67c0 28-2 37-60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22.559cm" svg:y="6.2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22.917cm" svg:y="6.0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3.217cm" svg:y="6.138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23.816cm" svg:y="6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94cm" svg:y="6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942cm" svg:y="6.08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25.402cm" svg:y="4.94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5.96cm" svg:y="5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6.354cm" svg:y="5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2" draw:id="id332">
          <svg:title>TexMaths</svg:title>
          <svg:desc>22§display§= - \frac{x}{2} + \frac{5}{8}\log ( 4e^{2x} - 10 ) } \ + \ c§svg§600§FALSE§</svg:desc>
          <draw:polygon draw:style-name="gr2" draw:text-style-name="P6" draw:layer="layout" svg:width="10.17cm" svg:height="1.51cm" svg:x="4.719cm" svg:y="9.744cm" svg:viewBox="0 0 10171 1511" draw:points="5085,1511 0,1511 0,0 10171,0 10171,1511">
            <text:p/>
          </draw:polygon>
          <draw:path draw:style-name="gr3" draw:text-style-name="P7" draw:layer="layout" svg:width="0.515cm" svg:height="0.182cm" svg:x="4.724cm" svg:y="10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213cm" svg:y="9.8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6.19cm" svg:y="10.534cm" svg:viewBox="0 0 444 33" draw:points="222,33 0,33 0,0 444,0 444,33">
            <text:p/>
          </draw:polygon>
          <draw:path draw:style-name="gr3" draw:text-style-name="P7" draw:layer="layout" svg:width="0.309cm" svg:height="0.517cm" svg:x="6.257cm" svg:y="10.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6.94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7.803cm" svg:y="9.70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7.764cm" svg:y="10.534cm" svg:viewBox="0 0 389 33" draw:points="194,33 0,33 0,0 389,0 389,33">
            <text:p/>
          </draw:polygon>
          <draw:path draw:style-name="gr3" draw:text-style-name="P7" draw:layer="layout" svg:width="0.321cm" svg:height="0.532cm" svg:x="7.796cm" svg:y="10.7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8.397cm" svg:y="10.2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09cm" svg:y="10.3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994cm" svg:y="10.39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8cm" svg:height="0.774cm" svg:x="9.446cm" svg:y="10.16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693cm" svg:y="10.21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0.092cm" svg:y="10.40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10.451cm" svg:y="10.0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752cm" svg:y="10.18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1.351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29cm" svg:y="10.2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77cm" svg:y="10.22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18cm" svg:height="0.774cm" svg:x="12.877cm" svg:y="10.16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3.607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626cm" svg:y="10.402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31" draw:id="id331">
          <svg:title>TexMaths</svg:title>
          <svg:desc>26§display§\text {I}§svg§600§FALSE§</svg:desc>
          <draw:polygon draw:style-name="gr2" draw:text-style-name="P6" draw:layer="layout" svg:width="0.213cm" svg:height="0.534cm" svg:x="4.133cm" svg:y="10.242cm" svg:viewBox="0 0 214 535" draw:points="108,535 0,535 0,0 214,0 214,535">
            <text:p/>
          </draw:polygon>
          <draw:path draw:style-name="gr3" draw:text-style-name="P7" draw:layer="layout" svg:width="0.28cm" svg:height="0.626cm" svg:x="4.112cm" svg:y="10.1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0" draw:id="id330">
          <svg:title>TexMaths</svg:title>
          <svg:desc>26§display§\therefore§svg§600§FALSE§</svg:desc>
          <draw:polygon draw:style-name="gr2" draw:text-style-name="P6" draw:layer="layout" svg:width="0.49cm" svg:height="0.402cm" svg:x="2.804cm" svg:y="10.322cm" svg:viewBox="0 0 491 403" draw:points="246,403 0,403 0,0 491,0 491,403">
            <text:p/>
          </draw:polygon>
          <draw:path draw:style-name="gr3" draw:text-style-name="P7" draw:layer="layout" svg:width="0.555cm" svg:height="0.493cm" svg:x="2.785cm" svg:y="10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4" draw:id="id334">
          <svg:title>TexMaths</svg:title>
          <svg:desc>26§display§\text {Let,}§svg§600§FALSE§</svg:desc>
          <draw:polygon draw:style-name="gr2" draw:text-style-name="P6" draw:layer="layout" svg:width="1.429cm" svg:height="0.711cm" svg:x="3.728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9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7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3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35" draw:id="id335">
          <svg:title>TexMaths</svg:title>
          <svg:desc>26§display§\text {I}§svg§600§FALSE§</svg:desc>
          <draw:polygon draw:style-name="gr2" draw:text-style-name="P6" draw:layer="layout" svg:width="0.213cm" svg:height="0.534cm" svg:x="5.834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3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3" draw:id="id333">
          <svg:title>TexMaths</svg:title>
          <svg:desc>26§display§(6)§svg§600§FALSE§</svg:desc>
          <draw:polygon draw:style-name="gr2" draw:text-style-name="P6" draw:layer="layout" svg:width="0.986cm" svg:height="0.822cm" svg:x="2.316cm" svg:y="12.345cm" svg:viewBox="0 0 987 823" draw:points="494,823 0,823 0,0 987,0 987,823">
            <text:p/>
          </draw:polygon>
          <draw:path draw:style-name="gr3" draw:text-style-name="P7" draw:layer="layout" svg:width="0.213cm" svg:height="0.914cm" svg:x="2.36cm" svg:y="12.2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4cm" svg:y="12.376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7cm" svg:y="12.2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6" draw:id="id336">
          <svg:title>TexMaths</svg:title>
          <svg:desc>24§display§= \int \frac{20 - 12e^x}{3e^x - 4 } \ dx§svg§600§FALSE§</svg:desc>
          <draw:polygon draw:style-name="gr2" draw:text-style-name="P6" draw:layer="layout" svg:width="6.694cm" svg:height="1.791cm" svg:x="6.619cm" svg:y="11.84cm" svg:viewBox="0 0 6695 1792" draw:points="3346,1792 0,1792 0,0 6695,0 6695,1792">
            <text:p/>
          </draw:polygon>
          <draw:path draw:style-name="gr3" draw:text-style-name="P7" draw:layer="layout" svg:width="0.562cm" svg:height="0.199cm" svg:x="6.625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4cm" svg:y="11.798cm" svg:viewBox="0 0 751 1877" svg:d="M40 1839c27 0 43-20 43-41 0-29-22-42-41-42-21 0-42 13-42 42 0 44 42 79 94 79 129 0 177-198 236-442 66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8.595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9.007cm" svg:y="11.81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9.652cm" svg:y="12.1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0.501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0.891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11.309cm" svg:y="12.00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1.691cm" svg:y="11.8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8.552cm" svg:y="12.718cm" svg:viewBox="0 0 3536 37" draw:points="1768,37 0,37 0,0 3536,0 3536,37">
            <text:p/>
          </draw:polygon>
          <draw:path draw:style-name="gr3" draw:text-style-name="P7" draw:layer="layout" svg:width="0.35cm" svg:height="0.581cm" svg:x="9.009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9.436cm" svg:y="13.1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818cm" svg:y="13.0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10.47cm" svg:y="13.2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1.267cm" svg:y="12.9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504cm" svg:y="12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2.934cm" svg:y="12.5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40" draw:id="id340">
          <svg:title>TexMaths</svg:title>
          <svg:desc>24§display§\text {Answer :  I }= - 5x - 2\log (3 e^x - 4 )\ + \ c§svg§600§FALSE§</svg:desc>
          <draw:polygon draw:style-name="gr2" draw:text-style-name="P6" draw:layer="layout" svg:width="14.787cm" svg:height="0.76cm" svg:x="3.54cm" svg:y="14.162cm" svg:viewBox="0 0 14788 761" draw:points="7393,761 0,761 0,0 14788,0 14788,761">
            <text:p/>
          </draw:polygon>
          <draw:path draw:style-name="gr3" draw:text-style-name="P7" draw:layer="layout" svg:width="0.579cm" svg:height="0.606cm" svg:x="3.525cm" svg:y="14.1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4.159cm" svg:y="14.3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4.627cm" svg:y="14.37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4.948cm" svg:y="14.3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541cm" svg:y="14.3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915cm" svg:y="14.3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6.576cm" svg:y="14.389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7.136cm" svg:y="14.17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7.981cm" svg:y="14.4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8.893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523cm" svg:y="14.191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421cm" svg:height="0.383cm" svg:x="9.926cm" svg:y="14.37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0.64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456cm" svg:y="14.1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89cm" svg:height="0.587cm" svg:x="12.005cm" svg:y="14.1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233cm" svg:y="14.3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2.656cm" svg:y="14.3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3.149cm" svg:y="14.1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3.429cm" svg:y="14.191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5cm" svg:height="0.383cm" svg:x="13.854cm" svg:y="14.37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236cm" svg:y="14.143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89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75cm" svg:height="0.571cm" svg:x="15.687cm" svg:y="14.1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6.132cm" svg:y="14.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29cm" svg:y="14.26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8.041cm" svg:y="14.37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38" draw:id="id338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6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9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9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4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8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8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8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7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9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8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1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9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9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4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7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2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1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6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339" draw:id="id339">
          <svg:title>TexMaths</svg:title>
          <svg:desc>20§display§\text {above solution}§svg§600§FALSE§</svg:desc>
          <draw:polygon draw:style-name="gr2" draw:text-style-name="P6" draw:layer="layout" svg:width="4.331cm" svg:height="0.427cm" svg:x="20.535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9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1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1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7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4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4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3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8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9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2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4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8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337" draw:id="id337" draw:layer="layout" svg:width="9cm" svg:height="2cm" svg:x="17.801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5" smil:attributeName="visibility" smil:to="visible"/>
                  <anim:animate smil:dur="0.5s" smil:fill="hold" smil:targetElement="id335" smil:attributeName="width" smil:values="width*0.05;width" smil:keyTimes="0;1"/>
                  <anim:animate smil:dur="0.5s" smil:fill="hold" smil:targetElement="id335" smil:attributeName="height" smil:values="height;height" smil:keyTimes="0;1"/>
                  <anim:animate smil:dur="0.5s" smil:fill="hold" smil:targetElement="id335" smil:attributeName="x" smil:values="x-.2;x" smil:keyTimes="0;1"/>
                  <anim:animate smil:dur="0.5s" smil:fill="hold" smil:targetElement="id335" smil:attributeName="y" smil:values="y;y" smil:keyTimes="0;1"/>
                  <anim:transitionFilter smil:dur="0.5s" smil:targetElement="id3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37" smil:attributeName="visibility" smil:to="visible"/>
                  <anim:animate smil:dur="5s" smil:fill="hold" smil:targetElement="id337" smil:attributeName="x" smil:values="1+width/2;x" smil:keyTimes="0;1"/>
                  <anim:animate smil:dur="5s" smil:fill="hold" smil:targetElement="id33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8" smil:attributeName="visibility" smil:to="visible"/>
                  <anim:animate smil:dur="5s" smil:fill="hold" smil:targetElement="id338" smil:attributeName="x" smil:values="1+width/2;x" smil:keyTimes="0;1"/>
                  <anim:animate smil:dur="5s" smil:fill="hold" smil:targetElement="id3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9" smil:attributeName="visibility" smil:to="visible"/>
                  <anim:animate smil:dur="5s" smil:fill="hold" smil:targetElement="id339" smil:attributeName="x" smil:values="1+width/2;x" smil:keyTimes="0;1"/>
                  <anim:animate smil:dur="5s" smil:fill="hold" smil:targetElement="id3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6" draw:layer="layout" svg:width="26.4cm" svg:height="14.572cm" svg:x="0.8cm" svg:y="0.628cm" presentation:class="title" presentation:user-transformed="true">
          <draw:text-box>
            <text:p xml:id="id341" text:id="id341" text:style-name="P4"><text:span text:style-name="T21"><text:s text:c="21"/></text:span><text:span text:style-name="T22"><text:line-break/></text:span><text:span text:style-name="T23"> <text:s text:c="3"/></text:span><text:span text:style-name="T17">Integrals of the typ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g xml:id="id343" draw:id="id343">
          <svg:title>TexMaths</svg:title>
          <svg:desc>22§display§\int \frac{1 }{\sin ( x - a ) \cos ( x - b )}\ dx \ ,§svg§600§FALSE§</svg:desc>
          <draw:polygon draw:style-name="gr2" draw:text-style-name="P6" draw:layer="layout" svg:width="9.358cm" svg:height="1.7cm" svg:x="3.814cm" svg:y="3.434cm" svg:viewBox="0 0 9359 1701" draw:points="4680,1701 0,1701 0,0 9359,0 9359,1701">
            <text:p/>
          </draw:polygon>
          <draw:path draw:style-name="gr3" draw:text-style-name="P7" draw:layer="layout" svg:width="0.687cm" svg:height="1.719cm" svg:x="3.819cm" svg:y="3.39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061cm" svg:y="3.4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77cm" svg:y="4.238cm" svg:viewBox="0 0 6832 33" draw:points="3416,33 0,33 0,0 6832,0 6832,33">
            <text:p/>
          </draw:polygon>
          <draw:path draw:style-name="gr3" draw:text-style-name="P7" draw:layer="layout" svg:width="0.254cm" svg:height="0.356cm" svg:x="4.796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1cm" svg:y="4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315cm" svg:y="4.6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5.796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98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38cm" svg:y="4.63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6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8.272cm" svg:y="4.6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61cm" svg:y="4.6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9.358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604cm" svg:y="4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259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1.005cm" svg:y="4.441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345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982cm" svg:y="3.91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376cm" svg:y="4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118cm" svg:y="4.36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7" draw:id="id347">
          <svg:title>TexMaths</svg:title>
          <svg:desc>22§display§\text {Method : (1) Find the positive difference of the angles, say } (b - a)§svg§600§FALSE§</svg:desc>
          <draw:polygon draw:style-name="gr2" draw:text-style-name="P6" draw:layer="layout" svg:width="22.392cm" svg:height="0.696cm" svg:x="2.127cm" svg:y="7.94cm" svg:viewBox="0 0 22393 697" draw:points="11195,697 0,697 0,0 22393,0 22393,697">
            <text:p/>
          </draw:polygon>
          <draw:path draw:style-name="gr3" draw:text-style-name="P7" draw:layer="layout" svg:width="0.652cm" svg:height="0.528cm" svg:x="2.116cm" svg:y="7.952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3cm" svg:height="0.356cm" svg:x="2.81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154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3.466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3.892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30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83cm" svg:height="0.333cm" svg:x="5.032cm" svg:y="8.147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18cm" svg:height="0.773cm" svg:x="5.601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895cm" svg:y="7.9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256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46cm" svg:height="0.527cm" svg:x="6.796cm" svg:y="7.95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7.301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51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4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8.62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933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35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96cm" svg:y="8.13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4cm" svg:height="0.356cm" svg:x="10.41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02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06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11.3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622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826cm" svg:y="8.14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21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826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66cm" svg:height="0.518cm" svg:x="13.253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3.465cm" svg:y="7.936cm" svg:viewBox="0 0 466 547" svg:d="M327 236h88v-23h-91v-90c0-70 39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3.917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26cm" svg:y="8.1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63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1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5.341cm" svg:y="8.13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5.67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6.28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6.671cm" svg:y="7.9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7.155cm" svg:y="8.0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465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891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504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8.88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9.31cm" svg:y="8.1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9.7cm" svg:y="7.94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9.912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258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20.605cm" svg:y="8.3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21.036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1.348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79cm" svg:height="0.492cm" svg:x="21.694cm" svg:y="8.14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2.423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22.684cm" svg:y="7.94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472cm" svg:height="0.032cm" svg:x="23.215cm" svg:y="8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954cm" svg:y="8.138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4.377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4" draw:id="id344">
          <svg:title>TexMaths</svg:title>
          <svg:desc>22§display§\int \frac{1 }{\sin ( x - a ) \sin ( x - b )}\ dx §svg§600§FALSE§</svg:desc>
          <draw:polygon draw:style-name="gr2" draw:text-style-name="P6" draw:layer="layout" svg:width="8.824cm" svg:height="1.7cm" svg:x="13.816cm" svg:y="3.534cm" svg:viewBox="0 0 8825 1701" draw:points="4413,1701 0,1701 0,0 8825,0 8825,1701">
            <text:p/>
          </draw:polygon>
          <draw:path draw:style-name="gr3" draw:text-style-name="P7" draw:layer="layout" svg:width="0.687cm" svg:height="1.719cm" svg:x="13.821cm" svg:y="3.49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21cm" svg:y="3.5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4.772cm" svg:y="4.338cm" svg:viewBox="0 0 6747 33" draw:points="3374,33 0,33 0,0 6747,0 6747,33">
            <text:p/>
          </draw:polygon>
          <draw:path draw:style-name="gr3" draw:text-style-name="P7" draw:layer="layout" svg:width="0.254cm" svg:height="0.356cm" svg:x="14.798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03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317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5.798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6.044cm" svg:y="4.7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01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44cm" svg:y="4.736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863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8.273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579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792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9.274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521cm" svg:y="4.7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175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922cm" svg:y="4.541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21.261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99cm" svg:y="4.011cm" svg:viewBox="0 0 370 547" svg:d="M370 9c0-2 0-9-11-9-10 0-84 7-99 9-5 0-10 3-10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93cm" svg:y="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45" draw:id="id345">
          <svg:title>TexMaths</svg:title>
          <svg:desc>22§display§\int \frac{1 }{\cos ( x - a ) \sin ( x - b )}\ dx \ ,§svg§600§FALSE§</svg:desc>
          <draw:polygon draw:style-name="gr2" draw:text-style-name="P6" draw:layer="layout" svg:width="9.358cm" svg:height="1.7cm" svg:x="3.715cm" svg:y="5.636cm" svg:viewBox="0 0 9359 1701" draw:points="4680,1701 0,1701 0,0 9359,0 9359,1701">
            <text:p/>
          </draw:polygon>
          <draw:path draw:style-name="gr3" draw:text-style-name="P7" draw:layer="layout" svg:width="0.687cm" svg:height="1.719cm" svg:x="3.72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7.962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671cm" svg:y="6.44cm" svg:viewBox="0 0 6832 33" draw:points="3416,33 0,33 0,0 6832,0 6832,33">
            <text:p/>
          </draw:polygon>
          <draw:path draw:style-name="gr3" draw:text-style-name="P7" draw:layer="layout" svg:width="0.295cm" svg:height="0.356cm" svg:x="4.697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037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42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5.783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29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8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25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47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8.25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562cm" svg:y="6.6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76cm" svg:y="6.8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9.259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05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1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0.906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246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883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277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019cm" svg:y="6.56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6" draw:id="id346">
          <svg:title>TexMaths</svg:title>
          <svg:desc>22§display§\int \frac{1 }{\cos ( x - a ) \cos ( x - b )}\ dx §svg§600§FALSE§</svg:desc>
          <draw:polygon draw:style-name="gr2" draw:text-style-name="P6" draw:layer="layout" svg:width="8.994cm" svg:height="1.7cm" svg:x="13.616cm" svg:y="5.636cm" svg:viewBox="0 0 8995 1701" draw:points="4498,1701 0,1701 0,0 8995,0 8995,1701">
            <text:p/>
          </draw:polygon>
          <draw:path draw:style-name="gr3" draw:text-style-name="P7" draw:layer="layout" svg:width="0.687cm" svg:height="1.719cm" svg:x="13.621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905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917cm" svg:height="0.032cm" svg:x="14.572cm" svg:y="6.44cm" svg:viewBox="0 0 6918 33" draw:points="3458,33 0,33 0,0 6918,0 6918,33">
            <text:p/>
          </draw:polygon>
          <draw:path draw:style-name="gr3" draw:text-style-name="P7" draw:layer="layout" svg:width="0.295cm" svg:height="0.356cm" svg:x="14.598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38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32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5.68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5.93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58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7.326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748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18.16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8.498cm" svg:y="6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88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9.24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49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14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91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21.231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7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64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348" draw:id="id348">
          <svg:title>TexMaths</svg:title>
          <svg:desc>22§display§\text {(2) Check whether both the functions in the denominator}§svg§600§FALSE§</svg:desc>
          <draw:polygon draw:style-name="gr2" draw:text-style-name="P6" draw:layer="layout" svg:width="19.411cm" svg:height="0.696cm" svg:x="5.519cm" svg:y="8.942cm" svg:viewBox="0 0 19412 697" draw:points="9706,697 0,697 0,0 19412,0 19412,697">
            <text:p/>
          </draw:polygon>
          <draw:path draw:style-name="gr3" draw:text-style-name="P7" draw:layer="layout" svg:width="0.18cm" svg:height="0.773cm" svg:x="5.556cm" svg:y="8.9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82cm" svg:y="8.9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212cm" svg:y="8.9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6.769cm" svg:y="8.938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7.309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35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083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8.402cm" svg:y="8.947cm" svg:viewBox="0 0 375 538" svg:d="M60 478c0 36-7 36-60 36v24c26-1 62-1 84-1 23 0 55 0 87 1v-24c-53 0-62 0-62-36v-79l51-42c58 81 92 125 92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7" draw:layer="layout" svg:width="0.53cm" svg:height="0.342cm" svg:x="9.06cm" svg:y="9.149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9cm" svg:height="0.537cm" svg:x="9.6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054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39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70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13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73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12.032cm" svg:y="8.9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5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63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3.174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3.852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16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589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5.195cm" svg:y="8.938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9cm" svg:height="0.351cm" svg:x="15.429cm" svg:y="9.1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85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6.289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6.62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6.934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7.145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7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65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526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741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419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7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156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761cm" svg:y="8.9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21.187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1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21.96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22.349cm" svg:y="9.1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2.995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20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3.646cm" svg:y="9.13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24.014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4.322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4.709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</draw:g>
        <draw:g xml:id="id349" draw:id="id349">
          <svg:title>TexMaths</svg:title>
          <svg:desc>22§display§\text {are same } ( \text { i.e. both are } \sin \text { or } \cos  ) \text { or different }§svg§600§FALSE§</svg:desc>
          <draw:polygon draw:style-name="gr2" draw:text-style-name="P6" draw:layer="layout" svg:width="15.991cm" svg:height="0.696cm" svg:x="6.928cm" svg:y="9.847cm" svg:viewBox="0 0 15992 697" draw:points="7996,697 0,697 0,0 15992,0 15992,697">
            <text:p/>
          </draw:polygon>
          <draw:path draw:style-name="gr3" draw:text-style-name="P7" draw:layer="layout" svg:width="0.349cm" svg:height="0.356cm" svg:x="6.921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7.298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7.6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206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8.517cm" svg:y="10.042cm" svg:viewBox="0 0 350 357" svg:d="M227 288c2 32 23 64 60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604cm" svg:height="0.342cm" svg:x="8.896cm" svg:y="10.04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53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0.195cm" svg:y="9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0.70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10.957cm" svg:y="10.306cm" svg:viewBox="0 0 84 84" svg:d="M84 42c0-23-19-42-42-42s-42 19-42 42 19 42 42 42 42-19 42-42z">
            <text:p/>
          </draw:path>
          <draw:path draw:style-name="gr3" draw:text-style-name="P7" draw:layer="layout" svg:width="0.3cm" svg:height="0.356cm" svg:x="11.12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1.517cm" svg:y="10.306cm" svg:viewBox="0 0 84 84" svg:d="M84 42c0-23-19-42-42-42s-42 19-42 42 19 42 42 42 42-19 42-42z">
            <text:p/>
          </draw:path>
          <draw:path draw:style-name="gr3" draw:text-style-name="P7" draw:layer="layout" svg:width="0.383cm" svg:height="0.546cm" svg:x="12.029cm" svg:y="9.85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859cm" svg:y="9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171cm" svg:y="9.85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866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241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4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28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584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97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6.6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6.997cm" svg:y="10.04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95cm" svg:height="0.356cm" svg:x="17.691cm" svg:y="10.04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031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421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745cm" svg:y="9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4cm" svg:height="0.356cm" svg:x="19.28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20.232cm" svg:y="9.85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20.66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20.871cm" svg:y="9.843cm" svg:viewBox="0 0 466 547" svg:d="M327 236h88v-23h-91v-90c0-70 39-105 72-105 4 0 14 0 26 5-8 3-22 12-22 32 0 17 12 33 33 33s33-16 33-33c0-29-26-55-70-55-46 0-81 30-84 33-22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21.32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1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21.97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316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22.714cm" svg:y="9.912cm" svg:viewBox="0 0 243 486" svg:d="M120 167h111v-25h-111v-142h-20c0 63-24 146-100 150v17h67v213c0 97 72 106 100 106 55 0 76-55 76-106v-44h-19v44c0 56-23 86-52 86-52 0-52-70-52-84z">
            <text:p/>
          </draw:path>
        </draw:g>
        <draw:g xml:id="id350" draw:id="id350">
          <svg:title>TexMaths</svg:title>
          <svg:desc>22§display§\text {(3) If both the functions are same, then multiply and }§svg§600§FALSE§</svg:desc>
          <draw:polygon draw:style-name="gr2" draw:text-style-name="P6" draw:layer="layout" svg:width="17.953cm" svg:height="0.696cm" svg:x="5.619cm" svg:y="10.745cm" svg:viewBox="0 0 17954 697" draw:points="8978,697 0,697 0,0 17954,0 17954,697">
            <text:p/>
          </draw:polygon>
          <draw:path draw:style-name="gr3" draw:text-style-name="P7" draw:layer="layout" svg:width="0.18cm" svg:height="0.773cm" svg:x="5.656cm" svg:y="1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913cm" svg:y="10.7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6.312cm" svg:y="1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6.847cm" svg:y="10.75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7.131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83cm" svg:height="0.546cm" svg:x="7.62cm" svg:y="10.7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8.072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8.45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762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9.44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5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177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0.783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9cm" svg:height="0.351cm" svg:x="11.017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1.446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877cm" svg:y="10.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2.2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522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733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3.122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553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21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61cm" svg:height="0.342cm" svg:x="14.498cm" svg:y="10.9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801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406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718cm" svg:y="10.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16.096cm" svg:y="10.94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739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7.127cm" svg:y="11.2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7.548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858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284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631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04cm" svg:height="0.342cm" svg:x="19.319cm" svg:y="10.94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9.942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73cm" svg:height="0.537cm" svg:x="20.37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20.575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20.887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492cm" svg:x="21.098cm" svg:y="10.94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21.53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1.735cm" svg:y="10.95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349cm" svg:height="0.356cm" svg:x="22.42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22.798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3.229cm" svg:y="10.7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</draw:g>
        <draw:g xml:id="id351" draw:id="id351">
          <svg:title>TexMaths</svg:title>
          <svg:desc>22§display§\text {and divide by } \sin (b - a) \text { else by } \cos (b - a)§svg§600§FALSE§</svg:desc>
          <draw:polygon draw:style-name="gr2" draw:text-style-name="P6" draw:layer="layout" svg:width="14.334cm" svg:height="0.696cm" svg:x="7.033cm" svg:y="11.752cm" svg:viewBox="0 0 14335 697" draw:points="7167,697 0,697 0,0 14335,0 14335,697">
            <text:p/>
          </draw:polygon>
          <draw:path draw:style-name="gr3" draw:text-style-name="P7" draw:layer="layout" svg:width="0.349cm" svg:height="0.356cm" svg:x="7.026cm" svg:y="11.9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406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837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83cm" svg:height="0.546cm" svg:x="8.524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8.953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157cm" svg:y="11.959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9.576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9.791cm" svg:y="11.75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cm" svg:height="0.356cm" svg:x="10.217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0.817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1.21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54cm" svg:height="0.356cm" svg:x="12.024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329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544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024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285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13.816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557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978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cm" svg:height="0.356cm" svg:x="15.515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5.861cm" svg:y="11.75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6.076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379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6.979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7.3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95cm" svg:height="0.356cm" svg:x="18.186cm" svg:y="11.94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526cm" svg:y="11.94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917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272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9.533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20.064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803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21.226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2" draw:id="id352">
          <svg:title>TexMaths</svg:title>
          <svg:desc>22§display§\text {(4) Put back the difference in the Numerator ( only ), expand, }§svg§600§FALSE§</svg:desc>
          <draw:polygon draw:style-name="gr2" draw:text-style-name="P6" draw:layer="layout" svg:width="21.058cm" svg:height="0.696cm" svg:x="5.623cm" svg:y="12.749cm" svg:viewBox="0 0 21059 697" draw:points="10530,697 0,697 0,0 21059,0 21059,697">
            <text:p/>
          </draw:polygon>
          <draw:path draw:style-name="gr3" draw:text-style-name="P7" draw:layer="layout" svg:width="0.18cm" svg:height="0.773cm" svg:x="5.66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5.906cm" svg:y="12.76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6.316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6.857cm" svg:y="12.76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381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8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546cm" svg:x="8.365cm" svg:y="12.75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9cm" svg:height="0.356cm" svg:x="8.807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187cm" svg:y="12.9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9.504cm" svg:y="12.754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242cm" svg:height="0.485cm" svg:x="10.164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473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89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1.506cm" svg:y="12.75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11.934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2.145cm" svg:y="12.74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2.598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41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243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5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4.021cm" svg:y="12.94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3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4.965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7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857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6.167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594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8cm" svg:x="17.198cm" svg:y="12.761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9cm" svg:height="0.351cm" svg:x="17.779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208cm" svg:y="12.94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8.84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92cm" svg:y="12.947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9.50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9.875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0.183cm" svg:y="12.9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0.568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21.184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1.688cm" svg:y="12.9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2.07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22.508cm" svg:y="12.75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2.712cm" svg:y="12.95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3.407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3.731cm" svg:y="13.2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cm" svg:height="0.356cm" svg:x="24.1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4.489cm" svg:y="12.956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83cm" svg:height="0.492cm" svg:x="24.91cm" svg:y="12.9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5.3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5.72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6.16cm" svg:y="12.75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91cm" svg:height="0.231cm" svg:x="26.629cm" svg:y="13.208cm" svg:viewBox="0 0 92 232" svg:d="M92 81c0-49-18-81-50-81-28 0-42 21-42 40 0 22 14 43 42 43 13 0 21-6 30-11l2-2c0 0 2 0 2 11 0 51-23 98-58 135-4 4-6 6-6 7 0 7 4 9 9 9 9 0 71-61 71-151z">
            <text:p/>
          </draw:path>
        </draw:g>
        <draw:g xml:id="id353" draw:id="id353">
          <svg:title>TexMaths</svg:title>
          <svg:desc>22§display§\text {simplify and Integrate}§svg§600§FALSE§</svg:desc>
          <draw:polygon draw:style-name="gr2" draw:text-style-name="P6" draw:layer="layout" svg:width="7.38cm" svg:height="0.628cm" svg:x="6.84cm" svg:y="13.752cm" svg:viewBox="0 0 7381 629" draw:points="3691,629 0,629 0,0 7381,0 7381,629">
            <text:p/>
          </draw:polygon>
          <draw:path draw:style-name="gr3" draw:text-style-name="P7" draw:layer="layout" svg:width="0.254cm" svg:height="0.357cm" svg:x="6.826cm" svg:y="13.91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132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7.345cm" svg:y="13.917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7.988cm" svg:y="13.91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173cm" svg:height="0.538cm" svg:x="8.421cm" svg:y="13.7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635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8.85cm" svg:y="13.71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79cm" svg:height="0.492cm" svg:x="9.075cm" svg:y="13.92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7" draw:layer="layout" svg:width="0.349cm" svg:height="0.357cm" svg:x="9.76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38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7cm" svg:y="13.722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37cm" svg:height="0.529cm" svg:x="11.252cm" svg:y="13.731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7" draw:layer="layout" svg:width="0.39cm" svg:height="0.342cm" svg:x="11.534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32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2.24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83cm" svg:y="13.90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12.97cm" svg:y="13.91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3.283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4cm" svg:height="0.485cm" svg:x="13.653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3.961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342" draw:id="id342">
          <svg:title>TexMaths</svg:title>
          <svg:desc>22§display§\int \frac{1 }{ \frac{\sin}{\cos}( x - a )  \frac{\sin}{\cos}( x - b )}\ dx §svg§600§FALSE§</svg:desc>
          <draw:polygon draw:style-name="gr2" draw:text-style-name="P6" draw:layer="layout" svg:width="8.824cm" svg:height="1.832cm" svg:x="11.416cm" svg:y="1.136cm" svg:viewBox="0 0 8825 1833" draw:points="4413,1833 0,1833 0,0 8825,0 8825,1833">
            <text:p/>
          </draw:polygon>
          <draw:path draw:style-name="gr3" draw:text-style-name="P7" draw:layer="layout" svg:width="0.687cm" svg:height="1.719cm" svg:x="11.421cm" svg:y="1.09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21cm" svg:y="1.1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2.372cm" svg:y="1.94cm" svg:viewBox="0 0 6747 33" draw:points="3374,33 0,33 0,0 6747,0 6747,33">
            <text:p/>
          </draw:polygon>
          <draw:path draw:style-name="gr3" draw:text-style-name="P7" draw:layer="layout" svg:width="0.196cm" svg:height="0.247cm" svg:x="12.523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2.773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2.947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2.465cm" svg:y="2.525cm" svg:viewBox="0 0 831 33" draw:points="415,33 0,33 0,0 831,0 831,33">
            <text:p/>
          </draw:polygon>
          <draw:path draw:style-name="gr3" draw:text-style-name="P7" draw:layer="layout" svg:width="0.23cm" svg:height="0.247cm" svg:x="12.49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2.761cm" svg:y="2.75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3.072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3.463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70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364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105cm" svg:y="2.391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5.526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96cm" svg:height="0.247cm" svg:x="15.934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6.184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6.358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5.876cm" svg:y="2.525cm" svg:viewBox="0 0 831 33" draw:points="415,33 0,33 0,0 831,0 831,33">
            <text:p/>
          </draw:polygon>
          <draw:path draw:style-name="gr3" draw:text-style-name="P7" draw:layer="layout" svg:width="0.23cm" svg:height="0.247cm" svg:x="15.901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172cm" svg:y="2.75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483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6.874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121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75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8.522cm" svg:y="2.197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8.861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9.499cm" svg:y="1.613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893cm" svg:y="1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54" draw:id="id354">
          <svg:title>TexMaths</svg:title>
          <svg:desc>20§display§[\ \text {Diff } = (x - a) - (x - b) = b - a \ ]§svg§600§FALSE§</svg:desc>
          <draw:polygon draw:style-name="gr2" draw:text-style-name="P6" draw:layer="layout" svg:width="10.636cm" svg:height="0.633cm" svg:x="14.527cm" svg:y="13.75cm" svg:viewBox="0 0 10637 634" draw:points="5318,634 0,634 0,0 10637,0 10637,634">
            <text:p/>
          </draw:polygon>
          <draw:polygon draw:style-name="gr3" draw:text-style-name="P7" draw:layer="layout" svg:width="0.097cm" svg:height="0.703cm" svg:x="14.575cm" svg:y="13.715cm" svg:viewBox="0 0 98 704" draw:points="98,704 98,677 29,677 29,29 98,29 98,0 0,0 0,704">
            <text:p/>
          </draw:polygon>
          <draw:path draw:style-name="gr3" draw:text-style-name="P7" draw:layer="layout" svg:width="0.473cm" svg:height="0.481cm" svg:x="14.946cm" svg:y="13.76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7" draw:layer="layout" svg:width="0.151cm" svg:height="0.471cm" svg:x="15.482cm" svg:y="13.77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15.673cm" svg:y="13.747cm" svg:viewBox="0 0 424 498" svg:d="M298 214h80v-20h-84v-82c0-64 36-96 66-96 3 0 13 0 24 5-8 3-21 11-21 29 0 16 11 30 31 30 19 0 30-14 30-30 0-26-24-50-64-50-42 0-74 27-77 30-21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468cm" svg:height="0.165cm" svg:x="16.532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7.305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529cm" svg:y="13.93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8.125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8.797cm" svg:y="13.931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164cm" svg:height="0.703cm" svg:x="19.181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19.629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0.343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567cm" svg:y="13.9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1.164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26cm" svg:height="0.497cm" svg:x="21.841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6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2.149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2.617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cm" svg:height="0.497cm" svg:x="23.353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429cm" svg:height="0.029cm" svg:x="23.836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24.509cm" svg:y="13.93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olygon draw:style-name="gr3" draw:text-style-name="P7" draw:layer="layout" svg:width="0.097cm" svg:height="0.703cm" svg:x="25.101cm" svg:y="13.715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anim:sub-item="text" smil:attributeName="visibility" smil:to="visible"/>
                  <anim:animate smil:dur="0.5s" smil:fill="hold" smil:targetElement="id341" anim:sub-item="text" smil:attributeName="width" smil:values="width*0.05;width" smil:keyTimes="0;1"/>
                  <anim:animate smil:dur="0.5s" smil:fill="hold" smil:targetElement="id341" anim:sub-item="text" smil:attributeName="height" smil:values="height;height" smil:keyTimes="0;1"/>
                  <anim:animate smil:dur="0.5s" smil:fill="hold" smil:targetElement="id341" anim:sub-item="text" smil:attributeName="x" smil:values="x-.2;x" smil:keyTimes="0;1"/>
                  <anim:animate smil:dur="0.5s" smil:fill="hold" smil:targetElement="id341" anim:sub-item="text" smil:attributeName="y" smil:values="y;y" smil:keyTimes="0;1"/>
                  <anim:transitionFilter smil:dur="0.5s" smil:targetElement="id3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1+width/2;x" smil:keyTimes="0;1"/>
                  <anim:animate smil:dur="0.5s" smil:fill="hold" smil:targetElement="id3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9" smil:attributeName="visibility" smil:to="visible"/>
                  <anim:animate smil:dur="0.5s" smil:fill="hold" smil:targetElement="id349" smil:attributeName="width" smil:values="width*0.05;width" smil:keyTimes="0;1"/>
                  <anim:animate smil:dur="0.5s" smil:fill="hold" smil:targetElement="id349" smil:attributeName="height" smil:values="height;height" smil:keyTimes="0;1"/>
                  <anim:animate smil:dur="0.5s" smil:fill="hold" smil:targetElement="id349" smil:attributeName="x" smil:values="x-.2;x" smil:keyTimes="0;1"/>
                  <anim:animate smil:dur="0.5s" smil:fill="hold" smil:targetElement="id349" smil:attributeName="y" smil:values="y;y" smil:keyTimes="0;1"/>
                  <anim:transitionFilter smil:dur="0.5s" smil:targetElement="id3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60" draw:id="id360">
          <svg:title>TexMaths</svg:title>
          <svg:desc>26§display§\text {I}§svg§600§FALSE§</svg:desc>
          <draw:polygon draw:style-name="gr2" draw:text-style-name="P6" draw:layer="layout" svg:width="0.213cm" svg:height="0.534cm" svg:x="4.531cm" svg:y="4.341cm" svg:viewBox="0 0 214 535" draw:points="108,535 0,535 0,0 214,0 214,535">
            <text:p/>
          </draw:polygon>
          <draw:path draw:style-name="gr3" draw:text-style-name="P7" draw:layer="layout" svg:width="0.28cm" svg:height="0.626cm" svg:x="4.51cm" svg:y="4.2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57" draw:id="id357">
          <svg:title>TexMaths</svg:title>
          <svg:desc>24§display§ \int \frac{1}{\sin ( x - a ) \sin ( x - b )} \ dx§svg§600§FALSE§</svg:desc>
          <draw:polygon draw:style-name="gr2" draw:text-style-name="P6" draw:layer="layout" svg:width="9.627cm" svg:height="1.854cm" svg:x="8.413cm" svg:y="0.841cm" svg:viewBox="0 0 9628 1855" draw:points="4814,1855 0,1855 0,0 9628,0 9628,1855">
            <text:p/>
          </draw:polygon>
          <draw:path draw:style-name="gr3" draw:text-style-name="P7" draw:layer="layout" svg:width="0.75cm" svg:height="1.875cm" svg:x="8.419cm" svg:y="0.79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3cm" svg:y="0.814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7.359cm" svg:height="0.035cm" svg:x="9.456cm" svg:y="1.719cm" svg:viewBox="0 0 7360 36" draw:points="3681,36 0,36 0,0 7360,0 7360,36">
            <text:p/>
          </draw:polygon>
          <draw:path draw:style-name="gr3" draw:text-style-name="P7" draw:layer="layout" svg:width="0.277cm" svg:height="0.389cm" svg:x="9.484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9.817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0.05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0.575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844cm" svg:y="2.15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516cm" svg:height="0.035cm" svg:x="11.56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2.367cm" svg:y="2.152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2.827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7cm" svg:height="0.389cm" svg:x="13.275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13.609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84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367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636cm" svg:y="2.15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7" draw:layer="layout" svg:width="0.516cm" svg:height="0.035cm" svg:x="15.351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6.165cm" svg:y="1.939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1 0 54 25 54 79 0 50-29 148-45 180-27 56-67 87-99 87-29 0-58-23-58-85 0-17 0-32 15-86z">
            <text:p/>
          </draw:path>
          <draw:path draw:style-name="gr3" draw:text-style-name="P7" draw:layer="layout" svg:width="0.197cm" svg:height="0.844cm" svg:x="16.535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7.23cm" svg:y="1.362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7.661cm" svg:y="1.5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55" draw:id="id355">
          <svg:title>TexMaths</svg:title>
          <svg:desc>28§display§\text {(1)}§svg§600§FALSE§</svg:desc>
          <draw:polygon draw:style-name="gr2" draw:text-style-name="P6" draw:layer="layout" svg:width="1.061cm" svg:height="0.886cm" svg:x="2.711cm" svg:y="1.245cm" svg:viewBox="0 0 1062 887" draw:points="531,887 0,887 0,0 1062,0 1062,887">
            <text:p/>
          </draw:polygon>
          <draw:path draw:style-name="gr3" draw:text-style-name="P7" draw:layer="layout" svg:width="0.23cm" svg:height="0.985cm" svg:x="2.7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3.132cm" svg:y="1.279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3.5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6§display§\text {Let}§svg§600§FALSE§</svg:desc>
          <draw:polygon draw:style-name="gr2" draw:text-style-name="P6" draw:layer="layout" svg:width="1.19cm" svg:height="0.544cm" svg:x="2.828cm" svg:y="4.341cm" svg:viewBox="0 0 1191 545" draw:points="594,545 0,545 0,0 1191,0 1191,545">
            <text:p/>
          </draw:polygon>
          <draw:path draw:style-name="gr3" draw:text-style-name="P7" draw:layer="layout" svg:width="0.502cm" svg:height="0.626cm" svg:x="2.811cm" svg:y="4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7" draw:layer="layout" svg:width="0.354cm" svg:height="0.422cm" svg:x="3.378cm" svg:y="4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7" draw:layer="layout" svg:width="0.288cm" svg:height="0.574cm" svg:x="3.775cm" svg:y="4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6" draw:id="id356">
          <svg:title>TexMaths</svg:title>
          <svg:desc>24§display§\text {Evaluate :}§svg§600§FALSE§</svg:desc>
          <draw:polygon draw:style-name="gr2" draw:text-style-name="P6" draw:layer="layout" svg:width="3.582cm" svg:height="0.512cm" svg:x="4.227cm" svg:y="1.339cm" svg:viewBox="0 0 3583 513" draw:points="1792,513 0,513 0,0 3583,0 3583,513">
            <text:p/>
          </draw:polygon>
          <draw:path draw:style-name="gr3" draw:text-style-name="P7" draw:layer="layout" svg:width="0.523cm" svg:height="0.576cm" svg:x="4.212cm" svg:y="1.309cm" svg:viewBox="0 0 524 577" svg:d="M86 510c0 30 0 40-65 40h-21v27h488l36-219h-21c-21 130-40 192-186 192h-113c-39 0-41-6-41-35v-225h75c83 0 92 27 92 98h21v-223h-21c0 72-9 98-92 98h-75v-203c0-27 2-33 41-33h109c131 0 154 46 167 163h21l-25-190h-476v27h21c65 0 65 10 65 38z">
            <text:p/>
          </draw:path>
          <draw:path draw:style-name="gr3" draw:text-style-name="P7" draw:layer="layout" svg:width="0.414cm" svg:height="0.374cm" svg:x="4.775cm" svg:y="1.52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5.193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189cm" svg:height="0.587cm" svg:x="5.608cm" svg:y="1.297cm" svg:viewBox="0 0 190 588" svg:d="M123 0l-123 10v27c60 0 67 5 67 46v440c0 38-9 38-67 38v27c29-2 73-2 94-2s63 0 96 2v-27c-57 0-67 0-67-38z">
            <text:p/>
          </draw:path>
          <draw:path draw:style-name="gr3" draw:text-style-name="P7" draw:layer="layout" svg:width="0.425cm" svg:height="0.384cm" svg:x="5.84cm" svg:y="1.51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7" draw:layer="layout" svg:width="0.381cm" svg:height="0.389cm" svg:x="6.319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266cm" svg:height="0.53cm" svg:x="6.72cm" svg:y="1.36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056cm" svg:y="1.505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091cm" svg:height="0.364cm" svg:x="7.761cm" svg:y="1.52cm" svg:viewBox="0 0 92 365" svg:d="M92 44c0-23-21-44-46-44s-46 21-46 44c0 25 21 46 46 46s46-21 46-46zM92 321c0-25-21-44-46-44s-46 19-46 44 21 44 46 44 46-19 46-44z">
            <text:p/>
          </draw:path>
        </draw:g>
        <draw:g xml:id="id358" draw:id="id358">
          <svg:title>TexMaths</svg:title>
          <svg:desc>24§display§\text {Solution :}§svg§600§FALSE§</svg:desc>
          <draw:polygon draw:style-name="gr2" draw:text-style-name="P6" draw:layer="layout" svg:width="3.406cm" svg:height="0.529cm" svg:x="2.814cm" svg:y="3.04cm" svg:viewBox="0 0 3407 530" draw:points="1703,530 0,530 0,0 3407,0 3407,530">
            <text:p/>
          </draw:polygon>
          <draw:path draw:style-name="gr3" draw:text-style-name="P7" draw:layer="layout" svg:width="0.375cm" svg:height="0.613cm" svg:x="2.82cm" svg:y="2.9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375cm" svg:height="0.389cm" svg:x="3.263cm" svg:y="3.2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3.69cm" svg:y="3.008cm" svg:viewBox="0 0 190 587" svg:d="M123 0l-123 10v26c60 0 67 6 67 47v439c0 38-9 38-67 38v27c29-2 73-2 94-2s63 0 96 2v-27c-57 0-67 0-67-38z">
            <text:p/>
          </draw:path>
          <draw:path draw:style-name="gr3" draw:text-style-name="P7" draw:layer="layout" svg:width="0.425cm" svg:height="0.383cm" svg:x="3.924cm" svg:y="3.2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381cm" svg:y="3.0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4.721cm" svg:y="3.0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951cm" svg:y="3.2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5.376cm" svg:y="3.2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6.173cm" svg:y="3.228cm" svg:viewBox="0 0 92 365" svg:d="M92 44c0-23-21-44-46-44s-46 21-46 44c0 25 21 46 46 46s46-21 46-46zM92 320c0-25-21-44-46-44s-46 19-46 44 21 45 46 45 46-20 46-45z">
            <text:p/>
          </draw:path>
        </draw:g>
        <draw:g xml:id="id361" draw:id="id361">
          <svg:title>TexMaths</svg:title>
          <svg:desc>22§display§= \int \frac{1}{\sin ( x - a ) \sin ( x - b )} \ dx§svg§600§FALSE§</svg:desc>
          <draw:polygon draw:style-name="gr2" draw:text-style-name="P6" draw:layer="layout" svg:width="9.639cm" svg:height="1.7cm" svg:x="5.414cm" svg:y="3.741cm" svg:viewBox="0 0 9640 1701" draw:points="4821,1701 0,1701 0,0 9640,0 9640,1701">
            <text:p/>
          </draw:polygon>
          <draw:path draw:style-name="gr3" draw:text-style-name="P7" draw:layer="layout" svg:width="0.515cm" svg:height="0.182cm" svg:x="5.419cm" svg:y="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34cm" svg:y="3.7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34cm" svg:y="3.7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5cm" svg:height="0.032cm" svg:x="7.186cm" svg:y="4.545cm" svg:viewBox="0 0 6746 33" draw:points="3374,33 0,33 0,0 6746,0 6746,33">
            <text:p/>
          </draw:polygon>
          <draw:path draw:style-name="gr3" draw:text-style-name="P7" draw:layer="layout" svg:width="0.254cm" svg:height="0.356cm" svg:x="7.213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17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3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8.212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59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114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854cm" svg:y="4.94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0.277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0.687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91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06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1.687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935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59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3.336cm" svg:y="4.748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13.674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313cm" svg:y="4.21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07cm" svg:y="4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2" draw:id="id362">
          <svg:title>TexMaths</svg:title>
          <svg:desc>22§display§= \frac{1}{\sin ( b  - a )} \int \frac{\sin ( b  - a )}{\sin ( x - a ) \sin ( x - b )} \ dx§svg§600§FALSE§</svg:desc>
          <draw:polygon draw:style-name="gr2" draw:text-style-name="P6" draw:layer="layout" svg:width="13.191cm" svg:height="1.75cm" svg:x="5.414cm" svg:y="6.341cm" svg:viewBox="0 0 13192 1751" draw:points="6595,1751 0,1751 0,0 13192,0 13192,1751">
            <text:p/>
          </draw:polygon>
          <draw:path draw:style-name="gr3" draw:text-style-name="P7" draw:layer="layout" svg:width="0.515cm" svg:height="0.182cm" svg:x="5.419cm" svg:y="7.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8cm" svg:y="6.36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8cm" svg:height="0.032cm" svg:x="6.284cm" svg:y="7.196cm" svg:viewBox="0 0 3239 33" draw:points="1619,33 0,33 0,0 3239,0 3239,33">
            <text:p/>
          </draw:polygon>
          <draw:path draw:style-name="gr3" draw:text-style-name="P7" draw:layer="layout" svg:width="0.254cm" svg:height="0.356cm" svg:x="6.31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29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2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7.593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3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6cm" svg:y="6.35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2.518cm" svg:y="6.5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822cm" svg:y="6.3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037cm" svg:y="6.5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518cm" svg:y="6.3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778cm" svg:y="6.346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472cm" svg:height="0.032cm" svg:x="14.31cm" svg:y="6.67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049cm" svg:y="6.5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5.471cm" svg:y="6.3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6.746cm" svg:height="0.032cm" svg:x="10.737cm" svg:y="7.196cm" svg:viewBox="0 0 6747 33" draw:points="3374,33 0,33 0,0 6747,0 6747,33">
            <text:p/>
          </draw:polygon>
          <draw:path draw:style-name="gr3" draw:text-style-name="P7" draw:layer="layout" svg:width="0.254cm" svg:height="0.356cm" svg:x="10.763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2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3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09cm" svg:y="7.5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6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5cm" svg:y="7.593cm" svg:viewBox="0 0 356 352" svg:d="M259 49c-14-28-37-49-72-49-90 0-187 114-187 227 0 74 42 125 104 125 16 0 54-4 100-58 7 31 34 58 71 58 28 0 45-18 58-42 12-28 23-76 23-78 0-7-7-7-9-7-9 0-9 2-11 14-14 50-28 95-60 95-21 0-23-19-23-35 0-17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7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239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4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57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239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486cm" svg:y="7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14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88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226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863cm" svg:y="6.86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258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3" draw:id="id363">
          <svg:title>TexMaths</svg:title>
          <svg:desc>22§display§= \frac{1}{\sin ( b  - a )} \int \frac{\sin [\ ( x - a ) - ( x  - b )\ ] }{\sin ( x - a ) \sin ( x - b )} \ dx§svg§600§FALSE§</svg:desc>
          <draw:polygon draw:style-name="gr2" draw:text-style-name="P6" draw:layer="layout" svg:width="14.002cm" svg:height="1.75cm" svg:x="5.415cm" svg:y="8.942cm" svg:viewBox="0 0 14003 1751" draw:points="7001,1751 0,1751 0,0 14003,0 14003,1751">
            <text:p/>
          </draw:polygon>
          <draw:path draw:style-name="gr3" draw:text-style-name="P7" draw:layer="layout" svg:width="0.515cm" svg:height="0.182cm" svg:x="5.42cm" svg:y="9.7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9cm" svg:y="8.9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4cm" svg:y="9.797cm" svg:viewBox="0 0 3238 33" draw:points="1619,33 0,33 0,0 3238,0 3238,33">
            <text:p/>
          </draw:polygon>
          <draw:path draw:style-name="gr3" draw:text-style-name="P7" draw:layer="layout" svg:width="0.254cm" svg:height="0.356cm" svg:x="6.311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1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1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7cm" svg:y="8.9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4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3cm" svg:y="9.1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olygon draw:style-name="gr3" draw:text-style-name="P7" draw:layer="layout" svg:width="0.106cm" svg:height="0.773cm" svg:x="11.779cm" svg:y="8.90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237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83cm" svg:y="9.1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3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79cm" svg:y="9.1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99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4.792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79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25cm" svg:y="9.1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4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26cm" svg:y="8.94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566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8.098cm" svg:y="8.903cm" svg:viewBox="0 0 107 774" draw:points="107,0 0,0 0,32 76,32 76,744 0,744 0,774 107,774">
            <text:p/>
          </draw:polygon>
          <draw:polygon draw:style-name="gr3" draw:text-style-name="P7" draw:layer="layout" svg:width="7.558cm" svg:height="0.032cm" svg:x="10.737cm" svg:y="9.797cm" svg:viewBox="0 0 7559 33" draw:points="3779,33 0,33 0,0 7559,0 7559,33">
            <text:p/>
          </draw:polygon>
          <draw:path draw:style-name="gr3" draw:text-style-name="P7" draw:layer="layout" svg:width="0.254cm" svg:height="0.356cm" svg:x="11.17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47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689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17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16cm" svg:y="10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7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12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3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644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949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64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46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92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47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93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633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8.677cm" svg:y="9.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9.071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64" draw:id="id364">
          <svg:title>TexMaths</svg:title>
          <svg:desc>22§display§= \frac{1}{\sin ( b  - a )} \int \frac{\sin ( x - a ) \cos ( x  - b ) - \cos ( x - a ) \sin ( x - b ) }{\sin ( x - a ) \sin ( x - b )} \ dx§svg§600§FALSE§</svg:desc>
          <draw:polygon draw:style-name="gr2" draw:text-style-name="P6" draw:layer="layout" svg:width="21.051cm" svg:height="1.75cm" svg:x="5.417cm" svg:y="11.542cm" svg:viewBox="0 0 21052 1751" draw:points="10526,1751 0,1751 0,0 21052,0 21052,1751">
            <text:p/>
          </draw:polygon>
          <draw:path draw:style-name="gr3" draw:text-style-name="P7" draw:layer="layout" svg:width="0.515cm" svg:height="0.182cm" svg:x="5.422cm" svg:y="12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81cm" svg:y="11.5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6cm" svg:y="12.397cm" svg:viewBox="0 0 3238 33" draw:points="1619,33 0,33 0,0 3238,0 3238,33">
            <text:p/>
          </draw:polygon>
          <draw:path draw:style-name="gr3" draw:text-style-name="P7" draw:layer="layout" svg:width="0.254cm" svg:height="0.356cm" svg:x="6.313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7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2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2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3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5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6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9cm" svg:y="11.5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5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5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5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11cm" svg:y="11.7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7cm" svg:y="11.74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95cm" svg:height="0.356cm" svg:x="14.2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581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97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5.3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574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22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974cm" svg:y="11.54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314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7.807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8.5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27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6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873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53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269cm" svg:y="11.7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1.691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22.10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4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62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03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3.349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4.004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4.75cm" svg:y="11.547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18cm" svg:height="0.773cm" svg:x="25.08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14.606cm" svg:height="0.032cm" svg:x="10.739cm" svg:y="12.397cm" svg:viewBox="0 0 14607 33" draw:points="7304,33 0,33 0,0 14607,0 14607,33">
            <text:p/>
          </draw:polygon>
          <draw:path draw:style-name="gr3" draw:text-style-name="P7" draw:layer="layout" svg:width="0.254cm" svg:height="0.356cm" svg:x="14.695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002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215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97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43cm" svg:y="12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598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339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7.759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8.171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476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69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9.171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417cm" svg:y="12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07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18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21.158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5.727cm" svg:y="12.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121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5" smil:attributeName="visibility" smil:to="visible"/>
                  <anim:animate smil:dur="0.5s" smil:fill="hold" smil:targetElement="id355" smil:attributeName="width" smil:values="width*0.05;width" smil:keyTimes="0;1"/>
                  <anim:animate smil:dur="0.5s" smil:fill="hold" smil:targetElement="id355" smil:attributeName="height" smil:values="height;height" smil:keyTimes="0;1"/>
                  <anim:animate smil:dur="0.5s" smil:fill="hold" smil:targetElement="id355" smil:attributeName="x" smil:values="x-.2;x" smil:keyTimes="0;1"/>
                  <anim:animate smil:dur="0.5s" smil:fill="hold" smil:targetElement="id355" smil:attributeName="y" smil:values="y;y" smil:keyTimes="0;1"/>
                  <anim:transitionFilter smil:dur="0.5s" smil:targetElement="id3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9" smil:attributeName="visibility" smil:to="visible"/>
                  <anim:animate smil:dur="0.5s" smil:fill="hold" smil:targetElement="id359" smil:attributeName="width" smil:values="width*0.05;width" smil:keyTimes="0;1"/>
                  <anim:animate smil:dur="0.5s" smil:fill="hold" smil:targetElement="id359" smil:attributeName="height" smil:values="height;height" smil:keyTimes="0;1"/>
                  <anim:animate smil:dur="0.5s" smil:fill="hold" smil:targetElement="id359" smil:attributeName="x" smil:values="x-.2;x" smil:keyTimes="0;1"/>
                  <anim:animate smil:dur="0.5s" smil:fill="hold" smil:targetElement="id359" smil:attributeName="y" smil:values="y;y" smil:keyTimes="0;1"/>
                  <anim:transitionFilter smil:dur="0.5s" smil:targetElement="id35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373" text:id="id373" text:style-name="P4"><text:span text:style-name="T11"><text:s text:c="5"/></text:span><text:span text:style-name="T11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8"> <text:s text:c="17"/></text:span><text:span text:style-name="T19"><text:line-break/></text:span><text:span text:style-name="T19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365" draw:id="id365">
          <svg:title>TexMaths</svg:title>
          <svg:desc>28§display§\text {I}§svg§600§FALSE§</svg:desc>
          <draw:polygon draw:style-name="gr2" draw:text-style-name="P6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7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4§display§= \frac{1}{\sin ( b  - a )} \int  \left[ \frac{ \cos ( x  - b )}{ \sin ( x - b ) } - \frac{ \cos ( x - a )}{ \sin ( x - a )} \right] \ dx§svg§600§FALSE§</svg:desc>
          <draw:polygon draw:style-name="gr2" draw:text-style-name="P6" draw:layer="layout" svg:width="16.702cm" svg:height="1.941cm" svg:x="5.916cm" svg:y="0.739cm" svg:viewBox="0 0 16703 1942" draw:points="8350,1942 0,1942 0,0 16703,0 16703,1942">
            <text:p/>
          </draw:polygon>
          <draw:path draw:style-name="gr3" draw:text-style-name="P7" draw:layer="layout" svg:width="0.562cm" svg:height="0.199cm" svg:x="5.922cm" svg:y="1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8.495cm" svg:y="0.7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3.532cm" svg:height="0.035cm" svg:x="6.865cm" svg:y="1.692cm" svg:viewBox="0 0 3533 36" draw:points="1766,36 0,36 0,0 3533,0 3533,36">
            <text:p/>
          </draw:polygon>
          <draw:path draw:style-name="gr3" draw:text-style-name="P7" draw:layer="layout" svg:width="0.277cm" svg:height="0.389cm" svg:x="6.89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225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46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984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8.268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516cm" svg:height="0.035cm" svg:x="8.84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9.656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115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75cm" svg:height="1.875cm" svg:x="10.685cm" svg:y="0.7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11.834cm" svg:y="0.697cm" svg:viewBox="0 0 225 2026" draw:points="0,2026 225,2026 225,1980 46,1980 46,46 225,46 225,0 0,0">
            <text:p/>
          </draw:polygon>
          <draw:path draw:style-name="gr3" draw:text-style-name="P7" draw:layer="layout" svg:width="0.322cm" svg:height="0.389cm" svg:x="12.197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67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993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3.381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5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4.366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78cm" svg:y="0.764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49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61cm" svg:height="0.035cm" svg:x="12.168cm" svg:y="1.692cm" svg:viewBox="0 0 3662 36" draw:points="1832,36 0,36 0,0 3662,0 3662,36">
            <text:p/>
          </draw:polygon>
          <draw:path draw:style-name="gr3" draw:text-style-name="P7" draw:layer="layout" svg:width="0.277cm" svg:height="0.389cm" svg:x="12.24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577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809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35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04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31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32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03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16cm" svg:height="0.035cm" svg:x="16.188cm" svg:y="1.692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7.091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461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888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8.276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544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9.259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67cm" svg:y="0.977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97cm" svg:height="0.844cm" svg:x="20.528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745cm" svg:height="0.035cm" svg:x="17.062cm" svg:y="1.692cm" svg:viewBox="0 0 3746 36" draw:points="1874,36 0,36 0,0 3746,0 3746,36">
            <text:p/>
          </draw:polygon>
          <draw:path draw:style-name="gr3" draw:text-style-name="P7" draw:layer="layout" svg:width="0.277cm" svg:height="0.389cm" svg:x="17.137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7.469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703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8.228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498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9.213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19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48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0.919cm" svg:y="0.697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21.808cm" svg:y="1.335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22.239cm" svg:y="1.5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71" draw:id="id371">
          <svg:title>TexMaths</svg:title>
          <svg:desc>28§display§\text {I}§svg§600§FALSE§</svg:desc>
          <draw:polygon draw:style-name="gr2" draw:text-style-name="P6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7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7" draw:id="id367">
          <svg:title>TexMaths</svg:title>
          <svg:desc>24§display§= \text {cosec} (b - a) \smallint  \left[ \cot ( x  - b ) - \cot ( x - a )\right]\ dx §svg§600§FALSE§</svg:desc>
          <draw:polygon draw:style-name="gr2" draw:text-style-name="P6" draw:layer="layout" svg:width="16.109cm" svg:height="0.76cm" svg:x="5.918cm" svg:y="3.342cm" svg:viewBox="0 0 16110 761" draw:points="8055,761 0,761 0,0 16110,0 16110,761">
            <text:p/>
          </draw:polygon>
          <draw:path draw:style-name="gr3" draw:text-style-name="P7" draw:layer="layout" svg:width="0.562cm" svg:height="0.199cm" svg:x="5.924cm" svg:y="3.6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5cm" svg:y="3.5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4cm" svg:y="3.5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cm" svg:y="3.5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19cm" svg:y="3.5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99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29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3cm" svg:y="3.348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3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cm" svg:y="3.559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327cm" svg:y="3.3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11.966cm" svg:y="3.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12.13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cm" svg:y="3.5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3cm" svg:y="3.4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79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294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8cm" svg:y="3.348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6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4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6.817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187cm" svg:y="3.5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17.6cm" svg:y="3.4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996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266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16cm" svg:height="0.035cm" svg:x="18.981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787cm" svg:y="3.559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248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547cm" svg:y="3.3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217cm" svg:y="3.3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1.648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</draw:g>
        <draw:g xml:id="id368" draw:id="id368">
          <svg:title>TexMaths</svg:title>
          <svg:desc>24§display§= \text {cosec} (b - a)  \left[ \smallint  \cot ( x  - b )\ dx  - \smallint  \cot ( x - a )\ dx  \right]§svg§600§FALSE§</svg:desc>
          <draw:polygon draw:style-name="gr2" draw:text-style-name="P6" draw:layer="layout" svg:width="17.693cm" svg:height="0.759cm" svg:x="5.919cm" svg:y="4.743cm" svg:viewBox="0 0 17694 760" draw:points="8848,760 0,760 0,0 17694,0 17694,760">
            <text:p/>
          </draw:polygon>
          <draw:path draw:style-name="gr3" draw:text-style-name="P7" draw:layer="layout" svg:width="0.562cm" svg:height="0.199cm" svg:x="5.925cm" svg:y="5.0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6cm" svg:y="4.9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5cm" svg:y="4.9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1cm" svg:y="4.9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cm" svg:y="4.95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4cm" svg:y="4.7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4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01cm" svg:y="4.9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1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4.701cm" svg:viewBox="0 0 117 845" draw:points="117,845 117,812 35,812 35,35 117,35 117,0 0,0 0,845">
            <text:p/>
          </draw:polygon>
          <draw:path draw:style-name="gr3" draw:text-style-name="P7" draw:layer="layout" svg:width="0.352cm" svg:height="0.786cm" svg:x="11.562cm" svg:y="4.7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322cm" svg:height="0.389cm" svg:x="12.131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01cm" svg:y="4.9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4cm" svg:y="4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8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4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9cm" svg:y="4.749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7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073cm" svg:y="4.7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6.503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6cm" svg:height="0.035cm" svg:x="17.219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52cm" svg:height="0.786cm" svg:x="18.039cm" svg:y="4.7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8.605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976cm" svg:y="4.9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39cm" svg:y="4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786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055cm" svg:y="4.9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5cm" svg:x="20.769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1.577cm" svg:y="4.9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22.036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2.632cm" svg:y="4.7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3.062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olygon draw:style-name="gr3" draw:text-style-name="P7" draw:layer="layout" svg:width="0.116cm" svg:height="0.844cm" svg:x="23.538cm" svg:y="4.701cm" svg:viewBox="0 0 117 845" draw:points="117,0 0,0 0,35 83,35 83,812 0,812 0,845 117,845">
            <text:p/>
          </draw:polygon>
        </draw:g>
        <draw:g xml:id="id369" draw:id="id369">
          <svg:title>TexMaths</svg:title>
          <svg:desc>24§display§= \text {cosec} (b - a)  \left[ \log [ \sin ( x  - b ) ] -  \log [ \sin ( x - a ) ] \right] \ + \ c§svg§600§FALSE§</svg:desc>
          <draw:polygon draw:style-name="gr2" draw:text-style-name="P6" draw:layer="layout" svg:width="19.111cm" svg:height="0.759cm" svg:x="5.92cm" svg:y="6.244cm" svg:viewBox="0 0 19112 760" draw:points="9556,760 0,760 0,0 19112,0 19112,760">
            <text:p/>
          </draw:polygon>
          <draw:path draw:style-name="gr3" draw:text-style-name="P7" draw:layer="layout" svg:width="0.562cm" svg:height="0.199cm" svg:x="5.926cm" svg:y="6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6.4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6.4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6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5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6.202cm" svg:viewBox="0 0 117 845" draw:points="117,845 117,812 35,812 35,35 117,35 117,0 0,0 0,845">
            <text:p/>
          </draw:polygon>
          <draw:path draw:style-name="gr3" draw:text-style-name="P7" draw:layer="layout" svg:width="0.189cm" svg:height="0.587cm" svg:x="11.546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774cm" svg:y="6.45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2.197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2.705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2.869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201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96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4.23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4.944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758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6.12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6.426cm" svg:y="6.202cm" svg:viewBox="0 0 117 845" draw:points="117,0 0,0 0,35 83,35 83,812 0,812 0,845 117,845">
            <text:p/>
          </draw:polygon>
          <draw:path draw:style-name="gr3" draw:text-style-name="P7" draw:layer="layout" svg:width="0.515cm" svg:height="0.035cm" svg:x="16.899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17.701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932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8.352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8.863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9.024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9.358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9.59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20.117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385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1.1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1.908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2.36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2.666cm" svg:y="6.202cm" svg:viewBox="0 0 117 845" draw:points="117,0 0,0 0,35 83,35 83,812 0,812 0,845 117,845">
            <text:p/>
          </draw:polygon>
          <draw:polygon draw:style-name="gr3" draw:text-style-name="P7" draw:layer="layout" svg:width="0.116cm" svg:height="0.844cm" svg:x="22.901cm" svg:y="6.202cm" svg:viewBox="0 0 117 845" draw:points="117,0 0,0 0,35 83,35 83,812 0,812 0,845 117,845">
            <text:p/>
          </draw:polygon>
          <draw:path draw:style-name="gr3" draw:text-style-name="P7" draw:layer="layout" svg:width="0.562cm" svg:height="0.564cm" svg:x="23.632cm" svg:y="6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744cm" svg:y="6.46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2" draw:id="id372">
          <svg:title>TexMaths</svg:title>
          <svg:desc>24§display§= \text {cosec} (b - a)  \log \left[ \frac{ \sin ( x - b ) }{ \sin ( x - a ) } \right] \ + \ c§svg§600§FALSE§</svg:desc>
          <draw:polygon draw:style-name="gr2" draw:text-style-name="P6" draw:layer="layout" svg:width="13.251cm" svg:height="1.941cm" svg:x="5.92cm" svg:y="7.545cm" svg:viewBox="0 0 13252 1942" draw:points="6626,1942 0,1942 0,0 13252,0 13252,1942">
            <text:p/>
          </draw:polygon>
          <draw:path draw:style-name="gr3" draw:text-style-name="P7" draw:layer="layout" svg:width="0.562cm" svg:height="0.199cm" svg:x="5.926cm" svg:y="8.41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8.34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8.34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8.34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8.34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8.09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9.015cm" svg:y="8.141cm" svg:viewBox="0 0 313 597" svg:d="M163 10c0-2 0-10-11-10-20 0-81 8-104 8-6 2-15 2-15 17 0 11 7 11 19 11 42 0 42 6 42 14 0 6-6 34-11 52l-70 276c-9 43-13 56-13 87 0 78 44 132 108 132 99 0 205-127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8.49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8.354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8.09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1.311cm" svg:y="8.1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54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1.962cm" svg:y="8.3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2.724cm" svg:y="7.503cm" svg:viewBox="0 0 225 2026" draw:points="0,2026 225,2026 225,1980 46,1980 46,46 225,46 225,0 0,0">
            <text:p/>
          </draw:polygon>
          <draw:path draw:style-name="gr3" draw:text-style-name="P7" draw:layer="layout" svg:width="0.277cm" svg:height="0.389cm" svg:x="13.13cm" svg:y="7.7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62cm" svg:y="7.5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96cm" svg:y="7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22cm" svg:y="7.5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89cm" svg:y="7.7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5.205cm" svg:y="7.92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017cm" svg:y="7.5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388cm" svg:y="7.5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51cm" svg:height="0.035cm" svg:x="13.059cm" svg:y="8.498cm" svg:viewBox="0 0 3652 36" draw:points="1826,36 0,36 0,0 3652,0 3652,36">
            <text:p/>
          </draw:polygon>
          <draw:path draw:style-name="gr3" draw:text-style-name="P7" draw:layer="layout" svg:width="0.277cm" svg:height="0.389cm" svg:x="13.087cm" svg:y="8.9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19cm" svg:y="8.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54cm" svg:y="8.9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178cm" svg:y="8.67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47cm" svg:y="8.93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5cm" svg:height="0.035cm" svg:x="15.163cm" svg:y="9.07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5.969cm" svg:y="8.93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6.43cm" svg:y="8.67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16.824cm" svg:y="7.503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17.772cm" svg:y="8.23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884cm" svg:y="8.35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0" draw:id="id370">
          <svg:title>TexMaths</svg:title>
          <svg:desc>26§display§\therefore§svg§600§FALSE§</svg:desc>
          <draw:polygon draw:style-name="gr2" draw:text-style-name="P6" draw:layer="layout" svg:width="0.49cm" svg:height="0.402cm" svg:x="3.404cm" svg:y="8.322cm" svg:viewBox="0 0 491 403" draw:points="246,403 0,403 0,0 491,0 491,403">
            <text:p/>
          </draw:polygon>
          <draw:path draw:style-name="gr3" draw:text-style-name="P7" draw:layer="layout" svg:width="0.555cm" svg:height="0.493cm" svg:x="3.385cm" svg:y="8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73" anim:sub-item="text" smil:attributeName="visibility" smil:to="visible"/>
                  <anim:animate smil:dur="1s" smil:fill="hold" smil:targetElement="id373" anim:sub-item="text" smil:attributeName="width" smil:values="0;width" smil:keyTimes="0;1"/>
                  <anim:animate smil:dur="1s" smil:fill="hold" smil:targetElement="id373" anim:sub-item="text" smil:attributeName="height" smil:values="0;height" smil:keyTimes="0;1"/>
                  <anim:animate smil:dur="1s" smil:fill="hold" smil:targetElement="id373" anim:sub-item="text" smil:attributeName="x" smil:values="0;1" smil:keyTimes="0;1" anim:formula="x+(cos(-2*pi*(1-$))*-x-sin(-2*pi*(1-$))*(1-y))*(1-$)"/>
                  <anim:animate smil:dur="1s" smil:fill="hold" smil:targetElement="id37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74" text:id="id374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4" anim:sub-item="text" smil:attributeName="visibility" smil:to="visible"/>
                  <anim:transitionFilter smil:dur="2s" smil:targetElement="id374" anim:sub-item="text" smil:type="fade" smil:subtype="crossfade"/>
                  <anim:animate smil:dur="2s" smil:fill="hold" smil:targetElement="id374" anim:sub-item="text" smil:attributeName="rotate" smil:values="720;0" smil:keyTimes="0;1"/>
                  <anim:animate smil:dur="2s" smil:fill="hold" smil:targetElement="id374" anim:sub-item="text" smil:attributeName="height" smil:values="0;height" smil:keyTimes="0;1"/>
                  <anim:animate smil:dur="2s" smil:fill="hold" smil:targetElement="id37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9">
        <office:forms form:automatic-focus="false" form:apply-design-mode="false"/>
        <draw:frame presentation:style-name="pr13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375" text:id="id375"><text:span text:style-name="T25">This is a presentation in</text:span><text:span text:style-name="T25"><text:line-break/></text:span><text:span text:style-name="T26">LI</text:span><text:span text:style-name="T26"><text:tab/></text:span><text:span text:style-name="T26">BREOFFICE – IMPRESS</text:span><text:span text:style-name="T25"><text:line-break/></text:span><text:span text:style-name="T25">By</text:span><text:span text:style-name="T25"><text:line-break/></text:span><text:span text:style-name="T2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5" anim:sub-item="text" smil:attributeName="visibility" smil:to="visible"/>
                  <anim:transitionFilter smil:dur="0.8s" smil:decelerate="1" smil:targetElement="id375" anim:sub-item="text" smil:type="fade" smil:subtype="crossfade"/>
                  <anim:animate smil:dur="0.8s" smil:fill="hold" smil:decelerate="1" smil:targetElement="id375" anim:sub-item="text" smil:attributeName="rotate" smil:values="-90;0" smil:keyTimes="0;1"/>
                  <anim:animate smil:dur="0.8s" smil:fill="hold" smil:decelerate="1" smil:targetElement="id375" anim:sub-item="text" smil:attributeName="x" smil:values="x+0.4;x-0.05" smil:keyTimes="0;1"/>
                  <anim:animate smil:dur="0.8s" smil:fill="hold" smil:decelerate="1" smil:targetElement="id375" anim:sub-item="text" smil:attributeName="y" smil:values="y-0.4;y+0.1" smil:keyTimes="0;1"/>
                  <anim:animate smil:begin="0.8s" smil:dur="0.2s" smil:fill="hold" smil:accelerate="1" smil:targetElement="id375" anim:sub-item="text" smil:attributeName="x" smil:values="x-0.05;x" smil:keyTimes="0;1"/>
                  <anim:animate smil:begin="0.8s" smil:dur="0.2s" smil:fill="hold" smil:accelerate="1" smil:targetElement="id375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9T21:32:18.510042539</dc:date>
    <meta:editing-duration>P2DT2H42M51S</meta:editing-duration>
    <meta:editing-cycles>854</meta:editing-cycles>
    <meta:generator>LibreOffice/6.0.7.3$Linux_X86_64 LibreOffice_project/00m0$Build-3</meta:generator>
    <meta:document-statistic meta:object-count="5937"/>
  </office:meta>
</office:document-meta>
</file>